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006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0.718cm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2" style:family="table" style:master-page-name="PageStyle_5f_Ambiguiti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hon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 style:text-overline-style="wave" style:text-overline-width="auto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Bitstream Vera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Bitstream Vera Sans Mono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Bitstream Vera Sans Mono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Bitstream Vera Sans Mono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Bitstream Vera Sans Mono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/>
    <style:style style:name="T1" style:family="text">
      <style:text-properties style:use-window-font-color="true" style:text-outline="false" style:text-line-through-style="none" style:text-position="33% 58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ones" table:style-name="ta4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6"/>
        <table:table-column table:style-name="co2" table:number-columns-repeated="6" table:default-cell-style-name="ce4"/>
        <table:table-column table:style-name="co4" table:number-columns-repeated="2" table:default-cell-style-name="ce4"/>
        <table:table-column table:style-name="co2" table:number-columns-repeated="4" table:default-cell-style-name="ce4"/>
        <table:table-column table:style-name="co3" table:number-columns-repeated="2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4" table:default-cell-style-name="ce4"/>
        <table:table-column table:style-name="co7" table:default-cell-style-name="ce20"/>
        <table:table-column table:style-name="co8" table:default-cell-style-name="ce20"/>
        <table:table-column table:style-name="co2" table:number-columns-repeated="3" table:default-cell-style-name="ce4"/>
        <table:table-column table:style-name="co9" table:default-cell-style-name="ce21"/>
        <table:table-column table:style-name="co10" table:default-cell-style-name="ce21"/>
        <table:table-column table:style-name="co11" table:default-cell-style-name="ce20"/>
        <table:table-column table:style-name="co2" table:default-cell-style-name="ce4"/>
        <table:table-column table:style-name="co12" table:default-cell-style-name="ce4"/>
        <table:table-column table:style-name="co12" table:number-columns-repeated="2" table:default-cell-style-name="ce23"/>
        <table:table-column table:style-name="co2" table:default-cell-style-name="ce4"/>
        <table:table-column table:style-name="co13" table:number-columns-repeated="4" table:default-cell-style-name="ce4"/>
        <table:table-column table:style-name="co14" table:number-columns-repeated="2" table:default-cell-style-name="ce4"/>
        <table:table-column table:style-name="co15" table:number-columns-repeated="113" table:default-cell-style-name="ce4"/>
        <table:table-column table:style-name="co2" table:number-columns-repeated="118" table:default-cell-style-name="ce4"/>
        <table:table-column table:style-name="co2" table:number-columns-repeated="749" table:default-cell-style-name="Default"/>
        <table:table-row table:style-name="ro3">
          <table:table-cell office:value-type="string">
            <text:p>Name</text:p>
          </table:table-cell>
          <table:table-cell table:style-name="ce4" office:value-type="string">
            <text:p>IPA</text:p>
          </table:table-cell>
          <table:table-cell office:value-type="string">
            <text:p>SAMPA</text:p>
          </table:table-cell>
          <table:table-cell office:value-type="string">
            <text:p>GAM</text:p>
          </table:table-cell>
          <table:table-cell office:value-type="string">
            <text:p>Sphinx2</text:p>
          </table:table-cell>
          <table:table-cell office:value-type="string">
            <text:p>Afrikaans</text:p>
          </table:table-cell>
          <table:table-cell office:value-type="string">
            <text:p>Afrikaans-Dutch</text:p>
          </table:table-cell>
          <table:table-cell office:value-type="string">
            <text:p>ARPAbet</text:p>
          </table:table-cell>
          <table:table-cell office:value-type="string">
            <text:p>UNISYN</text:p>
          </table:table-cell>
          <table:table-cell office:value-type="string">
            <text:p>CMUbet-MONC</text:p>
          </table:table-cell>
          <table:table-cell office:value-type="string">
            <text:p>CMUbet</text:p>
          </table:table-cell>
          <table:table-cell office:value-type="string">
            <text:p>CGN-Dutch</text:p>
          </table:table-cell>
          <table:table-cell office:value-type="string">
            <text:p>AMI-v0</text:p>
          </table:table-cell>
          <table:table-cell office:value-type="string">
            <text:p>HIWIRE</text:p>
          </table:table-cell>
          <table:table-cell office:value-type="string">
            <text:p>Isizulu</text:p>
          </table:table-cell>
          <table:table-cell office:value-type="string">
            <text:p>SD_ENESITSFSZ</text:p>
          </table:table-cell>
          <table:table-cell office:value-type="string">
            <text:p>MEDIAPARL</text:p>
          </table:table-cell>
          <table:table-cell office:value-type="string">
            <text:p>SA_EN</text:p>
          </table:table-cell>
          <table:table-cell office:value-type="string">
            <text:p>SD_EN</text:p>
          </table:table-cell>
          <table:table-cell office:value-type="string">
            <text:p>SD_ES_appen</text:p>
          </table:table-cell>
          <table:table-cell office:value-type="string">
            <text:p>SD_ES_fillers</text:p>
          </table:table-cell>
          <table:table-cell office:value-type="string">
            <text:p>SD_IT_appen</text:p>
          </table:table-cell>
          <table:table-cell office:value-type="string">
            <text:p>SD_ES</text:p>
          </table:table-cell>
          <table:table-cell office:value-type="string">
            <text:p>SD_IT</text:p>
          </table:table-cell>
          <table:table-cell office:value-type="string">
            <text:p>SD_IT_wo@</text:p>
          </table:table-cell>
          <table:table-cell table:style-name="ce18" office:value-type="string">
            <text:p>LEXIQUE3.80</text:p>
          </table:table-cell>
          <table:table-cell table:style-name="ce18" office:value-type="string">
            <text:p>FESTIVAL_FR</text:p>
          </table:table-cell>
          <table:table-cell office:value-type="string">
            <text:p>BDLEX50</text:p>
          </table:table-cell>
          <table:table-cell office:value-type="string">
            <text:p>BDLEX50_noN</text:p>
          </table:table-cell>
          <table:table-cell office:value-type="string">
            <text:p>SD_SF</text:p>
          </table:table-cell>
          <table:table-cell table:style-name="ce24" office:value-type="string">
            <text:p>FESTIVAL_DE</text:p>
          </table:table-cell>
          <table:table-cell table:style-name="ce24" office:value-type="string">
            <text:p>KALDI_DE</text:p>
          </table:table-cell>
          <table:table-cell table:style-name="ce24" office:value-type="string">
            <text:p>PHONOLEX_EXT</text:p>
          </table:table-cell>
          <table:table-cell office:value-type="string">
            <text:p>PHONOLEX</text:p>
          </table:table-cell>
          <table:table-cell office:value-type="string">
            <text:p>PHONOLEX_DE</text:p>
          </table:table-cell>
          <table:table-cell table:style-name="ce21" office:value-type="string">
            <text:p>PHONOLEX_GP</text:p>
          </table:table-cell>
          <table:table-cell table:style-name="ce21" office:value-type="string">
            <text:p>PHONOLEX_MP</text:p>
          </table:table-cell>
          <table:table-cell office:value-type="string">
            <text:p>SD_SZ</text:p>
          </table:table-cell>
          <table:table-cell office:value-type="string">
            <text:p>SD_NO</text:p>
          </table:table-cell>
          <table:table-cell office:value-type="string">
            <text:p>SD_FI</text:p>
          </table:table-cell>
          <table:table-cell office:value-type="string">
            <text:p>SD_EL</text:p>
          </table:table-cell>
          <table:table-cell office:value-type="string">
            <text:p>SD_SV</text:p>
          </table:table-cell>
          <table:table-cell table:style-name="ce28" office:value-type="string">
            <text:p>question count</text:p>
          </table:table-cell>
          <table:table-cell table:style-name="ce28" office:value-type="string">
            <text:p>Vowel</text:p>
          </table:table-cell>
          <table:table-cell table:style-name="ce28" office:value-type="string">
            <text:p>Consonant</text:p>
          </table:table-cell>
          <table:table-cell table:style-name="ce28" office:value-type="string">
            <text:p>Voiced_Consonant</text:p>
          </table:table-cell>
          <table:table-cell table:style-name="ce28" office:value-type="string">
            <text:p>Unvoiced_Consonant</text:p>
          </table:table-cell>
          <table:table-cell table:style-name="ce28" office:value-type="string">
            <text:p>Aspirated_Consonant</text:p>
          </table:table-cell>
          <table:table-cell table:style-name="ce28" office:value-type="string">
            <text:p>Ejective_Consonant</text:p>
          </table:table-cell>
          <table:table-cell table:style-name="ce28" office:value-type="string">
            <text:p>Click_Consonant</text:p>
          </table:table-cell>
          <table:table-cell table:style-name="ce28" office:value-type="string">
            <text:p>Pulmonic_Consonant</text:p>
          </table:table-cell>
          <table:table-cell table:style-name="ce28" office:value-type="string">
            <text:p>Voiced_Pulmonic_Consonant</text:p>
          </table:table-cell>
          <table:table-cell table:style-name="ce28" office:value-type="string">
            <text:p>Unvoiced_Pulmonic_Consonant</text:p>
          </table:table-cell>
          <table:table-cell table:style-name="ce28" office:value-type="string">
            <text:p>Syllabic_Consonant</text:p>
          </table:table-cell>
          <table:table-cell table:style-name="ce28" office:value-type="string">
            <text:p>Plosive</text:p>
          </table:table-cell>
          <table:table-cell table:style-name="ce28" office:value-type="string">
            <text:p>Implosive</text:p>
          </table:table-cell>
          <table:table-cell table:style-name="ce28" office:value-type="string">
            <text:p>Voiced_Plosive</text:p>
          </table:table-cell>
          <table:table-cell table:style-name="ce28" office:value-type="string">
            <text:p>Unvoiced_Plosive</text:p>
          </table:table-cell>
          <table:table-cell table:style-name="ce28" office:value-type="string">
            <text:p>Bilabial_Plosive</text:p>
          </table:table-cell>
          <table:table-cell table:style-name="ce28" office:value-type="string">
            <text:p>Coronal_Plosive</text:p>
          </table:table-cell>
          <table:table-cell table:style-name="ce28" office:value-type="string">
            <text:p>Velar_Plosive</text:p>
          </table:table-cell>
          <table:table-cell table:style-name="ce28" office:value-type="string">
            <text:p>Aveloar_Plosive</text:p>
          </table:table-cell>
          <table:table-cell table:style-name="ce28" office:value-type="string">
            <text:p>Fricative</text:p>
          </table:table-cell>
          <table:table-cell table:style-name="ce28" office:value-type="string">
            <text:p>Voiced_Fricative</text:p>
          </table:table-cell>
          <table:table-cell table:style-name="ce28" office:value-type="string">
            <text:p>Unvoiced_Fricative</text:p>
          </table:table-cell>
          <table:table-cell table:style-name="ce28" office:value-type="string">
            <text:p>Labiodental_Fricative</text:p>
          </table:table-cell>
          <table:table-cell table:style-name="ce28" office:value-type="string">
            <text:p>Coronal_Fricative</text:p>
          </table:table-cell>
          <table:table-cell table:style-name="ce28" office:value-type="string">
            <text:p>Dental_Fricative</text:p>
          </table:table-cell>
          <table:table-cell table:style-name="ce28" office:value-type="string">
            <text:p>Alveolar_Fricative</text:p>
          </table:table-cell>
          <table:table-cell table:style-name="ce28" office:value-type="string">
            <text:p>Lateral_Fricative</text:p>
          </table:table-cell>
          <table:table-cell table:style-name="ce28" office:value-type="string">
            <text:p>Postalveolar_Fricative</text:p>
          </table:table-cell>
          <table:table-cell table:style-name="ce28" office:value-type="string">
            <text:p>Dental_Click</text:p>
          </table:table-cell>
          <table:table-cell table:style-name="ce28" office:value-type="string">
            <text:p>Alveolar_Lateral_Click</text:p>
          </table:table-cell>
          <table:table-cell table:style-name="ce28" office:value-type="string">
            <text:p>Palatal_Click</text:p>
          </table:table-cell>
          <table:table-cell table:style-name="ce28" office:value-type="string">
            <text:p>Approximant</text:p>
          </table:table-cell>
          <table:table-cell table:style-name="ce28" office:value-type="string">
            <text:p>Pulmonic_Approximant</text:p>
          </table:table-cell>
          <table:table-cell table:style-name="ce28" office:value-type="string">
            <text:p>Nasal</text:p>
          </table:table-cell>
          <table:table-cell table:style-name="ce28" office:value-type="string">
            <text:p>Pulmonic_Nasal</text:p>
          </table:table-cell>
          <table:table-cell table:style-name="ce28" office:value-type="string">
            <text:p>Syllabic_Nasal</text:p>
          </table:table-cell>
          <table:table-cell table:style-name="ce28" office:value-type="string">
            <text:p>Affricates</text:p>
          </table:table-cell>
          <table:table-cell table:style-name="ce28" office:value-type="string">
            <text:p>Alveolar_Africate</text:p>
          </table:table-cell>
          <table:table-cell table:style-name="ce28" office:value-type="string">
            <text:p>Lateral</text:p>
          </table:table-cell>
          <table:table-cell table:style-name="ce28" office:value-type="string">
            <text:p>Voiced_lateral</text:p>
          </table:table-cell>
          <table:table-cell table:style-name="ce28" office:value-type="string">
            <text:p>Labial</text:p>
          </table:table-cell>
          <table:table-cell table:style-name="ce28" office:value-type="string">
            <text:p>Voiced_Labial</text:p>
          </table:table-cell>
          <table:table-cell table:style-name="ce28" office:value-type="string">
            <text:p>Unvoiced_Labial</text:p>
          </table:table-cell>
          <table:table-cell table:style-name="ce28" office:value-type="string">
            <text:p>Bilabial</text:p>
          </table:table-cell>
          <table:table-cell table:style-name="ce28" office:value-type="string">
            <text:p>Voiced_Bilabial</text:p>
          </table:table-cell>
          <table:table-cell table:style-name="ce28" office:value-type="string">
            <text:p>Unvoiced_Bilabial</text:p>
          </table:table-cell>
          <table:table-cell table:style-name="ce28" office:value-type="string">
            <text:p>Pulmonic_Bilabial</text:p>
          </table:table-cell>
          <table:table-cell table:style-name="ce28" office:value-type="string">
            <text:p>Pulmonic_Voiced_Bilabial</text:p>
          </table:table-cell>
          <table:table-cell table:style-name="ce28" office:value-type="string">
            <text:p>Coronal</text:p>
          </table:table-cell>
          <table:table-cell table:style-name="ce28" office:value-type="string">
            <text:p>General_Voiced_Coronal</text:p>
          </table:table-cell>
          <table:table-cell table:style-name="ce28" office:value-type="string">
            <text:p>General_Unvoiced_Coronal</text:p>
          </table:table-cell>
          <table:table-cell table:style-name="ce28" office:value-type="string">
            <text:p>Pulmonic_Coronal</text:p>
          </table:table-cell>
          <table:table-cell table:style-name="ce28" office:value-type="string">
            <text:p>Voiced_Coronal</text:p>
          </table:table-cell>
          <table:table-cell table:style-name="ce28" office:value-type="string">
            <text:p>Unvoiced_Coronal</text:p>
          </table:table-cell>
          <table:table-cell table:style-name="ce28" office:value-type="string">
            <text:p>Dorsal</text:p>
          </table:table-cell>
          <table:table-cell table:style-name="ce28" office:value-type="string">
            <text:p>Voiced_Dorsal</text:p>
          </table:table-cell>
          <table:table-cell table:style-name="ce28" office:value-type="string">
            <text:p>Dorsal_Velar</text:p>
          </table:table-cell>
          <table:table-cell table:style-name="ce28" office:value-type="string">
            <text:p>Labialized_velar_approximant</text:p>
          </table:table-cell>
          <table:table-cell table:style-name="ce28" office:value-type="string">
            <text:p>Fortis_Consonant</text:p>
          </table:table-cell>
          <table:table-cell table:style-name="ce28" office:value-type="string">
            <text:p>Lenis_Consonant</text:p>
          </table:table-cell>
          <table:table-cell table:style-name="ce28" office:value-type="string">
            <text:p>General_Front_Vowel</text:p>
          </table:table-cell>
          <table:table-cell table:style-name="ce28" office:value-type="string">
            <text:p>Front_Vowel</text:p>
          </table:table-cell>
          <table:table-cell table:style-name="ce28" office:value-type="string">
            <text:p>Front_Vowel_Rhoticity</text:p>
          </table:table-cell>
          <table:table-cell table:style-name="ce28" office:value-type="string">
            <text:p>Front_close_vowel</text:p>
          </table:table-cell>
          <table:table-cell table:style-name="ce28" office:value-type="string">
            <text:p>Front_close_mid_vowel</text:p>
          </table:table-cell>
          <table:table-cell table:style-name="ce28" office:value-type="string">
            <text:p>Front_open_mid_vowel</text:p>
          </table:table-cell>
          <table:table-cell table:style-name="ce28" office:value-type="string">
            <text:p>Front_near_open_vowel</text:p>
          </table:table-cell>
          <table:table-cell table:style-name="ce28" office:value-type="string">
            <text:p>Front_open_vowel</text:p>
          </table:table-cell>
          <table:table-cell table:style-name="ce28" office:value-type="string">
            <text:p>Front_nearfront_Vowel</text:p>
          </table:table-cell>
          <table:table-cell table:style-name="ce28" office:value-type="string">
            <text:p>Front_central_vowel</text:p>
          </table:table-cell>
          <table:table-cell table:style-name="ce28" office:value-type="string">
            <text:p>Front_nearback_Vowel</text:p>
          </table:table-cell>
          <table:table-cell table:style-name="ce28" office:value-type="string">
            <text:p>General_Nearfront_Vowel</text:p>
          </table:table-cell>
          <table:table-cell table:style-name="ce28" office:value-type="string">
            <text:p>Nearfront_Vowel</text:p>
          </table:table-cell>
          <table:table-cell table:style-name="ce28" office:value-type="string">
            <text:p>Nearfront_Vowel_Rhoticity</text:p>
          </table:table-cell>
          <table:table-cell table:style-name="ce28" office:value-type="string">
            <text:p>Nearfront_central_vowel</text:p>
          </table:table-cell>
          <table:table-cell table:style-name="ce28" office:value-type="string">
            <text:p>General_Central_Vowel</text:p>
          </table:table-cell>
          <table:table-cell table:style-name="ce28" office:value-type="string">
            <text:p>Central_Vowel_Rhoticity</text:p>
          </table:table-cell>
          <table:table-cell table:style-name="ce28" office:value-type="string">
            <text:p>Central_Vowel</text:p>
          </table:table-cell>
          <table:table-cell table:style-name="ce28" office:value-type="string">
            <text:p>Central_close_vowel</text:p>
          </table:table-cell>
          <table:table-cell table:style-name="ce28" office:value-type="string">
            <text:p>Central_Mid_Vowel</text:p>
          </table:table-cell>
          <table:table-cell table:style-name="ce28" office:value-type="string">
            <text:p>Central_Openmid_Vowel</text:p>
          </table:table-cell>
          <table:table-cell table:style-name="ce28" office:value-type="string">
            <text:p>Central_Nearopen_Vowel</text:p>
          </table:table-cell>
          <table:table-cell table:style-name="ce28" office:value-type="string">
            <text:p>General_Nearback_Vowel</text:p>
          </table:table-cell>
          <table:table-cell table:style-name="ce28" office:value-type="string">
            <text:p>Nearback_Vowel_Rhoticity</text:p>
          </table:table-cell>
          <table:table-cell table:style-name="ce28" office:value-type="string">
            <text:p>Nearback_Vowel</text:p>
          </table:table-cell>
          <table:table-cell table:style-name="ce28" office:value-type="string">
            <text:p>Nearback_central_vowel</text:p>
          </table:table-cell>
          <table:table-cell table:style-name="ce28" office:value-type="string">
            <text:p>General_Back_Vowel</text:p>
          </table:table-cell>
          <table:table-cell table:style-name="ce28" office:value-type="string">
            <text:p>Back_Vowel_Rhoticity</text:p>
          </table:table-cell>
          <table:table-cell table:style-name="ce28" office:value-type="string">
            <text:p>Back_Vowel</text:p>
          </table:table-cell>
          <table:table-cell table:style-name="ce28" office:value-type="string">
            <text:p>Back_Open_Vowel</text:p>
          </table:table-cell>
          <table:table-cell table:style-name="ce28" office:value-type="string">
            <text:p>Back_OpenMid_Vowel</text:p>
          </table:table-cell>
          <table:table-cell table:style-name="ce28" office:value-type="string">
            <text:p>Back_Closemid_Vowel</text:p>
          </table:table-cell>
          <table:table-cell table:style-name="ce28" office:value-type="string">
            <text:p>Back_Close_Vowel</text:p>
          </table:table-cell>
          <table:table-cell table:style-name="ce28" office:value-type="string">
            <text:p>Long_Vowel</text:p>
          </table:table-cell>
          <table:table-cell table:style-name="ce28" office:value-type="string">
            <text:p>Long_Back_Vowel</text:p>
          </table:table-cell>
          <table:table-cell table:style-name="ce28" office:value-type="string">
            <text:p>Long_Central_Vowel</text:p>
          </table:table-cell>
          <table:table-cell table:style-name="ce28" office:value-type="string">
            <text:p>Long_Front_Vowel</text:p>
          </table:table-cell>
          <table:table-cell table:style-name="ce28" office:value-type="string">
            <text:p>Long_Close_Vowel</text:p>
          </table:table-cell>
          <table:table-cell table:style-name="ce28" office:value-type="string">
            <text:p>Long_Closemid_Vowel</text:p>
          </table:table-cell>
          <table:table-cell table:style-name="ce28" office:value-type="string">
            <text:p>Long_OpenMid_Vowel</text:p>
          </table:table-cell>
          <table:table-cell table:style-name="ce28" office:value-type="string">
            <text:p>Long_Open_Vowel</text:p>
          </table:table-cell>
          <table:table-cell table:style-name="ce28" office:value-type="string">
            <text:p>Close_Vowel</text:p>
          </table:table-cell>
          <table:table-cell table:style-name="ce28" office:value-type="string">
            <text:p>NearClose_Vowel</text:p>
          </table:table-cell>
          <table:table-cell table:style-name="ce28" office:value-type="string">
            <text:p>CloseMid_Vowel</text:p>
          </table:table-cell>
          <table:table-cell table:style-name="ce28" office:value-type="string">
            <text:p>OpenMid_Vowel</text:p>
          </table:table-cell>
          <table:table-cell table:style-name="ce28" office:value-type="string">
            <text:p>Open_Vowel</text:p>
          </table:table-cell>
          <table:table-cell table:style-name="ce28" office:value-type="string">
            <text:p>OpenMid_NearClose_Vowel</text:p>
          </table:table-cell>
          <table:table-cell table:style-name="ce28" office:value-type="string">
            <text:p>Open_NearClose_Vowel</text:p>
          </table:table-cell>
          <table:table-cell table:style-name="ce28" office:value-type="string">
            <text:p>Open_NearClose_Mid_Vowel</text:p>
          </table:table-cell>
          <table:table-cell table:style-name="ce28" office:value-type="string">
            <text:p>NearClose_Mid_Vowel</text:p>
          </table:table-cell>
          <table:table-cell table:style-name="ce28" office:value-type="string">
            <text:p>Dipthong</text:p>
          </table:table-cell>
          <table:table-cell table:style-name="ce28" office:value-type="string">
            <text:p>Rounded</text:p>
          </table:table-cell>
          <table:table-cell table:style-name="ce28" office:value-type="string">
            <text:p>Unrounded</text:p>
          </table:table-cell>
          <table:table-cell table:style-name="ce28" office:value-type="string">
            <text:p>Unround-Schwa</text:p>
          </table:table-cell>
          <table:table-cell table:number-columns-repeated="867"/>
        </table:table-row>
        <table:table-row table:style-name="ro6">
          <table:table-cell office:value-type="string">
            <text:p>Phone count</text:p>
          </table:table-cell>
          <table:table-cell table:style-name="ce5" table:formula="of:=COUNTA([.B3:.B230])" office:value-type="float" office:value="184">
            <text:p>184</text:p>
          </table:table-cell>
          <table:table-cell table:style-name="ce5" table:formula="of:=COUNTA([.C3:.C230])" office:value-type="float" office:value="209">
            <text:p>209</text:p>
          </table:table-cell>
          <table:table-cell table:style-name="ce5" table:formula="of:=COUNTA([.D3:.D230])" office:value-type="float" office:value="56">
            <text:p>56</text:p>
          </table:table-cell>
          <table:table-cell table:style-name="ce5" table:formula="of:=COUNTA([.E3:.E230])" office:value-type="float" office:value="43">
            <text:p>43</text:p>
          </table:table-cell>
          <table:table-cell table:style-name="ce5" table:formula="of:=COUNTA([.F3:.F230])" office:value-type="float" office:value="37">
            <text:p>37</text:p>
          </table:table-cell>
          <table:table-cell table:style-name="Default" table:formula="of:=COUNTA([.G3:.G230])" office:value-type="float" office:value="32">
            <text:p>32</text:p>
          </table:table-cell>
          <table:table-cell table:style-name="ce5" table:formula="of:=COUNTA([.H3:.H230])" office:value-type="float" office:value="45">
            <text:p>45</text:p>
          </table:table-cell>
          <table:table-cell table:style-name="ce5" table:formula="of:=COUNTA([.I3:.I230])" office:value-type="float" office:value="44">
            <text:p>44</text:p>
          </table:table-cell>
          <table:table-cell table:style-name="ce5" table:formula="of:=COUNTA([.J3:.J230])" office:value-type="float" office:value="23">
            <text:p>23</text:p>
          </table:table-cell>
          <table:table-cell table:style-name="ce5" table:formula="of:=COUNTA([.K3:.K230])" office:value-type="float" office:value="39">
            <text:p>39</text:p>
          </table:table-cell>
          <table:table-cell table:style-name="ce5" table:formula="of:=COUNTA([.L3:.L230])" office:value-type="float" office:value="46">
            <text:p>46</text:p>
          </table:table-cell>
          <table:table-cell table:style-name="ce5" table:formula="of:=COUNTA([.M3:.M230])" office:value-type="float" office:value="44">
            <text:p>44</text:p>
          </table:table-cell>
          <table:table-cell table:style-name="ce5" table:formula="of:=COUNTA([.N3:.N230])" office:value-type="float" office:value="37">
            <text:p>37</text:p>
          </table:table-cell>
          <table:table-cell table:style-name="ce5" table:formula="of:=COUNTA([.O3:.O230])" office:value-type="float" office:value="45">
            <text:p>4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60">
            <text:p>60</text:p>
          </table:table-cell>
          <table:table-cell table:style-name="ce5" table:formula="of:=COUNTA([.R3:.R230])" office:value-type="float" office:value="44">
            <text:p>44</text:p>
          </table:table-cell>
          <table:table-cell table:style-name="ce5" table:formula="of:=COUNTA([.S3:.S230])" office:value-type="float" office:value="44">
            <text:p>44</text:p>
          </table:table-cell>
          <table:table-cell table:style-name="ce5" table:formula="of:=COUNTA([.T3:.T230])" office:value-type="float" office:value="30">
            <text:p>30</text:p>
          </table:table-cell>
          <table:table-cell table:style-name="ce5" table:formula="of:=COUNTA([.U3:.U230])" office:value-type="float" office:value="34">
            <text:p>34</text:p>
          </table:table-cell>
          <table:table-cell table:style-name="ce5" table:formula="of:=COUNTA([.V3:.V230])" office:value-type="float" office:value="38">
            <text:p>38</text:p>
          </table:table-cell>
          <table:table-cell table:style-name="ce5" table:formula="of:=COUNTA([.W3:.W230])" office:value-type="float" office:value="31">
            <text:p>31</text:p>
          </table:table-cell>
          <table:table-cell table:style-name="ce5" table:formula="of:=COUNTA([.X3:.X230])" office:value-type="float" office:value="51">
            <text:p>51</text:p>
          </table:table-cell>
          <table:table-cell table:style-name="ce5" table:formula="of:=COUNTA([.Y3:.Y230])" office:value-type="float" office:value="50">
            <text:p>50</text:p>
          </table:table-cell>
          <table:table-cell table:style-name="ce19" table:formula="of:=COUNTA([.Z3:.Z230])" office:value-type="float" office:value="37">
            <text:p>37</text:p>
          </table:table-cell>
          <table:table-cell table:style-name="ce19" table:formula="of:=COUNTA([.AA3:.AA230])" office:value-type="float" office:value="37">
            <text:p>37</text:p>
          </table:table-cell>
          <table:table-cell table:style-name="ce5" table:formula="of:=COUNTA([.AB3:.AB230])" office:value-type="float" office:value="37">
            <text:p>37</text:p>
          </table:table-cell>
          <table:table-cell table:style-name="ce5" table:formula="of:=COUNTA([.AC3:.AC230])" office:value-type="float" office:value="36">
            <text:p>36</text:p>
          </table:table-cell>
          <table:table-cell table:style-name="ce5" table:formula="of:=COUNTA([.AD3:.AD230])" office:value-type="float" office:value="41">
            <text:p>41</text:p>
          </table:table-cell>
          <table:table-cell table:style-name="ce5" table:formula="of:=COUNTA([.AE3:.AE230])" office:value-type="float" office:value="47">
            <text:p>47</text:p>
          </table:table-cell>
          <table:table-cell table:style-name="ce5" table:formula="of:=COUNTA([.AF3:.AF230])" office:value-type="float" office:value="41">
            <text:p>41</text:p>
          </table:table-cell>
          <table:table-cell table:style-name="ce5" table:formula="of:=COUNTA([.AG3:.AG230])" office:value-type="float" office:value="72">
            <text:p>72</text:p>
          </table:table-cell>
          <table:table-cell table:style-name="ce5" table:formula="of:=COUNTA([.AH3:.AH230])" office:value-type="float" office:value="58">
            <text:p>58</text:p>
          </table:table-cell>
          <table:table-cell table:style-name="ce5" table:formula="of:=COUNTA([.AI3:.AI230])" office:value-type="float" office:value="55">
            <text:p>55</text:p>
          </table:table-cell>
          <table:table-cell table:style-name="ce5" table:formula="of:=COUNTA([.AJ3:.AJ230])" office:value-type="float" office:value="53">
            <text:p>53</text:p>
          </table:table-cell>
          <table:table-cell table:style-name="ce5" table:formula="of:=COUNTA([.AK3:.AK230])" office:value-type="float" office:value="56">
            <text:p>56</text:p>
          </table:table-cell>
          <table:table-cell table:style-name="ce5" table:formula="of:=COUNTA([.AL3:.AL230])" office:value-type="float" office:value="58">
            <text:p>58</text:p>
          </table:table-cell>
          <table:table-cell table:style-name="ce5" table:formula="of:=COUNTA([.AM3:.AM230])" office:value-type="float" office:value="46">
            <text:p>46</text:p>
          </table:table-cell>
          <table:table-cell table:style-name="ce5" table:formula="of:=COUNTA([.AN3:.AN230])" office:value-type="float" office:value="46">
            <text:p>46</text:p>
          </table:table-cell>
          <table:table-cell table:style-name="ce5" table:formula="of:=COUNTA([.AO3:.AO230])" office:value-type="float" office:value="30">
            <text:p>30</text:p>
          </table:table-cell>
          <table:table-cell table:style-name="ce5" table:formula="of:=COUNTA([.AP3:.AP230])" office:value-type="float" office:value="45">
            <text:p>45</text:p>
          </table:table-cell>
          <table:table-cell table:style-name="ce5" table:formula="of:=COUNTA([.AQ3:.AQ230])" office:value-type="float" office:value="199">
            <text:p>199</text:p>
          </table:table-cell>
          <table:table-cell table:style-name="ce5" table:formula="of:=COUNTA([.AR3:.AR230])" office:value-type="float" office:value="110">
            <text:p>110</text:p>
          </table:table-cell>
          <table:table-cell table:style-name="ce5" table:formula="of:=COUNTA([.AS3:.AS230])" office:value-type="float" office:value="92">
            <text:p>92</text:p>
          </table:table-cell>
          <table:table-cell table:style-name="ce5" table:formula="of:=COUNTA([.AT3:.AT230])" office:value-type="float" office:value="53">
            <text:p>53</text:p>
          </table:table-cell>
          <table:table-cell table:style-name="ce5" table:formula="of:=COUNTA([.AU3:.AU230])" office:value-type="float" office:value="31">
            <text:p>31</text:p>
          </table:table-cell>
          <table:table-cell table:style-name="ce5" table:formula="of:=COUNTA([.AV3:.AV230])" office:value-type="float" office:value="5">
            <text:p>5</text:p>
          </table:table-cell>
          <table:table-cell table:style-name="ce5" table:formula="of:=COUNTA([.AW3:.AW230])" office:value-type="float" office:value="5">
            <text:p>5</text:p>
          </table:table-cell>
          <table:table-cell table:style-name="ce5" table:formula="of:=COUNTA([.AX3:.AX230])" office:value-type="float" office:value="9">
            <text:p>9</text:p>
          </table:table-cell>
          <table:table-cell table:style-name="ce5" table:formula="of:=COUNTA([.AY3:.AY230])" office:value-type="float" office:value="73">
            <text:p>73</text:p>
          </table:table-cell>
          <table:table-cell table:style-name="ce5" table:formula="of:=COUNTA([.AZ3:.AZ230])" office:value-type="float" office:value="47">
            <text:p>47</text:p>
          </table:table-cell>
          <table:table-cell table:style-name="ce5" table:formula="of:=COUNTA([.BA3:.BA230])" office:value-type="float" office:value="28">
            <text:p>28</text:p>
          </table:table-cell>
          <table:table-cell table:style-name="ce5" table:formula="of:=COUNTA([.BB3:.BB230])" office:value-type="float" office:value="6">
            <text:p>6</text:p>
          </table:table-cell>
          <table:table-cell table:style-name="ce5" table:formula="of:=COUNTA([.BC3:.BC230])" office:value-type="float" office:value="23">
            <text:p>23</text:p>
          </table:table-cell>
          <table:table-cell table:style-name="ce5" table:formula="of:=COUNTA([.BD3:.BD230])" office:value-type="float" office:value="1">
            <text:p>1</text:p>
          </table:table-cell>
          <table:table-cell table:style-name="ce5" table:formula="of:=COUNTA([.BE3:.BE230])" office:value-type="float" office:value="10">
            <text:p>10</text:p>
          </table:table-cell>
          <table:table-cell table:style-name="ce5" table:formula="of:=COUNTA([.BF3:.BF230])" office:value-type="float" office:value="11">
            <text:p>11</text:p>
          </table:table-cell>
          <table:table-cell table:style-name="ce5" table:formula="of:=COUNTA([.BG3:.BG230])" office:value-type="float" office:value="9">
            <text:p>9</text:p>
          </table:table-cell>
          <table:table-cell table:style-name="ce5" table:formula="of:=COUNTA([.BH3:.BH230])" office:value-type="float" office:value="7">
            <text:p>7</text:p>
          </table:table-cell>
          <table:table-cell table:style-name="ce5" table:formula="of:=COUNTA([.BI3:.BI230])" office:value-type="float" office:value="9">
            <text:p>9</text:p>
          </table:table-cell>
          <table:table-cell table:style-name="ce5" table:formula="of:=COUNTA([.BJ3:.BJ230])" office:value-type="float" office:value="2">
            <text:p>2</text:p>
          </table:table-cell>
          <table:table-cell table:style-name="ce5" table:formula="of:=COUNTA([.BK3:.BK230])" office:value-type="float" office:value="25">
            <text:p>25</text:p>
          </table:table-cell>
          <table:table-cell table:style-name="ce5" table:formula="of:=COUNTA([.BL3:.BL230])" office:value-type="float" office:value="14">
            <text:p>14</text:p>
          </table:table-cell>
          <table:table-cell table:style-name="ce5" table:formula="of:=COUNTA([.BM3:.BM230])" office:value-type="float" office:value="16">
            <text:p>16</text:p>
          </table:table-cell>
          <table:table-cell table:style-name="ce5" table:formula="of:=COUNTA([.BN3:.BN230])" office:value-type="float" office:value="8">
            <text:p>8</text:p>
          </table:table-cell>
          <table:table-cell table:style-name="ce5" table:formula="of:=COUNTA([.BO3:.BO230])" office:value-type="float" office:value="11">
            <text:p>11</text:p>
          </table:table-cell>
          <table:table-cell table:style-name="ce5" table:formula="of:=COUNTA([.BP3:.BP230])" office:value-type="float" office:value="5">
            <text:p>5</text:p>
          </table:table-cell>
          <table:table-cell table:style-name="ce5" table:formula="of:=COUNTA([.BQ3:.BQ230])" office:value-type="float" office:value="8">
            <text:p>8</text:p>
          </table:table-cell>
          <table:table-cell table:style-name="ce5" table:formula="of:=COUNTA([.BR3:.BR230])" office:value-type="float" office:value="2">
            <text:p>2</text:p>
          </table:table-cell>
          <table:table-cell table:style-name="ce5" table:formula="of:=COUNTA([.BS3:.BS230])" office:value-type="float" office:value="6">
            <text:p>6</text:p>
          </table:table-cell>
          <table:table-cell table:style-name="ce5" table:formula="of:=COUNTA([.BT3:.BT230])" office:value-type="float" office:value="3">
            <text:p>3</text:p>
          </table:table-cell>
          <table:table-cell table:style-name="ce5" table:formula="of:=COUNTA([.BU3:.BU230])" office:value-type="float" office:value="3">
            <text:p>3</text:p>
          </table:table-cell>
          <table:table-cell table:style-name="ce5" table:formula="of:=COUNTA([.BV3:.BV230])" office:value-type="float" office:value="3">
            <text:p>3</text:p>
          </table:table-cell>
          <table:table-cell table:style-name="ce5" table:formula="of:=COUNTA([.BW3:.BW230])" office:value-type="float" office:value="11">
            <text:p>11</text:p>
          </table:table-cell>
          <table:table-cell table:style-name="ce5" table:formula="of:=COUNTA([.BX3:.BX230])" office:value-type="float" office:value="7">
            <text:p>7</text:p>
          </table:table-cell>
          <table:table-cell table:style-name="ce5" table:formula="of:=COUNTA([.BY3:.BY230])" office:value-type="float" office:value="24">
            <text:p>24</text:p>
          </table:table-cell>
          <table:table-cell table:style-name="ce5" table:formula="of:=COUNTA([.BZ3:.BZ230])" office:value-type="float" office:value="11">
            <text:p>11</text:p>
          </table:table-cell>
          <table:table-cell table:style-name="ce5" table:formula="of:=COUNTA([.CA3:.CA230])" office:value-type="float" office:value="5">
            <text:p>5</text:p>
          </table:table-cell>
          <table:table-cell table:style-name="ce5" table:formula="of:=COUNTA([.CB3:.CB230])" office:value-type="float" office:value="13">
            <text:p>13</text:p>
          </table:table-cell>
          <table:table-cell table:style-name="ce5"/>
          <table:table-cell table:style-name="ce5" table:formula="of:=COUNTA([.CD3:.CD230])" office:value-type="float" office:value="11">
            <text:p>11</text:p>
          </table:table-cell>
          <table:table-cell table:style-name="ce5" table:formula="of:=COUNTA([.CE3:.CE230])" office:value-type="float" office:value="7">
            <text:p>7</text:p>
          </table:table-cell>
          <table:table-cell table:style-name="ce5" table:formula="of:=COUNTA([.CF3:.CF230])" office:value-type="float" office:value="19">
            <text:p>19</text:p>
          </table:table-cell>
          <table:table-cell table:style-name="ce5" table:formula="of:=COUNTA([.CG3:.CG230])" office:value-type="float" office:value="13">
            <text:p>13</text:p>
          </table:table-cell>
          <table:table-cell table:style-name="ce5" table:formula="of:=COUNTA([.CH3:.CH230])" office:value-type="float" office:value="9">
            <text:p>9</text:p>
          </table:table-cell>
          <table:table-cell table:style-name="ce5" table:formula="of:=COUNTA([.CI3:.CI230])" office:value-type="float" office:value="17">
            <text:p>17</text:p>
          </table:table-cell>
          <table:table-cell table:style-name="ce5" table:formula="of:=COUNTA([.CJ3:.CJ230])" office:value-type="float" office:value="11">
            <text:p>11</text:p>
          </table:table-cell>
          <table:table-cell table:style-name="ce5" table:formula="of:=COUNTA([.CK3:.CK230])" office:value-type="float" office:value="6">
            <text:p>6</text:p>
          </table:table-cell>
          <table:table-cell table:style-name="ce5" table:formula="of:=COUNTA([.CL3:.CL230])" office:value-type="float" office:value="9">
            <text:p>9</text:p>
          </table:table-cell>
          <table:table-cell table:style-name="ce5" table:formula="of:=COUNTA([.CM3:.CM230])" office:value-type="float" office:value="7">
            <text:p>7</text:p>
          </table:table-cell>
          <table:table-cell table:style-name="ce5" table:formula="of:=COUNTA([.CN3:.CN230])" office:value-type="float" office:value="30">
            <text:p>30</text:p>
          </table:table-cell>
          <table:table-cell table:style-name="ce5" table:formula="of:=COUNTA([.CO3:.CO230])" office:value-type="float" office:value="20">
            <text:p>20</text:p>
          </table:table-cell>
          <table:table-cell table:style-name="ce5" table:formula="of:=COUNTA([.CP3:.CP230])" office:value-type="float" office:value="13">
            <text:p>13</text:p>
          </table:table-cell>
          <table:table-cell table:style-name="ce5" table:formula="of:=COUNTA([.CQ3:.CQ230])" office:value-type="float" office:value="24">
            <text:p>24</text:p>
          </table:table-cell>
          <table:table-cell table:style-name="ce5" table:formula="of:=COUNTA([.CR3:.CR230])" office:value-type="float" office:value="18">
            <text:p>18</text:p>
          </table:table-cell>
          <table:table-cell table:style-name="ce5" table:formula="of:=COUNTA([.CS3:.CS230])" office:value-type="float" office:value="11">
            <text:p>11</text:p>
          </table:table-cell>
          <table:table-cell table:style-name="ce5" table:formula="of:=COUNTA([.CT3:.CT230])" office:value-type="float" office:value="21">
            <text:p>21</text:p>
          </table:table-cell>
          <table:table-cell table:style-name="ce5" table:formula="of:=COUNTA([.CU3:.CU230])" office:value-type="float" office:value="14">
            <text:p>14</text:p>
          </table:table-cell>
          <table:table-cell table:style-name="ce5" table:formula="of:=COUNTA([.CV3:.CV230])" office:value-type="float" office:value="11">
            <text:p>11</text:p>
          </table:table-cell>
          <table:table-cell table:style-name="ce5" table:formula="of:=COUNTA([.CW3:.CW230])" office:value-type="float" office:value="5">
            <text:p>5</text:p>
          </table:table-cell>
          <table:table-cell table:style-name="ce5" table:formula="of:=COUNTA([.CX3:.CX230])" office:value-type="float" office:value="18">
            <text:p>18</text:p>
          </table:table-cell>
          <table:table-cell table:style-name="ce5" table:formula="of:=COUNTA([.CY3:.CY230])" office:value-type="float" office:value="15">
            <text:p>15</text:p>
          </table:table-cell>
          <table:table-cell table:style-name="ce5" table:formula="of:=COUNTA([.CZ3:.CZ230])" office:value-type="float" office:value="58">
            <text:p>58</text:p>
          </table:table-cell>
          <table:table-cell table:style-name="ce5" table:formula="of:=COUNTA([.DA3:.DA230])" office:value-type="float" office:value="30">
            <text:p>30</text:p>
          </table:table-cell>
          <table:table-cell table:style-name="ce5" table:formula="of:=COUNTA([.DB3:.DB230])" office:value-type="float" office:value="5">
            <text:p>5</text:p>
          </table:table-cell>
          <table:table-cell table:style-name="ce5" table:formula="of:=COUNTA([.DC3:.DC230])" office:value-type="float" office:value="19">
            <text:p>19</text:p>
          </table:table-cell>
          <table:table-cell table:style-name="ce5" table:formula="of:=COUNTA([.DD3:.DD230])" office:value-type="float" office:value="11">
            <text:p>11</text:p>
          </table:table-cell>
          <table:table-cell table:style-name="ce5" table:formula="of:=COUNTA([.DE3:.DE230])" office:value-type="float" office:value="12">
            <text:p>12</text:p>
          </table:table-cell>
          <table:table-cell table:style-name="ce5" table:formula="of:=COUNTA([.DF3:.DF230])" office:value-type="float" office:value="8">
            <text:p>8</text:p>
          </table:table-cell>
          <table:table-cell table:style-name="ce5" table:formula="of:=COUNTA([.DG3:.DG230])" office:value-type="float" office:value="10">
            <text:p>10</text:p>
          </table:table-cell>
          <table:table-cell table:style-name="ce5" table:formula="of:=COUNTA([.DH3:.DH230])" office:value-type="float" office:value="8">
            <text:p>8</text:p>
          </table:table-cell>
          <table:table-cell table:style-name="ce5" table:formula="of:=COUNTA([.DI3:.DI230])" office:value-type="float" office:value="13">
            <text:p>13</text:p>
          </table:table-cell>
          <table:table-cell table:style-name="ce5" table:formula="of:=COUNTA([.DJ3:.DJ230])" office:value-type="float" office:value="5">
            <text:p>5</text:p>
          </table:table-cell>
          <table:table-cell table:style-name="ce5" table:formula="of:=COUNTA([.DK3:.DK230])" office:value-type="float" office:value="16">
            <text:p>16</text:p>
          </table:table-cell>
          <table:table-cell table:style-name="ce5" table:formula="of:=COUNTA([.DL3:.DL230])" office:value-type="float" office:value="8">
            <text:p>8</text:p>
          </table:table-cell>
          <table:table-cell table:style-name="ce5" table:formula="of:=COUNTA([.DM3:.DM230])" office:value-type="float" office:value="4">
            <text:p>4</text:p>
          </table:table-cell>
          <table:table-cell table:style-name="ce5" table:formula="of:=COUNTA([.DN3:.DN230])" office:value-type="float" office:value="5">
            <text:p>5</text:p>
          </table:table-cell>
          <table:table-cell table:style-name="ce5" table:formula="of:=COUNTA([.DO3:.DO230])" office:value-type="float" office:value="35">
            <text:p>35</text:p>
          </table:table-cell>
          <table:table-cell table:style-name="ce5" table:formula="of:=COUNTA([.DP3:.DP230])" office:value-type="float" office:value="4">
            <text:p>4</text:p>
          </table:table-cell>
          <table:table-cell table:style-name="ce5" table:formula="of:=COUNTA([.DQ3:.DQ230])" office:value-type="float" office:value="13">
            <text:p>13</text:p>
          </table:table-cell>
          <table:table-cell table:style-name="ce5" table:formula="of:=COUNTA([.DR3:.DR230])" office:value-type="float" office:value="7">
            <text:p>7</text:p>
          </table:table-cell>
          <table:table-cell table:style-name="ce5" table:formula="of:=COUNTA([.DS3:.DS230])" office:value-type="float" office:value="9">
            <text:p>9</text:p>
          </table:table-cell>
          <table:table-cell table:style-name="ce5" table:formula="of:=COUNTA([.DT3:.DT230])" office:value-type="float" office:value="6">
            <text:p>6</text:p>
          </table:table-cell>
          <table:table-cell table:style-name="ce5" table:formula="of:=COUNTA([.DU3:.DU230])" office:value-type="float" office:value="1">
            <text:p>1</text:p>
          </table:table-cell>
          <table:table-cell table:style-name="ce5" table:formula="of:=COUNTA([.DV3:.DV230])" office:value-type="float" office:value="9">
            <text:p>9</text:p>
          </table:table-cell>
          <table:table-cell table:style-name="ce5" table:formula="of:=COUNTA([.DW3:.DW230])" office:value-type="float" office:value="4">
            <text:p>4</text:p>
          </table:table-cell>
          <table:table-cell table:style-name="ce5" table:formula="of:=COUNTA([.DX3:.DX230])" office:value-type="float" office:value="6">
            <text:p>6</text:p>
          </table:table-cell>
          <table:table-cell table:style-name="ce5" table:formula="of:=COUNTA([.DY3:.DY230])" office:value-type="float" office:value="5">
            <text:p>5</text:p>
          </table:table-cell>
          <table:table-cell table:style-name="ce5" table:formula="of:=COUNTA([.DZ3:.DZ230])" office:value-type="float" office:value="33">
            <text:p>33</text:p>
          </table:table-cell>
          <table:table-cell table:style-name="ce5" table:formula="of:=COUNTA([.EA3:.EA230])" office:value-type="float" office:value="5">
            <text:p>5</text:p>
          </table:table-cell>
          <table:table-cell table:style-name="ce5" table:formula="of:=COUNTA([.EB3:.EB230])" office:value-type="float" office:value="27">
            <text:p>27</text:p>
          </table:table-cell>
          <table:table-cell table:style-name="ce5" table:formula="of:=COUNTA([.EC3:.EC230])" office:value-type="float" office:value="12">
            <text:p>12</text:p>
          </table:table-cell>
          <table:table-cell table:style-name="ce5" table:formula="of:=COUNTA([.ED3:.ED230])" office:value-type="float" office:value="10">
            <text:p>10</text:p>
          </table:table-cell>
          <table:table-cell table:style-name="ce5" table:formula="of:=COUNTA([.EE3:.EE230])" office:value-type="float" office:value="8">
            <text:p>8</text:p>
          </table:table-cell>
          <table:table-cell table:style-name="ce5" table:formula="of:=COUNTA([.EF3:.EF230])" office:value-type="float" office:value="10">
            <text:p>10</text:p>
          </table:table-cell>
          <table:table-cell table:style-name="ce5" table:formula="of:=COUNTA([.EG3:.EG230])" office:value-type="float" office:value="21">
            <text:p>21</text:p>
          </table:table-cell>
          <table:table-cell table:style-name="ce5" table:formula="of:=COUNTA([.EH3:.EH230])" office:value-type="float" office:value="8">
            <text:p>8</text:p>
          </table:table-cell>
          <table:table-cell table:style-name="ce5" table:formula="of:=COUNTA([.EI3:.EI230])" office:value-type="float" office:value="6">
            <text:p>6</text:p>
          </table:table-cell>
          <table:table-cell table:style-name="ce5" table:formula="of:=COUNTA([.EJ3:.EJ230])" office:value-type="float" office:value="13">
            <text:p>13</text:p>
          </table:table-cell>
          <table:table-cell table:style-name="ce5" table:formula="of:=COUNTA([.EK3:.EK230])" office:value-type="float" office:value="7">
            <text:p>7</text:p>
          </table:table-cell>
          <table:table-cell table:style-name="ce5" table:formula="of:=COUNTA([.EL3:.EL230])" office:value-type="float" office:value="6">
            <text:p>6</text:p>
          </table:table-cell>
          <table:table-cell table:style-name="ce5" table:formula="of:=COUNTA([.EM3:.EM230])" office:value-type="float" office:value="8">
            <text:p>8</text:p>
          </table:table-cell>
          <table:table-cell table:style-name="ce5" table:formula="of:=COUNTA([.EN3:.EN230])" office:value-type="float" office:value="6">
            <text:p>6</text:p>
          </table:table-cell>
          <table:table-cell table:style-name="ce5" table:formula="of:=COUNTA([.EO3:.EO230])" office:value-type="float" office:value="17">
            <text:p>17</text:p>
          </table:table-cell>
          <table:table-cell table:style-name="ce5" table:formula="of:=COUNTA([.EP3:.EP230])" office:value-type="float" office:value="10">
            <text:p>10</text:p>
          </table:table-cell>
          <table:table-cell table:style-name="ce5" table:formula="of:=COUNTA([.EQ3:.EQ230])" office:value-type="float" office:value="15">
            <text:p>15</text:p>
          </table:table-cell>
          <table:table-cell table:style-name="ce5" table:formula="of:=COUNTA([.ER3:.ER230])" office:value-type="float" office:value="18">
            <text:p>18</text:p>
          </table:table-cell>
          <table:table-cell table:style-name="ce5" table:formula="of:=COUNTA([.ES3:.ES230])" office:value-type="float" office:value="16">
            <text:p>16</text:p>
          </table:table-cell>
          <table:table-cell table:style-name="ce5" table:formula="of:=COUNTA([.ET3:.ET230])" office:value-type="float" office:value="6">
            <text:p>6</text:p>
          </table:table-cell>
          <table:table-cell table:style-name="ce5" table:formula="of:=COUNTA([.EU3:.EU230])" office:value-type="float" office:value="7">
            <text:p>7</text:p>
          </table:table-cell>
          <table:table-cell table:style-name="ce5" table:formula="of:=COUNTA([.EV3:.EV230])" office:value-type="float" office:value="5">
            <text:p>5</text:p>
          </table:table-cell>
          <table:table-cell table:style-name="ce5" table:formula="of:=COUNTA([.EW3:.EW230])" office:value-type="float" office:value="4">
            <text:p>4</text:p>
          </table:table-cell>
          <table:table-cell table:style-name="ce5" table:formula="of:=COUNTA([.EX3:.EX230])" office:value-type="float" office:value="53">
            <text:p>53</text:p>
          </table:table-cell>
          <table:table-cell table:style-name="ce5" table:formula="of:=COUNTA([.EY3:.EY230])" office:value-type="float" office:value="33">
            <text:p>33</text:p>
          </table:table-cell>
          <table:table-cell table:style-name="ce5" table:formula="of:=COUNTA([.EZ3:.EZ230])" office:value-type="float" office:value="39">
            <text:p>39</text:p>
          </table:table-cell>
          <table:table-cell table:style-name="ce5" table:formula="of:=COUNTA([.FA3:.FA230])" office:value-type="float" office:value="8">
            <text:p>8</text:p>
          </table:table-cell>
          <table:table-cell table:number-columns-repeated="867"/>
        </table:table-row>
        <table:table-row table:style-name="ro7">
          <table:table-cell office:value-type="string">
            <text:p>Nasal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Default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5" table:formula="of:=IF(NOT(ISBLANK([.S3]));[.S3];IF(NOT(ISBLANK([.W3]));[.W3];IF(NOT(ISBLANK([.X3]));[.X3];IF(NOT(ISBLANK([.AD3]));[.AD3];IF(NOT(ISBLANK([.AL3]));[.AL3];&quot;-&quot;)))))" office:value-type="string" office:string-value="m">
            <text:p>m</text:p>
          </table:table-cell>
          <table:table-cell table:style-name="ce5" table:formula="of:=IF(NOT(ISBLANK([.AB3]));[.AB3];IF(NOT(ISBLANK([.AH3]));[.AH3];&quot;&quot;))" office:value-type="string" office:string-value="m">
            <text:p>m</text:p>
          </table:table-cell>
          <table:table-cell table:style-name="ce5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16" office:value-type="string">
            <text:p>m</text:p>
          </table:table-cell>
          <table:table-cell office:value-type="string">
            <text:p>m</text:p>
          </table:table-cell>
          <table:table-cell table:style-name="ce16" office:value-type="string">
            <text:p>m</text:p>
          </table:table-cell>
          <table:table-cell table:style-name="ce16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4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1" office:value-type="string">
            <text:p>m</text:p>
          </table:table-cell>
          <table:table-cell table:style-name="ce21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Default" table:formula="of:=COUNTA([.AR3:.FA3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3"/>
        </table:table-row>
        <table:table-row table:style-name="ro6">
          <table:table-cell/>
          <table:table-cell table:number-columns-repeated="2" office:value-type="string">
            <text:p>mm</text:p>
          </table:table-cell>
          <table:table-cell table:number-columns-repeated="12"/>
          <table:table-cell table:style-name="ce5" table:formula="of:=IF(NOT(ISBLANK([.S4]));[.S4];IF(NOT(ISBLANK([.W4]));[.W4];IF(NOT(ISBLANK([.X4]));[.X4];IF(NOT(ISBLANK([.AD4]));[.AD4];IF(NOT(ISBLANK([.AL4]));[.AL4];&quot;&quot;)))))" office:value-type="string" office:string-value="mm">
            <text:p>mm</text:p>
          </table:table-cell>
          <table:table-cell table:style-name="ce5" table:formula="of:=IF(NOT(ISBLANK([.AB4]));[.AB4];IF(NOT(ISBLANK([.AH4]));[.AH4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number-columns-repeated="2" table:style-name="ce16" office:value-type="string">
            <text:p>mm</text:p>
          </table:table-cell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mm</text:p>
          </table:table-cell>
          <table:table-cell table:number-columns-repeated="2"/>
          <table:table-cell table:style-name="Default" table:formula="of:=COUNTA([.AR4:.FA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3"/>
        </table:table-row>
        <table:table-row table:style-name="ro6">
          <table:table-cell/>
          <table:table-cell office:value-type="string">
            <text:p>m̩</text:p>
          </table:table-cell>
          <table:table-cell office:value-type="string">
            <text:p>m=</text:p>
          </table:table-cell>
          <table:table-cell office:value-type="string">
            <text:p>m!</text:p>
          </table:table-cell>
          <table:table-cell table:number-columns-repeated="3"/>
          <table:table-cell table:number-columns-repeated="2" office:value-type="string">
            <text:p>em</text:p>
          </table:table-cell>
          <table:table-cell table:number-columns-repeated="3"/>
          <table:table-cell office:value-type="string">
            <text:p>em</text:p>
          </table:table-cell>
          <table:table-cell table:number-columns-repeated="2"/>
          <table:table-cell table:style-name="ce5" table:formula="of:=IF(NOT(ISBLANK([.S5]));[.S5];IF(NOT(ISBLANK([.W5]));[.W5];IF(NOT(ISBLANK([.X5]));[.X5];IF(NOT(ISBLANK([.AD5]));[.AD5];IF(NOT(ISBLANK([.AL5]));[.AL5];&quot;&quot;)))))">
            <text:p/>
          </table:table-cell>
          <table:table-cell table:style-name="ce5" table:formula="of:=IF(NOT(ISBLANK([.AB5]));[.AB5];IF(NOT(ISBLANK([.AH5]));[.AH5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5:.FA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6"/>
        </table:table-row>
        <table:table-row table:style-name="ro6">
          <table:table-cell/>
          <table:table-cell table:number-columns-repeated="8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5" table:formula="of:=IF(NOT(ISBLANK([.S6]));[.S6];IF(NOT(ISBLANK([.W6]));[.W6];IF(NOT(ISBLANK([.X6]));[.X6];IF(NOT(ISBLANK([.AD6]));[.AD6];IF(NOT(ISBLANK([.AL6]));[.AL6];&quot;&quot;)))))" office:value-type="string" office:string-value="n">
            <text:p>n</text:p>
          </table:table-cell>
          <table:table-cell table:style-name="ce5" table:formula="of:=IF(NOT(ISBLANK([.AB6]));[.AB6];IF(NOT(ISBLANK([.AH6]));[.AH6];&quot;&quot;))" office:value-type="string" office:string-value="n">
            <text:p>n</text:p>
          </table:table-cell>
          <table:table-cell table:style-name="ce5" office:value-type="string">
            <text:p>n</text:p>
          </table:table-cell>
          <table:table-cell table:number-columns-repeated="9" office:value-type="string">
            <text:p>n</text:p>
          </table:table-cell>
          <table:table-cell table:number-columns-repeated="2" table:style-name="ce23" office:value-type="string">
            <text:p>n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1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6" office:value-type="string">
            <text:p>n</text:p>
          </table:table-cell>
          <table:table-cell table:style-name="Default" table:formula="of:=COUNTA([.AR6:.FA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nn</text:p>
          </table:table-cell>
          <table:table-cell office:value-type="string">
            <text:p>nn</text:p>
          </table:table-cell>
          <table:table-cell table:number-columns-repeated="12"/>
          <table:table-cell table:style-name="ce5" table:formula="of:=IF(NOT(ISBLANK([.S7]));[.S7];IF(NOT(ISBLANK([.W7]));[.W7];IF(NOT(ISBLANK([.X7]));[.X7];IF(NOT(ISBLANK([.AD7]));[.AD7];IF(NOT(ISBLANK([.AL7]));[.AL7];&quot;&quot;)))))" office:value-type="string" office:string-value="nn">
            <text:p>nn</text:p>
          </table:table-cell>
          <table:table-cell table:style-name="ce5" table:formula="of:=IF(NOT(ISBLANK([.AB7]));[.AB7];IF(NOT(ISBLANK([.AH7]));[.AH7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nn</text:p>
          </table:table-cell>
          <table:table-cell office:value-type="string">
            <text:p>nn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table:style-name="ce6" office:value-type="string">
            <text:p>nn</text:p>
          </table:table-cell>
          <table:table-cell table:style-name="ce6" table:number-columns-repeated="2"/>
          <table:table-cell table:style-name="Default" table:formula="of:=COUNTA([.AR7:.FA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office:value-type="string">
            <text:p>n̩</text:p>
          </table:table-cell>
          <table:table-cell office:value-type="string">
            <text:p>n=</text:p>
          </table:table-cell>
          <table:table-cell office:value-type="string">
            <text:p>n!</text:p>
          </table:table-cell>
          <table:table-cell table:number-columns-repeated="3"/>
          <table:table-cell table:number-columns-repeated="2" office:value-type="string">
            <text:p>en</text:p>
          </table:table-cell>
          <table:table-cell table:number-columns-repeated="3"/>
          <table:table-cell office:value-type="string">
            <text:p>en</text:p>
          </table:table-cell>
          <table:table-cell table:number-columns-repeated="2"/>
          <table:table-cell table:style-name="ce5" table:formula="of:=IF(NOT(ISBLANK([.S8]));[.S8];IF(NOT(ISBLANK([.W8]));[.W8];IF(NOT(ISBLANK([.X8]));[.X8];IF(NOT(ISBLANK([.AD8]));[.AD8];IF(NOT(ISBLANK([.AL8]));[.AL8];&quot;&quot;)))))">
            <text:p/>
          </table:table-cell>
          <table:table-cell table:style-name="ce5" table:formula="of:=IF(NOT(ISBLANK([.AB8]));[.AB8];IF(NOT(ISBLANK([.AH8]));[.AH8];&quot;&quot;))">
            <text:p/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8:.FA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office:value-type="string">
            <text:p>ɲ</text:p>
          </table:table-cell>
          <table:table-cell office:value-type="string">
            <text:p>J</text:p>
          </table:table-cell>
          <table:table-cell table:number-columns-repeated="8"/>
          <table:table-cell office:value-type="string">
            <text:p>J</text:p>
          </table:table-cell>
          <table:table-cell table:number-columns-repeated="2"/>
          <table:table-cell office:value-type="string">
            <text:p>J</text:p>
          </table:table-cell>
          <table:table-cell table:style-name="ce5" table:formula="of:=IF(NOT(ISBLANK([.S9]));[.S9];IF(NOT(ISBLANK([.W9]));[.W9];IF(NOT(ISBLANK([.X9]));[.X9];IF(NOT(ISBLANK([.AD9]));[.AD9];IF(NOT(ISBLANK([.AL9]));[.AL9];&quot;&quot;)))))" office:value-type="string" office:string-value="J">
            <text:p>J</text:p>
          </table:table-cell>
          <table:table-cell table:style-name="ce5" table:formula="of:=IF(NOT(ISBLANK([.AB9]));[.AB9];IF(NOT(ISBLANK([.AH9]));[.AH9];&quot;&quot;))" office:value-type="string" office:string-value="J">
            <text:p>J</text:p>
          </table:table-cell>
          <table:table-cell table:style-name="ce5"/>
          <table:table-cell/>
          <table:table-cell table:number-columns-repeated="8" office:value-type="string">
            <text:p>J</text:p>
          </table:table-cell>
          <table:table-cell table:number-columns-repeated="2" table:style-name="ce23" office:value-type="string">
            <text:p>J</text:p>
          </table:table-cell>
          <table:table-cell office:value-type="string">
            <text:p>J</text:p>
          </table:table-cell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9:.FA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ɲɲ</text:p>
          </table:table-cell>
          <table:table-cell office:value-type="string">
            <text:p>JJ</text:p>
          </table:table-cell>
          <table:table-cell table:number-columns-repeated="12"/>
          <table:table-cell table:style-name="ce5" table:formula="of:=IF(NOT(ISBLANK([.S10]));[.S10];IF(NOT(ISBLANK([.W10]));[.W10];IF(NOT(ISBLANK([.X10]));[.X10];IF(NOT(ISBLANK([.AD10]));[.AD10];IF(NOT(ISBLANK([.AL10]));[.AL10];&quot;&quot;)))))" office:value-type="string" office:string-value="JJ">
            <text:p>JJ</text:p>
          </table:table-cell>
          <table:table-cell table:style-name="ce5" table:formula="of:=IF(NOT(ISBLANK([.AB10]));[.AB10];IF(NOT(ISBLANK([.AH10]));[.AH10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JJ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0:.FA1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 table:number-columns-repeated="2"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/>
          <table:table-cell office:value-type="string">
            <text:p>NG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 office:value-type="string">
            <text:p>N</text:p>
          </table:table-cell>
          <table:table-cell table:style-name="ce5" table:formula="of:=IF(NOT(ISBLANK([.S11]));[.S11];IF(NOT(ISBLANK([.W11]));[.W11];IF(NOT(ISBLANK([.X11]));[.X11];IF(NOT(ISBLANK([.AD11]));[.AD11];IF(NOT(ISBLANK([.AL11]));[.AL11];&quot;&quot;)))))" office:value-type="string" office:string-value="N">
            <text:p>N</text:p>
          </table:table-cell>
          <table:table-cell table:style-name="ce5" table:formula="of:=IF(NOT(ISBLANK([.AB11]));[.AB11];IF(NOT(ISBLANK([.AH11]));[.AH11];&quot;&quot;))" office:value-type="string" office:string-value="N">
            <text:p>N</text:p>
          </table:table-cell>
          <table:table-cell table:style-name="ce5" office:value-type="string">
            <text:p>N</text:p>
          </table:table-cell>
          <table:table-cell table:number-columns-repeated="5" office:value-type="string">
            <text:p>N</text:p>
          </table:table-cell>
          <table:table-cell/>
          <table:table-cell/>
          <table:table-cell table:number-columns-repeated="2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/>
          <table:table-cell table:number-columns-repeated="2" office:value-type="string">
            <text:p>N</text:p>
          </table:table-cell>
          <table:table-cell office:value-type="string">
            <text:p>ng</text:p>
          </table:table-cell>
          <table:table-cell table:style-name="ce4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1" office:value-type="string">
            <text:p>N</text:p>
          </table:table-cell>
          <table:table-cell table:number-columns-repeated="3" office:value-type="string">
            <text:p>N</text:p>
          </table:table-cell>
          <table:table-cell/>
          <table:table-cell office:value-type="string">
            <text:p>N</text:p>
          </table:table-cell>
          <table:table-cell table:style-name="Default" table:formula="of:=COUNTA([.AR11:.FA11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style-name="ce7" office:value-type="string">
            <text:p>ŋŋ</text:p>
          </table:table-cell>
          <table:table-cell office:value-type="string">
            <text:p>NN</text:p>
          </table:table-cell>
          <table:table-cell table:number-columns-repeated="12"/>
          <table:table-cell table:style-name="ce5" table:formula="of:=IF(NOT(ISBLANK([.S12]));[.S12];IF(NOT(ISBLANK([.W12]));[.W12];IF(NOT(ISBLANK([.X12]));[.X12];IF(NOT(ISBLANK([.AD12]));[.AD12];IF(NOT(ISBLANK([.AL12]));[.AL12];&quot;&quot;)))))">
            <text:p/>
          </table:table-cell>
          <table:table-cell table:style-name="ce5" table:formula="of:=IF(NOT(ISBLANK([.AB12]));[.AB12];IF(NOT(ISBLANK([.AH12]));[.AH12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NN</text:p>
          </table:table-cell>
          <table:table-cell table:number-columns-repeated="2"/>
          <table:table-cell table:style-name="Default" table:formula="of:=COUNTA([.AR12:.FA1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4"/>
        </table:table-row>
        <table:table-row table:style-name="ro6">
          <table:table-cell office:value-type="string">
            <text:p>Plosive</text:p>
          </table:table-cell>
          <table:table-cell table:number-columns-repeated="8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3" office:value-type="string">
            <text:p>p</text:p>
          </table:table-cell>
          <table:table-cell/>
          <table:table-cell table:style-name="ce5" table:formula="of:=IF(NOT(ISBLANK([.S13]));[.S13];IF(NOT(ISBLANK([.W13]));[.W13];IF(NOT(ISBLANK([.X13]));[.X13];IF(NOT(ISBLANK([.AD13]));[.AD13];IF(NOT(ISBLANK([.AL13]));[.AL13];&quot;&quot;)))))" office:value-type="string" office:string-value="p">
            <text:p>p</text:p>
          </table:table-cell>
          <table:table-cell table:style-name="ce5" table:formula="of:=IF(NOT(ISBLANK([.AB13]));[.AB13];IF(NOT(ISBLANK([.AH13]));[.AH13];&quot;&quot;))" office:value-type="string" office:string-value="p">
            <text:p>p</text:p>
          </table:table-cell>
          <table:table-cell table:style-name="ce5" office:value-type="string">
            <text:p>p</text:p>
          </table:table-cell>
          <table:table-cell table:number-columns-repeated="9" office:value-type="string">
            <text:p>p</text:p>
          </table:table-cell>
          <table:table-cell table:number-columns-repeated="2" table:style-name="ce23" office:value-type="string">
            <text:p>p</text:p>
          </table:table-cell>
          <table:table-cell table:number-columns-repeated="3" office:value-type="string">
            <text:p>p</text:p>
          </table:table-cell>
          <table:table-cell table:style-name="ce4" office:value-type="string">
            <text:p>p</text:p>
          </table:table-cell>
          <table:table-cell table:number-columns-repeated="2" office:value-type="string">
            <text:p>p</text:p>
          </table:table-cell>
          <table:table-cell table:number-columns-repeated="2" table:style-name="ce21" office:value-type="string">
            <text:p>p</text:p>
          </table:table-cell>
          <table:table-cell table:number-columns-repeated="5" office:value-type="string">
            <text:p>p</text:p>
          </table:table-cell>
          <table:table-cell table:style-name="Default" table:formula="of:=COUNTA([.AR13:.FA1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table:number-columns-repeated="2" office:value-type="string">
            <text:p>pp</text:p>
          </table:table-cell>
          <table:table-cell table:number-columns-repeated="12"/>
          <table:table-cell table:style-name="ce5" table:formula="of:=IF(NOT(ISBLANK([.S14]));[.S14];IF(NOT(ISBLANK([.W14]));[.W14];IF(NOT(ISBLANK([.X14]));[.X14];IF(NOT(ISBLANK([.AD14]));[.AD14];IF(NOT(ISBLANK([.AL14]));[.AL14];&quot;&quot;)))))" office:value-type="string" office:string-value="pp">
            <text:p>pp</text:p>
          </table:table-cell>
          <table:table-cell table:style-name="ce5" table:formula="of:=IF(NOT(ISBLANK([.AB14]));[.AB14];IF(NOT(ISBLANK([.AH14]));[.AH14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pp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pp</text:p>
          </table:table-cell>
          <table:table-cell table:number-columns-repeated="2"/>
          <table:table-cell table:style-name="Default" table:formula="of:=COUNTA([.AR14:.FA14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p<text:span text:style-name="T1">h</text:span></text:p>
          </table:table-cell>
          <table:table-cell office:value-type="string">
            <text:p>p_h</text:p>
          </table:table-cell>
          <table:table-cell table:number-columns-repeated="11"/>
          <table:table-cell office:value-type="string">
            <text:p>p_h</text:p>
          </table:table-cell>
          <table:table-cell table:style-name="ce5"/>
          <table:table-cell table:style-name="ce5" table:formula="of:=IF(NOT(ISBLANK([.AB15]));[.AB15];IF(NOT(ISBLANK([.AH15]));[.AH15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5:.FA15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37"/>
        </table:table-row>
        <table:table-row table:style-name="ro6">
          <table:table-cell/>
          <table:table-cell office:value-type="string">
            <text:p>p'</text:p>
          </table:table-cell>
          <table:table-cell office:value-type="string">
            <text:p>p_&gt;</text:p>
          </table:table-cell>
          <table:table-cell table:number-columns-repeated="11"/>
          <table:table-cell office:value-type="string">
            <text:p>p_&gt;</text:p>
          </table:table-cell>
          <table:table-cell table:style-name="ce5"/>
          <table:table-cell table:style-name="ce5" table:formula="of:=IF(NOT(ISBLANK([.AB16]));[.AB16];IF(NOT(ISBLANK([.AH16]));[.AH16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6:.FA16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37"/>
        </table:table-row>
        <table:table-row table:style-name="ro6">
          <table:table-cell/>
          <table:table-cell table:number-columns-repeated="2" office:value-type="string">
            <text:p>b</text:p>
          </table:table-cell>
          <table:table-cell table:style-name="ce16" office:value-type="string">
            <text:p>b</text:p>
          </table:table-cell>
          <table:table-cell table:number-columns-repeated="5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ce5" table:formula="of:=IF(NOT(ISBLANK([.S17]));[.S17];IF(NOT(ISBLANK([.W17]));[.W17];IF(NOT(ISBLANK([.X17]));[.X17];IF(NOT(ISBLANK([.AD17]));[.AD17];IF(NOT(ISBLANK([.AL17]));[.AL17];&quot;&quot;)))))" office:value-type="string" office:string-value="b">
            <text:p>b</text:p>
          </table:table-cell>
          <table:table-cell table:style-name="ce5" table:formula="of:=IF(NOT(ISBLANK([.AB17]));[.AB17];IF(NOT(ISBLANK([.AH17]));[.AH17];&quot;&quot;))" office:value-type="string" office:string-value="b">
            <text:p>b</text:p>
          </table:table-cell>
          <table:table-cell table:style-name="ce5" office:value-type="string">
            <text:p>b</text:p>
          </table:table-cell>
          <table:table-cell table:number-columns-repeated="9" office:value-type="string">
            <text:p>b</text:p>
          </table:table-cell>
          <table:table-cell table:number-columns-repeated="2" table:style-name="ce23" office:value-type="string">
            <text:p>b</text:p>
          </table:table-cell>
          <table:table-cell table:number-columns-repeated="3" office:value-type="string">
            <text:p>b</text:p>
          </table:table-cell>
          <table:table-cell table:style-name="ce4" office:value-type="string">
            <text:p>b</text:p>
          </table:table-cell>
          <table:table-cell table:number-columns-repeated="2" office:value-type="string">
            <text:p>b</text:p>
          </table:table-cell>
          <table:table-cell table:number-columns-repeated="2" table:style-name="ce21" office:value-type="string">
            <text:p>b</text:p>
          </table:table-cell>
          <table:table-cell table:style-name="ce16"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Default" table:formula="of:=COUNTA([.AR17:.FA17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office:value-type="string">
            <text:p>bb</text:p>
          </table:table-cell>
          <table:table-cell office:value-type="string">
            <text:p>bb</text:p>
          </table:table-cell>
          <table:table-cell table:style-name="ce16"/>
          <table:table-cell table:number-columns-repeated="11"/>
          <table:table-cell table:style-name="ce5" table:formula="of:=IF(NOT(ISBLANK([.S18]));[.S18];IF(NOT(ISBLANK([.W18]));[.W18];IF(NOT(ISBLANK([.X18]));[.X18];IF(NOT(ISBLANK([.AD18]));[.AD18];IF(NOT(ISBLANK([.AL18]));[.AL18];&quot;&quot;)))))" office:value-type="string" office:string-value="bb">
            <text:p>bb</text:p>
          </table:table-cell>
          <table:table-cell table:style-name="ce5" table:formula="of:=IF(NOT(ISBLANK([.AB18]));[.AB18];IF(NOT(ISBLANK([.AH18]));[.AH18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bb</text:p>
          </table:table-cell>
          <table:table-cell office:value-type="string">
            <text:p>bb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/>
          <table:table-cell office:value-type="string">
            <text:p>bb</text:p>
          </table:table-cell>
          <table:table-cell table:number-columns-repeated="2"/>
          <table:table-cell table:style-name="Default" table:formula="of:=COUNTA([.AR18:.FA18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ɓ</text:p>
          </table:table-cell>
          <table:table-cell office:value-type="string">
            <text:p>b_&lt;</text:p>
          </table:table-cell>
          <table:table-cell table:style-name="ce16"/>
          <table:table-cell table:number-columns-repeated="10"/>
          <table:table-cell office:value-type="string">
            <text:p>b_&lt;</text:p>
          </table:table-cell>
          <table:table-cell table:style-name="ce5"/>
          <table:table-cell table:style-name="ce5" table:formula="of:=IF(NOT(ISBLANK([.AB19]));[.AB19];IF(NOT(ISBLANK([.AH19]));[.AH19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style-name="ce16" table:number-columns-repeated="2"/>
          <table:table-cell table:number-columns-repeated="3"/>
          <table:table-cell table:style-name="Default" table:formula="of:=COUNTA([.AR19:.FA19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37"/>
        </table:table-row>
        <table:table-row table:style-name="ro6">
          <table:table-cell/>
          <table:table-cell table:number-columns-repeated="8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table:style-name="ce5" table:formula="of:=IF(NOT(ISBLANK([.S20]));[.S20];IF(NOT(ISBLANK([.W20]));[.W20];IF(NOT(ISBLANK([.X20]));[.X20];IF(NOT(ISBLANK([.AD20]));[.AD20];IF(NOT(ISBLANK([.AL20]));[.AL20];&quot;&quot;)))))" office:value-type="string" office:string-value="t">
            <text:p>t</text:p>
          </table:table-cell>
          <table:table-cell table:style-name="ce5" table:formula="of:=IF(NOT(ISBLANK([.AB20]));[.AB20];IF(NOT(ISBLANK([.AH20]));[.AH20];&quot;&quot;))" office:value-type="string" office:string-value="t">
            <text:p>t</text:p>
          </table:table-cell>
          <table:table-cell table:style-name="ce5" office:value-type="string">
            <text:p>t</text:p>
          </table:table-cell>
          <table:table-cell table:number-columns-repeated="9" office:value-type="string">
            <text:p>t</text:p>
          </table:table-cell>
          <table:table-cell table:number-columns-repeated="2" table:style-name="ce23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4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2" table:style-name="ce21" office:value-type="string">
            <text:p>t</text:p>
          </table:table-cell>
          <table:table-cell table:number-columns-repeated="5" office:value-type="string">
            <text:p>t</text:p>
          </table:table-cell>
          <table:table-cell table:style-name="Default" table:formula="of:=COUNTA([.AR20:.FA20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tt</text:p>
          </table:table-cell>
          <table:table-cell office:value-type="string">
            <text:p>tt</text:p>
          </table:table-cell>
          <table:table-cell table:number-columns-repeated="12"/>
          <table:table-cell table:style-name="ce5" table:formula="of:=IF(NOT(ISBLANK([.S21]));[.S21];IF(NOT(ISBLANK([.W21]));[.W21];IF(NOT(ISBLANK([.X21]));[.X21];IF(NOT(ISBLANK([.AD21]));[.AD21];IF(NOT(ISBLANK([.AL21]));[.AL21];&quot;&quot;)))))" office:value-type="string" office:string-value="tt">
            <text:p>tt</text:p>
          </table:table-cell>
          <table:table-cell table:style-name="ce5" table:formula="of:=IF(NOT(ISBLANK([.AB21]));[.AB21];IF(NOT(ISBLANK([.AH21]));[.AH21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tt</text:p>
          </table:table-cell>
          <table:table-cell office:value-type="string">
            <text:p>tt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tt</text:p>
          </table:table-cell>
          <table:table-cell table:number-columns-repeated="2"/>
          <table:table-cell table:style-name="Default" table:formula="of:=COUNTA([.AR21:.FA21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t<text:span text:style-name="T1">h</text:span></text:p>
          </table:table-cell>
          <table:table-cell office:value-type="string">
            <text:p>t_h</text:p>
          </table:table-cell>
          <table:table-cell table:number-columns-repeated="11"/>
          <table:table-cell office:value-type="string">
            <text:p>t_h</text:p>
          </table:table-cell>
          <table:table-cell table:style-name="ce5"/>
          <table:table-cell table:style-name="ce5" table:formula="of:=IF(NOT(ISBLANK([.AB22]));[.AB22];IF(NOT(ISBLANK([.AH22]));[.AH22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22:.FA22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2"/>
        </table:table-row>
        <table:table-row table:style-name="ro6">
          <table:table-cell/>
          <table:table-cell office:value-type="string">
            <text:p>t'</text:p>
          </table:table-cell>
          <table:table-cell office:value-type="string">
            <text:p>t_&gt;</text:p>
          </table:table-cell>
          <table:table-cell table:number-columns-repeated="11"/>
          <table:table-cell office:value-type="string">
            <text:p>t_&gt;</text:p>
          </table:table-cell>
          <table:table-cell table:style-name="ce5"/>
          <table:table-cell table:style-name="ce5" table:formula="of:=IF(NOT(ISBLANK([.AB23]));[.AB23];IF(NOT(ISBLANK([.AH23]));[.AH23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23:.FA2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2"/>
        </table:table-row>
        <table:table-row table:style-name="ro6">
          <table:table-cell/>
          <table:table-cell table:number-columns-repeated="2" office:value-type="string">
            <text:p>d</text:p>
          </table:table-cell>
          <table:table-cell table:style-name="ce16" office:value-type="string">
            <text:p>d</text:p>
          </table:table-cell>
          <table:table-cell table:number-columns-repeated="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ce5" table:formula="of:=IF(NOT(ISBLANK([.S24]));[.S24];IF(NOT(ISBLANK([.W24]));[.W24];IF(NOT(ISBLANK([.X24]));[.X24];IF(NOT(ISBLANK([.AD24]));[.AD24];IF(NOT(ISBLANK([.AL24]));[.AL24];&quot;&quot;)))))" office:value-type="string" office:string-value="d">
            <text:p>d</text:p>
          </table:table-cell>
          <table:table-cell table:style-name="ce5" table:formula="of:=IF(NOT(ISBLANK([.AB24]));[.AB24];IF(NOT(ISBLANK([.AH24]));[.AH24];&quot;&quot;))" office:value-type="string" office:string-value="d">
            <text:p>d</text:p>
          </table:table-cell>
          <table:table-cell table:style-name="ce5" office:value-type="string">
            <text:p>d</text:p>
          </table:table-cell>
          <table:table-cell table:number-columns-repeated="9" office:value-type="string">
            <text:p>d</text:p>
          </table:table-cell>
          <table:table-cell table:number-columns-repeated="2" table:style-name="ce23" office:value-type="string">
            <text:p>d</text:p>
          </table:table-cell>
          <table:table-cell table:number-columns-repeated="3" office:value-type="string">
            <text:p>d</text:p>
          </table:table-cell>
          <table:table-cell table:style-name="ce4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2" table:style-name="ce21" office:value-type="string">
            <text:p>d</text:p>
          </table:table-cell>
          <table:table-cell table:style-name="ce16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Default" table:formula="of:=COUNTA([.AR24:.FA2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office:value-type="string">
            <text:p>dd</text:p>
          </table:table-cell>
          <table:table-cell office:value-type="string">
            <text:p>dd</text:p>
          </table:table-cell>
          <table:table-cell table:style-name="ce16"/>
          <table:table-cell table:number-columns-repeated="11"/>
          <table:table-cell table:style-name="ce5" table:formula="of:=IF(NOT(ISBLANK([.S25]));[.S25];IF(NOT(ISBLANK([.W25]));[.W25];IF(NOT(ISBLANK([.X25]));[.X25];IF(NOT(ISBLANK([.AD25]));[.AD25];IF(NOT(ISBLANK([.AL25]));[.AL25];&quot;&quot;)))))" office:value-type="string" office:string-value="dd">
            <text:p>dd</text:p>
          </table:table-cell>
          <table:table-cell table:style-name="ce5" table:formula="of:=IF(NOT(ISBLANK([.AB25]));[.AB25];IF(NOT(ISBLANK([.AH25]));[.AH25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dd</text:p>
          </table:table-cell>
          <table:table-cell office:value-type="string">
            <text:p>dd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/>
          <table:table-cell office:value-type="string">
            <text:p>dd</text:p>
          </table:table-cell>
          <table:table-cell table:number-columns-repeated="2"/>
          <table:table-cell table:style-name="Default" table:formula="of:=COUNTA([.AR25:.FA2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 table:style-name="Default"/>
          <table:table-cell table:number-columns-repeated="2" table:style-name="Default" office:value-type="string">
            <text:p>c</text:p>
          </table:table-cell>
          <table:table-cell table:style-name="Default" table:number-columns-repeated="12"/>
          <table:table-cell table:style-name="ce5" table:formula="of:=IF(NOT(ISBLANK([.S26]));[.S26];IF(NOT(ISBLANK([.W26]));[.W26];IF(NOT(ISBLANK([.X26]));[.X26];IF(NOT(ISBLANK([.AD26]));[.AD26];IF(NOT(ISBLANK([.AL26]));[.AL26];&quot;&quot;)))))">
            <text:p/>
          </table:table-cell>
          <table:table-cell table:style-name="ce5" table:formula="of:=IF(NOT(ISBLANK([.AB26]));[.AB26];IF(NOT(ISBLANK([.AH26]));[.AH26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1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/>
          <table:table-cell table:style-name="Default" table:formula="of:=COUNTA([.AR26:.FA26])" office:value-type="float" office:value="7">
            <text:p>7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5"/>
          <table:table-cell table:style-name="ce17" table:number-columns-repeated="3"/>
          <table:table-cell table:style-name="ce29" table:number-columns-repeated="51"/>
          <table:table-cell table:style-name="Default" table:number-columns-repeated="107"/>
          <table:table-cell table:number-columns-repeated="750"/>
        </table:table-row>
        <table:table-row table:style-name="ro7">
          <table:table-cell table:style-name="Default"/>
          <table:table-cell table:style-name="ce8" office:value-type="string">
            <text:p>ɟ</text:p>
          </table:table-cell>
          <table:table-cell table:style-name="Default" office:value-type="string">
            <text:p>gj</text:p>
          </table:table-cell>
          <table:table-cell table:style-name="Default" table:number-columns-repeated="12"/>
          <table:table-cell table:style-name="ce5" table:formula="of:=IF(NOT(ISBLANK([.S27]));[.S27];IF(NOT(ISBLANK([.W27]));[.W27];IF(NOT(ISBLANK([.X27]));[.X27];IF(NOT(ISBLANK([.AD27]));[.AD27];IF(NOT(ISBLANK([.AL27]));[.AL27];&quot;&quot;)))))">
            <text:p/>
          </table:table-cell>
          <table:table-cell table:style-name="ce5" table:formula="of:=IF(NOT(ISBLANK([.AB27]));[.AB27];IF(NOT(ISBLANK([.AH27]));[.AH27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1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gj</text:p>
          </table:table-cell>
          <table:table-cell table:style-name="Default"/>
          <table:table-cell table:style-name="Default" table:formula="of:=COUNTA([.AR27:.FA27])" office:value-type="float" office:value="7">
            <text:p>7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15"/>
          <table:table-cell table:style-name="ce17" table:number-columns-repeated="3"/>
          <table:table-cell table:style-name="ce29" table:number-columns-repeated="51"/>
          <table:table-cell table:style-name="Default" table:number-columns-repeated="107"/>
          <table:table-cell table:number-columns-repeated="750"/>
        </table:table-row>
        <table:table-row table:style-name="ro6">
          <table:table-cell/>
          <table:table-cell table:number-columns-repeated="8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k</text:p>
          </table:table-cell>
          <table:table-cell table:style-name="ce5" table:formula="of:=IF(NOT(ISBLANK([.S28]));[.S28];IF(NOT(ISBLANK([.W28]));[.W28];IF(NOT(ISBLANK([.X28]));[.X28];IF(NOT(ISBLANK([.AD28]));[.AD28];IF(NOT(ISBLANK([.AL28]));[.AL28];&quot;&quot;)))))" office:value-type="string" office:string-value="k">
            <text:p>k</text:p>
          </table:table-cell>
          <table:table-cell table:style-name="ce5" table:formula="of:=IF(NOT(ISBLANK([.AB28]));[.AB28];IF(NOT(ISBLANK([.AH28]));[.AH28];&quot;&quot;))" office:value-type="string" office:string-value="k">
            <text:p>k</text:p>
          </table:table-cell>
          <table:table-cell table:style-name="ce5" office:value-type="string">
            <text:p>k</text:p>
          </table:table-cell>
          <table:table-cell table:number-columns-repeated="9" office:value-type="string">
            <text:p>k</text:p>
          </table:table-cell>
          <table:table-cell table:number-columns-repeated="2" table:style-name="ce23" office:value-type="string">
            <text:p>k</text:p>
          </table:table-cell>
          <table:table-cell table:number-columns-repeated="3" office:value-type="string">
            <text:p>k</text:p>
          </table:table-cell>
          <table:table-cell table:style-name="ce4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2" table:style-name="ce21" office:value-type="string">
            <text:p>k</text:p>
          </table:table-cell>
          <table:table-cell table:number-columns-repeated="5" office:value-type="string">
            <text:p>k</text:p>
          </table:table-cell>
          <table:table-cell table:style-name="Default" table:formula="of:=COUNTA([.AR28:.FA28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k<text:span text:style-name="T1">h</text:span></text:p>
          </table:table-cell>
          <table:table-cell office:value-type="string">
            <text:p>k_h</text:p>
          </table:table-cell>
          <table:table-cell table:number-columns-repeated="11"/>
          <table:table-cell office:value-type="string">
            <text:p>k_h</text:p>
          </table:table-cell>
          <table:table-cell table:style-name="ce5"/>
          <table:table-cell table:style-name="ce5" table:formula="of:=IF(NOT(ISBLANK([.AB29]));[.AB29];IF(NOT(ISBLANK([.AH29]));[.AH29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29:.FA29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63"/>
        </table:table-row>
        <table:table-row table:style-name="ro6">
          <table:table-cell/>
          <table:table-cell office:value-type="string">
            <text:p>kɬ</text:p>
          </table:table-cell>
          <table:table-cell office:value-type="string">
            <text:p>kK_&gt;</text:p>
          </table:table-cell>
          <table:table-cell table:number-columns-repeated="11"/>
          <table:table-cell office:value-type="string">
            <text:p>kK_&gt;</text:p>
          </table:table-cell>
          <table:table-cell table:style-name="ce5"/>
          <table:table-cell table:style-name="ce5" table:formula="of:=IF(NOT(ISBLANK([.AB30]));[.AB30];IF(NOT(ISBLANK([.AH30]));[.AH30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30:.FA30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63"/>
        </table:table-row>
        <table:table-row table:style-name="ro7">
          <table:table-cell/>
          <table:table-cell office:value-type="string">
            <text:p>kk</text:p>
          </table:table-cell>
          <table:table-cell office:value-type="string">
            <text:p>kk</text:p>
          </table:table-cell>
          <table:table-cell table:number-columns-repeated="12"/>
          <table:table-cell table:style-name="ce5" table:formula="of:=IF(NOT(ISBLANK([.S31]));[.S31];IF(NOT(ISBLANK([.W31]));[.W31];IF(NOT(ISBLANK([.X31]));[.X31];IF(NOT(ISBLANK([.AD31]));[.AD31];IF(NOT(ISBLANK([.AL31]));[.AL31];&quot;&quot;)))))" office:value-type="string" office:string-value="kk">
            <text:p>kk</text:p>
          </table:table-cell>
          <table:table-cell table:style-name="ce5" table:formula="of:=IF(NOT(ISBLANK([.AB31]));[.AB31];IF(NOT(ISBLANK([.AH31]));[.AH31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kk</text:p>
          </table:table-cell>
          <table:table-cell office:value-type="string">
            <text:p>kk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kk</text:p>
          </table:table-cell>
          <table:table-cell table:number-columns-repeated="2"/>
          <table:table-cell table:style-name="Default" table:formula="of:=COUNTA([.AR31:.FA3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table:number-columns-repeated="2" office:value-type="string">
            <text:p>g</text:p>
          </table:table-cell>
          <table:table-cell table:style-name="ce16" office:value-type="string">
            <text:p>g</text:p>
          </table:table-cell>
          <table:table-cell table:number-columns-repeated="5"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ce5" table:formula="of:=IF(NOT(ISBLANK([.S32]));[.S32];IF(NOT(ISBLANK([.W32]));[.W32];IF(NOT(ISBLANK([.X32]));[.X32];IF(NOT(ISBLANK([.AD32]));[.AD32];IF(NOT(ISBLANK([.AL32]));[.AL32];&quot;&quot;)))))" office:value-type="string" office:string-value="g">
            <text:p>g</text:p>
          </table:table-cell>
          <table:table-cell table:style-name="ce5" table:formula="of:=IF(NOT(ISBLANK([.AB32]));[.AB32];IF(NOT(ISBLANK([.AH32]));[.AH32];&quot;&quot;))" office:value-type="string" office:string-value="g">
            <text:p>g</text:p>
          </table:table-cell>
          <table:table-cell table:style-name="ce5" office:value-type="string">
            <text:p>g</text:p>
          </table:table-cell>
          <table:table-cell table:number-columns-repeated="9" office:value-type="string">
            <text:p>g</text:p>
          </table:table-cell>
          <table:table-cell table:number-columns-repeated="2" table:style-name="ce23" office:value-type="string">
            <text:p>g</text:p>
          </table:table-cell>
          <table:table-cell table:number-columns-repeated="3" office:value-type="string">
            <text:p>g</text:p>
          </table:table-cell>
          <table:table-cell table:style-name="ce4" office:value-type="string">
            <text:p>g</text:p>
          </table:table-cell>
          <table:table-cell table:number-columns-repeated="2" office:value-type="string">
            <text:p>g</text:p>
          </table:table-cell>
          <table:table-cell table:number-columns-repeated="2" table:style-name="ce21" office:value-type="string">
            <text:p>g</text:p>
          </table:table-cell>
          <table:table-cell table:style-name="ce16"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Default" table:formula="of:=COUNTA([.AR32:.FA32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office:value-type="string">
            <text:p>gg</text:p>
          </table:table-cell>
          <table:table-cell office:value-type="string">
            <text:p>gg</text:p>
          </table:table-cell>
          <table:table-cell table:style-name="ce16"/>
          <table:table-cell table:number-columns-repeated="11"/>
          <table:table-cell table:style-name="ce5" table:formula="of:=IF(NOT(ISBLANK([.S33]));[.S33];IF(NOT(ISBLANK([.W33]));[.W33];IF(NOT(ISBLANK([.X33]));[.X33];IF(NOT(ISBLANK([.AD33]));[.AD33];IF(NOT(ISBLANK([.AL33]));[.AL33];&quot;&quot;)))))" office:value-type="string" office:string-value="gg">
            <text:p>gg</text:p>
          </table:table-cell>
          <table:table-cell table:style-name="ce5" table:formula="of:=IF(NOT(ISBLANK([.AB33]));[.AB33];IF(NOT(ISBLANK([.AH33]));[.AH33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gg</text:p>
          </table:table-cell>
          <table:table-cell office:value-type="string">
            <text:p>gg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/>
          <table:table-cell office:value-type="string">
            <text:p>gg</text:p>
          </table:table-cell>
          <table:table-cell table:number-columns-repeated="2"/>
          <table:table-cell table:style-name="Default" table:formula="of:=COUNTA([.AR33:.FA33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ʔ</text:p>
          </table:table-cell>
          <table:table-cell office:value-type="string">
            <text:p>?</text:p>
          </table:table-cell>
          <table:table-cell table:number-columns-repeated="12"/>
          <table:table-cell table:style-name="ce5" table:formula="of:=IF(NOT(ISBLANK([.S34]));[.S34];IF(NOT(ISBLANK([.W34]));[.W34];IF(NOT(ISBLANK([.X34]));[.X34];IF(NOT(ISBLANK([.AD34]));[.AD34];IF(NOT(ISBLANK([.AL34]));[.AL34];&quot;&quot;)))))" office:value-type="string" office:string-value="?">
            <text:p>?</text:p>
          </table:table-cell>
          <table:table-cell table:style-name="ce5" table:formula="of:=IF(NOT(ISBLANK([.AB34]));[.AB34];IF(NOT(ISBLANK([.AH34]));[.AH34];&quot;&quot;))" office:value-type="string" office:string-value="Q">
            <text:p>Q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office:value-type="string">
            <text:p>GS</text:p>
          </table:table-cell>
          <table:table-cell/>
          <table:table-cell table:style-name="ce4" office:value-type="string">
            <text:p>Q</text:p>
          </table:table-cell>
          <table:table-cell table:number-columns-repeated="2" office:value-type="string">
            <text:p>Q</text:p>
          </table:table-cell>
          <table:table-cell table:number-columns-repeated="2" table:style-name="ce21" office:value-type="string">
            <text:p>Q</text:p>
          </table:table-cell>
          <table:table-cell office:value-type="string">
            <text:p>?</text:p>
          </table:table-cell>
          <table:table-cell table:number-columns-repeated="4"/>
          <table:table-cell table:style-name="Default" table:formula="of:=COUNTA([.AR34:.FA34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66"/>
        </table:table-row>
        <table:table-row table:style-name="ro6">
          <table:table-cell office:value-type="string">
            <text:p>Fricative</text:p>
          </table:table-cell>
          <table:table-cell office:value-type="string">
            <text:p>β</text:p>
          </table:table-cell>
          <table:table-cell office:value-type="string">
            <text:p>B</text:p>
          </table:table-cell>
          <table:table-cell table:style-name="ce16"/>
          <table:table-cell table:number-columns-repeated="11"/>
          <table:table-cell table:style-name="ce5" table:formula="of:=IF(NOT(ISBLANK([.S35]));[.S35];IF(NOT(ISBLANK([.W35]));[.W35];IF(NOT(ISBLANK([.X35]));[.X35];IF(NOT(ISBLANK([.AD35]));[.AD35];IF(NOT(ISBLANK([.AL35]));[.AL35];&quot;&quot;)))))" office:value-type="string" office:string-value="B">
            <text:p>B</text:p>
          </table:table-cell>
          <table:table-cell table:style-name="ce5" table:formula="of:=IF(NOT(ISBLANK([.AB35]));[.AB35];IF(NOT(ISBLANK([.AH35]));[.AH35];&quot;&quot;))">
            <text:p/>
          </table:table-cell>
          <table:table-cell table:style-name="ce5"/>
          <table:table-cell/>
          <table:table-cell table:number-columns-repeated="2" office:value-type="string">
            <text:p>B</text:p>
          </table:table-cell>
          <table:table-cell table:style-name="ce16"/>
          <table:table-cell office:value-type="string">
            <text:p>B</text:p>
          </table:table-cell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35:.FA35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6"/>
        </table:table-row>
        <table:table-row table:style-name="ro6">
          <table:table-cell/>
          <table:table-cell table:number-columns-repeated="8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</text:p>
          </table:table-cell>
          <table:table-cell table:style-name="ce5" table:formula="of:=IF(NOT(ISBLANK([.S36]));[.S36];IF(NOT(ISBLANK([.W36]));[.W36];IF(NOT(ISBLANK([.X36]));[.X36];IF(NOT(ISBLANK([.AD36]));[.AD36];IF(NOT(ISBLANK([.AL36]));[.AL36];&quot;&quot;)))))" office:value-type="string" office:string-value="f">
            <text:p>f</text:p>
          </table:table-cell>
          <table:table-cell table:style-name="ce5" table:formula="of:=IF(NOT(ISBLANK([.AB36]));[.AB36];IF(NOT(ISBLANK([.AH36]));[.AH36];&quot;&quot;))" office:value-type="string" office:string-value="f">
            <text:p>f</text:p>
          </table:table-cell>
          <table:table-cell table:style-name="ce5" office:value-type="string">
            <text:p>f</text:p>
          </table:table-cell>
          <table:table-cell table:number-columns-repeated="9" office:value-type="string">
            <text:p>f</text:p>
          </table:table-cell>
          <table:table-cell table:number-columns-repeated="2" table:style-name="ce23" office:value-type="string">
            <text:p>f</text:p>
          </table:table-cell>
          <table:table-cell table:number-columns-repeated="3" office:value-type="string">
            <text:p>f</text:p>
          </table:table-cell>
          <table:table-cell table:style-name="ce4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2" table:style-name="ce21" office:value-type="string">
            <text:p>f</text:p>
          </table:table-cell>
          <table:table-cell table:number-columns-repeated="5" office:value-type="string">
            <text:p>f</text:p>
          </table:table-cell>
          <table:table-cell table:style-name="Default" table:formula="of:=COUNTA([.AR36:.FA36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table:number-columns-repeated="2" office:value-type="string">
            <text:p>ff</text:p>
          </table:table-cell>
          <table:table-cell table:number-columns-repeated="12"/>
          <table:table-cell table:style-name="ce5" table:formula="of:=IF(NOT(ISBLANK([.S37]));[.S37];IF(NOT(ISBLANK([.W37]));[.W37];IF(NOT(ISBLANK([.X37]));[.X37];IF(NOT(ISBLANK([.AD37]));[.AD37];IF(NOT(ISBLANK([.AL37]));[.AL37];&quot;&quot;)))))" office:value-type="string" office:string-value="ff">
            <text:p>ff</text:p>
          </table:table-cell>
          <table:table-cell table:style-name="ce5" table:formula="of:=IF(NOT(ISBLANK([.AB37]));[.AB37];IF(NOT(ISBLANK([.AH37]));[.AH37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ff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ff</text:p>
          </table:table-cell>
          <table:table-cell table:number-columns-repeated="2"/>
          <table:table-cell table:style-name="Default" table:formula="of:=COUNTA([.AR37:.FA37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table:number-columns-repeated="8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v</text:p>
          </table:table-cell>
          <table:table-cell table:style-name="ce5" table:formula="of:=IF(NOT(ISBLANK([.S38]));[.S38];IF(NOT(ISBLANK([.W38]));[.W38];IF(NOT(ISBLANK([.X38]));[.X38];IF(NOT(ISBLANK([.AD38]));[.AD38];IF(NOT(ISBLANK([.AL38]));[.AL38];&quot;&quot;)))))" office:value-type="string" office:string-value="v">
            <text:p>v</text:p>
          </table:table-cell>
          <table:table-cell table:style-name="ce5" table:formula="of:=IF(NOT(ISBLANK([.AB38]));[.AB38];IF(NOT(ISBLANK([.AH38]));[.AH38];&quot;&quot;))" office:value-type="string" office:string-value="v">
            <text:p>v</text:p>
          </table:table-cell>
          <table:table-cell table:style-name="ce5" office:value-type="string">
            <text:p>v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v</text:p>
          </table:table-cell>
          <table:table-cell/>
          <table:table-cell table:number-columns-repeated="4" office:value-type="string">
            <text:p>v</text:p>
          </table:table-cell>
          <table:table-cell table:number-columns-repeated="2" table:style-name="ce23" office:value-type="string">
            <text:p>v</text:p>
          </table:table-cell>
          <table:table-cell table:number-columns-repeated="3" office:value-type="string">
            <text:p>v</text:p>
          </table:table-cell>
          <table:table-cell table:style-name="ce4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2" table:style-name="ce21" office:value-type="string">
            <text:p>v</text:p>
          </table:table-cell>
          <table:table-cell table:number-columns-repeated="5" office:value-type="string">
            <text:p>v</text:p>
          </table:table-cell>
          <table:table-cell table:style-name="Default" table:formula="of:=COUNTA([.AR38:.FA3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12"/>
          <table:table-cell table:style-name="ce5" table:formula="of:=IF(NOT(ISBLANK([.S39]));[.S39];IF(NOT(ISBLANK([.W39]));[.W39];IF(NOT(ISBLANK([.X39]));[.X39];IF(NOT(ISBLANK([.AD39]));[.AD39];IF(NOT(ISBLANK([.AL39]));[.AL39];&quot;&quot;)))))" office:value-type="string" office:string-value="vv">
            <text:p>vv</text:p>
          </table:table-cell>
          <table:table-cell table:style-name="ce5" table:formula="of:=IF(NOT(ISBLANK([.AB39]));[.AB39];IF(NOT(ISBLANK([.AH39]));[.AH39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39:.FA39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θ</text:p>
          </table:table-cell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 office:value-type="string">
            <text:p>TH</text:p>
          </table:table-cell>
          <table:table-cell/>
          <table:table-cell office:value-type="string">
            <text:p>th</text:p>
          </table:table-cell>
          <table:table-cell office:value-type="string">
            <text:p>th</text:p>
          </table:table-cell>
          <table:table-cell/>
          <table:table-cell table:style-name="ce5" table:formula="of:=IF(NOT(ISBLANK([.S40]));[.S40];IF(NOT(ISBLANK([.W40]));[.W40];IF(NOT(ISBLANK([.X40]));[.X40];IF(NOT(ISBLANK([.AD40]));[.AD40];IF(NOT(ISBLANK([.AL40]));[.AL40];&quot;&quot;)))))" office:value-type="string" office:string-value="T">
            <text:p>T</text:p>
          </table:table-cell>
          <table:table-cell table:style-name="ce5" table:formula="of:=IF(NOT(ISBLANK([.AB40]));[.AB40];IF(NOT(ISBLANK([.AH40]));[.AH40];&quot;&quot;))">
            <text:p/>
          </table:table-cell>
          <table:table-cell table:style-name="ce5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2"/>
          <table:table-cell office:value-type="string">
            <text:p>T</text:p>
          </table:table-cell>
          <table:table-cell/>
          <table:table-cell table:style-name="Default" table:formula="of:=COUNTA([.AR40:.FA40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office:value-type="string">
            <text:p>ð</text:p>
          </table:table-cell>
          <table:table-cell office:value-type="string">
            <text:p>D</text:p>
          </table:table-cell>
          <table:table-cell table:style-name="ce16" office:value-type="string">
            <text:p>dh</text:p>
          </table:table-cell>
          <table:table-cell office:value-type="string">
            <text:p>dh</text:p>
          </table:table-cell>
          <table:table-cell table:number-columns-repeated="2"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table:style-name="ce5" table:formula="of:=IF(NOT(ISBLANK([.S41]));[.S41];IF(NOT(ISBLANK([.W41]));[.W41];IF(NOT(ISBLANK([.X41]));[.X41];IF(NOT(ISBLANK([.AD41]));[.AD41];IF(NOT(ISBLANK([.AL41]));[.AL41];&quot;&quot;)))))" office:value-type="string" office:string-value="D">
            <text:p>D</text:p>
          </table:table-cell>
          <table:table-cell table:style-name="ce5" table:formula="of:=IF(NOT(ISBLANK([.AB41]));[.AB41];IF(NOT(ISBLANK([.AH41]));[.AH41];&quot;&quot;))">
            <text:p/>
          </table:table-cell>
          <table:table-cell table:style-name="ce5" office:value-type="string">
            <text:p>D</text:p>
          </table:table-cell>
          <table:table-cell table:number-columns-repeated="3" office:value-type="string">
            <text:p>D</text:p>
          </table:table-cell>
          <table:table-cell table:style-name="ce16"/>
          <table:table-cell office:value-type="string">
            <text:p>D</text:p>
          </table:table-cell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2"/>
          <table:table-cell office:value-type="string">
            <text:p>D</text:p>
          </table:table-cell>
          <table:table-cell/>
          <table:table-cell table:style-name="Default" table:formula="of:=COUNTA([.AR41:.FA41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table:number-columns-repeated="8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5" table:formula="of:=IF(NOT(ISBLANK([.S42]));[.S42];IF(NOT(ISBLANK([.W42]));[.W42];IF(NOT(ISBLANK([.X42]));[.X42];IF(NOT(ISBLANK([.AD42]));[.AD42];IF(NOT(ISBLANK([.AL42]));[.AL42];&quot;&quot;)))))" office:value-type="string" office:string-value="s">
            <text:p>s</text:p>
          </table:table-cell>
          <table:table-cell table:style-name="ce5" table:formula="of:=IF(NOT(ISBLANK([.AB42]));[.AB42];IF(NOT(ISBLANK([.AH42]));[.AH42];&quot;&quot;))" office:value-type="string" office:string-value="s">
            <text:p>s</text:p>
          </table:table-cell>
          <table:table-cell table:style-name="ce5" office:value-type="string">
            <text:p>s</text:p>
          </table:table-cell>
          <table:table-cell table:number-columns-repeated="9" office:value-type="string">
            <text:p>s</text:p>
          </table:table-cell>
          <table:table-cell table:number-columns-repeated="2" table:style-name="ce23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4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1" office:value-type="string">
            <text:p>s</text:p>
          </table:table-cell>
          <table:table-cell table:number-columns-repeated="5" office:value-type="string">
            <text:p>s</text:p>
          </table:table-cell>
          <table:table-cell table:style-name="Default" table:formula="of:=COUNTA([.AR42:.FA42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12"/>
          <table:table-cell table:style-name="ce5" table:formula="of:=IF(NOT(ISBLANK([.S43]));[.S43];IF(NOT(ISBLANK([.W43]));[.W43];IF(NOT(ISBLANK([.X43]));[.X43];IF(NOT(ISBLANK([.AD43]));[.AD43];IF(NOT(ISBLANK([.AL43]));[.AL43];&quot;&quot;)))))" office:value-type="string" office:string-value="ss">
            <text:p>ss</text:p>
          </table:table-cell>
          <table:table-cell table:style-name="ce5" table:formula="of:=IF(NOT(ISBLANK([.AB43]));[.AB43];IF(NOT(ISBLANK([.AH43]));[.AH43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ss</text:p>
          </table:table-cell>
          <table:table-cell table:number-columns-repeated="2"/>
          <table:table-cell table:style-name="Default" table:formula="of:=COUNTA([.AR43:.FA4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table:number-columns-repeated="8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z</text:p>
          </table:table-cell>
          <table:table-cell table:style-name="ce5" table:formula="of:=IF(NOT(ISBLANK([.S44]));[.S44];IF(NOT(ISBLANK([.W44]));[.W44];IF(NOT(ISBLANK([.X44]));[.X44];IF(NOT(ISBLANK([.AD44]));[.AD44];IF(NOT(ISBLANK([.AL44]));[.AL44];&quot;&quot;)))))" office:value-type="string" office:string-value="z">
            <text:p>z</text:p>
          </table:table-cell>
          <table:table-cell table:style-name="ce5" table:formula="of:=IF(NOT(ISBLANK([.AB44]));[.AB44];IF(NOT(ISBLANK([.AH44]));[.AH44];&quot;&quot;))" office:value-type="string" office:string-value="z">
            <text:p>z</text:p>
          </table:table-cell>
          <table:table-cell table:style-name="ce5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 table:number-columns-repeated="6" office:value-type="string">
            <text:p>z</text:p>
          </table:table-cell>
          <table:table-cell table:number-columns-repeated="2" table:style-name="ce23" office:value-type="string">
            <text:p>z</text:p>
          </table:table-cell>
          <table:table-cell table:number-columns-repeated="3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1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  <table:table-cell/>
          <table:table-cell table:style-name="Default" table:formula="of:=COUNTA([.AR44:.FA44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ʃ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table:number-columns-repeated="2"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/>
          <table:table-cell office:value-type="string">
            <text:p>SH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office:value-type="string">
            <text:p>S</text:p>
          </table:table-cell>
          <table:table-cell table:style-name="ce5" table:formula="of:=IF(NOT(ISBLANK([.S45]));[.S45];IF(NOT(ISBLANK([.W45]));[.W45];IF(NOT(ISBLANK([.X45]));[.X45];IF(NOT(ISBLANK([.AD45]));[.AD45];IF(NOT(ISBLANK([.AL45]));[.AL45];&quot;&quot;)))))" office:value-type="string" office:string-value="S">
            <text:p>S</text:p>
          </table:table-cell>
          <table:table-cell table:style-name="ce5" table:formula="of:=IF(NOT(ISBLANK([.AB45]));[.AB45];IF(NOT(ISBLANK([.AH45]));[.AH45];&quot;&quot;))" office:value-type="string" office:string-value="S">
            <text:p>S</text:p>
          </table:table-cell>
          <table:table-cell table:style-name="ce5" office:value-type="string">
            <text:p>S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/>
          <table:table-cell table:number-columns-repeated="4" office:value-type="string">
            <text:p>S</text:p>
          </table:table-cell>
          <table:table-cell table:number-columns-repeated="2" table:style-name="ce23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4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1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 table:style-name="Default" table:formula="of:=COUNTA([.AR45:.FA45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ʃʃ</text:p>
          </table:table-cell>
          <table:table-cell office:value-type="string">
            <text:p>SS</text:p>
          </table:table-cell>
          <table:table-cell table:number-columns-repeated="12"/>
          <table:table-cell table:style-name="ce5" table:formula="of:=IF(NOT(ISBLANK([.S46]));[.S46];IF(NOT(ISBLANK([.W46]));[.W46];IF(NOT(ISBLANK([.X46]));[.X46];IF(NOT(ISBLANK([.AD46]));[.AD46];IF(NOT(ISBLANK([.AL46]));[.AL46];&quot;&quot;)))))" office:value-type="string" office:string-value="SS">
            <text:p>SS</text:p>
          </table:table-cell>
          <table:table-cell table:style-name="ce5" table:formula="of:=IF(NOT(ISBLANK([.AB46]));[.AB46];IF(NOT(ISBLANK([.AH46]));[.AH46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S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46:.FA46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/>
          <table:table-cell office:value-type="string">
            <text:p>ʒ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 table:number-columns-repeated="2"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/>
          <table:table-cell office:value-type="string">
            <text:p>ZH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table:number-columns-repeated="2"/>
          <table:table-cell table:style-name="ce5" table:formula="of:=IF(NOT(ISBLANK([.S47]));[.S47];IF(NOT(ISBLANK([.W47]));[.W47];IF(NOT(ISBLANK([.X47]));[.X47];IF(NOT(ISBLANK([.AD47]));[.AD47];IF(NOT(ISBLANK([.AL47]));[.AL47];&quot;&quot;)))))" office:value-type="string" office:string-value="Z">
            <text:p>Z</text:p>
          </table:table-cell>
          <table:table-cell table:style-name="ce5" table:formula="of:=IF(NOT(ISBLANK([.AB47]));[.AB47];IF(NOT(ISBLANK([.AH47]));[.AH47];&quot;&quot;))" office:value-type="string" office:string-value="Z">
            <text:p>Z</text:p>
          </table:table-cell>
          <table:table-cell table:style-name="ce5" office:value-type="string">
            <text:p>Z</text:p>
          </table:table-cell>
          <table:table-cell office:value-type="string">
            <text:p>Z</text:p>
          </table:table-cell>
          <table:table-cell table:number-columns-repeated="3"/>
          <table:table-cell table:number-columns-repeated="2"/>
          <table:table-cell/>
          <table:table-cell table:number-columns-repeated="2" office:value-type="string">
            <text:p>Z</text:p>
          </table:table-cell>
          <table:table-cell table:number-columns-repeated="2" table:style-name="ce23" office:value-type="string">
            <text:p>Z</text:p>
          </table:table-cell>
          <table:table-cell table:number-columns-repeated="2" office:value-type="string">
            <text:p>Z</text:p>
          </table:table-cell>
          <table:table-cell/>
          <table:table-cell table:style-name="ce4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1" office:value-type="string">
            <text:p>Z</text:p>
          </table:table-cell>
          <table:table-cell office:value-type="string">
            <text:p>Z</text:p>
          </table:table-cell>
          <table:table-cell table:number-columns-repeated="4"/>
          <table:table-cell table:style-name="Default" table:formula="of:=COUNTA([.AR47:.FA47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ç</text:p>
          </table:table-cell>
          <table:table-cell office:value-type="string">
            <text:p>C</text:p>
          </table:table-cell>
          <table:table-cell table:number-columns-repeated="12"/>
          <table:table-cell table:style-name="ce5" table:formula="of:=IF(NOT(ISBLANK([.S48]));[.S48];IF(NOT(ISBLANK([.W48]));[.W48];IF(NOT(ISBLANK([.X48]));[.X48];IF(NOT(ISBLANK([.AD48]));[.AD48];IF(NOT(ISBLANK([.AL48]));[.AL48];&quot;&quot;)))))" office:value-type="string" office:string-value="C">
            <text:p>C</text:p>
          </table:table-cell>
          <table:table-cell table:style-name="ce5" table:formula="of:=IF(NOT(ISBLANK([.AB48]));[.AB48];IF(NOT(ISBLANK([.AH48]));[.AH48];&quot;&quot;))" office:value-type="string" office:string-value="C">
            <text:p>C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 office:value-type="string">
            <text:p>C</text:p>
          </table:table-cell>
          <table:table-cell table:style-name="ce4" office:value-type="string">
            <text:p>C</text:p>
          </table:table-cell>
          <table:table-cell table:number-columns-repeated="2" office:value-type="string">
            <text:p>C</text:p>
          </table:table-cell>
          <table:table-cell table:number-columns-repeated="2" table:style-name="ce21" office:value-type="string">
            <text:p>C</text:p>
          </table:table-cell>
          <table:table-cell table:number-columns-repeated="2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 table:style-name="Default" table:formula="of:=COUNTA([.AR48:.FA48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5" table:formula="of:=IF(NOT(ISBLANK([.S49]));[.S49];IF(NOT(ISBLANK([.W49]));[.W49];IF(NOT(ISBLANK([.X49]));[.X49];IF(NOT(ISBLANK([.AD49]));[.AD49];IF(NOT(ISBLANK([.AL49]));[.AL49];&quot;&quot;)))))" office:value-type="string" office:string-value="x">
            <text:p>x</text:p>
          </table:table-cell>
          <table:table-cell table:style-name="ce5" table:formula="of:=IF(NOT(ISBLANK([.AB49]));[.AB49];IF(NOT(ISBLANK([.AH49]));[.AH49];&quot;&quot;))" office:value-type="string" office:string-value="x">
            <text:p>x</text:p>
          </table:table-cell>
          <table:table-cell table:style-name="ce5"/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3"/>
          <table:table-cell table:style-name="ce23"/>
          <table:table-cell/>
          <table:table-cell office:value-type="string">
            <text:p>ch</text:p>
          </table:table-cell>
          <table:table-cell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formula="of:=COUNTA([.AR49:.FA49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ɣ</text:p>
          </table:table-cell>
          <table:table-cell office:value-type="string">
            <text:p>G</text:p>
          </table:table-cell>
          <table:table-cell table:number-columns-repeated="8"/>
          <table:table-cell office:value-type="string">
            <text:p>G</text:p>
          </table:table-cell>
          <table:table-cell table:number-columns-repeated="3"/>
          <table:table-cell table:style-name="ce5" table:formula="of:=IF(NOT(ISBLANK([.S50]));[.S50];IF(NOT(ISBLANK([.W50]));[.W50];IF(NOT(ISBLANK([.X50]));[.X50];IF(NOT(ISBLANK([.AD50]));[.AD50];IF(NOT(ISBLANK([.AL50]));[.AL50];&quot;&quot;)))))" office:value-type="string" office:string-value="G">
            <text:p>G</text:p>
          </table:table-cell>
          <table:table-cell table:style-name="ce5" table:formula="of:=IF(NOT(ISBLANK([.AB50]));[.AB50];IF(NOT(ISBLANK([.AH50]));[.AH50];&quot;&quot;))">
            <text:p/>
          </table:table-cell>
          <table:table-cell table:style-name="ce5"/>
          <table:table-cell/>
          <table:table-cell table:number-columns-repeated="2" office:value-type="string">
            <text:p>G</text:p>
          </table:table-cell>
          <table:table-cell table:style-name="ce16"/>
          <table:table-cell office:value-type="string">
            <text:p>G</text:p>
          </table:table-cell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2"/>
          <table:table-cell office:value-type="string">
            <text:p>G</text:p>
          </table:table-cell>
          <table:table-cell/>
          <table:table-cell table:style-name="Default" table:formula="of:=COUNTA([.AR50:.FA50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table:number-columns-repeated="3"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ʁ</text:p>
          </table:table-cell>
          <table:table-cell office:value-type="string">
            <text:p>R</text:p>
          </table:table-cell>
          <table:table-cell table:number-columns-repeated="12"/>
          <table:table-cell table:style-name="ce5" table:formula="of:=IF(NOT(ISBLANK([.S51]));[.S51];IF(NOT(ISBLANK([.W51]));[.W51];IF(NOT(ISBLANK([.X51]));[.X51];IF(NOT(ISBLANK([.AD51]));[.AD51];IF(NOT(ISBLANK([.AL51]));[.AL51];&quot;&quot;)))))" office:value-type="string" office:string-value="R">
            <text:p>R</text:p>
          </table:table-cell>
          <table:table-cell table:style-name="ce5" table:formula="of:=IF(NOT(ISBLANK([.AB51]));[.AB51];IF(NOT(ISBLANK([.AH51]));[.AH51];&quot;&quot;))" office:value-type="string" office:string-value="R">
            <text:p>R</text:p>
          </table:table-cell>
          <table:table-cell table:style-name="ce5"/>
          <table:table-cell/>
          <table:table-cell table:number-columns-repeated="3"/>
          <table:table-cell table:number-columns-repeated="2"/>
          <table:table-cell/>
          <table:table-cell table:number-columns-repeated="2" office:value-type="string">
            <text:p>R</text:p>
          </table:table-cell>
          <table:table-cell table:number-columns-repeated="2" table:style-name="ce23" office:value-type="string">
            <text:p>R</text:p>
          </table:table-cell>
          <table:table-cell office:value-type="string">
            <text:p>R</text:p>
          </table:table-cell>
          <table:table-cell table:number-columns-repeated="2"/>
          <table:table-cell table:style-name="ce4"/>
          <table:table-cell/>
          <table:table-cell/>
          <table:table-cell table:number-columns-repeated="2" table:style-name="ce21" office:value-type="string">
            <text:p>R</text:p>
          </table:table-cell>
          <table:table-cell office:value-type="string">
            <text:p>R</text:p>
          </table:table-cell>
          <table:table-cell table:number-columns-repeated="4"/>
          <table:table-cell table:style-name="Default" table:formula="of:=COUNTA([.AR51:.FA5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office:value-type="string">
            <text:p>1</text:p>
          </table:table-cell>
          <table:table-cell table:number-columns-repeated="926"/>
        </table:table-row>
        <table:table-row table:style-name="ro7">
          <table:table-cell/>
          <table:table-cell office:value-type="string">
            <text:p>ɥ</text:p>
          </table:table-cell>
          <table:table-cell office:value-type="string">
            <text:p>H</text:p>
          </table:table-cell>
          <table:table-cell table:number-columns-repeated="12"/>
          <table:table-cell table:style-name="ce5" table:formula="of:=IF(NOT(ISBLANK([.S52]));[.S52];IF(NOT(ISBLANK([.W52]));[.W52];IF(NOT(ISBLANK([.X52]));[.X52];IF(NOT(ISBLANK([.AD52]));[.AD52];IF(NOT(ISBLANK([.AL52]));[.AL52];&quot;&quot;)))))" office:value-type="string" office:string-value="H">
            <text:p>H</text:p>
          </table:table-cell>
          <table:table-cell table:style-name="ce5" table:formula="of:=IF(NOT(ISBLANK([.AB52]));[.AB52];IF(NOT(ISBLANK([.AH52]));[.AH52];&quot;&quot;))" office:value-type="string" office:string-value="H">
            <text:p>H</text:p>
          </table:table-cell>
          <table:table-cell table:style-name="ce5"/>
          <table:table-cell/>
          <table:table-cell table:number-columns-repeated="3"/>
          <table:table-cell table:number-columns-repeated="2"/>
          <table:table-cell/>
          <table:table-cell table:number-columns-repeated="2" office:value-type="string">
            <text:p>H</text:p>
          </table:table-cell>
          <table:table-cell table:number-columns-repeated="2" table:style-name="ce23" office:value-type="string">
            <text:p>H</text:p>
          </table:table-cell>
          <table:table-cell office:value-type="string">
            <text:p>H</text:p>
          </table:table-cell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52:.FA5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6"/>
        </table:table-row>
        <table:table-row table:style-name="ro7">
          <table:table-cell/>
          <table:table-cell table:number-columns-repeated="3" office:value-type="string">
            <text:p>h</text:p>
          </table:table-cell>
          <table:table-cell office:value-type="string">
            <text:p>hh</text:p>
          </table:table-cell>
          <table:table-cell/>
          <table:table-cell table:style-name="Default"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2" office:value-type="string">
            <text:p>HH</text:p>
          </table:table-cell>
          <table:table-cell office:value-type="string">
            <text:p>h</text:p>
          </table:table-cell>
          <table:table-cell office:value-type="string">
            <text:p>hh</text:p>
          </table:table-cell>
          <table:table-cell office:value-type="string">
            <text:p>hh</text:p>
          </table:table-cell>
          <table:table-cell office:value-type="string">
            <text:p>h</text:p>
          </table:table-cell>
          <table:table-cell table:style-name="ce5" table:formula="of:=IF(NOT(ISBLANK([.S53]));[.S53];IF(NOT(ISBLANK([.W53]));[.W53];IF(NOT(ISBLANK([.X53]));[.X53];IF(NOT(ISBLANK([.AD53]));[.AD53];IF(NOT(ISBLANK([.AL53]));[.AL53];&quot;&quot;)))))" office:value-type="string" office:string-value="h">
            <text:p>h</text:p>
          </table:table-cell>
          <table:table-cell table:style-name="ce5" table:formula="of:=IF(NOT(ISBLANK([.AB53]));[.AB53];IF(NOT(ISBLANK([.AH53]));[.AH53];&quot;&quot;))" office:value-type="string" office:string-value="h">
            <text:p>h</text:p>
          </table:table-cell>
          <table:table-cell table:style-name="ce5"/>
          <table:table-cell office:value-type="string">
            <text:p>h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 office:value-type="string">
            <text:p>h</text:p>
          </table:table-cell>
          <table:table-cell table:style-name="ce4" office:value-type="string">
            <text:p>h</text:p>
          </table:table-cell>
          <table:table-cell table:number-columns-repeated="2" office:value-type="string">
            <text:p>h</text:p>
          </table:table-cell>
          <table:table-cell table:number-columns-repeated="2" table:style-name="ce21" office:value-type="string">
            <text:p>h</text:p>
          </table:table-cell>
          <table:table-cell table:number-columns-repeated="3"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Default" table:formula="of:=COUNTA([.AR53:.FA53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59"/>
        </table:table-row>
        <table:table-row table:style-name="ro7">
          <table:table-cell/>
          <table:table-cell table:style-name="ce9" office:value-type="string">
            <text:p>ɦ</text:p>
          </table:table-cell>
          <table:table-cell office:value-type="string">
            <text:p>h\</text:p>
          </table:table-cell>
          <table:table-cell table:number-columns-repeated="2"/>
          <table:table-cell table:number-columns-repeated="2" office:value-type="string">
            <text:p>h\</text:p>
          </table:table-cell>
          <table:table-cell table:number-columns-repeated="7"/>
          <table:table-cell office:value-type="string">
            <text:p>h\</text:p>
          </table:table-cell>
          <table:table-cell table:style-name="ce5"/>
          <table:table-cell table:style-name="ce5" table:formula="of:=IF(NOT(ISBLANK([.AB54]));[.AB54];IF(NOT(ISBLANK([.AH54]));[.AH54];&quot;&quot;))">
            <text:p/>
          </table:table-cell>
          <table:table-cell table:style-name="ce5" office:value-type="string">
            <text:p>h\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54:.FA54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0"/>
        </table:table-row>
        <table:table-row table:style-name="ro7">
          <table:table-cell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12"/>
          <table:table-cell table:style-name="ce5" table:formula="of:=IF(NOT(ISBLANK([.S55]));[.S55];IF(NOT(ISBLANK([.W55]));[.W55];IF(NOT(ISBLANK([.X55]));[.X55];IF(NOT(ISBLANK([.AD55]));[.AD55];IF(NOT(ISBLANK([.AL55]));[.AL55];&quot;&quot;)))))">
            <text:p/>
          </table:table-cell>
          <table:table-cell table:style-name="ce5" table:formula="of:=IF(NOT(ISBLANK([.AB55]));[.AB55];IF(NOT(ISBLANK([.AH55]));[.AH55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hh</text:p>
          </table:table-cell>
          <table:table-cell table:number-columns-repeated="2"/>
          <table:table-cell table:style-name="Default" table:formula="of:=COUNTA([.AR55:.FA55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0"/>
        </table:table-row>
        <table:table-row table:style-name="ro7">
          <table:table-cell office:value-type="string">
            <text:p>Approximant</text:p>
          </table:table-cell>
          <table:table-cell office:value-type="string">
            <text:p>ɹ</text:p>
          </table:table-cell>
          <table:table-cell table:number-columns-repeated="7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r</text:p>
          </table:table-cell>
          <table:table-cell table:style-name="ce5" table:formula="of:=IF(NOT(ISBLANK([.S56]));[.S56];IF(NOT(ISBLANK([.W56]));[.W56];IF(NOT(ISBLANK([.X56]));[.X56];IF(NOT(ISBLANK([.AD56]));[.AD56];IF(NOT(ISBLANK([.AL56]));[.AL56];&quot;&quot;)))))" office:value-type="string" office:string-value="r">
            <text:p>r</text:p>
          </table:table-cell>
          <table:table-cell table:style-name="ce5" table:formula="of:=IF(NOT(ISBLANK([.AB56]));[.AB56];IF(NOT(ISBLANK([.AH56]));[.AH56];&quot;&quot;))" office:value-type="string" office:string-value="r">
            <text:p>r</text:p>
          </table:table-cell>
          <table:table-cell table:style-name="ce5" office:value-type="string">
            <text:p>r</text:p>
          </table:table-cell>
          <table:table-cell table:number-columns-repeated="7" office:value-type="string">
            <text:p>r</text:p>
          </table:table-cell>
          <table:table-cell table:number-columns-repeated="2"/>
          <table:table-cell table:style-name="ce23"/>
          <table:table-cell table:style-name="ce23"/>
          <table:table-cell table:number-columns-repeated="2" office:value-type="string">
            <text:p>r</text:p>
          </table:table-cell>
          <table:table-cell table:style-name="ce25" office:value-type="string">
            <text:p>r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2" table:style-name="ce21" office:value-type="string">
            <text:p>r</text:p>
          </table:table-cell>
          <table:table-cell/>
          <table:table-cell table:number-columns-repeated="4" office:value-type="string">
            <text:p>r</text:p>
          </table:table-cell>
          <table:table-cell table:style-name="Default" table:formula="of:=COUNTA([.AR56:.FA5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5" table:formula="of:=IF(NOT(ISBLANK([.S57]));[.S57];IF(NOT(ISBLANK([.W57]));[.W57];IF(NOT(ISBLANK([.X57]));[.X57];IF(NOT(ISBLANK([.AD57]));[.AD57];IF(NOT(ISBLANK([.AL57]));[.AL57];&quot;&quot;)))))">
            <text:p/>
          </table:table-cell>
          <table:table-cell table:style-name="ce5" table:formula="of:=IF(NOT(ISBLANK([.AB57]));[.AB57];IF(NOT(ISBLANK([.AH57]));[.AH57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rr</text:p>
          </table:table-cell>
          <table:table-cell table:number-columns-repeated="2"/>
          <table:table-cell table:style-name="Default" table:formula="of:=COUNTA([.AR57:.FA5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table:style-name="ce5" table:formula="of:=IF(NOT(ISBLANK([.S58]));[.S58];IF(NOT(ISBLANK([.W58]));[.W58];IF(NOT(ISBLANK([.X58]));[.X58];IF(NOT(ISBLANK([.AD58]));[.AD58];IF(NOT(ISBLANK([.AL58]));[.AL58];&quot;&quot;)))))" office:value-type="string" office:string-value="j">
            <text:p>j</text:p>
          </table:table-cell>
          <table:table-cell table:style-name="ce5" table:formula="of:=IF(NOT(ISBLANK([.AB58]));[.AB58];IF(NOT(ISBLANK([.AH58]));[.AH58];&quot;&quot;))" office:value-type="string" office:string-value="j">
            <text:p>j</text:p>
          </table:table-cell>
          <table:table-cell table:style-name="ce5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4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1" office:value-type="string">
            <text:p>j</text:p>
          </table:table-cell>
          <table:table-cell table:style-name="ce21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Default" table:formula="of:=COUNTA([.AR58:.FA58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table:style-name="ce10" office:value-type="string">
            <text:p>ʝ</text:p>
          </table:table-cell>
          <table:table-cell office:value-type="string">
            <text:p>jj</text:p>
          </table:table-cell>
          <table:table-cell table:number-columns-repeated="11"/>
          <table:table-cell office:value-type="string">
            <text:p>j</text:p>
          </table:table-cell>
          <table:table-cell table:style-name="ce5" table:formula="of:=IF(NOT(ISBLANK([.S59]));[.S59];IF(NOT(ISBLANK([.W59]));[.W59];IF(NOT(ISBLANK([.X59]));[.X59];IF(NOT(ISBLANK([.AD59]));[.AD59];IF(NOT(ISBLANK([.AL59]));[.AL59];&quot;&quot;)))))" office:value-type="string" office:string-value="jj">
            <text:p>jj</text:p>
          </table:table-cell>
          <table:table-cell table:style-name="ce5" table:formula="of:=IF(NOT(ISBLANK([.AB59]));[.AB59];IF(NOT(ISBLANK([.AH59]));[.AH59];&quot;&quot;))">
            <text:p/>
          </table:table-cell>
          <table:table-cell table:style-name="ce5"/>
          <table:table-cell/>
          <table:table-cell office:value-type="string">
            <text:p>jj</text:p>
          </table:table-cell>
          <table:table-cell office:value-type="string">
            <text:p>jj</text:p>
          </table:table-cell>
          <table:table-cell/>
          <table:table-cell office:value-type="string">
            <text:p>jj</text:p>
          </table:table-cell>
          <table:table-cell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2"/>
          <table:table-cell office:value-type="string">
            <text:p>jj</text:p>
          </table:table-cell>
          <table:table-cell/>
          <table:table-cell table:style-name="Default" table:formula="of:=COUNTA([.AR59:.FA5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 office:value-type="string">
            <text:p>Trill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5" table:formula="of:=IF(NOT(ISBLANK([.S60]));[.S60];IF(NOT(ISBLANK([.W60]));[.W60];IF(NOT(ISBLANK([.X60]));[.X60];IF(NOT(ISBLANK([.AD60]));[.AD60];IF(NOT(ISBLANK([.AL60]));[.AL60];&quot;&quot;)))))" office:value-type="string" office:string-value="rr">
            <text:p>rr</text:p>
          </table:table-cell>
          <table:table-cell table:style-name="ce5" table:formula="of:=IF(NOT(ISBLANK([.AB60]));[.AB60];IF(NOT(ISBLANK([.AH60]));[.AH60];&quot;&quot;))">
            <text:p/>
          </table:table-cell>
          <table:table-cell table:style-name="ce5"/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60:.FA6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 office:value-type="string">
            <text:p>Tap</text:p>
          </table:table-cell>
          <table:table-cell office:value-type="string">
            <text:p>ɾ</text:p>
          </table:table-cell>
          <table:table-cell office:value-type="float" office:value="4">
            <text:p>4</text:p>
          </table:table-cell>
          <table:table-cell table:style-name="ce16" office:value-type="string">
            <text:p>t^</text:p>
          </table:table-cell>
          <table:table-cell office:value-type="string">
            <text:p>dx</text:p>
          </table:table-cell>
          <table:table-cell table:number-columns-repeated="2"/>
          <table:table-cell office:value-type="string">
            <text:p>dx</text:p>
          </table:table-cell>
          <table:table-cell table:number-columns-repeated="7"/>
          <table:table-cell table:style-name="ce5" table:formula="of:=IF(NOT(ISBLANK([.S61]));[.S61];IF(NOT(ISBLANK([.W61]));[.W61];IF(NOT(ISBLANK([.X61]));[.X61];IF(NOT(ISBLANK([.AD61]));[.AD61];IF(NOT(ISBLANK([.AL61]));[.AL61];&quot;&quot;)))))">
            <text:p/>
          </table:table-cell>
          <table:table-cell table:style-name="ce5" table:formula="of:=IF(NOT(ISBLANK([.AB61]));[.AB61];IF(NOT(ISBLANK([.AH61]));[.AH61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61:.FA61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 office:value-type="string">
            <text:p>Lat. Approx.</text:p>
          </table:table-cell>
          <table:table-cell table:number-columns-repeated="8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</text:p>
          </table:table-cell>
          <table:table-cell table:style-name="ce5" table:formula="of:=IF(NOT(ISBLANK([.S62]));[.S62];IF(NOT(ISBLANK([.W62]));[.W62];IF(NOT(ISBLANK([.X62]));[.X62];IF(NOT(ISBLANK([.AD62]));[.AD62];IF(NOT(ISBLANK([.AL62]));[.AL62];&quot;&quot;)))))" office:value-type="string" office:string-value="l">
            <text:p>l</text:p>
          </table:table-cell>
          <table:table-cell table:style-name="ce5" table:formula="of:=IF(NOT(ISBLANK([.AB62]));[.AB62];IF(NOT(ISBLANK([.AH62]));[.AH62];&quot;&quot;))" office:value-type="string" office:string-value="l">
            <text:p>l</text:p>
          </table:table-cell>
          <table:table-cell table:style-name="ce5" office:value-type="string">
            <text:p>l</text:p>
          </table:table-cell>
          <table:table-cell table:number-columns-repeated="9" office:value-type="string">
            <text:p>l</text:p>
          </table:table-cell>
          <table:table-cell table:number-columns-repeated="2" table:style-name="ce23" office:value-type="string">
            <text:p>l</text:p>
          </table:table-cell>
          <table:table-cell table:number-columns-repeated="3" office:value-type="string">
            <text:p>l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2" table:style-name="ce21" office:value-type="string">
            <text:p>l</text:p>
          </table:table-cell>
          <table:table-cell table:number-columns-repeated="5" office:value-type="string">
            <text:p>l</text:p>
          </table:table-cell>
          <table:table-cell table:style-name="Default" table:formula="of:=COUNTA([.AR62:.FA6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table:number-columns-repeated="2" office:value-type="string">
            <text:p>ll</text:p>
          </table:table-cell>
          <table:table-cell table:number-columns-repeated="12"/>
          <table:table-cell table:style-name="ce5" table:formula="of:=IF(NOT(ISBLANK([.S63]));[.S63];IF(NOT(ISBLANK([.W63]));[.W63];IF(NOT(ISBLANK([.X63]));[.X63];IF(NOT(ISBLANK([.AD63]));[.AD63];IF(NOT(ISBLANK([.AL63]));[.AL63];&quot;&quot;)))))" office:value-type="string" office:string-value="ll">
            <text:p>ll</text:p>
          </table:table-cell>
          <table:table-cell table:style-name="ce5" table:formula="of:=IF(NOT(ISBLANK([.AB63]));[.AB63];IF(NOT(ISBLANK([.AH63]));[.AH63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ll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ll</text:p>
          </table:table-cell>
          <table:table-cell table:number-columns-repeated="2"/>
          <table:table-cell table:style-name="Default" table:formula="of:=COUNTA([.AR63:.FA63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l̩</text:p>
          </table:table-cell>
          <table:table-cell office:value-type="string">
            <text:p>l=</text:p>
          </table:table-cell>
          <table:table-cell office:value-type="string">
            <text:p>l!</text:p>
          </table:table-cell>
          <table:table-cell table:number-columns-repeated="3"/>
          <table:table-cell office:value-type="string">
            <text:p>el</text:p>
          </table:table-cell>
          <table:table-cell office:value-type="string">
            <text:p>el</text:p>
          </table:table-cell>
          <table:table-cell table:number-columns-repeated="3"/>
          <table:table-cell office:value-type="string">
            <text:p>el</text:p>
          </table:table-cell>
          <table:table-cell table:number-columns-repeated="2"/>
          <table:table-cell table:style-name="ce5" table:formula="of:=IF(NOT(ISBLANK([.S64]));[.S64];IF(NOT(ISBLANK([.W64]));[.W64];IF(NOT(ISBLANK([.X64]));[.X64];IF(NOT(ISBLANK([.AD64]));[.AD64];IF(NOT(ISBLANK([.AL64]));[.AL64];&quot;&quot;)))))">
            <text:p/>
          </table:table-cell>
          <table:table-cell table:style-name="ce5" table:formula="of:=IF(NOT(ISBLANK([.AB64]));[.AB64];IF(NOT(ISBLANK([.AH64]));[.AH64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64:.FA64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table:style-name="ce10" office:value-type="string">
            <text:p>ɬ</text:p>
          </table:table-cell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style-name="ce5"/>
          <table:table-cell table:style-name="ce5" table:formula="of:=IF(NOT(ISBLANK([.AB65]));[.AB65];IF(NOT(ISBLANK([.AH65]));[.AH65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65:.FA65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41"/>
        </table:table-row>
        <table:table-row table:style-name="ro7">
          <table:table-cell/>
          <table:table-cell table:style-name="ce10" office:value-type="string">
            <text:p>ɮ</text:p>
          </table:table-cell>
          <table:table-cell office:value-type="string">
            <text:p>K\</text:p>
          </table:table-cell>
          <table:table-cell table:number-columns-repeated="11"/>
          <table:table-cell office:value-type="string">
            <text:p>K\</text:p>
          </table:table-cell>
          <table:table-cell table:style-name="ce5"/>
          <table:table-cell table:style-name="ce5" table:formula="of:=IF(NOT(ISBLANK([.AB66]));[.AB66];IF(NOT(ISBLANK([.AH66]));[.AH66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66:.FA66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42"/>
        </table:table-row>
        <table:table-row table:style-name="ro7">
          <table:table-cell/>
          <table:table-cell office:value-type="string">
            <text:p>ʎ</text:p>
          </table:table-cell>
          <table:table-cell office:value-type="string">
            <text:p>L</text:p>
          </table:table-cell>
          <table:table-cell table:number-columns-repeated="12"/>
          <table:table-cell table:style-name="ce5" table:formula="of:=IF(NOT(ISBLANK([.S67]));[.S67];IF(NOT(ISBLANK([.W67]));[.W67];IF(NOT(ISBLANK([.X67]));[.X67];IF(NOT(ISBLANK([.AD67]));[.AD67];IF(NOT(ISBLANK([.AL67]));[.AL67];&quot;&quot;)))))" office:value-type="string" office:string-value="L">
            <text:p>L</text:p>
          </table:table-cell>
          <table:table-cell table:style-name="ce5" table:formula="of:=IF(NOT(ISBLANK([.AB67]));[.AB67];IF(NOT(ISBLANK([.AH67]));[.AH67];&quot;&quot;))">
            <text:p/>
          </table:table-cell>
          <table:table-cell table:style-name="ce5"/>
          <table:table-cell/>
          <table:table-cell table:number-columns-repeated="6" office:value-type="string">
            <text:p>L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67:.FA67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ʎʎ</text:p>
          </table:table-cell>
          <table:table-cell office:value-type="string">
            <text:p>LL</text:p>
          </table:table-cell>
          <table:table-cell table:number-columns-repeated="12"/>
          <table:table-cell table:style-name="ce5" table:formula="of:=IF(NOT(ISBLANK([.S68]));[.S68];IF(NOT(ISBLANK([.W68]));[.W68];IF(NOT(ISBLANK([.X68]));[.X68];IF(NOT(ISBLANK([.AD68]));[.AD68];IF(NOT(ISBLANK([.AL68]));[.AL68];&quot;&quot;)))))" office:value-type="string" office:string-value="LL">
            <text:p>LL</text:p>
          </table:table-cell>
          <table:table-cell table:style-name="ce5" table:formula="of:=IF(NOT(ISBLANK([.AB68]));[.AB68];IF(NOT(ISBLANK([.AH68]));[.AH68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number-columns-repeated="2" office:value-type="string">
            <text:p>LL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68:.FA68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5"/>
        </table:table-row>
        <table:table-row table:style-name="ro7">
          <table:table-cell office:value-type="string">
            <text:p>Coarticulated</text:p>
          </table:table-cell>
          <table:table-cell office:value-type="string">
            <text:p>ʍ</text:p>
          </table:table-cell>
          <table:table-cell office:value-type="string">
            <text:p>W</text:p>
          </table:table-cell>
          <table:table-cell office:value-type="string">
            <text:p>hw</text:p>
          </table:table-cell>
          <table:table-cell table:number-columns-repeated="11"/>
          <table:table-cell table:style-name="ce5" table:formula="of:=IF(NOT(ISBLANK([.S69]));[.S69];IF(NOT(ISBLANK([.W69]));[.W69];IF(NOT(ISBLANK([.X69]));[.X69];IF(NOT(ISBLANK([.AD69]));[.AD69];IF(NOT(ISBLANK([.AL69]));[.AL69];&quot;&quot;)))))">
            <text:p/>
          </table:table-cell>
          <table:table-cell table:style-name="ce5" table:formula="of:=IF(NOT(ISBLANK([.AB69]));[.AB69];IF(NOT(ISBLANK([.AH69]));[.AH69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69:.FA69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3"/>
        </table:table-row>
        <table:table-row table:style-name="ro7">
          <table:table-cell/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2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5" table:formula="of:=IF(NOT(ISBLANK([.S70]));[.S70];IF(NOT(ISBLANK([.W70]));[.W70];IF(NOT(ISBLANK([.X70]));[.X70];IF(NOT(ISBLANK([.AD70]));[.AD70];IF(NOT(ISBLANK([.AL70]));[.AL70];&quot;&quot;)))))" office:value-type="string" office:string-value="w">
            <text:p>w</text:p>
          </table:table-cell>
          <table:table-cell table:style-name="ce5" table:formula="of:=IF(NOT(ISBLANK([.AB70]));[.AB70];IF(NOT(ISBLANK([.AH70]));[.AH70];&quot;&quot;))" office:value-type="string" office:string-value="w">
            <text:p>w</text:p>
          </table:table-cell>
          <table:table-cell table:style-name="ce5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w</text:p>
          </table:table-cell>
          <table:table-cell office:value-type="string">
            <text:p>w</text:p>
          </table:table-cell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70:.FA7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23"/>
        </table:table-row>
        <table:table-row table:style-name="ro7">
          <table:table-cell/>
          <table:table-cell office:value-type="string">
            <text:p>ɫ</text:p>
          </table:table-cell>
          <table:table-cell office:value-type="string">
            <text:p>5</text:p>
          </table:table-cell>
          <table:table-cell office:value-type="string">
            <text:p>lw</text:p>
          </table:table-cell>
          <table:table-cell table:number-columns-repeated="11"/>
          <table:table-cell table:style-name="ce5" table:formula="of:=IF(NOT(ISBLANK([.S71]));[.S71];IF(NOT(ISBLANK([.W71]));[.W71];IF(NOT(ISBLANK([.X71]));[.X71];IF(NOT(ISBLANK([.AD71]));[.AD71];IF(NOT(ISBLANK([.AL71]));[.AL71];&quot;&quot;)))))">
            <text:p/>
          </table:table-cell>
          <table:table-cell table:style-name="ce5" table:formula="of:=IF(NOT(ISBLANK([.AB71]));[.AB71];IF(NOT(ISBLANK([.AH71]));[.AH71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71:.FA7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7"/>
        </table:table-row>
        <table:table-row table:style-name="ro7">
          <table:table-cell office:value-type="string">
            <text:p>Affricate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12"/>
          <table:table-cell table:style-name="ce5" table:formula="of:=IF(NOT(ISBLANK([.S72]));[.S72];IF(NOT(ISBLANK([.W72]));[.W72];IF(NOT(ISBLANK([.X72]));[.X72];IF(NOT(ISBLANK([.AD72]));[.AD72];IF(NOT(ISBLANK([.AL72]));[.AL72];&quot;&quot;)))))" office:value-type="string" office:string-value="ts">
            <text:p>ts</text:p>
          </table:table-cell>
          <table:table-cell table:style-name="ce5" table:formula="of:=IF(NOT(ISBLANK([.AB72]));[.AB72];IF(NOT(ISBLANK([.AH72]));[.AH72];&quot;&quot;))" office:value-type="string" office:string-value="ts">
            <text:p>ts</text:p>
          </table:table-cell>
          <table:table-cell table:style-name="ce5"/>
          <table:table-cell/>
          <table:table-cell table:number-columns-repeated="2"/>
          <table:table-cell office:value-type="string">
            <text:p>ts</text:p>
          </table:table-cell>
          <table:table-cell/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2"/>
          <table:table-cell table:style-name="ce23"/>
          <table:table-cell table:style-name="ce23"/>
          <table:table-cell/>
          <table:table-cell/>
          <table:table-cell office:value-type="string">
            <text:p>ts</text:p>
          </table:table-cell>
          <table:table-cell table:style-name="ce4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1" table:number-columns-repeated="2"/>
          <table:table-cell office:value-type="string">
            <text:p>ts</text:p>
          </table:table-cell>
          <table:table-cell table:number-columns-repeated="2"/>
          <table:table-cell office:value-type="string">
            <text:p>ts</text:p>
          </table:table-cell>
          <table:table-cell/>
          <table:table-cell table:style-name="Default" table:formula="of:=COUNTA([.AR72:.FA72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ts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5"/>
          <table:table-cell table:style-name="ce5" table:formula="of:=IF(NOT(ISBLANK([.AB73]));[.AB73];IF(NOT(ISBLANK([.AH73]));[.AH73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73:.FA7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table:number-columns-repeated="2" office:value-type="string">
            <text:p>1</text:p>
          </table:table-cell>
          <table:table-cell table:number-columns-repeated="943"/>
        </table:table-row>
        <table:table-row table:style-name="ro7">
          <table:table-cell/>
          <table:table-cell office:value-type="string">
            <text:p>tts</text:p>
          </table:table-cell>
          <table:table-cell office:value-type="string">
            <text:p>tts</text:p>
          </table:table-cell>
          <table:table-cell table:style-name="ce16"/>
          <table:table-cell table:number-columns-repeated="11"/>
          <table:table-cell table:style-name="ce5" table:formula="of:=IF(NOT(ISBLANK([.S74]));[.S74];IF(NOT(ISBLANK([.W74]));[.W74];IF(NOT(ISBLANK([.X74]));[.X74];IF(NOT(ISBLANK([.AD74]));[.AD74];IF(NOT(ISBLANK([.AL74]));[.AL74];&quot;&quot;)))))" office:value-type="string" office:string-value="tts">
            <text:p>tts</text:p>
          </table:table-cell>
          <table:table-cell table:style-name="ce5" table:formula="of:=IF(NOT(ISBLANK([.AB74]));[.AB74];IF(NOT(ISBLANK([.AH74]));[.AH74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6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74:.FA74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11"/>
          <table:table-cell office:value-type="string">
            <text:p>dz</text:p>
          </table:table-cell>
          <table:table-cell table:style-name="ce5" table:formula="of:=IF(NOT(ISBLANK([.S75]));[.S75];IF(NOT(ISBLANK([.W75]));[.W75];IF(NOT(ISBLANK([.X75]));[.X75];IF(NOT(ISBLANK([.AD75]));[.AD75];IF(NOT(ISBLANK([.AL75]));[.AL75];&quot;&quot;)))))" office:value-type="string" office:string-value="dz">
            <text:p>dz</text:p>
          </table:table-cell>
          <table:table-cell table:style-name="ce5" table:formula="of:=IF(NOT(ISBLANK([.AB75]));[.AB75];IF(NOT(ISBLANK([.AH75]));[.AH75];&quot;&quot;))">
            <text:p/>
          </table:table-cell>
          <table:table-cell table:style-name="ce5"/>
          <table:table-cell/>
          <table:table-cell table:number-columns-repeated="2"/>
          <table:table-cell office:value-type="string">
            <text:p>dz</text:p>
          </table:table-cell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2"/>
          <table:table-cell office:value-type="string">
            <text:p>dz</text:p>
          </table:table-cell>
          <table:table-cell/>
          <table:table-cell table:style-name="Default" table:formula="of:=COUNTA([.AR75:.FA75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12"/>
          <table:table-cell table:style-name="ce5" table:formula="of:=IF(NOT(ISBLANK([.S76]));[.S76];IF(NOT(ISBLANK([.W76]));[.W76];IF(NOT(ISBLANK([.X76]));[.X76];IF(NOT(ISBLANK([.AD76]));[.AD76];IF(NOT(ISBLANK([.AL76]));[.AL76];&quot;&quot;)))))" office:value-type="string" office:string-value="ddz">
            <text:p>ddz</text:p>
          </table:table-cell>
          <table:table-cell table:style-name="ce5" table:formula="of:=IF(NOT(ISBLANK([.AB76]));[.AB76];IF(NOT(ISBLANK([.AH76]));[.AH76];&quot;&quot;))">
            <text:p/>
          </table:table-cell>
          <table:table-cell table:style-name="ce5"/>
          <table:table-cell/>
          <table:table-cell table:number-columns-repeated="2"/>
          <table:table-cell office:value-type="string">
            <text:p>Dz</text:p>
          </table:table-cell>
          <table:table-cell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76:.FA76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tʃ</text:p>
          </table:table-cell>
          <table:table-cell office:value-type="string">
            <text:p>tS</text:p>
          </table:table-cell>
          <table:table-cell office:value-type="string">
            <text:p>ch</text:p>
          </table:table-cell>
          <table:table-cell office:value-type="string">
            <text:p>ch</text:p>
          </table:table-cell>
          <table:table-cell table:number-columns-repeated="2"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table:style-name="ce5" table:formula="of:=IF(NOT(ISBLANK([.S77]));[.S77];IF(NOT(ISBLANK([.W77]));[.W77];IF(NOT(ISBLANK([.X77]));[.X77];IF(NOT(ISBLANK([.AD77]));[.AD77];IF(NOT(ISBLANK([.AL77]));[.AL77];&quot;&quot;)))))" office:value-type="string" office:string-value="tS">
            <text:p>tS</text:p>
          </table:table-cell>
          <table:table-cell table:style-name="ce5" table:formula="of:=IF(NOT(ISBLANK([.AB77]));[.AB77];IF(NOT(ISBLANK([.AH77]));[.AH77];&quot;&quot;))" office:value-type="string" office:string-value="tS">
            <text:p>tS</text:p>
          </table:table-cell>
          <table:table-cell table:style-name="ce5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16" office:value-type="string">
            <text:p>tS</text:p>
          </table:table-cell>
          <table:table-cell office:value-type="string">
            <text:p>tS</text:p>
          </table:table-cell>
          <table:table-cell table:style-name="ce16" office:value-type="string">
            <text:p>tS</text:p>
          </table:table-cell>
          <table:table-cell table:style-name="ce16" office:value-type="string">
            <text:p>tS</text:p>
          </table:table-cell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1" table:number-columns-repeated="2"/>
          <table:table-cell office:value-type="string">
            <text:p>tS</text:p>
          </table:table-cell>
          <table:table-cell table:number-columns-repeated="4"/>
          <table:table-cell table:style-name="Default" table:formula="of:=COUNTA([.AR77:.FA77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922"/>
        </table:table-row>
        <table:table-row table:style-name="ro7">
          <table:table-cell/>
          <table:table-cell office:value-type="string">
            <text:p>tʃ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5"/>
          <table:table-cell table:style-name="ce5" table:formula="of:=IF(NOT(ISBLANK([.AB78]));[.AB78];IF(NOT(ISBLANK([.AH78]));[.AH78];&quot;&quot;))">
            <text:p/>
          </table:table-cell>
          <table:table-cell table:style-name="ce5"/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78:.FA78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ttʃ</text:p>
          </table:table-cell>
          <table:table-cell office:value-type="string">
            <text:p>ttS</text:p>
          </table:table-cell>
          <table:table-cell table:style-name="ce16"/>
          <table:table-cell table:number-columns-repeated="11"/>
          <table:table-cell table:style-name="ce5" table:formula="of:=IF(NOT(ISBLANK([.S79]));[.S79];IF(NOT(ISBLANK([.W79]));[.W79];IF(NOT(ISBLANK([.X79]));[.X79];IF(NOT(ISBLANK([.AD79]));[.AD79];IF(NOT(ISBLANK([.AL79]));[.AL79];&quot;&quot;)))))" office:value-type="string" office:string-value="ttS">
            <text:p>ttS</text:p>
          </table:table-cell>
          <table:table-cell table:style-name="ce5" table:formula="of:=IF(NOT(ISBLANK([.AB79]));[.AB79];IF(NOT(ISBLANK([.AH79]));[.AH79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6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79:.FA79])" office:value-type="float" office:value="7">
            <text:p>7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30"/>
        </table:table-row>
        <table:table-row table:style-name="ro7">
          <table:table-cell/>
          <table:table-cell office:value-type="string">
            <text:p>dʒ</text:p>
          </table:table-cell>
          <table:table-cell office:value-type="string">
            <text:p>dZ</text:p>
          </table:table-cell>
          <table:table-cell office:value-type="string">
            <text:p>jh</text:p>
          </table:table-cell>
          <table:table-cell office:value-type="string">
            <text:p>jh</text:p>
          </table:table-cell>
          <table:table-cell table:number-columns-repeated="2"/>
          <table:table-cell office:value-type="string">
            <text:p>jh</text:p>
          </table:table-cell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 office:value-type="string">
            <text:p>jh</text:p>
          </table:table-cell>
          <table:table-cell office:value-type="string">
            <text:p>d_0Z</text:p>
          </table:table-cell>
          <table:table-cell table:style-name="ce5" table:formula="of:=IF(NOT(ISBLANK([.S80]));[.S80];IF(NOT(ISBLANK([.W80]));[.W80];IF(NOT(ISBLANK([.X80]));[.X80];IF(NOT(ISBLANK([.AD80]));[.AD80];IF(NOT(ISBLANK([.AL80]));[.AL80];&quot;&quot;)))))" office:value-type="string" office:string-value="dZ">
            <text:p>dZ</text:p>
          </table:table-cell>
          <table:table-cell table:style-name="ce5" table:formula="of:=IF(NOT(ISBLANK([.AB80]));[.AB80];IF(NOT(ISBLANK([.AH80]));[.AH80];&quot;&quot;))">
            <text:p/>
          </table:table-cell>
          <table:table-cell table:style-name="ce5"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office:value-type="string">
            <text:p>dZ</text:p>
          </table:table-cell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80:.FA8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921"/>
        </table:table-row>
        <table:table-row table:style-name="ro7">
          <table:table-cell/>
          <table:table-cell office:value-type="string">
            <text:p>ddʒ</text:p>
          </table:table-cell>
          <table:table-cell office:value-type="string">
            <text:p>ddZ</text:p>
          </table:table-cell>
          <table:table-cell table:number-columns-repeated="12"/>
          <table:table-cell table:style-name="ce5" table:formula="of:=IF(NOT(ISBLANK([.S81]));[.S81];IF(NOT(ISBLANK([.W81]));[.W81];IF(NOT(ISBLANK([.X81]));[.X81];IF(NOT(ISBLANK([.AD81]));[.AD81];IF(NOT(ISBLANK([.AL81]));[.AL81];&quot;&quot;)))))" office:value-type="string" office:string-value="ddZ">
            <text:p>ddZ</text:p>
          </table:table-cell>
          <table:table-cell table:style-name="ce5" table:formula="of:=IF(NOT(ISBLANK([.AB81]));[.AB81];IF(NOT(ISBLANK([.AH81]));[.AH81];&quot;&quot;))">
            <text:p/>
          </table:table-cell>
          <table:table-cell table:style-name="ce5"/>
          <table:table-cell/>
          <table:table-cell table:number-columns-repeated="3"/>
          <table:table-cell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81:.FA8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37"/>
          <table:table-cell table:style-name="Default"/>
          <table:table-cell table:number-columns-repeated="893"/>
        </table:table-row>
        <table:table-row table:style-name="ro7">
          <table:table-cell/>
          <table:table-cell office:value-type="string">
            <text:p>pf</text:p>
          </table:table-cell>
          <table:table-cell office:value-type="string">
            <text:p>pf</text:p>
          </table:table-cell>
          <table:table-cell table:number-columns-repeated="12"/>
          <table:table-cell table:style-name="ce5" table:formula="of:=IF(NOT(ISBLANK([.S82]));[.S82];IF(NOT(ISBLANK([.W82]));[.W82];IF(NOT(ISBLANK([.X82]));[.X82];IF(NOT(ISBLANK([.AD82]));[.AD82];IF(NOT(ISBLANK([.AL82]));[.AL82];&quot;&quot;)))))" office:value-type="string" office:string-value="pf">
            <text:p>pf</text:p>
          </table:table-cell>
          <table:table-cell table:style-name="ce5" table:formula="of:=IF(NOT(ISBLANK([.AB82]));[.AB82];IF(NOT(ISBLANK([.AH82]));[.AH82];&quot;&quot;))" office:value-type="string" office:string-value="pf">
            <text:p>pf</text:p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pf</text:p>
          </table:table-cell>
          <table:table-cell office:value-type="string">
            <text:p>pf</text:p>
          </table:table-cell>
          <table:table-cell office:value-type="string">
            <text:p>pf</text:p>
          </table:table-cell>
          <table:table-cell table:style-name="ce21" table:number-columns-repeated="2"/>
          <table:table-cell office:value-type="string">
            <text:p>pf</text:p>
          </table:table-cell>
          <table:table-cell table:number-columns-repeated="4"/>
          <table:table-cell table:style-name="Default" table:formula="of:=COUNTA([.AR82:.FA82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2"/>
        </table:table-row>
        <table:table-row table:style-name="ro6">
          <table:table-cell office:value-type="string">
            <text:p>Clicks</text:p>
          </table:table-cell>
          <table:table-cell office:value-type="string">
            <text:p>|</text:p>
          </table:table-cell>
          <table:table-cell office:value-type="string">
            <text:p>|\</text:p>
          </table:table-cell>
          <table:table-cell table:number-columns-repeated="11"/>
          <table:table-cell office:value-type="string">
            <text:p>|\</text:p>
          </table:table-cell>
          <table:table-cell table:style-name="ce5"/>
          <table:table-cell table:style-name="ce5" table:formula="of:=IF(NOT(ISBLANK([.AB83]));[.AB83];IF(NOT(ISBLANK([.AH83]));[.AH83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3:.FA83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2"/>
        </table:table-row>
        <table:table-row table:style-name="ro7">
          <table:table-cell/>
          <table:table-cell office:value-type="string">
            <text:p>|gi</text:p>
          </table:table-cell>
          <table:table-cell office:value-type="string">
            <text:p>|\g_0</text:p>
          </table:table-cell>
          <table:table-cell table:number-columns-repeated="11"/>
          <table:table-cell office:value-type="string">
            <text:p>|\g_0</text:p>
          </table:table-cell>
          <table:table-cell table:style-name="ce5"/>
          <table:table-cell table:style-name="ce5" table:formula="of:=IF(NOT(ISBLANK([.AB84]));[.AB84];IF(NOT(ISBLANK([.AH84]));[.AH84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4:.FA84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2"/>
        </table:table-row>
        <table:table-row table:style-name="ro7">
          <table:table-cell/>
          <table:table-cell office:value-type="string">
            <text:p>|<text:span text:style-name="T1">h</text:span></text:p>
          </table:table-cell>
          <table:table-cell office:value-type="string">
            <text:p>|\h</text:p>
          </table:table-cell>
          <table:table-cell table:number-columns-repeated="11"/>
          <table:table-cell office:value-type="string">
            <text:p>|\h</text:p>
          </table:table-cell>
          <table:table-cell table:style-name="ce5"/>
          <table:table-cell table:style-name="ce5" table:formula="of:=IF(NOT(ISBLANK([.AB85]));[.AB85];IF(NOT(ISBLANK([.AH85]));[.AH85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5:.FA85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2"/>
        </table:table-row>
        <table:table-row table:style-name="ro6">
          <table:table-cell/>
          <table:table-cell office:value-type="string">
            <text:p>||</text:p>
          </table:table-cell>
          <table:table-cell office:value-type="string">
            <text:p>|\|\</text:p>
          </table:table-cell>
          <table:table-cell table:number-columns-repeated="11"/>
          <table:table-cell office:value-type="string">
            <text:p>|\|\</text:p>
          </table:table-cell>
          <table:table-cell table:style-name="ce5"/>
          <table:table-cell table:style-name="ce5" table:formula="of:=IF(NOT(ISBLANK([.AB86]));[.AB86];IF(NOT(ISBLANK([.AH86]));[.AH86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6:.FA86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1"/>
        </table:table-row>
        <table:table-row table:style-name="ro7">
          <table:table-cell/>
          <table:table-cell office:value-type="string">
            <text:p>||gi</text:p>
          </table:table-cell>
          <table:table-cell office:value-type="string">
            <text:p>|\|\g_0</text:p>
          </table:table-cell>
          <table:table-cell table:number-columns-repeated="11"/>
          <table:table-cell office:value-type="string">
            <text:p>|\|\g_0</text:p>
          </table:table-cell>
          <table:table-cell table:style-name="ce5"/>
          <table:table-cell table:style-name="ce5" table:formula="of:=IF(NOT(ISBLANK([.AB87]));[.AB87];IF(NOT(ISBLANK([.AH87]));[.AH87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7:.FA87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1"/>
        </table:table-row>
        <table:table-row table:style-name="ro7">
          <table:table-cell/>
          <table:table-cell office:value-type="string">
            <text:p>||<text:span text:style-name="T1">h</text:span></text:p>
          </table:table-cell>
          <table:table-cell office:value-type="string">
            <text:p>|\|\h</text:p>
          </table:table-cell>
          <table:table-cell table:number-columns-repeated="11"/>
          <table:table-cell office:value-type="string">
            <text:p>|\|\h</text:p>
          </table:table-cell>
          <table:table-cell table:style-name="ce5"/>
          <table:table-cell table:style-name="ce5" table:formula="of:=IF(NOT(ISBLANK([.AB88]));[.AB88];IF(NOT(ISBLANK([.AH88]));[.AH88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8:.FA88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1"/>
        </table:table-row>
        <table:table-row table:style-name="ro6">
          <table:table-cell/>
          <table:table-cell office:value-type="string">
            <text:p>!</text:p>
          </table:table-cell>
          <table:table-cell office:value-type="string">
            <text:p>!\</text:p>
          </table:table-cell>
          <table:table-cell table:number-columns-repeated="11"/>
          <table:table-cell office:value-type="string">
            <text:p>!\</text:p>
          </table:table-cell>
          <table:table-cell table:style-name="ce5"/>
          <table:table-cell table:style-name="ce5" table:formula="of:=IF(NOT(ISBLANK([.AB89]));[.AB89];IF(NOT(ISBLANK([.AH89]));[.AH89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89:.FA89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0"/>
        </table:table-row>
        <table:table-row table:style-name="ro7">
          <table:table-cell/>
          <table:table-cell office:value-type="string">
            <text:p>!gi</text:p>
          </table:table-cell>
          <table:table-cell office:value-type="string">
            <text:p>!\g_0</text:p>
          </table:table-cell>
          <table:table-cell table:number-columns-repeated="12"/>
          <table:table-cell table:style-name="ce5"/>
          <table:table-cell table:style-name="ce5" table:formula="of:=IF(NOT(ISBLANK([.AB90]));[.AB90];IF(NOT(ISBLANK([.AH90]));[.AH90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90:.FA90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0"/>
        </table:table-row>
        <table:table-row table:style-name="ro7">
          <table:table-cell/>
          <table:table-cell office:value-type="string">
            <text:p>!<text:span text:style-name="T1">h</text:span></text:p>
          </table:table-cell>
          <table:table-cell office:value-type="string">
            <text:p>!\h</text:p>
          </table:table-cell>
          <table:table-cell table:number-columns-repeated="11"/>
          <table:table-cell office:value-type="string">
            <text:p>!\h</text:p>
          </table:table-cell>
          <table:table-cell table:style-name="ce5"/>
          <table:table-cell table:style-name="ce5" table:formula="of:=IF(NOT(ISBLANK([.AB91]));[.AB91];IF(NOT(ISBLANK([.AH91]));[.AH91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91:.FA91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0"/>
        </table:table-row>
        <table:table-row table:style-name="ro7">
          <table:table-cell office:value-type="string">
            <text:p>Vowels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y</text:p>
          </table:table-cell>
          <table:table-cell office:value-type="string">
            <text:p>i</text:p>
          </table:table-cell>
          <table:table-cell table:style-name="Default"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number-columns-repeated="2" office:value-type="string">
            <text:p>IY</text:p>
          </table:table-cell>
          <table:table-cell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style-name="ce5" table:formula="of:=IF(NOT(ISBLANK([.R92]));[.R92];IF(NOT(ISBLANK([.S92]));[.S92];IF(NOT(ISBLANK([.W92]));[.W92];IF(NOT(ISBLANK([.Y92]));[.Y92];IF(NOT(ISBLANK([.AD92]));[.AD92];&quot;&quot;)))))" office:value-type="string" office:string-value="i">
            <text:p>i</text:p>
          </table:table-cell>
          <table:table-cell table:style-name="ce5" table:formula="of:=IF(NOT(ISBLANK([.S92]));[.S92];IF(NOT(ISBLANK([.W92]));[.W92];IF(NOT(ISBLANK([.X92]));[.X92];IF(NOT(ISBLANK([.AD92]));[.AD92];IF(NOT(ISBLANK([.AL92]));[.AL92];&quot;&quot;)))))" office:value-type="string" office:string-value="i">
            <text:p>i</text:p>
          </table:table-cell>
          <table:table-cell table:style-name="ce5" table:formula="of:=IF(NOT(ISBLANK([.AB92]));[.AB92];IF(NOT(ISBLANK([.AH92]));[.AH92];&quot;&quot;))" office:value-type="string" office:string-value="i">
            <text:p>i</text:p>
          </table:table-cell>
          <table:table-cell table:style-name="ce5" table:formula="of:=IF(NOT(ISBLANK([.W92]));[.W92];IF(NOT(ISBLANK([.X92]));[.X92];IF(NOT(ISBLANK([.Y92]));[.Y92];IF(NOT(ISBLANK([.AL92]));[.AL92];IF(NOT(ISBLANK([.AM92]));[.AM92];&quot;&quot;)))))" office:value-type="string" office:string-value="i">
            <text:p>i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4"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i</text:p>
          </table:table-cell>
          <table:table-cell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Default" table:formula="of:=COUNTA([.AR92:.FA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table:number-columns-repeated="2" office:value-type="string">
            <text:p>ii</text:p>
          </table:table-cell>
          <table:table-cell table:number-columns-repeated="12"/>
          <table:table-cell table:style-name="ce5" table:formula="of:=IF(NOT(ISBLANK([.S93]));[.S93];IF(NOT(ISBLANK([.W93]));[.W93];IF(NOT(ISBLANK([.X93]));[.X93];IF(NOT(ISBLANK([.AD93]));[.AD93];IF(NOT(ISBLANK([.AL93]));[.AL93];&quot;&quot;)))))">
            <text:p/>
          </table:table-cell>
          <table:table-cell table:style-name="ce5" table:formula="of:=IF(NOT(ISBLANK([.AB93]));[.AB93];IF(NOT(ISBLANK([.AH93]));[.AH93];&quot;&quot;))">
            <text:p/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ii</text:p>
          </table:table-cell>
          <table:table-cell table:number-columns-repeated="2"/>
          <table:table-cell table:style-name="Default" table:formula="of:=COUNTA([.AR93:.FA9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iː</text:p>
          </table:table-cell>
          <table:table-cell office:value-type="string">
            <text:p>i:</text:p>
          </table:table-cell>
          <table:table-cell table:number-columns-repeated="12"/>
          <table:table-cell table:style-name="ce5" table:formula="of:=IF(NOT(ISBLANK([.S94]));[.S94];IF(NOT(ISBLANK([.W94]));[.W94];IF(NOT(ISBLANK([.X94]));[.X94];IF(NOT(ISBLANK([.AD94]));[.AD94];IF(NOT(ISBLANK([.AL94]));[.AL94];&quot;&quot;)))))" office:value-type="string" office:string-value="i:">
            <text:p>i:</text:p>
          </table:table-cell>
          <table:table-cell table:style-name="ce5" table:formula="of:=IF(NOT(ISBLANK([.AB94]));[.AB94];IF(NOT(ISBLANK([.AH94]));[.AH94];&quot;&quot;))" office:value-type="string" office:string-value="i:">
            <text:p>i:</text:p>
          </table:table-cell>
          <table:table-cell table:style-name="ce5" office:value-type="string">
            <text:p>i:</text:p>
          </table:table-cell>
          <table:table-cell office:value-type="string">
            <text:p>i: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ih</text:p>
          </table:table-cell>
          <table:table-cell office:value-type="string">
            <text:p>il</text:p>
          </table:table-cell>
          <table:table-cell table:style-name="ce4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style-name="ce21" office:value-type="string">
            <text:p>i:</text:p>
          </table:table-cell>
          <table:table-cell table:style-name="ce21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number-columns-repeated="2"/>
          <table:table-cell office:value-type="string">
            <text:p>i:</text:p>
          </table:table-cell>
          <table:table-cell table:style-name="Default" table:formula="of:=COUNTA([.AR94:.FA9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table:style-name="ce5" table:formula="of:=IF(NOT(ISBLANK([.S95]));[.S95];IF(NOT(ISBLANK([.W95]));[.W95];IF(NOT(ISBLANK([.X95]));[.X95];IF(NOT(ISBLANK([.AD95]));[.AD95];IF(NOT(ISBLANK([.AL95]));[.AL95];&quot;&quot;)))))" office:value-type="string" office:string-value="y">
            <text:p>y</text:p>
          </table:table-cell>
          <table:table-cell table:style-name="ce5" table:formula="of:=IF(NOT(ISBLANK([.AB95]));[.AB95];IF(NOT(ISBLANK([.AH95]));[.AH95];&quot;&quot;))" office:value-type="string" office:string-value="y">
            <text:p>y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 office:value-type="string">
            <text:p>y</text:p>
          </table:table-cell>
          <table:table-cell table:number-columns-repeated="2" table:style-name="ce21" office:value-type="string">
            <text:p>y</text:p>
          </table:table-cell>
          <table:table-cell office:value-type="string">
            <text:p>y</text:p>
          </table:table-cell>
          <table:table-cell/>
          <table:table-cell office:value-type="string">
            <text:p>ue</text:p>
          </table:table-cell>
          <table:table-cell table:style-name="ce4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1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style-name="Default" table:formula="of:=COUNTA([.AR95:.FA9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yy</text:p>
          </table:table-cell>
          <table:table-cell office:value-type="string">
            <text:p>yy</text:p>
          </table:table-cell>
          <table:table-cell table:number-columns-repeated="12"/>
          <table:table-cell table:style-name="ce5" table:formula="of:=IF(NOT(ISBLANK([.S96]));[.S96];IF(NOT(ISBLANK([.W96]));[.W96];IF(NOT(ISBLANK([.X96]));[.X96];IF(NOT(ISBLANK([.AD96]));[.AD96];IF(NOT(ISBLANK([.AL96]));[.AL96];&quot;&quot;)))))">
            <text:p/>
          </table:table-cell>
          <table:table-cell table:style-name="ce5" table:formula="of:=IF(NOT(ISBLANK([.AB96]));[.AB96];IF(NOT(ISBLANK([.AH96]));[.AH96];&quot;&quot;))">
            <text:p/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yy</text:p>
          </table:table-cell>
          <table:table-cell table:number-columns-repeated="2"/>
          <table:table-cell table:style-name="Default" table:formula="of:=COUNTA([.AR96:.FA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yː</text:p>
          </table:table-cell>
          <table:table-cell office:value-type="string">
            <text:p>y:</text:p>
          </table:table-cell>
          <table:table-cell table:number-columns-repeated="12"/>
          <table:table-cell table:style-name="ce5" table:formula="of:=IF(NOT(ISBLANK([.S97]));[.S97];IF(NOT(ISBLANK([.W97]));[.W97];IF(NOT(ISBLANK([.X97]));[.X97];IF(NOT(ISBLANK([.AD97]));[.AD97];IF(NOT(ISBLANK([.AL97]));[.AL97];&quot;&quot;)))))" office:value-type="string" office:string-value="y:">
            <text:p>y:</text:p>
          </table:table-cell>
          <table:table-cell table:style-name="ce5" table:formula="of:=IF(NOT(ISBLANK([.AB97]));[.AB97];IF(NOT(ISBLANK([.AH97]));[.AH97];&quot;&quot;))" office:value-type="string" office:string-value="y:">
            <text:p>y: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office:value-type="string">
            <text:p>yh</text:p>
          </table:table-cell>
          <table:table-cell office:value-type="string">
            <text:p>uel</text:p>
          </table:table-cell>
          <table:table-cell table:style-name="ce4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 table:style-name="ce21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/>
          <table:table-cell office:value-type="string">
            <text:p>y:</text:p>
          </table:table-cell>
          <table:table-cell table:style-name="Default" table:formula="of:=COUNTA([.AR97:.FA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ɨ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x</text:p>
          </table:table-cell>
          <table:table-cell table:number-columns-repeated="10"/>
          <table:table-cell table:style-name="ce5" table:formula="of:=IF(NOT(ISBLANK([.S98]));[.S98];IF(NOT(ISBLANK([.W98]));[.W98];IF(NOT(ISBLANK([.X98]));[.X98];IF(NOT(ISBLANK([.AD98]));[.AD98];IF(NOT(ISBLANK([.AL98]));[.AL98];&quot;&quot;)))))">
            <text:p/>
          </table:table-cell>
          <table:table-cell table:style-name="ce5" table:formula="of:=IF(NOT(ISBLANK([.AB98]));[.AB98];IF(NOT(ISBLANK([.AH98]));[.AH98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98:.FA9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table:style-name="ce9" office:value-type="string">
            <text:p>ʉ</text:p>
          </table:table-cell>
          <table:table-cell office:value-type="string">
            <text:p>}</text:p>
          </table:table-cell>
          <table:table-cell table:number-columns-repeated="12"/>
          <table:table-cell table:style-name="ce5" table:formula="of:=IF(NOT(ISBLANK([.S99]));[.S99];IF(NOT(ISBLANK([.W99]));[.W99];IF(NOT(ISBLANK([.X99]));[.X99];IF(NOT(ISBLANK([.AD99]));[.AD99];IF(NOT(ISBLANK([.AL99]));[.AL99];&quot;&quot;)))))">
            <text:p/>
          </table:table-cell>
          <table:table-cell table:style-name="ce5" table:formula="of:=IF(NOT(ISBLANK([.AB99]));[.AB99];IF(NOT(ISBLANK([.AH99]));[.AH99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office:value-type="string">
            <text:p>}</text:p>
          </table:table-cell>
          <table:table-cell table:number-columns-repeated="3"/>
          <table:table-cell table:style-name="Default" table:formula="of:=COUNTA([.AR99:.FA9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table:style-name="ce9" office:value-type="string">
            <text:p>ʉː</text:p>
          </table:table-cell>
          <table:table-cell office:value-type="string">
            <text:p>}:</text:p>
          </table:table-cell>
          <table:table-cell table:number-columns-repeated="12"/>
          <table:table-cell table:style-name="ce5" table:formula="of:=IF(NOT(ISBLANK([.S100]));[.S100];IF(NOT(ISBLANK([.W100]));[.W100];IF(NOT(ISBLANK([.X100]));[.X100];IF(NOT(ISBLANK([.AD100]));[.AD100];IF(NOT(ISBLANK([.AL100]));[.AL100];&quot;&quot;)))))">
            <text:p/>
          </table:table-cell>
          <table:table-cell table:style-name="ce5" table:formula="of:=IF(NOT(ISBLANK([.AB100]));[.AB100];IF(NOT(ISBLANK([.AH100]));[.AH100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office:value-type="string">
            <text:p>}:</text:p>
          </table:table-cell>
          <table:table-cell table:number-columns-repeated="2"/>
          <table:table-cell office:value-type="string">
            <text:p>}:</text:p>
          </table:table-cell>
          <table:table-cell table:style-name="Default" table:formula="of:=COUNTA([.AR100:.FA10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9"/>
        </table:table-row>
        <table:table-row table:style-name="ro7"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u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table:number-columns-repeated="2"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table:style-name="ce5" table:formula="of:=IF(NOT(ISBLANK([.S101]));[.S101];IF(NOT(ISBLANK([.W101]));[.W101];IF(NOT(ISBLANK([.X101]));[.X101];IF(NOT(ISBLANK([.AD101]));[.AD101];IF(NOT(ISBLANK([.AL101]));[.AL101];&quot;&quot;)))))" office:value-type="string" office:string-value="u">
            <text:p>u</text:p>
          </table:table-cell>
          <table:table-cell table:style-name="ce5" table:formula="of:=IF(NOT(ISBLANK([.AB101]));[.AB101];IF(NOT(ISBLANK([.AH101]));[.AH101];&quot;&quot;))" office:value-type="string" office:string-value="u">
            <text:p>u</text:p>
          </table:table-cell>
          <table:table-cell table:style-name="ce5"/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3" office:value-type="string">
            <text:p>u</text:p>
          </table:table-cell>
          <table:table-cell table:style-name="ce23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4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1" office:value-type="string">
            <text:p>u</text:p>
          </table:table-cell>
          <table:table-cell table:style-name="ce21" office:value-type="string">
            <text:p>u</text:p>
          </table:table-cell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Default" table:formula="of:=COUNTA([.AR101:.FA10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uu</text:p>
          </table:table-cell>
          <table:table-cell office:value-type="string">
            <text:p>uu</text:p>
          </table:table-cell>
          <table:table-cell table:number-columns-repeated="12"/>
          <table:table-cell table:style-name="ce5" table:formula="of:=IF(NOT(ISBLANK([.S102]));[.S102];IF(NOT(ISBLANK([.W102]));[.W102];IF(NOT(ISBLANK([.X102]));[.X102];IF(NOT(ISBLANK([.AD102]));[.AD102];IF(NOT(ISBLANK([.AL102]));[.AL102];&quot;&quot;)))))">
            <text:p/>
          </table:table-cell>
          <table:table-cell table:style-name="ce5" table:formula="of:=IF(NOT(ISBLANK([.AB102]));[.AB102];IF(NOT(ISBLANK([.AH102]));[.AH102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uu</text:p>
          </table:table-cell>
          <table:table-cell table:number-columns-repeated="2"/>
          <table:table-cell table:style-name="Default" table:formula="of:=COUNTA([.AR102:.FA10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uː</text:p>
          </table:table-cell>
          <table:table-cell office:value-type="string">
            <text:p>u:</text:p>
          </table:table-cell>
          <table:table-cell table:number-columns-repeated="12"/>
          <table:table-cell table:style-name="ce5" table:formula="of:=IF(NOT(ISBLANK([.S103]));[.S103];IF(NOT(ISBLANK([.W103]));[.W103];IF(NOT(ISBLANK([.X103]));[.X103];IF(NOT(ISBLANK([.AD103]));[.AD103];IF(NOT(ISBLANK([.AL103]));[.AL103];&quot;&quot;)))))" office:value-type="string" office:string-value="u:">
            <text:p>u:</text:p>
          </table:table-cell>
          <table:table-cell table:style-name="ce5" table:formula="of:=IF(NOT(ISBLANK([.AB103]));[.AB103];IF(NOT(ISBLANK([.AH103]));[.AH103];&quot;&quot;))" office:value-type="string" office:string-value="u:">
            <text:p>u:</text:p>
          </table:table-cell>
          <table:table-cell table:style-name="ce5" office:value-type="string">
            <text:p>u:</text:p>
          </table:table-cell>
          <table:table-cell office:value-type="string">
            <text:p>u:</text:p>
          </table:table-cell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uh</text:p>
          </table:table-cell>
          <table:table-cell office:value-type="string">
            <text:p>ul</text:p>
          </table:table-cell>
          <table:table-cell table:style-name="ce4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style-name="ce21" office:value-type="string">
            <text:p>u:</text:p>
          </table:table-cell>
          <table:table-cell table:style-name="ce21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office:value-type="string">
            <text:p>u:</text:p>
          </table:table-cell>
          <table:table-cell table:style-name="Default" table:formula="of:=COUNTA([.AR103:.FA10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ɪ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table:number-columns-repeated="2"/>
          <table:table-cell office:value-type="string">
            <text:p>ih</text:p>
          </table:table-cell>
          <table:table-cell office:value-type="string">
            <text:p>ih</text:p>
          </table:table-cell>
          <table:table-cell table:number-columns-repeated="2" office:value-type="string">
            <text:p>IH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office:value-type="string">
            <text:p>ih</text:p>
          </table:table-cell>
          <table:table-cell/>
          <table:table-cell table:style-name="ce5" table:formula="of:=IF(NOT(ISBLANK([.S104]));[.S104];IF(NOT(ISBLANK([.W104]));[.W104];IF(NOT(ISBLANK([.X104]));[.X104];IF(NOT(ISBLANK([.AD104]));[.AD104];IF(NOT(ISBLANK([.AL104]));[.AL104];&quot;&quot;)))))" office:value-type="string" office:string-value="I">
            <text:p>I</text:p>
          </table:table-cell>
          <table:table-cell table:style-name="ce5" table:formula="of:=IF(NOT(ISBLANK([.AB104]));[.AB104];IF(NOT(ISBLANK([.AH104]));[.AH104];&quot;&quot;))" office:value-type="string" office:string-value="I">
            <text:p>I</text:p>
          </table:table-cell>
          <table:table-cell table:style-name="ce5"/>
          <table:table-cell office:value-type="string">
            <text:p>I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I</text:p>
          </table:table-cell>
          <table:table-cell/>
          <table:table-cell table:style-name="ce4" office:value-type="string">
            <text:p>I</text:p>
          </table:table-cell>
          <table:table-cell table:number-columns-repeated="2" office:value-type="string">
            <text:p>I</text:p>
          </table:table-cell>
          <table:table-cell table:number-columns-repeated="2" table:style-name="ce21" office:value-type="string">
            <text:p>I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 table:style-name="Default" table:formula="of:=COUNTA([.AR104:.FA10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 table:number-columns-repeated="2"/>
          <table:table-cell office:value-type="string">
            <text:p>I`</text:p>
          </table:table-cell>
          <table:table-cell office:value-type="string">
            <text:p>ir</text:p>
          </table:table-cell>
          <table:table-cell table:number-columns-repeated="11"/>
          <table:table-cell table:style-name="ce5" table:formula="of:=IF(NOT(ISBLANK([.S105]));[.S105];IF(NOT(ISBLANK([.W105]));[.W105];IF(NOT(ISBLANK([.X105]));[.X105];IF(NOT(ISBLANK([.AD105]));[.AD105];IF(NOT(ISBLANK([.AL105]));[.AL105];&quot;&quot;)))))">
            <text:p/>
          </table:table-cell>
          <table:table-cell table:style-name="ce5" table:formula="of:=IF(NOT(ISBLANK([.AB105]));[.AB105];IF(NOT(ISBLANK([.AH105]));[.AH105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05:.FA105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3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ʏ</text:p>
          </table:table-cell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"/>
          <table:table-cell table:style-name="ce5" table:formula="of:=IF(NOT(ISBLANK([.S106]));[.S106];IF(NOT(ISBLANK([.W106]));[.W106];IF(NOT(ISBLANK([.X106]));[.X106];IF(NOT(ISBLANK([.AD106]));[.AD106];IF(NOT(ISBLANK([.AL106]));[.AL106];&quot;&quot;)))))" office:value-type="string" office:string-value="Y">
            <text:p>Y</text:p>
          </table:table-cell>
          <table:table-cell table:style-name="ce5" table:formula="of:=IF(NOT(ISBLANK([.AB106]));[.AB106];IF(NOT(ISBLANK([.AH106]));[.AH106];&quot;&quot;))" office:value-type="string" office:string-value="Y">
            <text:p>Y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office:value-type="string">
            <text:p>Y</text:p>
          </table:table-cell>
          <table:table-cell/>
          <table:table-cell table:style-name="ce4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1" office:value-type="string">
            <text:p>Y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style-name="Default" table:formula="of:=COUNTA([.AR106:.FA10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table:style-name="ce11" office:value-type="string">
            <text:p>ʏ</text:p>
          </table:table-cell>
          <table:table-cell office:value-type="string">
            <text:p>Y~</text:p>
          </table:table-cell>
          <table:table-cell table:number-columns-repeated="8"/>
          <table:table-cell office:value-type="string">
            <text:p>Y~</text:p>
          </table:table-cell>
          <table:table-cell table:number-columns-repeated="3"/>
          <table:table-cell table:style-name="ce5"/>
          <table:table-cell table:style-name="ce5" table:formula="of:=IF(NOT(ISBLANK([.AB107]));[.AB107];IF(NOT(ISBLANK([.AH107]));[.AH107];&quot;&quot;))">
            <text:p/>
          </table:table-cell>
          <table:table-cell table:style-name="ce5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/>
          <table:table-cell table:style-name="ce21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07:.FA10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37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ʏː</text:p>
          </table:table-cell>
          <table:table-cell office:value-type="string">
            <text:p>Y:</text:p>
          </table:table-cell>
          <table:table-cell table:number-columns-repeated="8"/>
          <table:table-cell office:value-type="string">
            <text:p>Y:</text:p>
          </table:table-cell>
          <table:table-cell table:number-columns-repeated="3"/>
          <table:table-cell table:style-name="ce5"/>
          <table:table-cell table:style-name="ce5" table:formula="of:=IF(NOT(ISBLANK([.AB108]));[.AB108];IF(NOT(ISBLANK([.AH108]));[.AH108];&quot;&quot;))">
            <text:p/>
          </table:table-cell>
          <table:table-cell table:style-name="ce5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/>
          <table:table-cell table:style-name="ce21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08:.FA10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ʊ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h</text:p>
          </table:table-cell>
          <table:table-cell table:number-columns-repeated="2"/>
          <table:table-cell table:number-columns-repeated="2" office:value-type="string">
            <text:p>uh</text:p>
          </table:table-cell>
          <table:table-cell/>
          <table:table-cell office:value-type="string">
            <text:p>UH</text:p>
          </table:table-cell>
          <table:table-cell/>
          <table:table-cell office:value-type="string">
            <text:p>uh</text:p>
          </table:table-cell>
          <table:table-cell table:number-columns-repeated="2"/>
          <table:table-cell table:style-name="ce5" table:formula="of:=IF(NOT(ISBLANK([.S109]));[.S109];IF(NOT(ISBLANK([.W109]));[.W109];IF(NOT(ISBLANK([.X109]));[.X109];IF(NOT(ISBLANK([.AD109]));[.AD109];IF(NOT(ISBLANK([.AL109]));[.AL109];&quot;&quot;)))))" office:value-type="string" office:string-value="U">
            <text:p>U</text:p>
          </table:table-cell>
          <table:table-cell table:style-name="ce5" table:formula="of:=IF(NOT(ISBLANK([.AB109]));[.AB109];IF(NOT(ISBLANK([.AH109]));[.AH109];&quot;&quot;))" office:value-type="string" office:string-value="U">
            <text:p>U</text:p>
          </table:table-cell>
          <table:table-cell table:style-name="ce5" office:value-type="string">
            <text:p>U</text:p>
          </table:table-cell>
          <table:table-cell office:value-type="string">
            <text:p>U</text:p>
          </table:table-cell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U</text:p>
          </table:table-cell>
          <table:table-cell/>
          <table:table-cell table:style-name="ce4" office:value-type="string">
            <text:p>U</text:p>
          </table:table-cell>
          <table:table-cell table:number-columns-repeated="2" office:value-type="string">
            <text:p>U</text:p>
          </table:table-cell>
          <table:table-cell table:number-columns-repeated="2" table:style-name="ce21" office:value-type="string">
            <text:p>U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U</text:p>
          </table:table-cell>
          <table:table-cell table:style-name="Default" table:formula="of:=COUNTA([.AR109:.FA10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 table:number-columns-repeated="2"/>
          <table:table-cell office:value-type="string">
            <text:p>U`</text:p>
          </table:table-cell>
          <table:table-cell office:value-type="string">
            <text:p>ur</text:p>
          </table:table-cell>
          <table:table-cell table:number-columns-repeated="11"/>
          <table:table-cell table:style-name="ce5" table:formula="of:=IF(NOT(ISBLANK([.S110]));[.S110];IF(NOT(ISBLANK([.W110]));[.W110];IF(NOT(ISBLANK([.X110]));[.X110];IF(NOT(ISBLANK([.AD110]));[.AD110];IF(NOT(ISBLANK([.AL110]));[.AL110];&quot;&quot;)))))">
            <text:p/>
          </table:table-cell>
          <table:table-cell table:style-name="ce5" table:formula="of:=IF(NOT(ISBLANK([.AB110]));[.AB110];IF(NOT(ISBLANK([.AH110]));[.AH110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10:.FA110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table:number-columns-repeated="2" office:value-type="string">
            <text:p>e</text:p>
          </table:table-cell>
          <table:table-cell office:value-type="string">
            <text:p>ei</text:p>
          </table:table-cell>
          <table:table-cell table:number-columns-repeated="11"/>
          <table:table-cell table:style-name="ce5" table:formula="of:=IF(NOT(ISBLANK([.S111]));[.S111];IF(NOT(ISBLANK([.W111]));[.W111];IF(NOT(ISBLANK([.X111]));[.X111];IF(NOT(ISBLANK([.AD111]));[.AD111];IF(NOT(ISBLANK([.AL111]));[.AL111];&quot;&quot;)))))" office:value-type="string" office:string-value="e">
            <text:p>e</text:p>
          </table:table-cell>
          <table:table-cell table:style-name="ce5" table:formula="of:=IF(NOT(ISBLANK([.AB111]));[.AB111];IF(NOT(ISBLANK([.AH111]));[.AH111];&quot;&quot;))" office:value-type="string" office:string-value="e">
            <text:p>e</text:p>
          </table:table-cell>
          <table:table-cell table:style-name="ce5"/>
          <table:table-cell table:number-columns-repeated="9" office:value-type="string">
            <text:p>e</text:p>
          </table:table-cell>
          <table:table-cell table:number-columns-repeated="2" table:style-name="ce23" office:value-type="string">
            <text:p>e</text:p>
          </table:table-cell>
          <table:table-cell table:number-columns-repeated="3" office:value-type="string">
            <text:p>e</text:p>
          </table:table-cell>
          <table:table-cell table:style-name="ce4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1"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 table:style-name="Default" table:formula="of:=COUNTA([.AR111:.FA11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2"/>
          <table:table-cell/>
          <table:table-cell table:number-columns-repeated="21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867"/>
        </table:table-row>
        <table:table-row table:style-name="ro7">
          <table:table-cell table:number-columns-repeated="2"/>
          <table:table-cell office:value-type="string">
            <text:p>ee</text:p>
          </table:table-cell>
          <table:table-cell table:number-columns-repeated="12"/>
          <table:table-cell table:style-name="ce5" table:formula="of:=IF(NOT(ISBLANK([.S112]));[.S112];IF(NOT(ISBLANK([.W112]));[.W112];IF(NOT(ISBLANK([.X112]));[.X112];IF(NOT(ISBLANK([.AD112]));[.AD112];IF(NOT(ISBLANK([.AL112]));[.AL112];&quot;&quot;)))))">
            <text:p/>
          </table:table-cell>
          <table:table-cell table:style-name="ce5" table:formula="of:=IF(NOT(ISBLANK([.AB112]));[.AB112];IF(NOT(ISBLANK([.AH112]));[.AH112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ee</text:p>
          </table:table-cell>
          <table:table-cell table:number-columns-repeated="2"/>
          <table:table-cell table:style-name="Default" table:formula="of:=COUNTA([.AR112:.FA11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e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3"/>
          <table:table-cell table:style-name="ce5" table:formula="of:=IF(NOT(ISBLANK([.S113]));[.S113];IF(NOT(ISBLANK([.W113]));[.W113];IF(NOT(ISBLANK([.X113]));[.X113];IF(NOT(ISBLANK([.AD113]));[.AD113];IF(NOT(ISBLANK([.AL113]));[.AL113];&quot;&quot;)))))" office:value-type="string" office:string-value="e:">
            <text:p>e:</text:p>
          </table:table-cell>
          <table:table-cell table:style-name="ce5" table:formula="of:=IF(NOT(ISBLANK([.AB113]));[.AB113];IF(NOT(ISBLANK([.AH113]));[.AH113];&quot;&quot;))" office:value-type="string" office:string-value="e:">
            <text:p>e:</text:p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eh</text:p>
          </table:table-cell>
          <table:table-cell office:value-type="string">
            <text:p>el</text:p>
          </table:table-cell>
          <table:table-cell table:style-name="ce4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1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/>
          <table:table-cell office:value-type="string">
            <text:p>e:</text:p>
          </table:table-cell>
          <table:table-cell table:style-name="Default" table:formula="of:=COUNTA([.AR113:.FA11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ẽ</text:p>
          </table:table-cell>
          <table:table-cell office:value-type="string">
            <text:p>e~</text:p>
          </table:table-cell>
          <table:table-cell table:number-columns-repeated="8"/>
          <table:table-cell table:style-name="Default"/>
          <table:table-cell table:number-columns-repeated="3"/>
          <table:table-cell table:style-name="ce5" table:formula="of:=IF(NOT(ISBLANK([.S114]));[.S114];IF(NOT(ISBLANK([.W114]));[.W114];IF(NOT(ISBLANK([.X114]));[.X114];IF(NOT(ISBLANK([.AD114]));[.AD114];IF(NOT(ISBLANK([.AL114]));[.AL114];&quot;&quot;)))))" office:value-type="string" office:string-value="e~">
            <text:p>e~</text:p>
          </table:table-cell>
          <table:table-cell table:style-name="ce5" table:formula="of:=IF(NOT(ISBLANK([.AB114]));[.AB114];IF(NOT(ISBLANK([.AH114]));[.AH114];&quot;&quot;))" office:value-type="string" office:string-value="e~">
            <text:p>e~</text:p>
          </table:table-cell>
          <table:table-cell table:style-name="ce5"/>
          <table:table-cell/>
          <table:table-cell table:number-columns-repeated="3"/>
          <table:table-cell table:number-columns-repeated="2"/>
          <table:table-cell/>
          <table:table-cell office:value-type="string">
            <text:p>e~</text:p>
          </table:table-cell>
          <table:table-cell office:value-type="string">
            <text:p>Ehn</text:p>
          </table:table-cell>
          <table:table-cell table:number-columns-repeated="2" table:style-name="ce23" office:value-type="string">
            <text:p>e~</text:p>
          </table:table-cell>
          <table:table-cell office:value-type="string">
            <text:p>e~</text:p>
          </table:table-cell>
          <table:table-cell table:number-columns-repeated="2"/>
          <table:table-cell table:style-name="ce4"/>
          <table:table-cell/>
          <table:table-cell/>
          <table:table-cell table:style-name="ce21"/>
          <table:table-cell table:style-name="ce21" office:value-type="string">
            <text:p>e~</text:p>
          </table:table-cell>
          <table:table-cell/>
          <table:table-cell table:number-columns-repeated="4"/>
          <table:table-cell table:style-name="Default" table:formula="of:=COUNTA([.AR114:.FA11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ø</text:p>
          </table:table-cell>
          <table:table-cell office:value-type="string">
            <text:p>2</text:p>
          </table:table-cell>
          <table:table-cell table:number-columns-repeated="12"/>
          <table:table-cell table:style-name="ce5" table:formula="of:=IF(NOT(ISBLANK([.S115]));[.S115];IF(NOT(ISBLANK([.W115]));[.W115];IF(NOT(ISBLANK([.X115]));[.X115];IF(NOT(ISBLANK([.AD115]));[.AD115];IF(NOT(ISBLANK([.AL115]));[.AL115];&quot;&quot;)))))" office:value-type="string" office:string-value="2">
            <text:p>2</text:p>
          </table:table-cell>
          <table:table-cell table:style-name="ce5" table:formula="of:=IF(NOT(ISBLANK([.AB115]));[.AB115];IF(NOT(ISBLANK([.AH115]));[.AH115];&quot;&quot;))" office:value-type="string" office:string-value="2">
            <text:p>2</text:p>
          </table:table-cell>
          <table:table-cell table:style-name="ce5"/>
          <table:table-cell/>
          <table:table-cell table:number-columns-repeated="3"/>
          <table:table-cell table:number-columns-repeated="2"/>
          <table:table-cell/>
          <table:table-cell table:style-name="ce21" office:value-type="float" office:value="2">
            <text:p>2</text:p>
          </table:table-cell>
          <table:table-cell office:value-type="string">
            <text:p>P2</text:p>
          </table:table-cell>
          <table:table-cell table:number-columns-repeated="2" table:style-name="ce23" office:value-type="string">
            <text:p>2</text:p>
          </table:table-cell>
          <table:table-cell office:value-type="string">
            <text:p>2</text:p>
          </table:table-cell>
          <table:table-cell table:number-columns-repeated="2"/>
          <table:table-cell table:style-name="ce4" office:value-type="string">
            <text:p>2</text:p>
          </table:table-cell>
          <table:table-cell table:number-columns-repeated="2" office:value-type="string">
            <text:p>2</text:p>
          </table:table-cell>
          <table:table-cell table:number-columns-repeated="2" table:style-name="ce27" office:value-type="string">
            <text:p>2</text:p>
          </table:table-cell>
          <table:table-cell/>
          <table:table-cell table:number-columns-repeated="2" office:value-type="string">
            <text:p>2</text:p>
          </table:table-cell>
          <table:table-cell/>
          <table:table-cell office:value-type="string">
            <text:p>2</text:p>
          </table:table-cell>
          <table:table-cell table:style-name="Default" table:formula="of:=COUNTA([.AR115:.FA11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6"/>
          <table:table-cell/>
          <table:table-cell table:number-columns-repeated="2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67"/>
        </table:table-row>
        <table:table-row table:style-name="ro6">
          <table:table-cell table:number-columns-repeated="2"/>
          <table:table-cell office:value-type="string">
            <text:p>22</text:p>
          </table:table-cell>
          <table:table-cell table:number-columns-repeated="12"/>
          <table:table-cell table:style-name="ce5" table:formula="of:=IF(NOT(ISBLANK([.S116]));[.S116];IF(NOT(ISBLANK([.W116]));[.W116];IF(NOT(ISBLANK([.X116]));[.X116];IF(NOT(ISBLANK([.AD116]));[.AD116];IF(NOT(ISBLANK([.AL116]));[.AL116];&quot;&quot;)))))">
            <text:p/>
          </table:table-cell>
          <table:table-cell table:style-name="ce5" table:formula="of:=IF(NOT(ISBLANK([.AB116]));[.AB116];IF(NOT(ISBLANK([.AH116]));[.AH116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22</text:p>
          </table:table-cell>
          <table:table-cell table:number-columns-repeated="2"/>
          <table:table-cell table:style-name="Default" table:formula="of:=COUNTA([.AR116:.FA11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øː</text:p>
          </table:table-cell>
          <table:table-cell office:value-type="string">
            <text:p>2:</text:p>
          </table:table-cell>
          <table:table-cell table:number-columns-repeated="2"/>
          <table:table-cell table:number-columns-repeated="2" office:value-type="string">
            <text:p>2: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/>
          <table:table-cell table:style-name="ce5" table:formula="of:=IF(NOT(ISBLANK([.S117]));[.S117];IF(NOT(ISBLANK([.W117]));[.W117];IF(NOT(ISBLANK([.X117]));[.X117];IF(NOT(ISBLANK([.AD117]));[.AD117];IF(NOT(ISBLANK([.AL117]));[.AL117];&quot;&quot;)))))" office:value-type="string" office:string-value="2:">
            <text:p>2:</text:p>
          </table:table-cell>
          <table:table-cell table:style-name="ce5" table:formula="of:=IF(NOT(ISBLANK([.AB117]));[.AB117];IF(NOT(ISBLANK([.AH117]));[.AH117];&quot;&quot;))" office:value-type="string" office:string-value="2:">
            <text:p>2:</text:p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P2h</text:p>
          </table:table-cell>
          <table:table-cell table:style-name="ce25" office:value-type="string">
            <text:p>oel</text:p>
          </table:table-cell>
          <table:table-cell table:style-name="ce4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 table:style-name="ce27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/>
          <table:table-cell office:value-type="string">
            <text:p>2:</text:p>
          </table:table-cell>
          <table:table-cell table:style-name="Default" table:formula="of:=COUNTA([.AR117:.FA11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2"/>
          <table:table-cell table:style-name="ce5" table:formula="of:=IF(NOT(ISBLANK([.S118]));[.S118];IF(NOT(ISBLANK([.W118]));[.W118];IF(NOT(ISBLANK([.X118]));[.X118];IF(NOT(ISBLANK([.AD118]));[.AD118];IF(NOT(ISBLANK([.AL118]));[.AL118];&quot;&quot;)))))" office:value-type="string" office:string-value="o">
            <text:p>o</text:p>
          </table:table-cell>
          <table:table-cell table:style-name="ce5" table:formula="of:=IF(NOT(ISBLANK([.AB118]));[.AB118];IF(NOT(ISBLANK([.AH118]));[.AH118];&quot;&quot;))" office:value-type="string" office:string-value="o">
            <text:p>o</text:p>
          </table:table-cell>
          <table:table-cell table:style-name="ce5"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3" office:value-type="string">
            <text:p>o</text:p>
          </table:table-cell>
          <table:table-cell table:style-name="ce23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6"/>
          <table:table-cell table:style-name="ce4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Default" table:formula="of:=COUNTA([.AR118:.FA11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67"/>
        </table:table-row>
        <table:table-row table:style-name="ro7">
          <table:table-cell table:number-columns-repeated="2"/>
          <table:table-cell office:value-type="string">
            <text:p>oo</text:p>
          </table:table-cell>
          <table:table-cell table:number-columns-repeated="12"/>
          <table:table-cell table:style-name="ce5" table:formula="of:=IF(NOT(ISBLANK([.S119]));[.S119];IF(NOT(ISBLANK([.W119]));[.W119];IF(NOT(ISBLANK([.X119]));[.X119];IF(NOT(ISBLANK([.AD119]));[.AD119];IF(NOT(ISBLANK([.AL119]));[.AL119];&quot;&quot;)))))">
            <text:p/>
          </table:table-cell>
          <table:table-cell table:style-name="ce5" table:formula="of:=IF(NOT(ISBLANK([.AB119]));[.AB119];IF(NOT(ISBLANK([.AH119]));[.AH119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oo</text:p>
          </table:table-cell>
          <table:table-cell table:number-columns-repeated="2"/>
          <table:table-cell table:style-name="Default" table:formula="of:=COUNTA([.AR119:.FA11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oː</text:p>
          </table:table-cell>
          <table:table-cell office:value-type="string">
            <text:p>o: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table:style-name="ce5" table:formula="of:=IF(NOT(ISBLANK([.S120]));[.S120];IF(NOT(ISBLANK([.W120]));[.W120];IF(NOT(ISBLANK([.X120]));[.X120];IF(NOT(ISBLANK([.AD120]));[.AD120];IF(NOT(ISBLANK([.AL120]));[.AL120];&quot;&quot;)))))" office:value-type="string" office:string-value="o:">
            <text:p>o:</text:p>
          </table:table-cell>
          <table:table-cell table:style-name="ce5" table:formula="of:=IF(NOT(ISBLANK([.AB120]));[.AB120];IF(NOT(ISBLANK([.AH120]));[.AH120];&quot;&quot;))" office:value-type="string" office:string-value="o:">
            <text:p>o:</text:p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oh</text:p>
          </table:table-cell>
          <table:table-cell office:value-type="string">
            <text:p>ol</text:p>
          </table:table-cell>
          <table:table-cell table:style-name="ce4" office:value-type="string">
            <text:p>o:</text:p>
          </table:table-cell>
          <table:table-cell office:value-type="string">
            <text:p>o:</text:p>
          </table:table-cell>
          <table:table-cell office:value-type="string">
            <text:p>o:</text:p>
          </table:table-cell>
          <table:table-cell table:style-name="ce21" office:value-type="string">
            <text:p>o:</text:p>
          </table:table-cell>
          <table:table-cell table:style-name="ce21" office:value-type="string">
            <text:p>o:</text:p>
          </table:table-cell>
          <table:table-cell office:value-type="string">
            <text:p>o:</text:p>
          </table:table-cell>
          <table:table-cell table:number-columns-repeated="3"/>
          <table:table-cell office:value-type="string">
            <text:p>o:</text:p>
          </table:table-cell>
          <table:table-cell table:style-name="Default" table:formula="of:=COUNTA([.AR120:.FA12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õ</text:p>
          </table:table-cell>
          <table:table-cell office:value-type="string">
            <text:p>o~</text:p>
          </table:table-cell>
          <table:table-cell table:number-columns-repeated="8"/>
          <table:table-cell table:style-name="Default"/>
          <table:table-cell table:number-columns-repeated="3"/>
          <table:table-cell table:style-name="ce5" table:formula="of:=IF(NOT(ISBLANK([.S121]));[.S121];IF(NOT(ISBLANK([.W121]));[.W121];IF(NOT(ISBLANK([.X121]));[.X121];IF(NOT(ISBLANK([.AD121]));[.AD121];IF(NOT(ISBLANK([.AL121]));[.AL121];&quot;&quot;)))))" office:value-type="string" office:string-value="o~">
            <text:p>o~</text:p>
          </table:table-cell>
          <table:table-cell table:style-name="ce5" table:formula="of:=IF(NOT(ISBLANK([.AB121]));[.AB121];IF(NOT(ISBLANK([.AH121]));[.AH121];&quot;&quot;))" office:value-type="string" office:string-value="o~">
            <text:p>o~</text:p>
          </table:table-cell>
          <table:table-cell table:style-name="ce5"/>
          <table:table-cell/>
          <table:table-cell table:number-columns-repeated="3"/>
          <table:table-cell table:number-columns-repeated="2"/>
          <table:table-cell/>
          <table:table-cell office:value-type="string">
            <text:p>o~</text:p>
          </table:table-cell>
          <table:table-cell office:value-type="string">
            <text:p>Ohn</text:p>
          </table:table-cell>
          <table:table-cell table:style-name="ce23" office:value-type="string">
            <text:p>o~</text:p>
          </table:table-cell>
          <table:table-cell table:style-name="ce23" office:value-type="string">
            <text:p>o~</text:p>
          </table:table-cell>
          <table:table-cell office:value-type="string">
            <text:p>o~</text:p>
          </table:table-cell>
          <table:table-cell table:number-columns-repeated="2"/>
          <table:table-cell table:style-name="ce4" office:value-type="string">
            <text:p>o~</text:p>
          </table:table-cell>
          <table:table-cell office:value-type="string">
            <text:p>o~</text:p>
          </table:table-cell>
          <table:table-cell office:value-type="string">
            <text:p>o~</text:p>
          </table:table-cell>
          <table:table-cell table:style-name="ce21" office:value-type="string">
            <text:p>o~</text:p>
          </table:table-cell>
          <table:table-cell table:style-name="ce21" office:value-type="string">
            <text:p>o~</text:p>
          </table:table-cell>
          <table:table-cell/>
          <table:table-cell table:number-columns-repeated="4"/>
          <table:table-cell table:style-name="Default" table:formula="of:=COUNTA([.AR121:.FA12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õː</text:p>
          </table:table-cell>
          <table:table-cell office:value-type="string">
            <text:p>o~:</text:p>
          </table:table-cell>
          <table:table-cell table:number-columns-repeated="12"/>
          <table:table-cell table:style-name="ce5"/>
          <table:table-cell table:style-name="ce5" table:formula="of:=IF(NOT(ISBLANK([.AB122]));[.AB122];IF(NOT(ISBLANK([.AH122]));[.AH122];&quot;&quot;))" office:value-type="string" office:string-value="o~:">
            <text:p>o~:</text:p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 office:value-type="string">
            <text:p>o~:</text:p>
          </table:table-cell>
          <table:table-cell office:value-type="string">
            <text:p>o~:</text:p>
          </table:table-cell>
          <table:table-cell office:value-type="string">
            <text:p>o~:</text:p>
          </table:table-cell>
          <table:table-cell table:style-name="ce21" office:value-type="string">
            <text:p>o~:</text:p>
          </table:table-cell>
          <table:table-cell table:style-name="ce21" office:value-type="string">
            <text:p>o~:</text:p>
          </table:table-cell>
          <table:table-cell table:number-columns-repeated="5"/>
          <table:table-cell table:style-name="Default" table:formula="of:=COUNTA([.AR122:.FA12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ə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office:value-type="string">
            <text:p>ax</text:p>
          </table:table-cell>
          <table:table-cell table:number-columns-repeated="2"/>
          <table:table-cell office:value-type="string">
            <text:p>@</text:p>
          </table:table-cell>
          <table:table-cell office:value-type="string">
            <text:p>ax</text:p>
          </table:table-cell>
          <table:table-cell table:number-columns-repeated="2"/>
          <table:table-cell table:style-name="ce5" table:formula="of:=IF(NOT(ISBLANK([.S123]));[.S123];IF(NOT(ISBLANK([.W123]));[.W123];IF(NOT(ISBLANK([.X123]));[.X123];IF(NOT(ISBLANK([.AD123]));[.AD123];IF(NOT(ISBLANK([.AL123]));[.AL123];&quot;&quot;)))))" office:value-type="string" office:string-value="@">
            <text:p>@</text:p>
          </table:table-cell>
          <table:table-cell table:style-name="ce5" table:formula="of:=IF(NOT(ISBLANK([.AB123]));[.AB123];IF(NOT(ISBLANK([.AH123]));[.AH123];&quot;&quot;))" office:value-type="string" office:string-value="@">
            <text:p>@</text:p>
          </table:table-cell>
          <table:table-cell table:style-name="ce5" office:value-type="string">
            <text:p>@</text:p>
          </table:table-cell>
          <table:table-cell office:value-type="string">
            <text:p>@</text:p>
          </table:table-cell>
          <table:table-cell table:number-columns-repeated="3"/>
          <table:table-cell/>
          <table:table-cell office:value-type="string">
            <text:p>@</text:p>
          </table:table-cell>
          <table:table-cell/>
          <table:table-cell table:number-columns-repeated="2" office:value-type="string">
            <text:p>@</text:p>
          </table:table-cell>
          <table:table-cell table:number-columns-repeated="2" table:style-name="ce23" office:value-type="string">
            <text:p>@</text:p>
          </table:table-cell>
          <table:table-cell office:value-type="string">
            <text:p>@</text:p>
          </table:table-cell>
          <table:table-cell office:value-type="string">
            <text:p>schwa</text:p>
          </table:table-cell>
          <table:table-cell office:value-type="string">
            <text:p>etu</text:p>
          </table:table-cell>
          <table:table-cell table:style-name="ce4" office:value-type="string">
            <text:p>@</text:p>
          </table:table-cell>
          <table:table-cell table:number-columns-repeated="2" office:value-type="string">
            <text:p>@</text:p>
          </table:table-cell>
          <table:table-cell table:number-columns-repeated="2" table:style-name="ce21" office:value-type="string">
            <text:p>@</text:p>
          </table:table-cell>
          <table:table-cell office:value-type="string">
            <text:p>@</text:p>
          </table:table-cell>
          <table:table-cell table:number-columns-repeated="3"/>
          <table:table-cell office:value-type="string">
            <text:p>@</text:p>
          </table:table-cell>
          <table:table-cell table:style-name="Default" table:formula="of:=COUNTA([.AR123:.FA123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01"/>
        </table:table-row>
        <table:table-row table:style-name="ro7">
          <table:table-cell/>
          <table:table-cell office:value-type="string">
            <text:p>ɚ</text:p>
          </table:table-cell>
          <table:table-cell office:value-type="string">
            <text:p>@`</text:p>
          </table:table-cell>
          <table:table-cell table:style-name="ce16" office:value-type="string">
            <text:p>@r</text:p>
          </table:table-cell>
          <table:table-cell office:value-type="string">
            <text:p>axr</text:p>
          </table:table-cell>
          <table:table-cell table:number-columns-repeated="2"/>
          <table:table-cell office:value-type="string">
            <text:p>axr</text:p>
          </table:table-cell>
          <table:table-cell office:value-type="string">
            <text:p>axr</text:p>
          </table:table-cell>
          <table:table-cell table:number-columns-repeated="3"/>
          <table:table-cell office:value-type="string">
            <text:p>axr</text:p>
          </table:table-cell>
          <table:table-cell table:number-columns-repeated="2"/>
          <table:table-cell table:style-name="ce5" table:formula="of:=IF(NOT(ISBLANK([.S124]));[.S124];IF(NOT(ISBLANK([.W124]));[.W124];IF(NOT(ISBLANK([.X124]));[.X124];IF(NOT(ISBLANK([.AD124]));[.AD124];IF(NOT(ISBLANK([.AL124]));[.AL124];&quot;&quot;)))))">
            <text:p/>
          </table:table-cell>
          <table:table-cell table:style-name="ce5" table:formula="of:=IF(NOT(ISBLANK([.AB124]));[.AB124];IF(NOT(ISBLANK([.AH124]));[.AH124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24:.FA12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ɛ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h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eh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style-name="ce5" table:formula="of:=IF(NOT(ISBLANK([.S125]));[.S125];IF(NOT(ISBLANK([.W125]));[.W125];IF(NOT(ISBLANK([.X125]));[.X125];IF(NOT(ISBLANK([.AD125]));[.AD125];IF(NOT(ISBLANK([.AL125]));[.AL125];&quot;&quot;)))))" office:value-type="string" office:string-value="E">
            <text:p>E</text:p>
          </table:table-cell>
          <table:table-cell table:style-name="ce5" table:formula="of:=IF(NOT(ISBLANK([.AB125]));[.AB125];IF(NOT(ISBLANK([.AH125]));[.AH125];&quot;&quot;))" office:value-type="string" office:string-value="E">
            <text:p>E</text:p>
          </table:table-cell>
          <table:table-cell table:style-name="ce5" office:value-type="string">
            <text:p>E</text:p>
          </table:table-cell>
          <table:table-cell table:style-name="ce17"/>
          <table:table-cell table:number-columns-repeated="2"/>
          <table:table-cell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 table:number-columns-repeated="2" table:style-name="ce23" office:value-type="string">
            <text:p>E</text:p>
          </table:table-cell>
          <table:table-cell table:number-columns-repeated="2" office:value-type="string">
            <text:p>E</text:p>
          </table:table-cell>
          <table:table-cell/>
          <table:table-cell table:style-name="ce4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1" office:value-type="string">
            <text:p>E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style-name="Default" table:formula="of:=COUNTA([.AR125:.FA12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table:number-columns-repeated="867"/>
        </table:table-row>
        <table:table-row table:style-name="ro7">
          <table:table-cell/>
          <table:table-cell table:style-name="Default" office:value-type="string">
            <text:p>ɛ̃</text:p>
          </table:table-cell>
          <table:table-cell office:value-type="string">
            <text:p>E~</text:p>
          </table:table-cell>
          <table:table-cell table:number-columns-repeated="8"/>
          <table:table-cell office:value-type="string">
            <text:p>E~</text:p>
          </table:table-cell>
          <table:table-cell table:number-columns-repeated="3"/>
          <table:table-cell table:style-name="ce5"/>
          <table:table-cell table:style-name="ce5" table:formula="of:=IF(NOT(ISBLANK([.AB126]));[.AB126];IF(NOT(ISBLANK([.AH126]));[.AH126];&quot;&quot;))" office:value-type="string" office:string-value="E~">
            <text:p>E~</text:p>
          </table:table-cell>
          <table:table-cell table:style-name="ce5"/>
          <table:table-cell table:style-name="ce17"/>
          <table:table-cell table:number-columns-repeated="8"/>
          <table:table-cell table:style-name="ce23"/>
          <table:table-cell table:style-name="ce23"/>
          <table:table-cell table:number-columns-repeated="3"/>
          <table:table-cell table:style-name="ce4" office:value-type="string">
            <text:p>E~</text:p>
          </table:table-cell>
          <table:table-cell office:value-type="string">
            <text:p>E~</text:p>
          </table:table-cell>
          <table:table-cell/>
          <table:table-cell table:style-name="ce21"/>
          <table:table-cell table:style-name="ce21" office:value-type="string">
            <text:p>E~</text:p>
          </table:table-cell>
          <table:table-cell table:number-columns-repeated="5"/>
          <table:table-cell table:style-name="Default" table:formula="of:=COUNTA([.AR126:.FA126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table:style-name="Default" office:value-type="string">
            <text:p>ɛ̃ː</text:p>
          </table:table-cell>
          <table:table-cell office:value-type="string">
            <text:p>E~:</text:p>
          </table:table-cell>
          <table:table-cell table:number-columns-repeated="12"/>
          <table:table-cell table:style-name="ce5"/>
          <table:table-cell table:style-name="ce5" table:formula="of:=IF(NOT(ISBLANK([.AB127]));[.AB127];IF(NOT(ISBLANK([.AH127]));[.AH127];&quot;&quot;))" office:value-type="string" office:string-value="E~:">
            <text:p>E~:</text:p>
          </table:table-cell>
          <table:table-cell table:style-name="ce5"/>
          <table:table-cell table:style-name="ce17"/>
          <table:table-cell table:number-columns-repeated="8"/>
          <table:table-cell table:style-name="ce23"/>
          <table:table-cell table:style-name="ce23"/>
          <table:table-cell table:number-columns-repeated="3"/>
          <table:table-cell table:style-name="ce4" office:value-type="string">
            <text:p>E~:</text:p>
          </table:table-cell>
          <table:table-cell office:value-type="string">
            <text:p>E~:</text:p>
          </table:table-cell>
          <table:table-cell/>
          <table:table-cell table:style-name="ce21"/>
          <table:table-cell table:style-name="ce21" office:value-type="string">
            <text:p>E~:</text:p>
          </table:table-cell>
          <table:table-cell table:number-columns-repeated="5"/>
          <table:table-cell table:style-name="Default" table:formula="of:=COUNTA([.AR127:.FA127])"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ɛ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:</text:p>
          </table:table-cell>
          <table:table-cell table:number-columns-repeated="3"/>
          <table:table-cell table:style-name="ce5" table:formula="of:=IF(NOT(ISBLANK([.S128]));[.S128];IF(NOT(ISBLANK([.W128]));[.W128];IF(NOT(ISBLANK([.X128]));[.X128];IF(NOT(ISBLANK([.AD128]));[.AD128];IF(NOT(ISBLANK([.AL128]));[.AL128];&quot;&quot;)))))" office:value-type="string" office:string-value="E:">
            <text:p>E:</text:p>
          </table:table-cell>
          <table:table-cell table:style-name="ce5" table:formula="of:=IF(NOT(ISBLANK([.AB128]));[.AB128];IF(NOT(ISBLANK([.AH128]));[.AH128];&quot;&quot;))" office:value-type="string" office:string-value="E:">
            <text:p>E:</text:p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Eh</text:p>
          </table:table-cell>
          <table:table-cell table:style-name="ce25" office:value-type="string">
            <text:p>ae</text:p>
          </table:table-cell>
          <table:table-cell table:style-name="ce4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1" office:value-type="string">
            <text:p>E:</text:p>
          </table:table-cell>
          <table:table-cell office:value-type="string">
            <text:p>E:</text:p>
          </table:table-cell>
          <table:table-cell table:number-columns-repeated="3"/>
          <table:table-cell office:value-type="string">
            <text:p>E:</text:p>
          </table:table-cell>
          <table:table-cell table:style-name="Default" table:formula="of:=COUNTA([.AR128:.FA128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 table:number-columns-repeated="2"/>
          <table:table-cell office:value-type="string">
            <text:p>E`</text:p>
          </table:table-cell>
          <table:table-cell office:value-type="string">
            <text:p>eir</text:p>
          </table:table-cell>
          <table:table-cell table:number-columns-repeated="11"/>
          <table:table-cell table:style-name="ce5" table:formula="of:=IF(NOT(ISBLANK([.S129]));[.S129];IF(NOT(ISBLANK([.W129]));[.W129];IF(NOT(ISBLANK([.X129]));[.X129];IF(NOT(ISBLANK([.AD129]));[.AD129];IF(NOT(ISBLANK([.AL129]));[.AL129];&quot;&quot;)))))">
            <text:p/>
          </table:table-cell>
          <table:table-cell table:style-name="ce5" table:formula="of:=IF(NOT(ISBLANK([.AB129]));[.AB129];IF(NOT(ISBLANK([.AH129]));[.AH129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29:.FA129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7"/>
        </table:table-row>
        <table:table-row table:style-name="ro7">
          <table:table-cell/>
          <table:table-cell office:value-type="string">
            <text:p>œ</text:p>
          </table:table-cell>
          <table:table-cell office:value-type="string">
            <text:p>9</text:p>
          </table:table-cell>
          <table:table-cell table:number-columns-repeated="2"/>
          <table:table-cell table:number-columns-repeated="2" office:value-type="string">
            <text:p>9</text:p>
          </table:table-cell>
          <table:table-cell table:number-columns-repeated="8"/>
          <table:table-cell table:style-name="ce5" table:formula="of:=IF(NOT(ISBLANK([.S130]));[.S130];IF(NOT(ISBLANK([.W130]));[.W130];IF(NOT(ISBLANK([.X130]));[.X130];IF(NOT(ISBLANK([.AD130]));[.AD130];IF(NOT(ISBLANK([.AL130]));[.AL130];&quot;&quot;)))))" office:value-type="string" office:string-value="9">
            <text:p>9</text:p>
          </table:table-cell>
          <table:table-cell table:style-name="ce5" table:formula="of:=IF(NOT(ISBLANK([.AB130]));[.AB130];IF(NOT(ISBLANK([.AH130]));[.AH130];&quot;&quot;))" office:value-type="float" office:value="9">
            <text:p>9</text:p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style-name="ce21" office:value-type="float" office:value="9">
            <text:p>9</text:p>
          </table:table-cell>
          <table:table-cell office:value-type="string">
            <text:p>P9</text:p>
          </table:table-cell>
          <table:table-cell table:number-columns-repeated="2" table:style-name="ce21" office:value-type="float" office:value="9">
            <text:p>9</text:p>
          </table:table-cell>
          <table:table-cell office:value-type="string">
            <text:p>9</text:p>
          </table:table-cell>
          <table:table-cell office:value-type="string">
            <text:p>P9</text:p>
          </table:table-cell>
          <table:table-cell office:value-type="string">
            <text:p>oe</text:p>
          </table:table-cell>
          <table:table-cell table:style-name="ce4" office:value-type="string">
            <text:p>9</text:p>
          </table:table-cell>
          <table:table-cell table:number-columns-repeated="2" office:value-type="string">
            <text:p>9</text:p>
          </table:table-cell>
          <table:table-cell table:number-columns-repeated="2" table:style-name="ce27" office:value-type="string">
            <text:p>9</text:p>
          </table:table-cell>
          <table:table-cell office:value-type="string">
            <text:p>9</text:p>
          </table:table-cell>
          <table:table-cell table:number-columns-repeated="3"/>
          <table:table-cell office:value-type="string">
            <text:p>9</text:p>
          </table:table-cell>
          <table:table-cell table:style-name="Default" table:formula="of:=COUNTA([.AR130:.FA13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67"/>
        </table:table-row>
        <table:table-row table:style-name="ro7">
          <table:table-cell/>
          <table:table-cell office:value-type="string">
            <text:p>œː</text:p>
          </table:table-cell>
          <table:table-cell office:value-type="string">
            <text:p>9:</text:p>
          </table:table-cell>
          <table:table-cell table:number-columns-repeated="12"/>
          <table:table-cell table:style-name="ce5" table:formula="of:=IF(NOT(ISBLANK([.S131]));[.S131];IF(NOT(ISBLANK([.W131]));[.W131];IF(NOT(ISBLANK([.X131]));[.X131];IF(NOT(ISBLANK([.AD131]));[.AD131];IF(NOT(ISBLANK([.AL131]));[.AL131];&quot;&quot;)))))">
            <text:p/>
          </table:table-cell>
          <table:table-cell table:style-name="ce5" table:formula="of:=IF(NOT(ISBLANK([.AB131]));[.AB131];IF(NOT(ISBLANK([.AH131]));[.AH131];&quot;&quot;))">
            <text:p/>
          </table:table-cell>
          <table:table-cell table:style-name="ce5"/>
          <table:table-cell/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3"/>
          <table:table-cell office:value-type="string">
            <text:p>9:</text:p>
          </table:table-cell>
          <table:table-cell table:style-name="Default" table:formula="of:=COUNTA([.AR131:.FA131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ɜː</text:p>
          </table:table-cell>
          <table:table-cell office:value-type="string">
            <text:p>3:</text:p>
          </table:table-cell>
          <table:table-cell table:number-columns-repeated="12"/>
          <table:table-cell table:style-name="ce5" table:formula="of:=IF(NOT(ISBLANK([.S132]));[.S132];IF(NOT(ISBLANK([.W132]));[.W132];IF(NOT(ISBLANK([.X132]));[.X132];IF(NOT(ISBLANK([.AD132]));[.AD132];IF(NOT(ISBLANK([.AL132]));[.AL132];&quot;&quot;)))))" office:value-type="string" office:string-value="3:">
            <text:p>3:</text:p>
          </table:table-cell>
          <table:table-cell table:style-name="ce5" table:formula="of:=IF(NOT(ISBLANK([.AB132]));[.AB132];IF(NOT(ISBLANK([.AH132]));[.AH132];&quot;&quot;))">
            <text:p/>
          </table:table-cell>
          <table:table-cell table:number-columns-repeated="2" office:value-type="string">
            <text:p>3: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32:.FA13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ɝ</text:p>
          </table:table-cell>
          <table:table-cell office:value-type="string">
            <text:p>3`</text:p>
          </table:table-cell>
          <table:table-cell office:value-type="string">
            <text:p>@@r</text:p>
          </table:table-cell>
          <table:table-cell office:value-type="string">
            <text:p>er</text:p>
          </table:table-cell>
          <table:table-cell table:number-columns-repeated="2"/>
          <table:table-cell table:number-columns-repeated="2" office:value-type="string">
            <text:p>er</text:p>
          </table:table-cell>
          <table:table-cell table:number-columns-repeated="2" office:value-type="string">
            <text:p>ER</text:p>
          </table:table-cell>
          <table:table-cell/>
          <table:table-cell table:number-columns-repeated="2" office:value-type="string">
            <text:p>er</text:p>
          </table:table-cell>
          <table:table-cell/>
          <table:table-cell table:style-name="ce5" table:formula="of:=IF(NOT(ISBLANK([.S133]));[.S133];IF(NOT(ISBLANK([.W133]));[.W133];IF(NOT(ISBLANK([.X133]));[.X133];IF(NOT(ISBLANK([.AD133]));[.AD133];IF(NOT(ISBLANK([.AL133]));[.AL133];&quot;&quot;)))))">
            <text:p/>
          </table:table-cell>
          <table:table-cell table:style-name="ce5" table:formula="of:=IF(NOT(ISBLANK([.AB133]));[.AB133];IF(NOT(ISBLANK([.AH133]));[.AH133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33:.FA13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ɝː</text:p>
          </table:table-cell>
          <table:table-cell office:value-type="string">
            <text:p>3`:</text:p>
          </table:table-cell>
          <table:table-cell table:number-columns-repeated="12"/>
          <table:table-cell table:style-name="ce5" table:formula="of:=IF(NOT(ISBLANK([.S134]));[.S134];IF(NOT(ISBLANK([.W134]));[.W134];IF(NOT(ISBLANK([.X134]));[.X134];IF(NOT(ISBLANK([.AD134]));[.AD134];IF(NOT(ISBLANK([.AL134]));[.AL134];&quot;&quot;)))))">
            <text:p/>
          </table:table-cell>
          <table:table-cell table:style-name="ce5" table:formula="of:=IF(NOT(ISBLANK([.AB134]));[.AB134];IF(NOT(ISBLANK([.AH134]));[.AH134];&quot;&quot;))">
            <text:p/>
          </table:table-cell>
          <table:table-cell table:style-name="ce5"/>
          <table:table-cell table:style-name="ce17"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34:.FA13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ʌ</text:p>
          </table:table-cell>
          <table:table-cell office:value-type="string">
            <text:p>V</text:p>
          </table:table-cell>
          <table:table-cell table:style-name="ce16" office:value-type="string">
            <text:p>uh</text:p>
          </table:table-cell>
          <table:table-cell office:value-type="string">
            <text:p>ah</text:p>
          </table:table-cell>
          <table:table-cell table:number-columns-repeated="2"/>
          <table:table-cell table:number-columns-repeated="2" office:value-type="string">
            <text:p>ah</text:p>
          </table:table-cell>
          <table:table-cell table:number-columns-repeated="2" office:value-type="string">
            <text:p>AH</text:p>
          </table:table-cell>
          <table:table-cell/>
          <table:table-cell table:number-columns-repeated="2" office:value-type="string">
            <text:p>ah</text:p>
          </table:table-cell>
          <table:table-cell/>
          <table:table-cell table:style-name="ce5" table:formula="of:=IF(NOT(ISBLANK([.S135]));[.S135];IF(NOT(ISBLANK([.W135]));[.W135];IF(NOT(ISBLANK([.X135]));[.X135];IF(NOT(ISBLANK([.AD135]));[.AD135];IF(NOT(ISBLANK([.AL135]));[.AL135];&quot;&quot;)))))" office:value-type="string" office:string-value="V">
            <text:p>V</text:p>
          </table:table-cell>
          <table:table-cell table:style-name="ce5" table:formula="of:=IF(NOT(ISBLANK([.AB135]));[.AB135];IF(NOT(ISBLANK([.AH135]));[.AH135];&quot;&quot;))">
            <text:p/>
          </table:table-cell>
          <table:table-cell table:style-name="ce5"/>
          <table:table-cell office:value-type="string">
            <text:p>V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35:.FA13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ɔ</text:p>
          </table:table-cell>
          <table:table-cell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ao</text:p>
          </table:table-cell>
          <table:table-cell table:number-columns-repeated="2" office:value-type="string">
            <text:p>O</text:p>
          </table:table-cell>
          <table:table-cell office:value-type="string">
            <text:p>ao</text:p>
          </table:table-cell>
          <table:table-cell office:value-type="string">
            <text:p>a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office:value-type="string">
            <text:p>ao</text:p>
          </table:table-cell>
          <table:table-cell office:value-type="string">
            <text:p>ao</text:p>
          </table:table-cell>
          <table:table-cell office:value-type="string">
            <text:p>O</text:p>
          </table:table-cell>
          <table:table-cell table:style-name="ce5" table:formula="of:=IF(NOT(ISBLANK([.S136]));[.S136];IF(NOT(ISBLANK([.W136]));[.W136];IF(NOT(ISBLANK([.X136]));[.X136];IF(NOT(ISBLANK([.AD136]));[.AD136];IF(NOT(ISBLANK([.AL136]));[.AL136];&quot;&quot;)))))" office:value-type="string" office:string-value="O">
            <text:p>O</text:p>
          </table:table-cell>
          <table:table-cell table:style-name="ce5" table:formula="of:=IF(NOT(ISBLANK([.AB136]));[.AB136];IF(NOT(ISBLANK([.AH136]));[.AH136];&quot;&quot;))" office:value-type="string" office:string-value="O">
            <text:p>O</text:p>
          </table:table-cell>
          <table:table-cell table:style-name="ce5"/>
          <table:table-cell/>
          <table:table-cell table:number-columns-repeated="2"/>
          <table:table-cell office:value-type="string">
            <text:p>O</text:p>
          </table:table-cell>
          <table:table-cell/>
          <table:table-cell table:number-columns-repeated="4" office:value-type="string">
            <text:p>O</text:p>
          </table:table-cell>
          <table:table-cell table:number-columns-repeated="2" table:style-name="ce23" office:value-type="string">
            <text:p>O</text:p>
          </table:table-cell>
          <table:table-cell table:number-columns-repeated="2" office:value-type="string">
            <text:p>O</text:p>
          </table:table-cell>
          <table:table-cell table:style-name="ce25" office:value-type="string">
            <text:p>o</text:p>
          </table:table-cell>
          <table:table-cell table:style-name="ce4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 table:style-name="ce21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style-name="Default" table:formula="of:=COUNTA([.AR136:.FA13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67"/>
        </table:table-row>
        <table:table-row table:style-name="ro7">
          <table:table-cell/>
          <table:table-cell office:value-type="string">
            <text:p>ɔː</text:p>
          </table:table-cell>
          <table:table-cell office:value-type="string">
            <text:p>O:</text:p>
          </table:table-cell>
          <table:table-cell table:style-name="ce16"/>
          <table:table-cell table:number-columns-repeated="7"/>
          <table:table-cell office:value-type="string">
            <text:p>O:</text:p>
          </table:table-cell>
          <table:table-cell table:number-columns-repeated="3"/>
          <table:table-cell table:style-name="ce5" table:formula="of:=IF(NOT(ISBLANK([.S137]));[.S137];IF(NOT(ISBLANK([.W137]));[.W137];IF(NOT(ISBLANK([.X137]));[.X137];IF(NOT(ISBLANK([.AD137]));[.AD137];IF(NOT(ISBLANK([.AL137]));[.AL137];&quot;&quot;)))))" office:value-type="string" office:string-value="O:">
            <text:p>O:</text:p>
          </table:table-cell>
          <table:table-cell table:style-name="ce5" table:formula="of:=IF(NOT(ISBLANK([.AB137]));[.AB137];IF(NOT(ISBLANK([.AH137]));[.AH137];&quot;&quot;))" office:value-type="string" office:string-value="O:">
            <text:p>O:</text:p>
          </table:table-cell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21" table:number-columns-repeated="2"/>
          <table:table-cell table:style-name="ce16"/>
          <table:table-cell office:value-type="string">
            <text:p>O:</text:p>
          </table:table-cell>
          <table:table-cell table:number-columns-repeated="3"/>
          <table:table-cell table:style-name="Default" table:formula="of:=COUNTA([.AR137:.FA13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ɔ̃</text:p>
          </table:table-cell>
          <table:table-cell office:value-type="string">
            <text:p>O~</text:p>
          </table:table-cell>
          <table:table-cell table:number-columns-repeated="8"/>
          <table:table-cell office:value-type="string">
            <text:p>O~</text:p>
          </table:table-cell>
          <table:table-cell table:number-columns-repeated="3"/>
          <table:table-cell table:style-name="ce5"/>
          <table:table-cell table:style-name="ce5" table:formula="of:=IF(NOT(ISBLANK([.AB138]));[.AB138];IF(NOT(ISBLANK([.AH138]));[.AH138];&quot;&quot;))">
            <text:p/>
          </table:table-cell>
          <table:table-cell table:style-name="ce5"/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38:.FA13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O`</text:p>
          </table:table-cell>
          <table:table-cell table:style-name="ce16" office:value-type="string">
            <text:p>or</text:p>
          </table:table-cell>
          <table:table-cell table:number-columns-repeated="11"/>
          <table:table-cell table:style-name="ce5" table:formula="of:=IF(NOT(ISBLANK([.S139]));[.S139];IF(NOT(ISBLANK([.W139]));[.W139];IF(NOT(ISBLANK([.X139]));[.X139];IF(NOT(ISBLANK([.AD139]));[.AD139];IF(NOT(ISBLANK([.AL139]));[.AL139];&quot;&quot;)))))">
            <text:p/>
          </table:table-cell>
          <table:table-cell table:style-name="ce5" table:formula="of:=IF(NOT(ISBLANK([.AB139]));[.AB139];IF(NOT(ISBLANK([.AH139]));[.AH139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39:.FA139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æ</text:p>
          </table:table-cell>
          <table:table-cell office:value-type="string">
            <text:p>{</text:p>
          </table:table-cell>
          <table:table-cell table:style-name="ce16" office:value-type="string">
            <text:p>a</text:p>
          </table:table-cell>
          <table:table-cell office:value-type="string">
            <text:p>ae</text:p>
          </table:table-cell>
          <table:table-cell office:value-type="string">
            <text:p>{</text:p>
          </table:table-cell>
          <table:table-cell table:style-name="Default"/>
          <table:table-cell office:value-type="string">
            <text:p>ae</text:p>
          </table:table-cell>
          <table:table-cell office:value-type="string">
            <text:p>ae</text:p>
          </table:table-cell>
          <table:table-cell/>
          <table:table-cell office:value-type="string">
            <text:p>AE</text:p>
          </table:table-cell>
          <table:table-cell/>
          <table:table-cell office:value-type="string">
            <text:p>ae</text:p>
          </table:table-cell>
          <table:table-cell office:value-type="string">
            <text:p>ae</text:p>
          </table:table-cell>
          <table:table-cell/>
          <table:table-cell table:style-name="ce5" table:formula="of:=IF(NOT(ISBLANK([.S140]));[.S140];IF(NOT(ISBLANK([.W140]));[.W140];IF(NOT(ISBLANK([.X140]));[.X140];IF(NOT(ISBLANK([.AD140]));[.AD140];IF(NOT(ISBLANK([.AL140]));[.AL140];&quot;&quot;)))))" office:value-type="string" office:string-value="{">
            <text:p>{</text:p>
          </table:table-cell>
          <table:table-cell table:style-name="ce5" table:formula="of:=IF(NOT(ISBLANK([.AB140]));[.AB140];IF(NOT(ISBLANK([.AH140]));[.AH140];&quot;&quot;))">
            <text:p/>
          </table:table-cell>
          <table:table-cell table:style-name="ce5" office:value-type="string">
            <text:p>{</text:p>
          </table:table-cell>
          <table:table-cell office:value-type="string">
            <text:p>{</text:p>
          </table:table-cell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number-columns-repeated="2" office:value-type="string">
            <text:p>{</text:p>
          </table:table-cell>
          <table:table-cell/>
          <table:table-cell office:value-type="string">
            <text:p>{</text:p>
          </table:table-cell>
          <table:table-cell table:style-name="Default" table:formula="of:=COUNTA([.AR140:.FA14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table:style-name="ce7" office:value-type="string">
            <text:p>ææ</text:p>
          </table:table-cell>
          <table:table-cell office:value-type="string">
            <text:p>{{</text:p>
          </table:table-cell>
          <table:table-cell table:style-name="ce16"/>
          <table:table-cell table:number-columns-repeated="11"/>
          <table:table-cell table:style-name="ce5" table:formula="of:=IF(NOT(ISBLANK([.S141]));[.S141];IF(NOT(ISBLANK([.W141]));[.W141];IF(NOT(ISBLANK([.X141]));[.X141];IF(NOT(ISBLANK([.AD141]));[.AD141];IF(NOT(ISBLANK([.AL141]));[.AL141];&quot;&quot;)))))">
            <text:p/>
          </table:table-cell>
          <table:table-cell table:style-name="ce5" table:formula="of:=IF(NOT(ISBLANK([.AB141]));[.AB141];IF(NOT(ISBLANK([.AH141]));[.AH141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/>
          <table:table-cell office:value-type="string">
            <text:p>{{</text:p>
          </table:table-cell>
          <table:table-cell table:number-columns-repeated="2"/>
          <table:table-cell table:style-name="Default" table:formula="of:=COUNTA([.AR141:.FA14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æː</text:p>
          </table:table-cell>
          <table:table-cell office:value-type="string">
            <text:p>{:</text:p>
          </table:table-cell>
          <table:table-cell table:style-name="ce16"/>
          <table:table-cell table:number-columns-repeated="11"/>
          <table:table-cell table:style-name="ce5" table:formula="of:=IF(NOT(ISBLANK([.S142]));[.S142];IF(NOT(ISBLANK([.W142]));[.W142];IF(NOT(ISBLANK([.X142]));[.X142];IF(NOT(ISBLANK([.AD142]));[.AD142];IF(NOT(ISBLANK([.AL142]));[.AL142];&quot;&quot;)))))">
            <text:p/>
          </table:table-cell>
          <table:table-cell table:style-name="ce5" table:formula="of:=IF(NOT(ISBLANK([.AB142]));[.AB142];IF(NOT(ISBLANK([.AH142]));[.AH142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office:value-type="string">
            <text:p>{:</text:p>
          </table:table-cell>
          <table:table-cell table:number-columns-repeated="2"/>
          <table:table-cell office:value-type="string">
            <text:p>{:</text:p>
          </table:table-cell>
          <table:table-cell table:style-name="Default" table:formula="of:=COUNTA([.AR142:.FA14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 table:number-columns-repeated="2"/>
          <table:table-cell office:value-type="string">
            <text:p>{_r</text:p>
          </table:table-cell>
          <table:table-cell table:style-name="ce16" office:value-type="string">
            <text:p>eh</text:p>
          </table:table-cell>
          <table:table-cell table:number-columns-repeated="11"/>
          <table:table-cell table:style-name="ce5" table:formula="of:=IF(NOT(ISBLANK([.S143]));[.S143];IF(NOT(ISBLANK([.W143]));[.W143];IF(NOT(ISBLANK([.X143]));[.X143];IF(NOT(ISBLANK([.AD143]));[.AD143];IF(NOT(ISBLANK([.AL143]));[.AL143];&quot;&quot;)))))">
            <text:p/>
          </table:table-cell>
          <table:table-cell table:style-name="ce5" table:formula="of:=IF(NOT(ISBLANK([.AB143]));[.AB143];IF(NOT(ISBLANK([.AH143]));[.AH143];&quot;&quot;))">
            <text:p/>
          </table:table-cell>
          <table:table-cell table:style-name="ce5"/>
          <table:table-cell/>
          <table:table-cell table:number-columns-repeated="2"/>
          <table:table-cell table:style-name="ce16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43:.FA14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7"/>
        </table:table-row>
        <table:table-row table:style-name="ro6"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7"/>
          <table:table-cell office:value-type="string">
            <text:p>a</text:p>
          </table:table-cell>
          <table:table-cell table:style-name="ce5" table:formula="of:=IF(NOT(ISBLANK([.S144]));[.S144];IF(NOT(ISBLANK([.W144]));[.W144];IF(NOT(ISBLANK([.X144]));[.X144];IF(NOT(ISBLANK([.AD144]));[.AD144];IF(NOT(ISBLANK([.AL144]));[.AL144];&quot;&quot;)))))" office:value-type="string" office:string-value="a">
            <text:p>a</text:p>
          </table:table-cell>
          <table:table-cell table:style-name="ce5" table:formula="of:=IF(NOT(ISBLANK([.AB144]));[.AB144];IF(NOT(ISBLANK([.AH144]));[.AH144];&quot;&quot;))" office:value-type="string" office:string-value="a">
            <text:p>a</text:p>
          </table:table-cell>
          <table:table-cell table:style-name="ce5" office:value-type="string">
            <text:p>a</text:p>
          </table:table-cell>
          <table:table-cell table:style-name="ce17"/>
          <table:table-cell table:number-columns-repeated="8" office:value-type="string">
            <text:p>a</text:p>
          </table:table-cell>
          <table:table-cell table:number-columns-repeated="2" table:style-name="ce23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4" office:value-type="string">
            <text:p>a</text:p>
          </table:table-cell>
          <table:table-cell table:number-columns-repeated="2" office:value-type="string">
            <text:p>a</text:p>
          </table:table-cell>
          <table:table-cell table:number-columns-repeated="2" table:style-name="ce21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style-name="Default" table:formula="of:=COUNTA([.AR144:.FA14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aː</text:p>
          </table:table-cell>
          <table:table-cell office:value-type="string">
            <text:p>a: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3"/>
          <table:table-cell table:style-name="ce5" table:formula="of:=IF(NOT(ISBLANK([.S145]));[.S145];IF(NOT(ISBLANK([.W145]));[.W145];IF(NOT(ISBLANK([.X145]));[.X145];IF(NOT(ISBLANK([.AD145]));[.AD145];IF(NOT(ISBLANK([.AL145]));[.AL145];&quot;&quot;)))))" office:value-type="string" office:string-value="a:">
            <text:p>a:</text:p>
          </table:table-cell>
          <table:table-cell table:style-name="ce5" table:formula="of:=IF(NOT(ISBLANK([.AB145]));[.AB145];IF(NOT(ISBLANK([.AH145]));[.AH145];&quot;&quot;))" office:value-type="string" office:string-value="a:">
            <text:p>a:</text:p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ah</text:p>
          </table:table-cell>
          <table:table-cell office:value-type="string">
            <text:p>al</text:p>
          </table:table-cell>
          <table:table-cell table:style-name="ce4" office:value-type="string">
            <text:p>a:</text:p>
          </table:table-cell>
          <table:table-cell table:number-columns-repeated="2" office:value-type="string">
            <text:p>a:</text:p>
          </table:table-cell>
          <table:table-cell table:number-columns-repeated="2" table:style-name="ce21" office:value-type="string">
            <text:p>a:</text:p>
          </table:table-cell>
          <table:table-cell office:value-type="string">
            <text:p>a:</text:p>
          </table:table-cell>
          <table:table-cell table:number-columns-repeated="4"/>
          <table:table-cell table:style-name="Default" table:formula="of:=COUNTA([.AR145:.FA14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ã</text:p>
          </table:table-cell>
          <table:table-cell office:value-type="string">
            <text:p>a~</text:p>
          </table:table-cell>
          <table:table-cell table:style-name="ce16"/>
          <table:table-cell table:number-columns-repeated="7"/>
          <table:table-cell table:style-name="Default"/>
          <table:table-cell table:number-columns-repeated="3"/>
          <table:table-cell table:style-name="ce5" table:formula="of:=IF(NOT(ISBLANK([.S146]));[.S146];IF(NOT(ISBLANK([.W146]));[.W146];IF(NOT(ISBLANK([.X146]));[.X146];IF(NOT(ISBLANK([.AD146]));[.AD146];IF(NOT(ISBLANK([.AL146]));[.AL146];&quot;&quot;)))))" office:value-type="string" office:string-value="a~">
            <text:p>a~</text:p>
          </table:table-cell>
          <table:table-cell table:style-name="ce5" table:formula="of:=IF(NOT(ISBLANK([.AB146]));[.AB146];IF(NOT(ISBLANK([.AH146]));[.AH146];&quot;&quot;))" office:value-type="string" office:string-value="a~">
            <text:p>a~</text:p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/>
          <table:table-cell office:value-type="string">
            <text:p>a~</text:p>
          </table:table-cell>
          <table:table-cell office:value-type="string">
            <text:p>Ahn</text:p>
          </table:table-cell>
          <table:table-cell table:number-columns-repeated="2" table:style-name="ce23" office:value-type="string">
            <text:p>a~</text:p>
          </table:table-cell>
          <table:table-cell office:value-type="string">
            <text:p>a~</text:p>
          </table:table-cell>
          <table:table-cell table:number-columns-repeated="2"/>
          <table:table-cell table:style-name="ce4" office:value-type="string">
            <text:p>a~</text:p>
          </table:table-cell>
          <table:table-cell table:number-columns-repeated="2" office:value-type="string">
            <text:p>a~</text:p>
          </table:table-cell>
          <table:table-cell table:number-columns-repeated="2" table:style-name="ce21" office:value-type="string">
            <text:p>a~</text:p>
          </table:table-cell>
          <table:table-cell table:style-name="ce16"/>
          <table:table-cell table:style-name="ce16" table:number-columns-repeated="4"/>
          <table:table-cell table:style-name="Default" table:formula="of:=COUNTA([.AR146:.FA14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ãː</text:p>
          </table:table-cell>
          <table:table-cell office:value-type="string">
            <text:p>a~:</text:p>
          </table:table-cell>
          <table:table-cell table:style-name="ce16"/>
          <table:table-cell table:number-columns-repeated="11"/>
          <table:table-cell table:style-name="ce5"/>
          <table:table-cell table:style-name="ce5" table:formula="of:=IF(NOT(ISBLANK([.AB147]));[.AB147];IF(NOT(ISBLANK([.AH147]));[.AH147];&quot;&quot;))" office:value-type="string" office:string-value="a~:">
            <text:p>a~:</text:p>
          </table:table-cell>
          <table:table-cell table:style-name="ce5"/>
          <table:table-cell table:style-name="ce17"/>
          <table:table-cell table:number-columns-repeated="8"/>
          <table:table-cell table:style-name="ce23"/>
          <table:table-cell table:style-name="ce23"/>
          <table:table-cell/>
          <table:table-cell office:value-type="string">
            <text:p>Ahn</text:p>
          </table:table-cell>
          <table:table-cell/>
          <table:table-cell table:style-name="ce4" office:value-type="string">
            <text:p>a~:</text:p>
          </table:table-cell>
          <table:table-cell table:number-columns-repeated="2" office:value-type="string">
            <text:p>a~:</text:p>
          </table:table-cell>
          <table:table-cell table:number-columns-repeated="2" table:style-name="ce21" office:value-type="string">
            <text:p>a~:</text:p>
          </table:table-cell>
          <table:table-cell table:style-name="ce16" table:number-columns-repeated="5"/>
          <table:table-cell table:style-name="Default" table:formula="of:=COUNTA([.AR147:.FA14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office:value-type="string">
            <text:p>œ̃</text:p>
          </table:table-cell>
          <table:table-cell office:value-type="string">
            <text:p>9~</text:p>
          </table:table-cell>
          <table:table-cell table:number-columns-repeated="12"/>
          <table:table-cell table:style-name="ce5" table:formula="of:=IF(NOT(ISBLANK([.S148]));[.S148];IF(NOT(ISBLANK([.W148]));[.W148];IF(NOT(ISBLANK([.X148]));[.X148];IF(NOT(ISBLANK([.AD148]));[.AD148];IF(NOT(ISBLANK([.AL148]));[.AL148];&quot;&quot;)))))" office:value-type="string" office:string-value="9~">
            <text:p>9~</text:p>
          </table:table-cell>
          <table:table-cell table:style-name="ce5" table:formula="of:=IF(NOT(ISBLANK([.AB148]));[.AB148];IF(NOT(ISBLANK([.AH148]));[.AH148];&quot;&quot;))" office:value-type="string" office:string-value="9~">
            <text:p>9~</text:p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office:value-type="string">
            <text:p>9~</text:p>
          </table:table-cell>
          <table:table-cell office:value-type="string">
            <text:p>P9hn</text:p>
          </table:table-cell>
          <table:table-cell table:number-columns-repeated="2" table:style-name="ce21" office:value-type="string">
            <text:p>9~</text:p>
          </table:table-cell>
          <table:table-cell office:value-type="string">
            <text:p>9~</text:p>
          </table:table-cell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48:.FA14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69"/>
        </table:table-row>
        <table:table-row table:style-name="ro6">
          <table:table-cell/>
          <table:table-cell office:value-type="string">
            <text:p>ɑ</text:p>
          </table:table-cell>
          <table:table-cell office:value-type="string">
            <text:p>A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 office:value-type="string">
            <text:p>AA</text:p>
          </table:table-cell>
          <table:table-cell office:value-type="string">
            <text:p>A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 table:style-name="ce5" table:formula="of:=IF(NOT(ISBLANK([.S149]));[.S149];IF(NOT(ISBLANK([.W149]));[.W149];IF(NOT(ISBLANK([.X149]));[.X149];IF(NOT(ISBLANK([.AD149]));[.AD149];IF(NOT(ISBLANK([.AL149]));[.AL149];&quot;&quot;)))))" office:value-type="string" office:string-value="A">
            <text:p>A</text:p>
          </table:table-cell>
          <table:table-cell table:style-name="ce5" table:formula="of:=IF(NOT(ISBLANK([.AB149]));[.AB149];IF(NOT(ISBLANK([.AH149]));[.AH149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 office:value-type="string">
            <text:p>A</text:p>
          </table:table-cell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style-name="Default" table:formula="of:=COUNTA([.AR149:.FA14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table:style-name="ce7" office:value-type="string">
            <text:p>ɑɑ</text:p>
          </table:table-cell>
          <table:table-cell office:value-type="string">
            <text:p>AA</text:p>
          </table:table-cell>
          <table:table-cell table:number-columns-repeated="12"/>
          <table:table-cell table:style-name="ce5" table:formula="of:=IF(NOT(ISBLANK([.S150]));[.S150];IF(NOT(ISBLANK([.W150]));[.W150];IF(NOT(ISBLANK([.X150]));[.X150];IF(NOT(ISBLANK([.AD150]));[.AD150];IF(NOT(ISBLANK([.AL150]));[.AL150];&quot;&quot;)))))">
            <text:p/>
          </table:table-cell>
          <table:table-cell table:style-name="ce5" table:formula="of:=IF(NOT(ISBLANK([.AB150]));[.AB150];IF(NOT(ISBLANK([.AH150]));[.AH150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/>
          <table:table-cell office:value-type="string">
            <text:p>AA</text:p>
          </table:table-cell>
          <table:table-cell table:number-columns-repeated="2"/>
          <table:table-cell table:style-name="Default" table:formula="of:=COUNTA([.AR150:.FA15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office:value-type="string">
            <text:p>ɑː</text:p>
          </table:table-cell>
          <table:table-cell office:value-type="string">
            <text:p>A:</text:p>
          </table:table-cell>
          <table:table-cell table:style-name="ce16"/>
          <table:table-cell/>
          <table:table-cell table:number-columns-repeated="2" office:value-type="string">
            <text:p>A:</text:p>
          </table:table-cell>
          <table:table-cell table:number-columns-repeated="8"/>
          <table:table-cell table:style-name="ce5" table:formula="of:=IF(NOT(ISBLANK([.S151]));[.S151];IF(NOT(ISBLANK([.W151]));[.W151];IF(NOT(ISBLANK([.X151]));[.X151];IF(NOT(ISBLANK([.AD151]));[.AD151];IF(NOT(ISBLANK([.AL151]));[.AL151];&quot;&quot;)))))" office:value-type="string" office:string-value="A:">
            <text:p>A:</text:p>
          </table:table-cell>
          <table:table-cell table:style-name="ce5" table:formula="of:=IF(NOT(ISBLANK([.AB151]));[.AB151];IF(NOT(ISBLANK([.AH151]));[.AH151];&quot;&quot;))">
            <text:p/>
          </table:table-cell>
          <table:table-cell table:style-name="ce5" office:value-type="string">
            <text:p>A:</text:p>
          </table:table-cell>
          <table:table-cell office:value-type="string">
            <text:p>A:</text:p>
          </table:table-cell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office:value-type="string">
            <text:p>A:</text:p>
          </table:table-cell>
          <table:table-cell table:number-columns-repeated="2"/>
          <table:table-cell office:value-type="string">
            <text:p>A:</text:p>
          </table:table-cell>
          <table:table-cell table:style-name="Default" table:formula="of:=COUNTA([.AR151:.FA151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office:value-type="string">
            <text:p>ɑ̃</text:p>
          </table:table-cell>
          <table:table-cell office:value-type="string">
            <text:p>A~</text:p>
          </table:table-cell>
          <table:table-cell table:style-name="ce16"/>
          <table:table-cell table:number-columns-repeated="7"/>
          <table:table-cell office:value-type="string">
            <text:p>A~</text:p>
          </table:table-cell>
          <table:table-cell table:number-columns-repeated="3"/>
          <table:table-cell table:style-name="ce5"/>
          <table:table-cell table:style-name="ce5" table:formula="of:=IF(NOT(ISBLANK([.AB152]));[.AB152];IF(NOT(ISBLANK([.AH152]));[.AH152];&quot;&quot;))">
            <text:p/>
          </table:table-cell>
          <table:table-cell table:style-name="ce5"/>
          <table:table-cell table:style-name="ce17"/>
          <table:table-cell table:number-columns-repeated="8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style-name="ce16" table:number-columns-repeated="5"/>
          <table:table-cell table:style-name="Default" table:formula="of:=COUNTA([.AR152:.FA15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office:value-type="string">
            <text:p>ɑi</text:p>
          </table:table-cell>
          <table:table-cell table:style-name="ce14" office:value-type="string">
            <text:p>Ai</text:p>
          </table:table-cell>
          <table:table-cell table:style-name="ce16"/>
          <table:table-cell table:number-columns-repeated="11"/>
          <table:table-cell table:style-name="ce5" table:formula="of:=IF(NOT(ISBLANK([.S153]));[.S153];IF(NOT(ISBLANK([.W153]));[.W153];IF(NOT(ISBLANK([.X153]));[.X153];IF(NOT(ISBLANK([.AD153]));[.AD153];IF(NOT(ISBLANK([.AL153]));[.AL153];&quot;&quot;)))))">
            <text:p/>
          </table:table-cell>
          <table:table-cell table:style-name="ce5" table:formula="of:=IF(NOT(ISBLANK([.AB153]));[.AB153];IF(NOT(ISBLANK([.AH153]));[.AH153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4" office:value-type="string">
            <text:p>Ai</text:p>
          </table:table-cell>
          <table:table-cell table:style-name="ce14" table:number-columns-repeated="3"/>
          <table:table-cell table:style-name="Default" table:formula="of:=COUNTA([.AR153:.FA153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office:value-type="string">
            <text:p>ɑʉ</text:p>
          </table:table-cell>
          <table:table-cell office:value-type="string">
            <text:p>A}</text:p>
          </table:table-cell>
          <table:table-cell table:style-name="ce16"/>
          <table:table-cell table:number-columns-repeated="11"/>
          <table:table-cell table:style-name="ce5" table:formula="of:=IF(NOT(ISBLANK([.S154]));[.S154];IF(NOT(ISBLANK([.W154]));[.W154];IF(NOT(ISBLANK([.X154]));[.X154];IF(NOT(ISBLANK([.AD154]));[.AD154];IF(NOT(ISBLANK([.AL154]));[.AL154];&quot;&quot;)))))">
            <text:p/>
          </table:table-cell>
          <table:table-cell table:style-name="ce5" table:formula="of:=IF(NOT(ISBLANK([.AB154]));[.AB154];IF(NOT(ISBLANK([.AH154]));[.AH154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office:value-type="string">
            <text:p>A}</text:p>
          </table:table-cell>
          <table:table-cell table:number-columns-repeated="3"/>
          <table:table-cell table:style-name="Default" table:formula="of:=COUNTA([.AR154:.FA154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868"/>
        </table:table-row>
        <table:table-row table:style-name="ro6">
          <table:table-cell table:number-columns-repeated="2"/>
          <table:table-cell office:value-type="string">
            <text:p>A`</text:p>
          </table:table-cell>
          <table:table-cell table:style-name="ce16" office:value-type="string">
            <text:p>ar</text:p>
          </table:table-cell>
          <table:table-cell table:number-columns-repeated="11"/>
          <table:table-cell table:style-name="ce5" table:formula="of:=IF(NOT(ISBLANK([.S155]));[.S155];IF(NOT(ISBLANK([.W155]));[.W155];IF(NOT(ISBLANK([.X155]));[.X155];IF(NOT(ISBLANK([.AD155]));[.AD155];IF(NOT(ISBLANK([.AL155]));[.AL155];&quot;&quot;)))))">
            <text:p/>
          </table:table-cell>
          <table:table-cell table:style-name="ce5" table:formula="of:=IF(NOT(ISBLANK([.AB155]));[.AB155];IF(NOT(ISBLANK([.AH155]));[.AH155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55:.FA15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4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7"/>
        </table:table-row>
        <table:table-row table:style-name="ro6">
          <table:table-cell/>
          <table:table-cell office:value-type="string">
            <text:p>ɒ </text:p>
          </table:table-cell>
          <table:table-cell office:value-type="string">
            <text:p>Q</text:p>
          </table:table-cell>
          <table:table-cell table:number-columns-repeated="12"/>
          <table:table-cell table:style-name="ce5" table:formula="of:=IF(NOT(ISBLANK([.S156]));[.S156];IF(NOT(ISBLANK([.W156]));[.W156];IF(NOT(ISBLANK([.X156]));[.X156];IF(NOT(ISBLANK([.AD156]));[.AD156];IF(NOT(ISBLANK([.AL156]));[.AL156];&quot;&quot;)))))" office:value-type="string" office:string-value="Q">
            <text:p>Q</text:p>
          </table:table-cell>
          <table:table-cell table:style-name="ce5" table:formula="of:=IF(NOT(ISBLANK([.AB156]));[.AB156];IF(NOT(ISBLANK([.AH156]));[.AH156];&quot;&quot;))">
            <text:p/>
          </table:table-cell>
          <table:table-cell table:style-name="ce5" office:value-type="string">
            <text:p>Q</text:p>
          </table:table-cell>
          <table:table-cell office:value-type="string">
            <text:p>Q</text:p>
          </table:table-cell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56:.FA15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table:style-name="ce13" office:value-type="string">
            <text:p>ɐ</text:p>
          </table:table-cell>
          <table:table-cell table:style-name="ce15" office:value-type="float" office:value="6">
            <text:p>6</text:p>
          </table:table-cell>
          <table:table-cell table:number-columns-repeated="12"/>
          <table:table-cell table:style-name="ce5"/>
          <table:table-cell table:style-name="ce5" table:formula="of:=IF(NOT(ISBLANK([.AB157]));[.AB157];IF(NOT(ISBLANK([.AH157]));[.AH157];&quot;&quot;))" office:value-type="string" office:string-value="6">
            <text:p>6</text:p>
          </table:table-cell>
          <table:table-cell table:style-name="ce5"/>
          <table:table-cell table:number-columns-repeated="9"/>
          <table:table-cell table:number-columns-repeated="2" table:style-name="ce23" office:value-type="string">
            <text:p>6</text:p>
          </table:table-cell>
          <table:table-cell/>
          <table:table-cell office:value-type="string">
            <text:p>P6</text:p>
          </table:table-cell>
          <table:table-cell table:style-name="ce25" office:value-type="string">
            <text:p>atu</text:p>
          </table:table-cell>
          <table:table-cell table:style-name="ce4" office:value-type="string">
            <text:p>6</text:p>
          </table:table-cell>
          <table:table-cell table:number-columns-repeated="2" office:value-type="string">
            <text:p>6</text:p>
          </table:table-cell>
          <table:table-cell table:number-columns-repeated="2" table:style-name="ce27" office:value-type="string">
            <text:p>6</text:p>
          </table:table-cell>
          <table:table-cell table:number-columns-repeated="5"/>
          <table:table-cell table:style-name="Default" table:formula="of:=COUNTA([.AR157:.FA15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67"/>
        </table:table-row>
        <table:table-row table:style-name="ro6">
          <table:table-cell office:value-type="string">
            <text:p>Diphthongs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table:number-columns-repeated="12"/>
          <table:table-cell table:style-name="ce5"/>
          <table:table-cell table:style-name="ce5" table:formula="of:=IF(NOT(ISBLANK([.AB158]));[.AB158];IF(NOT(ISBLANK([.AH158]));[.AH158];&quot;&quot;))">
            <text:p/>
          </table:table-cell>
          <table:table-cell table:style-name="ce5" office:value-type="string">
            <text:p>ai</text:p>
          </table:table-cell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58:.FA15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table:number-columns-repeated="2" office:value-type="string">
            <text:p>au</text:p>
          </table:table-cell>
          <table:table-cell table:number-columns-repeated="12"/>
          <table:table-cell table:style-name="ce5"/>
          <table:table-cell table:style-name="ce5" table:formula="of:=IF(NOT(ISBLANK([.AB159]));[.AB159];IF(NOT(ISBLANK([.AH159]));[.AH159];&quot;&quot;))">
            <text:p/>
          </table:table-cell>
          <table:table-cell table:style-name="ce5" office:value-type="string">
            <text:p>au</text:p>
          </table:table-cell>
          <table:table-cell table:number-columns-repeated="9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59:.FA15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1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 table:style-name="Default"/>
          <table:table-cell office:value-type="string">
            <text:p>iə</text:p>
          </table:table-cell>
          <table:table-cell office:value-type="string">
            <text:p>i@</text:p>
          </table:table-cell>
          <table:table-cell table:number-columns-repeated="2"/>
          <table:table-cell office:value-type="string">
            <text:p>i@</text:p>
          </table:table-cell>
          <table:table-cell table:number-columns-repeated="9"/>
          <table:table-cell table:style-name="ce5"/>
          <table:table-cell table:style-name="ce5" table:formula="of:=IF(NOT(ISBLANK([.AB160]));[.AB160];IF(NOT(ISBLANK([.AH160]));[.AH160];&quot;&quot;))">
            <text:p/>
          </table:table-cell>
          <table:table-cell table:style-name="ce5" office:value-type="string">
            <text:p>i@</text:p>
          </table:table-cell>
          <table:table-cell table:number-columns-repeated="9"/>
          <table:table-cell table:style-name="ce23"/>
          <table:table-cell table:style-name="ce23"/>
          <table:table-cell table:number-columns-repeated="2"/>
          <table:table-cell table:style-name="ce26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60:.FA16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 table:style-name="Default"/>
          <table:table-cell office:value-type="string">
            <text:p>iːɐ</text:p>
          </table:table-cell>
          <table:table-cell office:value-type="string">
            <text:p>i:6</text:p>
          </table:table-cell>
          <table:table-cell table:number-columns-repeated="12"/>
          <table:table-cell table:style-name="ce5" table:formula="of:=IF(NOT(ISBLANK([.S161]));[.S161];IF(NOT(ISBLANK([.W161]));[.W161];IF(NOT(ISBLANK([.X161]));[.X161];IF(NOT(ISBLANK([.AD161]));[.AD161];IF(NOT(ISBLANK([.AL161]));[.AL161];&quot;&quot;)))))" office:value-type="string" office:string-value="i:6">
            <text:p>i:6</text:p>
          </table:table-cell>
          <table:table-cell table:style-name="ce5" table:formula="of:=IF(NOT(ISBLANK([.AB161]));[.AB161];IF(NOT(ISBLANK([.AH161]));[.AH161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/>
          <table:table-cell table:style-name="ce26"/>
          <table:table-cell table:style-name="ce4" office:value-type="string">
            <text:p>i:6</text:p>
          </table:table-cell>
          <table:table-cell/>
          <table:table-cell/>
          <table:table-cell table:style-name="ce21" table:number-columns-repeated="2"/>
          <table:table-cell office:value-type="string">
            <text:p>i:6</text:p>
          </table:table-cell>
          <table:table-cell table:number-columns-repeated="4"/>
          <table:table-cell table:style-name="Default" table:formula="of:=COUNTA([.AR161:.FA16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yːɐ</text:p>
          </table:table-cell>
          <table:table-cell office:value-type="string">
            <text:p>y:6</text:p>
          </table:table-cell>
          <table:table-cell table:number-columns-repeated="12"/>
          <table:table-cell table:style-name="ce5" table:formula="of:=IF(NOT(ISBLANK([.S162]));[.S162];IF(NOT(ISBLANK([.W162]));[.W162];IF(NOT(ISBLANK([.X162]));[.X162];IF(NOT(ISBLANK([.AD162]));[.AD162];IF(NOT(ISBLANK([.AL162]));[.AL162];&quot;&quot;)))))" office:value-type="string" office:string-value="y:6">
            <text:p>y:6</text:p>
          </table:table-cell>
          <table:table-cell table:style-name="ce5" table:formula="of:=IF(NOT(ISBLANK([.AB162]));[.AB162];IF(NOT(ISBLANK([.AH162]));[.AH162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/>
          <table:table-cell table:style-name="ce26"/>
          <table:table-cell table:style-name="ce4" office:value-type="string">
            <text:p>y:6</text:p>
          </table:table-cell>
          <table:table-cell/>
          <table:table-cell/>
          <table:table-cell table:style-name="ce21" table:number-columns-repeated="2"/>
          <table:table-cell office:value-type="string">
            <text:p>y:6</text:p>
          </table:table-cell>
          <table:table-cell table:number-columns-repeated="4"/>
          <table:table-cell table:style-name="Default" table:formula="of:=COUNTA([.AR162:.FA16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uə</text:p>
          </table:table-cell>
          <table:table-cell office:value-type="string">
            <text:p>u@</text:p>
          </table:table-cell>
          <table:table-cell table:number-columns-repeated="2"/>
          <table:table-cell office:value-type="string">
            <text:p>u@</text:p>
          </table:table-cell>
          <table:table-cell table:number-columns-repeated="9"/>
          <table:table-cell table:style-name="ce5"/>
          <table:table-cell table:style-name="ce5" table:formula="of:=IF(NOT(ISBLANK([.AB163]));[.AB163];IF(NOT(ISBLANK([.AH163]));[.AH163];&quot;&quot;))">
            <text:p/>
          </table:table-cell>
          <table:table-cell table:style-name="ce5" office:value-type="string">
            <text:p>u@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21"/>
          <table:table-cell table:style-name="ce21"/>
          <table:table-cell table:number-columns-repeated="2"/>
          <table:table-cell table:style-name="ce26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63:.FA16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uːɐ</text:p>
          </table:table-cell>
          <table:table-cell office:value-type="string">
            <text:p>u:6</text:p>
          </table:table-cell>
          <table:table-cell table:number-columns-repeated="12"/>
          <table:table-cell table:style-name="ce5" table:formula="of:=IF(NOT(ISBLANK([.S164]));[.S164];IF(NOT(ISBLANK([.W164]));[.W164];IF(NOT(ISBLANK([.X164]));[.X164];IF(NOT(ISBLANK([.AD164]));[.AD164];IF(NOT(ISBLANK([.AL164]));[.AL164];&quot;&quot;)))))" office:value-type="string" office:string-value="u:6">
            <text:p>u:6</text:p>
          </table:table-cell>
          <table:table-cell table:style-name="ce5" table:formula="of:=IF(NOT(ISBLANK([.AB164]));[.AB164];IF(NOT(ISBLANK([.AH164]));[.AH164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/>
          <table:table-cell table:style-name="ce26"/>
          <table:table-cell table:style-name="ce4" office:value-type="string">
            <text:p>u:6</text:p>
          </table:table-cell>
          <table:table-cell/>
          <table:table-cell/>
          <table:table-cell table:style-name="ce21" table:number-columns-repeated="2"/>
          <table:table-cell office:value-type="string">
            <text:p>u:6</text:p>
          </table:table-cell>
          <table:table-cell table:number-columns-repeated="4"/>
          <table:table-cell table:style-name="Default" table:formula="of:=COUNTA([.AR164:.FA164])"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ɪɐ</text:p>
          </table:table-cell>
          <table:table-cell office:value-type="string">
            <text:p>I6</text:p>
          </table:table-cell>
          <table:table-cell table:number-columns-repeated="12"/>
          <table:table-cell table:style-name="ce5" table:formula="of:=IF(NOT(ISBLANK([.S165]));[.S165];IF(NOT(ISBLANK([.W165]));[.W165];IF(NOT(ISBLANK([.X165]));[.X165];IF(NOT(ISBLANK([.AD165]));[.AD165];IF(NOT(ISBLANK([.AL165]));[.AL165];&quot;&quot;)))))" office:value-type="string" office:string-value="I6">
            <text:p>I6</text:p>
          </table:table-cell>
          <table:table-cell table:style-name="ce5" table:formula="of:=IF(NOT(ISBLANK([.AB165]));[.AB165];IF(NOT(ISBLANK([.AH165]));[.AH165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/>
          <table:table-cell table:style-name="ce26"/>
          <table:table-cell table:style-name="ce4" office:value-type="string">
            <text:p>I6</text:p>
          </table:table-cell>
          <table:table-cell/>
          <table:table-cell/>
          <table:table-cell table:style-name="ce21" table:number-columns-repeated="2"/>
          <table:table-cell office:value-type="string">
            <text:p>I6</text:p>
          </table:table-cell>
          <table:table-cell table:number-columns-repeated="4"/>
          <table:table-cell table:style-name="Default" table:formula="of:=COUNTA([.AR165:.FA16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ɪə</text:p>
          </table:table-cell>
          <table:table-cell office:value-type="string">
            <text:p>I@</text:p>
          </table:table-cell>
          <table:table-cell table:number-columns-repeated="12"/>
          <table:table-cell table:style-name="ce5" table:formula="of:=IF(NOT(ISBLANK([.S166]));[.S166];IF(NOT(ISBLANK([.W166]));[.W166];IF(NOT(ISBLANK([.X166]));[.X166];IF(NOT(ISBLANK([.AD166]));[.AD166];IF(NOT(ISBLANK([.AL166]));[.AL166];&quot;&quot;)))))" office:value-type="string" office:string-value="I@">
            <text:p>I@</text:p>
          </table:table-cell>
          <table:table-cell table:style-name="ce5" table:formula="of:=IF(NOT(ISBLANK([.AB166]));[.AB166];IF(NOT(ISBLANK([.AH166]));[.AH166];&quot;&quot;))">
            <text:p/>
          </table:table-cell>
          <table:table-cell table:style-name="ce5"/>
          <table:table-cell office:value-type="string">
            <text:p>I@</text:p>
          </table:table-cell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/>
          <table:table-cell table:style-name="ce26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66:.FA16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ʊɐ</text:p>
          </table:table-cell>
          <table:table-cell office:value-type="string">
            <text:p>U6</text:p>
          </table:table-cell>
          <table:table-cell table:number-columns-repeated="12"/>
          <table:table-cell table:style-name="ce5" table:formula="of:=IF(NOT(ISBLANK([.S167]));[.S167];IF(NOT(ISBLANK([.W167]));[.W167];IF(NOT(ISBLANK([.X167]));[.X167];IF(NOT(ISBLANK([.AD167]));[.AD167];IF(NOT(ISBLANK([.AL167]));[.AL167];&quot;&quot;)))))" office:value-type="string" office:string-value="U6">
            <text:p>U6</text:p>
          </table:table-cell>
          <table:table-cell table:style-name="ce5" table:formula="of:=IF(NOT(ISBLANK([.AB167]));[.AB167];IF(NOT(ISBLANK([.AH167]));[.AH167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U6</text:p>
          </table:table-cell>
          <table:table-cell/>
          <table:table-cell/>
          <table:table-cell table:style-name="ce21" table:number-columns-repeated="2"/>
          <table:table-cell office:value-type="string">
            <text:p>U6</text:p>
          </table:table-cell>
          <table:table-cell table:number-columns-repeated="4"/>
          <table:table-cell table:style-name="Default" table:formula="of:=COUNTA([.AR167:.FA167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ʊə</text:p>
          </table:table-cell>
          <table:table-cell office:value-type="string">
            <text:p>U@</text:p>
          </table:table-cell>
          <table:table-cell table:number-columns-repeated="12"/>
          <table:table-cell table:style-name="ce5" table:formula="of:=IF(NOT(ISBLANK([.S168]));[.S168];IF(NOT(ISBLANK([.W168]));[.W168];IF(NOT(ISBLANK([.X168]));[.X168];IF(NOT(ISBLANK([.AD168]));[.AD168];IF(NOT(ISBLANK([.AL168]));[.AL168];&quot;&quot;)))))" office:value-type="string" office:string-value="U@">
            <text:p>U@</text:p>
          </table:table-cell>
          <table:table-cell table:style-name="ce5" table:formula="of:=IF(NOT(ISBLANK([.AB168]));[.AB168];IF(NOT(ISBLANK([.AH168]));[.AH168];&quot;&quot;))">
            <text:p/>
          </table:table-cell>
          <table:table-cell table:style-name="ce5"/>
          <table:table-cell office:value-type="string">
            <text:p>U@</text:p>
          </table:table-cell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68:.FA16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eːɐ</text:p>
          </table:table-cell>
          <table:table-cell office:value-type="string">
            <text:p>e:6</text:p>
          </table:table-cell>
          <table:table-cell table:number-columns-repeated="12"/>
          <table:table-cell table:style-name="ce5" table:formula="of:=IF(NOT(ISBLANK([.S169]));[.S169];IF(NOT(ISBLANK([.W169]));[.W169];IF(NOT(ISBLANK([.X169]));[.X169];IF(NOT(ISBLANK([.AD169]));[.AD169];IF(NOT(ISBLANK([.AL169]));[.AL169];&quot;&quot;)))))" office:value-type="string" office:string-value="e:6">
            <text:p>e:6</text:p>
          </table:table-cell>
          <table:table-cell table:style-name="ce5" table:formula="of:=IF(NOT(ISBLANK([.AB169]));[.AB169];IF(NOT(ISBLANK([.AH169]));[.AH169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e:6</text:p>
          </table:table-cell>
          <table:table-cell/>
          <table:table-cell/>
          <table:table-cell table:style-name="ce21" table:number-columns-repeated="2"/>
          <table:table-cell office:value-type="string">
            <text:p>e:6</text:p>
          </table:table-cell>
          <table:table-cell table:number-columns-repeated="4"/>
          <table:table-cell table:style-name="Default" table:formula="of:=COUNTA([.AR169:.FA16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eə</text:p>
          </table:table-cell>
          <table:table-cell office:value-type="string">
            <text:p>e@</text:p>
          </table:table-cell>
          <table:table-cell table:style-name="ce16"/>
          <table:table-cell table:number-columns-repeated="11"/>
          <table:table-cell table:style-name="ce5" table:formula="of:=IF(NOT(ISBLANK([.S170]));[.S170];IF(NOT(ISBLANK([.W170]));[.W170];IF(NOT(ISBLANK([.X170]));[.X170];IF(NOT(ISBLANK([.AD170]));[.AD170];IF(NOT(ISBLANK([.AL170]));[.AL170];&quot;&quot;)))))" office:value-type="string" office:string-value="e@">
            <text:p>e@</text:p>
          </table:table-cell>
          <table:table-cell table:style-name="ce5" table:formula="of:=IF(NOT(ISBLANK([.AB170]));[.AB170];IF(NOT(ISBLANK([.AH170]));[.AH170];&quot;&quot;))">
            <text:p/>
          </table:table-cell>
          <table:table-cell table:style-name="ce5" office:value-type="string">
            <text:p>e@</text:p>
          </table:table-cell>
          <table:table-cell office:value-type="string">
            <text:p>e@</text:p>
          </table:table-cell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16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70:.FA17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eɪ</text:p>
          </table:table-cell>
          <table:table-cell office:value-type="string">
            <text:p>eI</text:p>
          </table:table-cell>
          <table:table-cell/>
          <table:table-cell office:value-type="string">
            <text:p>ey</text:p>
          </table:table-cell>
          <table:table-cell table:number-columns-repeated="2"/>
          <table:table-cell office:value-type="string">
            <text:p>ey</text:p>
          </table:table-cell>
          <table:table-cell office:value-type="string">
            <text:p>ey</text:p>
          </table:table-cell>
          <table:table-cell table:number-columns-repeated="2" office:value-type="string">
            <text:p>EY</text:p>
          </table:table-cell>
          <table:table-cell/>
          <table:table-cell office:value-type="string">
            <text:p>ey</text:p>
          </table:table-cell>
          <table:table-cell office:value-type="string">
            <text:p>ey</text:p>
          </table:table-cell>
          <table:table-cell/>
          <table:table-cell table:style-name="ce5" table:formula="of:=IF(NOT(ISBLANK([.S171]));[.S171];IF(NOT(ISBLANK([.W171]));[.W171];IF(NOT(ISBLANK([.X171]));[.X171];IF(NOT(ISBLANK([.AD171]));[.AD171];IF(NOT(ISBLANK([.AL171]));[.AL171];&quot;&quot;)))))" office:value-type="string" office:string-value="eI">
            <text:p>eI</text:p>
          </table:table-cell>
          <table:table-cell table:style-name="ce5" table:formula="of:=IF(NOT(ISBLANK([.AB171]));[.AB171];IF(NOT(ISBLANK([.AH171]));[.AH171];&quot;&quot;))">
            <text:p/>
          </table:table-cell>
          <table:table-cell table:style-name="ce5"/>
          <table:table-cell office:value-type="string">
            <text:p>eI</text:p>
          </table:table-cell>
          <table:table-cell table:number-columns-repeated="2"/>
          <table:table-cell office:value-type="string">
            <text:p>ei</text:p>
          </table:table-cell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71:.FA17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øːɐ</text:p>
          </table:table-cell>
          <table:table-cell office:value-type="string">
            <text:p>2:6</text:p>
          </table:table-cell>
          <table:table-cell table:number-columns-repeated="12"/>
          <table:table-cell table:style-name="ce5" table:formula="of:=IF(NOT(ISBLANK([.S172]));[.S172];IF(NOT(ISBLANK([.W172]));[.W172];IF(NOT(ISBLANK([.X172]));[.X172];IF(NOT(ISBLANK([.AD172]));[.AD172];IF(NOT(ISBLANK([.AL172]));[.AL172];&quot;&quot;)))))" office:value-type="string" office:string-value="2:6">
            <text:p>2:6</text:p>
          </table:table-cell>
          <table:table-cell table:style-name="ce5" table:formula="of:=IF(NOT(ISBLANK([.AB172]));[.AB172];IF(NOT(ISBLANK([.AH172]));[.AH172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2:6</text:p>
          </table:table-cell>
          <table:table-cell/>
          <table:table-cell/>
          <table:table-cell table:style-name="ce21" table:number-columns-repeated="2"/>
          <table:table-cell office:value-type="string">
            <text:p>2:6</text:p>
          </table:table-cell>
          <table:table-cell table:number-columns-repeated="4"/>
          <table:table-cell table:style-name="Default" table:formula="of:=COUNTA([.AR172:.FA17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øy</text:p>
          </table:table-cell>
          <table:table-cell office:value-type="string">
            <text:p>2y</text:p>
          </table:table-cell>
          <table:table-cell table:number-columns-repeated="12"/>
          <table:table-cell table:style-name="ce5" table:formula="of:=IF(NOT(ISBLANK([.S173]));[.S173];IF(NOT(ISBLANK([.W173]));[.W173];IF(NOT(ISBLANK([.X173]));[.X173];IF(NOT(ISBLANK([.AD173]));[.AD173];IF(NOT(ISBLANK([.AL173]));[.AL173];&quot;&quot;)))))">
            <text:p/>
          </table:table-cell>
          <table:table-cell table:style-name="ce5" table:formula="of:=IF(NOT(ISBLANK([.AB173]));[.AB173];IF(NOT(ISBLANK([.AH173]));[.AH173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office:value-type="string">
            <text:p>2y</text:p>
          </table:table-cell>
          <table:table-cell table:number-columns-repeated="3"/>
          <table:table-cell table:style-name="Default" table:formula="of:=COUNTA([.AR173:.FA17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oːɐ</text:p>
          </table:table-cell>
          <table:table-cell office:value-type="string">
            <text:p>o:6</text:p>
          </table:table-cell>
          <table:table-cell table:number-columns-repeated="12"/>
          <table:table-cell table:style-name="ce5" table:formula="of:=IF(NOT(ISBLANK([.S174]));[.S174];IF(NOT(ISBLANK([.W174]));[.W174];IF(NOT(ISBLANK([.X174]));[.X174];IF(NOT(ISBLANK([.AD174]));[.AD174];IF(NOT(ISBLANK([.AL174]));[.AL174];&quot;&quot;)))))" office:value-type="string" office:string-value="o:6">
            <text:p>o:6</text:p>
          </table:table-cell>
          <table:table-cell table:style-name="ce5" table:formula="of:=IF(NOT(ISBLANK([.AB174]));[.AB174];IF(NOT(ISBLANK([.AH174]));[.AH174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o:6</text:p>
          </table:table-cell>
          <table:table-cell/>
          <table:table-cell/>
          <table:table-cell table:style-name="ce21" table:number-columns-repeated="2"/>
          <table:table-cell office:value-type="string">
            <text:p>o:6</text:p>
          </table:table-cell>
          <table:table-cell table:number-columns-repeated="4"/>
          <table:table-cell table:style-name="Default" table:formula="of:=COUNTA([.AR174:.FA174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ou</text:p>
          </table:table-cell>
          <table:table-cell office:value-type="string">
            <text:p>ou</text:p>
          </table:table-cell>
          <table:table-cell office:value-type="string">
            <text:p>ou</text:p>
          </table:table-cell>
          <table:table-cell table:number-columns-repeated="11"/>
          <table:table-cell table:style-name="ce5" table:formula="of:=IF(NOT(ISBLANK([.S175]));[.S175];IF(NOT(ISBLANK([.W175]));[.W175];IF(NOT(ISBLANK([.X175]));[.X175];IF(NOT(ISBLANK([.AD175]));[.AD175];IF(NOT(ISBLANK([.AL175]));[.AL175];&quot;&quot;)))))">
            <text:p/>
          </table:table-cell>
          <table:table-cell table:style-name="ce5" table:formula="of:=IF(NOT(ISBLANK([.AB175]));[.AB175];IF(NOT(ISBLANK([.AH175]));[.AH175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75:.FA17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oʊ</text:p>
          </table:table-cell>
          <table:table-cell office:value-type="string">
            <text:p>oU</text:p>
          </table:table-cell>
          <table:table-cell/>
          <table:table-cell office:value-type="string">
            <text:p>ow</text:p>
          </table:table-cell>
          <table:table-cell table:number-columns-repeated="2"/>
          <table:table-cell table:number-columns-repeated="2" office:value-type="string">
            <text:p>ow</text:p>
          </table:table-cell>
          <table:table-cell table:number-columns-repeated="2" office:value-type="string">
            <text:p>OW</text:p>
          </table:table-cell>
          <table:table-cell/>
          <table:table-cell table:number-columns-repeated="2" office:value-type="string">
            <text:p>ow</text:p>
          </table:table-cell>
          <table:table-cell/>
          <table:table-cell table:style-name="ce5" table:formula="of:=IF(NOT(ISBLANK([.S176]));[.S176];IF(NOT(ISBLANK([.W176]));[.W176];IF(NOT(ISBLANK([.X176]));[.X176];IF(NOT(ISBLANK([.AD176]));[.AD176];IF(NOT(ISBLANK([.AL176]));[.AL176];&quot;&quot;)))))">
            <text:p/>
          </table:table-cell>
          <table:table-cell table:style-name="ce5" table:formula="of:=IF(NOT(ISBLANK([.AB176]));[.AB176];IF(NOT(ISBLANK([.AH176]));[.AH176];&quot;&quot;))">
            <text:p/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76:.FA176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əu</text:p>
          </table:table-cell>
          <table:table-cell office:value-type="string">
            <text:p>@u</text:p>
          </table:table-cell>
          <table:table-cell table:number-columns-repeated="2"/>
          <table:table-cell office:value-type="string">
            <text:p>@u</text:p>
          </table:table-cell>
          <table:table-cell table:number-columns-repeated="9"/>
          <table:table-cell table:style-name="ce5"/>
          <table:table-cell table:style-name="ce5" table:formula="of:=IF(NOT(ISBLANK([.AB177]));[.AB177];IF(NOT(ISBLANK([.AH177]));[.AH177];&quot;&quot;))">
            <text:p/>
          </table:table-cell>
          <table:table-cell table:style-name="ce5" office:value-type="string">
            <text:p>@u</text:p>
          </table:table-cell>
          <table:table-cell table:style-name="ce17"/>
          <table:table-cell table:number-columns-repeated="8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77:.FA17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əʊ</text:p>
          </table:table-cell>
          <table:table-cell office:value-type="string">
            <text:p>@U</text:p>
          </table:table-cell>
          <table:table-cell table:style-name="ce16"/>
          <table:table-cell table:number-columns-repeated="11"/>
          <table:table-cell table:style-name="ce5" table:formula="of:=IF(NOT(ISBLANK([.S178]));[.S178];IF(NOT(ISBLANK([.W178]));[.W178];IF(NOT(ISBLANK([.X178]));[.X178];IF(NOT(ISBLANK([.AD178]));[.AD178];IF(NOT(ISBLANK([.AL178]));[.AL178];&quot;&quot;)))))" office:value-type="string" office:string-value="@U">
            <text:p>@U</text:p>
          </table:table-cell>
          <table:table-cell table:style-name="ce5" table:formula="of:=IF(NOT(ISBLANK([.AB178]));[.AB178];IF(NOT(ISBLANK([.AH178]));[.AH178];&quot;&quot;))">
            <text:p/>
          </table:table-cell>
          <table:table-cell table:style-name="ce5"/>
          <table:table-cell office:value-type="string">
            <text:p>@U</text:p>
          </table:table-cell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16"/>
          <table:table-cell/>
          <table:table-cell/>
          <table:table-cell table:style-name="ce21" table:number-columns-repeated="2"/>
          <table:table-cell table:style-name="ce16"/>
          <table:table-cell table:style-name="ce16" table:number-columns-repeated="4"/>
          <table:table-cell table:style-name="Default" table:formula="of:=COUNTA([.AR178:.FA17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əi</text:p>
          </table:table-cell>
          <table:table-cell office:value-type="string">
            <text:p>@i</text:p>
          </table:table-cell>
          <table:table-cell table:style-name="ce16"/>
          <table:table-cell/>
          <table:table-cell office:value-type="string">
            <text:p>@i</text:p>
          </table:table-cell>
          <table:table-cell table:number-columns-repeated="9"/>
          <table:table-cell table:style-name="ce5"/>
          <table:table-cell table:style-name="ce5" table:formula="of:=IF(NOT(ISBLANK([.AB179]));[.AB179];IF(NOT(ISBLANK([.AH179]));[.AH179];&quot;&quot;))">
            <text:p/>
          </table:table-cell>
          <table:table-cell table:style-name="ce5" office:value-type="string">
            <text:p>@i</text:p>
          </table:table-cell>
          <table:table-cell table:number-columns-repeated="5"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16"/>
          <table:table-cell/>
          <table:table-cell/>
          <table:table-cell table:style-name="ce21" table:number-columns-repeated="2"/>
          <table:table-cell table:style-name="ce16" table:number-columns-repeated="5"/>
          <table:table-cell table:style-name="Default" table:formula="of:=COUNTA([.AR179:.FA17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ɛɐ</text:p>
          </table:table-cell>
          <table:table-cell office:value-type="string">
            <text:p>E6</text:p>
          </table:table-cell>
          <table:table-cell table:number-columns-repeated="12"/>
          <table:table-cell table:style-name="ce5" table:formula="of:=IF(NOT(ISBLANK([.S180]));[.S180];IF(NOT(ISBLANK([.W180]));[.W180];IF(NOT(ISBLANK([.X180]));[.X180];IF(NOT(ISBLANK([.AD180]));[.AD180];IF(NOT(ISBLANK([.AL180]));[.AL180];&quot;&quot;)))))" office:value-type="string" office:string-value="E6">
            <text:p>E6</text:p>
          </table:table-cell>
          <table:table-cell table:style-name="ce5" table:formula="of:=IF(NOT(ISBLANK([.AB180]));[.AB180];IF(NOT(ISBLANK([.AH180]));[.AH180];&quot;&quot;))">
            <text:p/>
          </table:table-cell>
          <table:table-cell table:style-name="ce5"/>
          <table:table-cell table:style-name="ce17"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 office:value-type="string">
            <text:p>E6</text:p>
          </table:table-cell>
          <table:table-cell/>
          <table:table-cell/>
          <table:table-cell table:style-name="ce21" table:number-columns-repeated="2"/>
          <table:table-cell office:value-type="string">
            <text:p>E6</text:p>
          </table:table-cell>
          <table:table-cell table:number-columns-repeated="4"/>
          <table:table-cell table:style-name="Default" table:formula="of:=COUNTA([.AR180:.FA18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ɛi</text:p>
          </table:table-cell>
          <table:table-cell office:value-type="string">
            <text:p>Ei</text:p>
          </table:table-cell>
          <table:table-cell table:number-columns-repeated="8"/>
          <table:table-cell office:value-type="string">
            <text:p>E+</text:p>
          </table:table-cell>
          <table:table-cell table:number-columns-repeated="3"/>
          <table:table-cell table:style-name="ce5"/>
          <table:table-cell table:style-name="ce5" table:formula="of:=IF(NOT(ISBLANK([.AB181]));[.AB181];IF(NOT(ISBLANK([.AH181]));[.AH181];&quot;&quot;))">
            <text:p/>
          </table:table-cell>
          <table:table-cell table:style-name="ce5"/>
          <table:table-cell table:style-name="ce17"/>
          <table:table-cell table:number-columns-repeated="2"/>
          <table:table-cell office:value-type="string">
            <text:p>Ei</text:p>
          </table:table-cell>
          <table:table-cell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81:.FA18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68"/>
        </table:table-row>
        <table:table-row table:style-name="ro7">
          <table:table-cell/>
          <table:table-cell table:style-name="ce9" office:value-type="string">
            <text:p>ɛːɐ</text:p>
          </table:table-cell>
          <table:table-cell office:value-type="string">
            <text:p>E:6</text:p>
          </table:table-cell>
          <table:table-cell table:number-columns-repeated="12"/>
          <table:table-cell table:style-name="ce5" table:formula="of:=IF(NOT(ISBLANK([.S182]));[.S182];IF(NOT(ISBLANK([.W182]));[.W182];IF(NOT(ISBLANK([.X182]));[.X182];IF(NOT(ISBLANK([.AD182]));[.AD182];IF(NOT(ISBLANK([.AL182]));[.AL182];&quot;&quot;)))))" office:value-type="string" office:string-value="E:6">
            <text:p>E:6</text:p>
          </table:table-cell>
          <table:table-cell table:style-name="ce5" table:formula="of:=IF(NOT(ISBLANK([.AB182]));[.AB182];IF(NOT(ISBLANK([.AH182]));[.AH182];&quot;&quot;))">
            <text:p/>
          </table:table-cell>
          <table:table-cell table:style-name="ce5"/>
          <table:table-cell table:style-name="ce17"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4" office:value-type="string">
            <text:p>E:6</text:p>
          </table:table-cell>
          <table:table-cell/>
          <table:table-cell/>
          <table:table-cell table:style-name="ce21" table:number-columns-repeated="2"/>
          <table:table-cell office:value-type="string">
            <text:p>E:6</text:p>
          </table:table-cell>
          <table:table-cell table:number-columns-repeated="4"/>
          <table:table-cell table:style-name="Default" table:formula="of:=COUNTA([.AR182:.FA18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œɐ</text:p>
          </table:table-cell>
          <table:table-cell office:value-type="string">
            <text:p>96</text:p>
          </table:table-cell>
          <table:table-cell table:number-columns-repeated="12"/>
          <table:table-cell table:style-name="ce5" table:formula="of:=IF(NOT(ISBLANK([.S183]));[.S183];IF(NOT(ISBLANK([.W183]));[.W183];IF(NOT(ISBLANK([.X183]));[.X183];IF(NOT(ISBLANK([.AD183]));[.AD183];IF(NOT(ISBLANK([.AL183]));[.AL183];&quot;&quot;)))))" office:value-type="string" office:string-value="96">
            <text:p>96</text:p>
          </table:table-cell>
          <table:table-cell table:style-name="ce5" table:formula="of:=IF(NOT(ISBLANK([.AB183]));[.AB183];IF(NOT(ISBLANK([.AH183]));[.AH183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/>
          <table:table-cell table:style-name="ce4" office:value-type="string">
            <text:p>96</text:p>
          </table:table-cell>
          <table:table-cell/>
          <table:table-cell/>
          <table:table-cell table:style-name="ce21" table:number-columns-repeated="2"/>
          <table:table-cell office:value-type="string">
            <text:p>96</text:p>
          </table:table-cell>
          <table:table-cell table:number-columns-repeated="4"/>
          <table:table-cell table:style-name="Default" table:formula="of:=COUNTA([.AR183:.FA18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9" office:value-type="string">
            <text:p>œy</text:p>
          </table:table-cell>
          <table:table-cell office:value-type="string">
            <text:p>9y</text:p>
          </table:table-cell>
          <table:table-cell table:number-columns-repeated="2"/>
          <table:table-cell table:number-columns-repeated="2" office:value-type="string">
            <text:p>9y</text:p>
          </table:table-cell>
          <table:table-cell table:number-columns-repeated="4"/>
          <table:table-cell office:value-type="string">
            <text:p>Y+</text:p>
          </table:table-cell>
          <table:table-cell table:number-columns-repeated="3"/>
          <table:table-cell table:style-name="ce5"/>
          <table:table-cell table:style-name="ce5" table:formula="of:=IF(NOT(ISBLANK([.AB184]));[.AB184];IF(NOT(ISBLANK([.AH184]));[.AH184];&quot;&quot;))">
            <text:p/>
          </table:table-cell>
          <table:table-cell table:style-name="ce5"/>
          <table:table-cell table:number-columns-repeated="5"/>
          <table:table-cell table:style-name="Default" table:number-columns-repeated="2"/>
          <table:table-cell table:number-columns-repeated="2"/>
          <table:table-cell table:style-name="ce21"/>
          <table:table-cell table:style-name="ce21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84:.FA18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ɔɐ</text:p>
          </table:table-cell>
          <table:table-cell office:value-type="string">
            <text:p>O6</text:p>
          </table:table-cell>
          <table:table-cell table:number-columns-repeated="12"/>
          <table:table-cell table:style-name="ce5" table:formula="of:=IF(NOT(ISBLANK([.S185]));[.S185];IF(NOT(ISBLANK([.W185]));[.W185];IF(NOT(ISBLANK([.X185]));[.X185];IF(NOT(ISBLANK([.AD185]));[.AD185];IF(NOT(ISBLANK([.AL185]));[.AL185];&quot;&quot;)))))" office:value-type="string" office:string-value="O6">
            <text:p>O6</text:p>
          </table:table-cell>
          <table:table-cell table:style-name="ce5" table:formula="of:=IF(NOT(ISBLANK([.AB185]));[.AB185];IF(NOT(ISBLANK([.AH185]));[.AH185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O6</text:p>
          </table:table-cell>
          <table:table-cell/>
          <table:table-cell/>
          <table:table-cell table:style-name="ce21" table:number-columns-repeated="2"/>
          <table:table-cell office:value-type="string">
            <text:p>O6</text:p>
          </table:table-cell>
          <table:table-cell table:number-columns-repeated="4"/>
          <table:table-cell table:style-name="Default" table:formula="of:=COUNTA([.AR185:.FA18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ɔi</text:p>
          </table:table-cell>
          <table:table-cell office:value-type="string">
            <text:p>Oi</text:p>
          </table:table-cell>
          <table:table-cell table:number-columns-repeated="12"/>
          <table:table-cell table:style-name="ce5"/>
          <table:table-cell table:style-name="ce5" table:formula="of:=IF(NOT(ISBLANK([.AB186]));[.AB186];IF(NOT(ISBLANK([.AH186]));[.AH186];&quot;&quot;))">
            <text:p/>
          </table:table-cell>
          <table:table-cell table:style-name="ce5" office:value-type="string">
            <text:p>Oi</text:p>
          </table:table-cell>
          <table:table-cell table:number-columns-repeated="3"/>
          <table:table-cell office:value-type="string">
            <text:p>Oi</text:p>
          </table:table-cell>
          <table:table-cell table:number-columns-repeated="5"/>
          <table:table-cell table:style-name="ce23"/>
          <table:table-cell table:style-name="ce23"/>
          <table:table-cell table:number-columns-repeated="3"/>
          <table:table-cell table:style-name="ce4"/>
          <table:table-cell/>
          <table:table-cell/>
          <table:table-cell table:style-name="ce21" table:number-columns-repeated="2"/>
          <table:table-cell table:number-columns-repeated="5"/>
          <table:table-cell table:style-name="Default" table:formula="of:=COUNTA([.AR186:.FA18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ɔɪ</text:p>
          </table:table-cell>
          <table:table-cell office:value-type="string">
            <text:p>OI</text:p>
          </table:table-cell>
          <table:table-cell office:value-type="string">
            <text:p>oi</text:p>
          </table:table-cell>
          <table:table-cell office:value-type="string">
            <text:p>oy</text:p>
          </table:table-cell>
          <table:table-cell table:number-columns-repeated="2"/>
          <table:table-cell office:value-type="string">
            <text:p>oy</text:p>
          </table:table-cell>
          <table:table-cell office:value-type="string">
            <text:p>oy</text:p>
          </table:table-cell>
          <table:table-cell/>
          <table:table-cell office:value-type="string">
            <text:p>OY</text:p>
          </table:table-cell>
          <table:table-cell/>
          <table:table-cell office:value-type="string">
            <text:p>oy</text:p>
          </table:table-cell>
          <table:table-cell office:value-type="string">
            <text:p>oy</text:p>
          </table:table-cell>
          <table:table-cell/>
          <table:table-cell table:style-name="ce5" table:formula="of:=IF(NOT(ISBLANK([.S187]));[.S187];IF(NOT(ISBLANK([.W187]));[.W187];IF(NOT(ISBLANK([.X187]));[.X187];IF(NOT(ISBLANK([.AD187]));[.AD187];IF(NOT(ISBLANK([.AL187]));[.AL187];&quot;&quot;)))))" office:value-type="string" office:string-value="OI">
            <text:p>OI</text:p>
          </table:table-cell>
          <table:table-cell table:style-name="ce5" table:formula="of:=IF(NOT(ISBLANK([.AB187]));[.AB187];IF(NOT(ISBLANK([.AH187]));[.AH187];&quot;&quot;))">
            <text:p/>
          </table:table-cell>
          <table:table-cell table:style-name="ce5"/>
          <table:table-cell office:value-type="string">
            <text:p>OI</text:p>
          </table:table-cell>
          <table:table-cell table:number-columns-repeated="2"/>
          <table:table-cell office:value-type="string">
            <text:p>oi</text:p>
          </table:table-cell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87:.FA18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 table:number-columns-repeated="2"/>
          <table:table-cell office:value-type="string">
            <text:p>OI`</text:p>
          </table:table-cell>
          <table:table-cell office:value-type="string">
            <text:p>oir</text:p>
          </table:table-cell>
          <table:table-cell table:number-columns-repeated="11"/>
          <table:table-cell table:style-name="ce5" table:formula="of:=IF(NOT(ISBLANK([.S188]));[.S188];IF(NOT(ISBLANK([.W188]));[.W188];IF(NOT(ISBLANK([.X188]));[.X188];IF(NOT(ISBLANK([.AD188]));[.AD188];IF(NOT(ISBLANK([.AL188]));[.AL188];&quot;&quot;)))))">
            <text:p/>
          </table:table-cell>
          <table:table-cell table:style-name="ce5" table:formula="of:=IF(NOT(ISBLANK([.AB188]));[.AB188];IF(NOT(ISBLANK([.AH188]));[.AH188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88:.FA18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ɔʏ</text:p>
          </table:table-cell>
          <table:table-cell office:value-type="string">
            <text:p>OY</text:p>
          </table:table-cell>
          <table:table-cell table:number-columns-repeated="12"/>
          <table:table-cell table:style-name="ce5" table:formula="of:=IF(NOT(ISBLANK([.S189]));[.S189];IF(NOT(ISBLANK([.W189]));[.W189];IF(NOT(ISBLANK([.X189]));[.X189];IF(NOT(ISBLANK([.AD189]));[.AD189];IF(NOT(ISBLANK([.AL189]));[.AL189];&quot;&quot;)))))" office:value-type="string" office:string-value="OY">
            <text:p>OY</text:p>
          </table:table-cell>
          <table:table-cell table:style-name="ce5" table:formula="of:=IF(NOT(ISBLANK([.AB189]));[.AB189];IF(NOT(ISBLANK([.AH189]));[.AH189];&quot;&quot;))" office:value-type="string" office:string-value="OY">
            <text:p>OY</text:p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office:value-type="string">
            <text:p>OY</text:p>
          </table:table-cell>
          <table:table-cell table:style-name="ce25" office:value-type="string">
            <text:p>eU</text:p>
          </table:table-cell>
          <table:table-cell table:style-name="ce4" office:value-type="string">
            <text:p>OY</text:p>
          </table:table-cell>
          <table:table-cell table:number-columns-repeated="2" office:value-type="string">
            <text:p>OY</text:p>
          </table:table-cell>
          <table:table-cell table:number-columns-repeated="2" table:style-name="ce21" office:value-type="string">
            <text:p>OY</text:p>
          </table:table-cell>
          <table:table-cell office:value-type="string">
            <text:p>OY</text:p>
          </table:table-cell>
          <table:table-cell table:number-columns-repeated="4"/>
          <table:table-cell table:style-name="Default" table:formula="of:=COUNTA([.AR189:.FA18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ɔy</text:p>
          </table:table-cell>
          <table:table-cell office:value-type="string">
            <text:p>Oy</text:p>
          </table:table-cell>
          <table:table-cell table:number-columns-repeated="12"/>
          <table:table-cell table:style-name="ce5" table:formula="of:=IF(NOT(ISBLANK([.S190]));[.S190];IF(NOT(ISBLANK([.W190]));[.W190];IF(NOT(ISBLANK([.X190]));[.X190];IF(NOT(ISBLANK([.AD190]));[.AD190];IF(NOT(ISBLANK([.AL190]));[.AL190];&quot;&quot;)))))">
            <text:p/>
          </table:table-cell>
          <table:table-cell table:style-name="ce5" table:formula="of:=IF(NOT(ISBLANK([.AB190]));[.AB190];IF(NOT(ISBLANK([.AH190]));[.AH190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office:value-type="string">
            <text:p>Oy</text:p>
          </table:table-cell>
          <table:table-cell table:number-columns-repeated="3"/>
          <table:table-cell table:style-name="Default" table:formula="of:=COUNTA([.AR190:.FA19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æi</text:p>
          </table:table-cell>
          <table:table-cell office:value-type="string">
            <text:p>{i</text:p>
          </table:table-cell>
          <table:table-cell table:number-columns-repeated="12"/>
          <table:table-cell table:style-name="ce5" table:formula="of:=IF(NOT(ISBLANK([.S191]));[.S191];IF(NOT(ISBLANK([.W191]));[.W191];IF(NOT(ISBLANK([.X191]));[.X191];IF(NOT(ISBLANK([.AD191]));[.AD191];IF(NOT(ISBLANK([.AL191]));[.AL191];&quot;&quot;)))))">
            <text:p/>
          </table:table-cell>
          <table:table-cell table:style-name="ce5" table:formula="of:=IF(NOT(ISBLANK([.AB191]));[.AB191];IF(NOT(ISBLANK([.AH191]));[.AH191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office:value-type="string">
            <text:p>{i</text:p>
          </table:table-cell>
          <table:table-cell table:number-columns-repeated="3"/>
          <table:table-cell table:style-name="Default" table:formula="of:=COUNTA([.AR191:.FA19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aʊ</text:p>
          </table:table-cell>
          <table:table-cell office:value-type="string">
            <text:p>aU</text:p>
          </table:table-cell>
          <table:table-cell office:value-type="string">
            <text:p>ow</text:p>
          </table:table-cell>
          <table:table-cell office:value-type="string">
            <text:p>aw</text:p>
          </table:table-cell>
          <table:table-cell table:number-columns-repeated="2"/>
          <table:table-cell office:value-type="string">
            <text:p>aw</text:p>
          </table:table-cell>
          <table:table-cell office:value-type="string">
            <text:p>aw</text:p>
          </table:table-cell>
          <table:table-cell/>
          <table:table-cell office:value-type="string">
            <text:p>AW</text:p>
          </table:table-cell>
          <table:table-cell/>
          <table:table-cell office:value-type="string">
            <text:p>aw</text:p>
          </table:table-cell>
          <table:table-cell office:value-type="string">
            <text:p>aw</text:p>
          </table:table-cell>
          <table:table-cell/>
          <table:table-cell table:style-name="ce5" table:formula="of:=IF(NOT(ISBLANK([.S192]));[.S192];IF(NOT(ISBLANK([.W192]));[.W192];IF(NOT(ISBLANK([.X192]));[.X192];IF(NOT(ISBLANK([.AD192]));[.AD192];IF(NOT(ISBLANK([.AL192]));[.AL192];&quot;&quot;)))))" office:value-type="string" office:string-value="aU">
            <text:p>aU</text:p>
          </table:table-cell>
          <table:table-cell table:style-name="ce5" table:formula="of:=IF(NOT(ISBLANK([.AB192]));[.AB192];IF(NOT(ISBLANK([.AH192]));[.AH192];&quot;&quot;))" office:value-type="string" office:string-value="aU">
            <text:p>aU</text:p>
          </table:table-cell>
          <table:table-cell table:style-name="ce5"/>
          <table:table-cell office:value-type="string">
            <text:p>aU</text:p>
          </table:table-cell>
          <table:table-cell table:number-columns-repeated="2"/>
          <table:table-cell office:value-type="string">
            <text:p>au</text:p>
          </table:table-cell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4" office:value-type="string">
            <text:p>aU</text:p>
          </table:table-cell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aU</text:p>
          </table:table-cell>
          <table:table-cell office:value-type="string">
            <text:p>aU</text:p>
          </table:table-cell>
          <table:table-cell table:number-columns-repeated="4"/>
          <table:table-cell table:style-name="Default" table:formula="of:=COUNTA([.AR192:.FA1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 table:number-columns-repeated="2"/>
          <table:table-cell office:value-type="string">
            <text:p>aU`</text:p>
          </table:table-cell>
          <table:table-cell office:value-type="string">
            <text:p>owr</text:p>
          </table:table-cell>
          <table:table-cell table:number-columns-repeated="11"/>
          <table:table-cell table:style-name="ce5" table:formula="of:=IF(NOT(ISBLANK([.S193]));[.S193];IF(NOT(ISBLANK([.W193]));[.W193];IF(NOT(ISBLANK([.X193]));[.X193];IF(NOT(ISBLANK([.AD193]));[.AD193];IF(NOT(ISBLANK([.AL193]));[.AL193];&quot;&quot;)))))">
            <text:p/>
          </table:table-cell>
          <table:table-cell table:style-name="ce5" table:formula="of:=IF(NOT(ISBLANK([.AB193]));[.AB193];IF(NOT(ISBLANK([.AH193]));[.AH193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/>
          <table:table-cell/>
          <table:table-cell/>
          <table:table-cell table:style-name="ce21" table:number-columns-repeated="2"/>
          <table:table-cell/>
          <table:table-cell table:number-columns-repeated="4"/>
          <table:table-cell table:style-name="Default" table:formula="of:=COUNTA([.AR193:.FA19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aɐ</text:p>
          </table:table-cell>
          <table:table-cell office:value-type="string">
            <text:p>a6</text:p>
          </table:table-cell>
          <table:table-cell table:number-columns-repeated="12"/>
          <table:table-cell table:style-name="ce5" table:formula="of:=IF(NOT(ISBLANK([.S194]));[.S194];IF(NOT(ISBLANK([.W194]));[.W194];IF(NOT(ISBLANK([.X194]));[.X194];IF(NOT(ISBLANK([.AD194]));[.AD194];IF(NOT(ISBLANK([.AL194]));[.AL194];&quot;&quot;)))))" office:value-type="string" office:string-value="a6">
            <text:p>a6</text:p>
          </table:table-cell>
          <table:table-cell table:style-name="ce5" table:formula="of:=IF(NOT(ISBLANK([.AB194]));[.AB194];IF(NOT(ISBLANK([.AH194]));[.AH194];&quot;&quot;))">
            <text:p/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a6</text:p>
          </table:table-cell>
          <table:table-cell/>
          <table:table-cell/>
          <table:table-cell table:style-name="ce21" table:number-columns-repeated="2"/>
          <table:table-cell office:value-type="string">
            <text:p>a6</text:p>
          </table:table-cell>
          <table:table-cell table:number-columns-repeated="4"/>
          <table:table-cell table:style-name="Default" table:formula="of:=COUNTA([.AR194:.FA19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aːɐ</text:p>
          </table:table-cell>
          <table:table-cell office:value-type="string">
            <text:p>a:6</text:p>
          </table:table-cell>
          <table:table-cell table:number-columns-repeated="12"/>
          <table:table-cell table:style-name="ce5" table:formula="of:=IF(NOT(ISBLANK([.S195]));[.S195];IF(NOT(ISBLANK([.W195]));[.W195];IF(NOT(ISBLANK([.X195]));[.X195];IF(NOT(ISBLANK([.AD195]));[.AD195];IF(NOT(ISBLANK([.AL195]));[.AL195];&quot;&quot;)))))" office:value-type="string" office:string-value="a:6">
            <text:p>a:6</text:p>
          </table:table-cell>
          <table:table-cell table:style-name="ce5" table:formula="of:=IF(NOT(ISBLANK([.AB195]));[.AB195];IF(NOT(ISBLANK([.AH195]));[.AH195];&quot;&quot;))">
            <text:p/>
          </table:table-cell>
          <table:table-cell table:style-name="ce5"/>
          <table:table-cell table:style-name="ce17"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/>
          <table:table-cell table:number-columns-repeated="2"/>
          <table:table-cell table:style-name="ce4" office:value-type="string">
            <text:p>a:6</text:p>
          </table:table-cell>
          <table:table-cell/>
          <table:table-cell/>
          <table:table-cell table:style-name="ce21" table:number-columns-repeated="2"/>
          <table:table-cell office:value-type="string">
            <text:p>a:6</text:p>
          </table:table-cell>
          <table:table-cell table:number-columns-repeated="4"/>
          <table:table-cell table:style-name="Default" table:formula="of:=COUNTA([.AR195:.FA19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aɪ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y</text:p>
          </table:table-cell>
          <table:table-cell table:number-columns-repeated="2"/>
          <table:table-cell office:value-type="string">
            <text:p>ay</text:p>
          </table:table-cell>
          <table:table-cell office:value-type="string">
            <text:p>ay</text:p>
          </table:table-cell>
          <table:table-cell table:number-columns-repeated="2" office:value-type="string">
            <text:p>AY</text:p>
          </table:table-cell>
          <table:table-cell/>
          <table:table-cell office:value-type="string">
            <text:p>ay</text:p>
          </table:table-cell>
          <table:table-cell office:value-type="string">
            <text:p>ay</text:p>
          </table:table-cell>
          <table:table-cell/>
          <table:table-cell table:style-name="ce5" table:formula="of:=IF(NOT(ISBLANK([.S196]));[.S196];IF(NOT(ISBLANK([.W196]));[.W196];IF(NOT(ISBLANK([.X196]));[.X196];IF(NOT(ISBLANK([.AD196]));[.AD196];IF(NOT(ISBLANK([.AL196]));[.AL196];&quot;&quot;)))))" office:value-type="string" office:string-value="aI">
            <text:p>aI</text:p>
          </table:table-cell>
          <table:table-cell table:style-name="ce5" table:formula="of:=IF(NOT(ISBLANK([.AB196]));[.AB196];IF(NOT(ISBLANK([.AH196]));[.AH196];&quot;&quot;))" office:value-type="string" office:string-value="aI">
            <text:p>aI</text:p>
          </table:table-cell>
          <table:table-cell table:style-name="ce5"/>
          <table:table-cell office:value-type="string">
            <text:p>aI</text:p>
          </table:table-cell>
          <table:table-cell table:number-columns-repeated="2"/>
          <table:table-cell office:value-type="string">
            <text:p>ai</text:p>
          </table:table-cell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4"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21" office:value-type="string">
            <text:p>aI</text:p>
          </table:table-cell>
          <table:table-cell table:style-name="ce21" office:value-type="string">
            <text:p>aI</text:p>
          </table:table-cell>
          <table:table-cell office:value-type="string">
            <text:p>aI</text:p>
          </table:table-cell>
          <table:table-cell table:number-columns-repeated="4"/>
          <table:table-cell table:style-name="Default" table:formula="of:=COUNTA([.AR196:.FA1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 table:number-columns-repeated="2"/>
          <table:table-cell office:value-type="string">
            <text:p>aI`</text:p>
          </table:table-cell>
          <table:table-cell office:value-type="string">
            <text:p>aer</text:p>
          </table:table-cell>
          <table:table-cell table:number-columns-repeated="11"/>
          <table:table-cell table:style-name="ce5" table:formula="of:=IF(NOT(ISBLANK([.S197]));[.S197];IF(NOT(ISBLANK([.W197]));[.W197];IF(NOT(ISBLANK([.X197]));[.X197];IF(NOT(ISBLANK([.AD197]));[.AD197];IF(NOT(ISBLANK([.AL197]));[.AL197];&quot;&quot;)))))">
            <text:p/>
          </table:table-cell>
          <table:table-cell table:style-name="ce5" table:formula="of:=IF(NOT(ISBLANK([.AB197]));[.AB197];IF(NOT(ISBLANK([.AH197]));[.AH197];&quot;&quot;))">
            <text:p/>
          </table:table-cell>
          <table:table-cell table:style-name="ce5"/>
          <table:table-cell/>
          <table:table-cell table:number-columns-repeated="3"/>
          <table:table-cell/>
          <table:table-cell table:style-name="ce16"/>
          <table:table-cell table:style-name="ce16"/>
          <table:table-cell table:number-columns-repeated="2"/>
          <table:table-cell table:style-name="ce22"/>
          <table:table-cell table:style-name="ce22"/>
          <table:table-cell/>
          <table:table-cell table:number-columns-repeated="3"/>
          <table:table-cell/>
          <table:table-cell table:number-columns-repeated="3"/>
          <table:table-cell/>
          <table:table-cell table:number-columns-repeated="4"/>
          <table:table-cell table:style-name="Default" table:formula="of:=COUNTA([.AR197:.FA1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67"/>
        </table:table-row>
        <table:table-row table:style-name="ro6">
          <table:table-cell/>
          <table:table-cell office:value-type="string">
            <text:p>ɑu</text:p>
          </table:table-cell>
          <table:table-cell office:value-type="string">
            <text:p>Au</text:p>
          </table:table-cell>
          <table:table-cell table:number-columns-repeated="8"/>
          <table:table-cell office:value-type="string">
            <text:p>A+</text:p>
          </table:table-cell>
          <table:table-cell table:number-columns-repeated="3"/>
          <table:table-cell table:style-name="ce5"/>
          <table:table-cell table:style-name="ce5" table:formula="of:=IF(NOT(ISBLANK([.AB198]));[.AB198];IF(NOT(ISBLANK([.AH198]));[.AH198];&quot;&quot;))">
            <text:p/>
          </table:table-cell>
          <table:table-cell table:style-name="ce5"/>
          <table:table-cell table:number-columns-repeated="5"/>
          <table:table-cell table:style-name="ce16" table:number-columns-repeated="2"/>
          <table:table-cell table:number-columns-repeated="2"/>
          <table:table-cell table:style-name="ce22"/>
          <table:table-cell table:style-name="ce22"/>
          <table:table-cell table:number-columns-repeated="4"/>
          <table:table-cell/>
          <table:table-cell table:number-columns-repeated="8"/>
          <table:table-cell table:style-name="Default" table:formula="of:=COUNTA([.AR198:.FA198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7"/>
          <table:table-cell table:number-columns-repeated="3" office:value-type="string">
            <text:p>1</text:p>
          </table:table-cell>
          <table:table-cell table:number-columns-repeated="868"/>
        </table:table-row>
        <table:table-row table:style-name="ro6">
          <table:table-cell table:number-columns-repeated="2"/>
          <table:table-cell office:value-type="string">
            <text:p>&amp;/</text:p>
          </table:table-cell>
          <table:table-cell table:number-columns-repeated="12"/>
          <table:table-cell table:style-name="ce5" table:formula="of:=IF(NOT(ISBLANK([.S199]));[.S199];IF(NOT(ISBLANK([.W199]));[.W199];IF(NOT(ISBLANK([.X199]));[.X199];IF(NOT(ISBLANK([.AD199]));[.AD199];IF(NOT(ISBLANK([.AL199]));[.AL199];&quot;&quot;)))))" office:value-type="string" office:string-value="&amp;/">
            <text:p>&amp;/</text:p>
          </table:table-cell>
          <table:table-cell table:style-name="ce5" table:formula="of:=IF(NOT(ISBLANK([.AB199]));[.AB199];IF(NOT(ISBLANK([.AH199]));[.AH199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 office:value-type="string">
            <text:p>&amp;/</text:p>
          </table:table-cell>
          <table:table-cell table:number-columns-repeated="3"/>
          <table:table-cell/>
          <table:table-cell table:number-columns-repeated="3"/>
          <table:table-cell/>
          <table:table-cell table:number-columns-repeated="4"/>
          <table:table-cell table:style-name="Default" table:formula="of:=SUM([.AR199:.FA199])" office:value-type="float" office:value="8">
            <text:p>8</text:p>
          </table:table-cell>
          <table:table-cell table:formula="of:=IF(OR([.AR115]=&quot;1&quot;;[.AR130]=&quot;1&quot;);1;&quot;&quot;)" office:value-type="float" office:value="1">
            <text:p>1</text:p>
          </table:table-cell>
          <table:table-cell table:formula="of:=IF(OR([.AS115]=&quot;1&quot;;[.AS130]=&quot;1&quot;);1;&quot;&quot;)">
            <text:p/>
          </table:table-cell>
          <table:table-cell table:formula="of:=IF(OR([.AT115]=&quot;1&quot;;[.AT130]=&quot;1&quot;);1;&quot;&quot;)">
            <text:p/>
          </table:table-cell>
          <table:table-cell table:formula="of:=IF(OR([.AU115]=&quot;1&quot;;[.AU130]=&quot;1&quot;);1;&quot;&quot;)">
            <text:p/>
          </table:table-cell>
          <table:table-cell table:number-columns-repeated="3"/>
          <table:table-cell table:formula="of:=IF(OR([.AY115]=&quot;1&quot;;[.AY130]=&quot;1&quot;);1;&quot;&quot;)">
            <text:p/>
          </table:table-cell>
          <table:table-cell table:formula="of:=IF(OR([.AZ115]=&quot;1&quot;;[.AZ130]=&quot;1&quot;);1;&quot;&quot;)">
            <text:p/>
          </table:table-cell>
          <table:table-cell table:formula="of:=IF(OR([.BA115]=&quot;1&quot;;[.BA130]=&quot;1&quot;);1;&quot;&quot;)">
            <text:p/>
          </table:table-cell>
          <table:table-cell table:formula="of:=IF(OR([.BB115]=&quot;1&quot;;[.BB130]=&quot;1&quot;);1;&quot;&quot;)">
            <text:p/>
          </table:table-cell>
          <table:table-cell table:formula="of:=IF(OR([.BC115]=&quot;1&quot;;[.BC130]=&quot;1&quot;);1;&quot;&quot;)">
            <text:p/>
          </table:table-cell>
          <table:table-cell/>
          <table:table-cell table:formula="of:=IF(OR([.BE115]=&quot;1&quot;;[.BE130]=&quot;1&quot;);1;&quot;&quot;)">
            <text:p/>
          </table:table-cell>
          <table:table-cell table:formula="of:=IF(OR([.BF115]=&quot;1&quot;;[.BF130]=&quot;1&quot;);1;&quot;&quot;)">
            <text:p/>
          </table:table-cell>
          <table:table-cell table:formula="of:=IF(OR([.BG115]=&quot;1&quot;;[.BG130]=&quot;1&quot;);1;&quot;&quot;)">
            <text:p/>
          </table:table-cell>
          <table:table-cell table:formula="of:=IF(OR([.BH115]=&quot;1&quot;;[.BH130]=&quot;1&quot;);1;&quot;&quot;)">
            <text:p/>
          </table:table-cell>
          <table:table-cell table:formula="of:=IF(OR([.BI115]=&quot;1&quot;;[.BI130]=&quot;1&quot;);1;&quot;&quot;)">
            <text:p/>
          </table:table-cell>
          <table:table-cell/>
          <table:table-cell table:formula="of:=IF(OR([.BK115]=&quot;1&quot;;[.BK130]=&quot;1&quot;);1;&quot;&quot;)">
            <text:p/>
          </table:table-cell>
          <table:table-cell table:formula="of:=IF(OR([.BL115]=&quot;1&quot;;[.BL130]=&quot;1&quot;);1;&quot;&quot;)">
            <text:p/>
          </table:table-cell>
          <table:table-cell table:formula="of:=IF(OR([.BM115]=&quot;1&quot;;[.BM130]=&quot;1&quot;);1;&quot;&quot;)">
            <text:p/>
          </table:table-cell>
          <table:table-cell table:formula="of:=IF(OR([.BN115]=&quot;1&quot;;[.BN130]=&quot;1&quot;);1;&quot;&quot;)">
            <text:p/>
          </table:table-cell>
          <table:table-cell table:formula="of:=IF(OR([.BO115]=&quot;1&quot;;[.BO130]=&quot;1&quot;);1;&quot;&quot;)">
            <text:p/>
          </table:table-cell>
          <table:table-cell table:formula="of:=IF(OR([.BP115]=&quot;1&quot;;[.BP130]=&quot;1&quot;);1;&quot;&quot;)">
            <text:p/>
          </table:table-cell>
          <table:table-cell table:formula="of:=IF(OR([.BQ115]=&quot;1&quot;;[.BQ130]=&quot;1&quot;);1;&quot;&quot;)">
            <text:p/>
          </table:table-cell>
          <table:table-cell/>
          <table:table-cell table:formula="of:=IF(OR([.BS115]=&quot;1&quot;;[.BS130]=&quot;1&quot;);1;&quot;&quot;)">
            <text:p/>
          </table:table-cell>
          <table:table-cell table:number-columns-repeated="3"/>
          <table:table-cell table:formula="of:=IF(OR([.BW115]=&quot;1&quot;;[.BW130]=&quot;1&quot;);1;&quot;&quot;)">
            <text:p/>
          </table:table-cell>
          <table:table-cell table:formula="of:=IF(OR([.BX115]=&quot;1&quot;;[.BX130]=&quot;1&quot;);1;&quot;&quot;)">
            <text:p/>
          </table:table-cell>
          <table:table-cell table:formula="of:=IF(OR([.BY115]=&quot;1&quot;;[.BY130]=&quot;1&quot;);1;&quot;&quot;)">
            <text:p/>
          </table:table-cell>
          <table:table-cell table:formula="of:=IF(OR([.BZ115]=&quot;1&quot;;[.BZ130]=&quot;1&quot;);1;&quot;&quot;)">
            <text:p/>
          </table:table-cell>
          <table:table-cell table:formula="of:=IF(OR([.CA115]=&quot;1&quot;;[.CA130]=&quot;1&quot;);1;&quot;&quot;)">
            <text:p/>
          </table:table-cell>
          <table:table-cell table:formula="of:=IF(OR([.CB115]=&quot;1&quot;;[.CB130]=&quot;1&quot;);1;&quot;&quot;)">
            <text:p/>
          </table:table-cell>
          <table:table-cell/>
          <table:table-cell table:formula="of:=IF(OR([.CD115]=&quot;1&quot;;[.CD130]=&quot;1&quot;);1;&quot;&quot;)">
            <text:p/>
          </table:table-cell>
          <table:table-cell table:formula="of:=IF(OR([.CE115]=&quot;1&quot;;[.CE130]=&quot;1&quot;);1;&quot;&quot;)">
            <text:p/>
          </table:table-cell>
          <table:table-cell table:formula="of:=IF(OR([.CF115]=&quot;1&quot;;[.CF130]=&quot;1&quot;);1;&quot;&quot;)">
            <text:p/>
          </table:table-cell>
          <table:table-cell table:formula="of:=IF(OR([.CG115]=&quot;1&quot;;[.CG130]=&quot;1&quot;);1;&quot;&quot;)">
            <text:p/>
          </table:table-cell>
          <table:table-cell table:formula="of:=IF(OR([.CH115]=&quot;1&quot;;[.CH130]=&quot;1&quot;);1;&quot;&quot;)">
            <text:p/>
          </table:table-cell>
          <table:table-cell table:formula="of:=IF(OR([.CI115]=&quot;1&quot;;[.CI130]=&quot;1&quot;);1;&quot;&quot;)">
            <text:p/>
          </table:table-cell>
          <table:table-cell table:formula="of:=IF(OR([.CJ115]=&quot;1&quot;;[.CJ130]=&quot;1&quot;);1;&quot;&quot;)">
            <text:p/>
          </table:table-cell>
          <table:table-cell table:formula="of:=IF(OR([.CK115]=&quot;1&quot;;[.CK130]=&quot;1&quot;);1;&quot;&quot;)">
            <text:p/>
          </table:table-cell>
          <table:table-cell table:formula="of:=IF(OR([.CL115]=&quot;1&quot;;[.CL130]=&quot;1&quot;);1;&quot;&quot;)">
            <text:p/>
          </table:table-cell>
          <table:table-cell table:formula="of:=IF(OR([.CM115]=&quot;1&quot;;[.CM130]=&quot;1&quot;);1;&quot;&quot;)">
            <text:p/>
          </table:table-cell>
          <table:table-cell table:formula="of:=IF(OR([.CN115]=&quot;1&quot;;[.CN130]=&quot;1&quot;);1;&quot;&quot;)">
            <text:p/>
          </table:table-cell>
          <table:table-cell table:formula="of:=IF(OR([.CO115]=&quot;1&quot;;[.CO130]=&quot;1&quot;);1;&quot;&quot;)">
            <text:p/>
          </table:table-cell>
          <table:table-cell table:formula="of:=IF(OR([.CP115]=&quot;1&quot;;[.CP130]=&quot;1&quot;);1;&quot;&quot;)">
            <text:p/>
          </table:table-cell>
          <table:table-cell table:formula="of:=IF(OR([.CQ115]=&quot;1&quot;;[.CQ130]=&quot;1&quot;);1;&quot;&quot;)">
            <text:p/>
          </table:table-cell>
          <table:table-cell table:formula="of:=IF(OR([.CR115]=&quot;1&quot;;[.CR130]=&quot;1&quot;);1;&quot;&quot;)">
            <text:p/>
          </table:table-cell>
          <table:table-cell table:formula="of:=IF(OR([.CS115]=&quot;1&quot;;[.CS130]=&quot;1&quot;);1;&quot;&quot;)">
            <text:p/>
          </table:table-cell>
          <table:table-cell table:formula="of:=IF(OR([.CT115]=&quot;1&quot;;[.CT130]=&quot;1&quot;);1;&quot;&quot;)">
            <text:p/>
          </table:table-cell>
          <table:table-cell table:formula="of:=IF(OR([.CU115]=&quot;1&quot;;[.CU130]=&quot;1&quot;);1;&quot;&quot;)">
            <text:p/>
          </table:table-cell>
          <table:table-cell table:formula="of:=IF(OR([.CV115]=&quot;1&quot;;[.CV130]=&quot;1&quot;);1;&quot;&quot;)">
            <text:p/>
          </table:table-cell>
          <table:table-cell table:formula="of:=IF(OR([.CW115]=&quot;1&quot;;[.CW130]=&quot;1&quot;);1;&quot;&quot;)">
            <text:p/>
          </table:table-cell>
          <table:table-cell table:formula="of:=IF(OR([.CX115]=&quot;1&quot;;[.CX130]=&quot;1&quot;);1;&quot;&quot;)">
            <text:p/>
          </table:table-cell>
          <table:table-cell table:formula="of:=IF(OR([.CY115]=&quot;1&quot;;[.CY130]=&quot;1&quot;);1;&quot;&quot;)">
            <text:p/>
          </table:table-cell>
          <table:table-cell table:formula="of:=IF(OR([.CZ115]=&quot;1&quot;;[.CZ130]=&quot;1&quot;);1;&quot;&quot;)" office:value-type="float" office:value="1">
            <text:p>1</text:p>
          </table:table-cell>
          <table:table-cell table:formula="of:=IF(OR([.DA115]=&quot;1&quot;;[.DA130]=&quot;1&quot;);1;&quot;&quot;)" office:value-type="float" office:value="1">
            <text:p>1</text:p>
          </table:table-cell>
          <table:table-cell table:formula="of:=IF(OR([.DB115]=&quot;1&quot;;[.DB130]=&quot;1&quot;);1;&quot;&quot;)">
            <text:p/>
          </table:table-cell>
          <table:table-cell table:formula="of:=IF(OR([.DC115]=&quot;1&quot;;[.DC130]=&quot;1&quot;);1;&quot;&quot;)">
            <text:p/>
          </table:table-cell>
          <table:table-cell table:formula="of:=IF(OR([.DD115]=&quot;1&quot;;[.DD130]=&quot;1&quot;);1;&quot;&quot;)" office:value-type="float" office:value="1">
            <text:p>1</text:p>
          </table:table-cell>
          <table:table-cell table:formula="of:=IF(OR([.DE115]=&quot;1&quot;;[.DE130]=&quot;1&quot;);1;&quot;&quot;)" office:value-type="float" office:value="1">
            <text:p>1</text:p>
          </table:table-cell>
          <table:table-cell table:formula="of:=IF(OR([.DF115]=&quot;1&quot;;[.DF130]=&quot;1&quot;);1;&quot;&quot;)">
            <text:p/>
          </table:table-cell>
          <table:table-cell table:formula="of:=IF(OR([.DG115]=&quot;1&quot;;[.DG130]=&quot;1&quot;);1;&quot;&quot;)">
            <text:p/>
          </table:table-cell>
          <table:table-cell table:formula="of:=IF(OR([.DH115]=&quot;1&quot;;[.DH130]=&quot;1&quot;);1;&quot;&quot;)">
            <text:p/>
          </table:table-cell>
          <table:table-cell table:formula="of:=IF(OR([.DI115]=&quot;1&quot;;[.DI130]=&quot;1&quot;);1;&quot;&quot;)">
            <text:p/>
          </table:table-cell>
          <table:table-cell table:formula="of:=IF(OR([.DJ115]=&quot;1&quot;;[.DJ130]=&quot;1&quot;);1;&quot;&quot;)">
            <text:p/>
          </table:table-cell>
          <table:table-cell table:formula="of:=IF(OR([.DK115]=&quot;1&quot;;[.DK130]=&quot;1&quot;);1;&quot;&quot;)">
            <text:p/>
          </table:table-cell>
          <table:table-cell table:formula="of:=IF(OR([.DL115]=&quot;1&quot;;[.DL130]=&quot;1&quot;);1;&quot;&quot;)">
            <text:p/>
          </table:table-cell>
          <table:table-cell table:formula="of:=IF(OR([.DM115]=&quot;1&quot;;[.DM130]=&quot;1&quot;);1;&quot;&quot;)">
            <text:p/>
          </table:table-cell>
          <table:table-cell table:formula="of:=IF(OR([.DN115]=&quot;1&quot;;[.DN130]=&quot;1&quot;);1;&quot;&quot;)">
            <text:p/>
          </table:table-cell>
          <table:table-cell table:formula="of:=IF(OR([.DO115]=&quot;1&quot;;[.DO130]=&quot;1&quot;);1;&quot;&quot;)">
            <text:p/>
          </table:table-cell>
          <table:table-cell table:formula="of:=IF(OR([.DP115]=&quot;1&quot;;[.DP130]=&quot;1&quot;);1;&quot;&quot;)">
            <text:p/>
          </table:table-cell>
          <table:table-cell table:formula="of:=IF(OR([.DQ115]=&quot;1&quot;;[.DQ130]=&quot;1&quot;);1;&quot;&quot;)">
            <text:p/>
          </table:table-cell>
          <table:table-cell table:formula="of:=IF(OR([.DR115]=&quot;1&quot;;[.DR130]=&quot;1&quot;);1;&quot;&quot;)">
            <text:p/>
          </table:table-cell>
          <table:table-cell table:formula="of:=IF(OR([.DS115]=&quot;1&quot;;[.DS130]=&quot;1&quot;);1;&quot;&quot;)">
            <text:p/>
          </table:table-cell>
          <table:table-cell table:formula="of:=IF(OR([.DT115]=&quot;1&quot;;[.DT130]=&quot;1&quot;);1;&quot;&quot;)">
            <text:p/>
          </table:table-cell>
          <table:table-cell/>
          <table:table-cell table:formula="of:=IF(OR([.DV115]=&quot;1&quot;;[.DV130]=&quot;1&quot;);1;&quot;&quot;)">
            <text:p/>
          </table:table-cell>
          <table:table-cell table:formula="of:=IF(OR([.DW115]=&quot;1&quot;;[.DW130]=&quot;1&quot;);1;&quot;&quot;)">
            <text:p/>
          </table:table-cell>
          <table:table-cell table:formula="of:=IF(OR([.DX115]=&quot;1&quot;;[.DX130]=&quot;1&quot;);1;&quot;&quot;)">
            <text:p/>
          </table:table-cell>
          <table:table-cell table:formula="of:=IF(OR([.DY115]=&quot;1&quot;;[.DY130]=&quot;1&quot;);1;&quot;&quot;)">
            <text:p/>
          </table:table-cell>
          <table:table-cell table:formula="of:=IF(OR([.DZ115]=&quot;1&quot;;[.DZ130]=&quot;1&quot;);1;&quot;&quot;)">
            <text:p/>
          </table:table-cell>
          <table:table-cell table:formula="of:=IF(OR([.EA115]=&quot;1&quot;;[.EA130]=&quot;1&quot;);1;&quot;&quot;)">
            <text:p/>
          </table:table-cell>
          <table:table-cell table:formula="of:=IF(OR([.EB115]=&quot;1&quot;;[.EB130]=&quot;1&quot;);1;&quot;&quot;)">
            <text:p/>
          </table:table-cell>
          <table:table-cell table:formula="of:=IF(OR([.EC115]=&quot;1&quot;;[.EC130]=&quot;1&quot;);1;&quot;&quot;)">
            <text:p/>
          </table:table-cell>
          <table:table-cell table:formula="of:=IF(OR([.ED115]=&quot;1&quot;;[.ED130]=&quot;1&quot;);1;&quot;&quot;)">
            <text:p/>
          </table:table-cell>
          <table:table-cell table:formula="of:=IF(OR([.EE115]=&quot;1&quot;;[.EE130]=&quot;1&quot;);1;&quot;&quot;)">
            <text:p/>
          </table:table-cell>
          <table:table-cell table:formula="of:=IF(OR([.EF115]=&quot;1&quot;;[.EF130]=&quot;1&quot;);1;&quot;&quot;)">
            <text:p/>
          </table:table-cell>
          <table:table-cell table:formula="of:=IF(OR([.EG115]=&quot;1&quot;;[.EG130]=&quot;1&quot;);1;&quot;&quot;)">
            <text:p/>
          </table:table-cell>
          <table:table-cell table:formula="of:=IF(OR([.EH115]=&quot;1&quot;;[.EH130]=&quot;1&quot;);1;&quot;&quot;)">
            <text:p/>
          </table:table-cell>
          <table:table-cell table:formula="of:=IF(OR([.EI115]=&quot;1&quot;;[.EI130]=&quot;1&quot;);1;&quot;&quot;)">
            <text:p/>
          </table:table-cell>
          <table:table-cell table:formula="of:=IF(OR([.EJ115]=&quot;1&quot;;[.EJ130]=&quot;1&quot;);1;&quot;&quot;)">
            <text:p/>
          </table:table-cell>
          <table:table-cell table:formula="of:=IF(OR([.EK115]=&quot;1&quot;;[.EK130]=&quot;1&quot;);1;&quot;&quot;)">
            <text:p/>
          </table:table-cell>
          <table:table-cell table:formula="of:=IF(OR([.EL115]=&quot;1&quot;;[.EL130]=&quot;1&quot;);1;&quot;&quot;)">
            <text:p/>
          </table:table-cell>
          <table:table-cell table:formula="of:=IF(OR([.EM115]=&quot;1&quot;;[.EM130]=&quot;1&quot;);1;&quot;&quot;)">
            <text:p/>
          </table:table-cell>
          <table:table-cell table:formula="of:=IF(OR([.EN115]=&quot;1&quot;;[.EN130]=&quot;1&quot;);1;&quot;&quot;)">
            <text:p/>
          </table:table-cell>
          <table:table-cell table:formula="of:=IF(OR([.EO115]=&quot;1&quot;;[.EO130]=&quot;1&quot;);1;&quot;&quot;)">
            <text:p/>
          </table:table-cell>
          <table:table-cell table:formula="of:=IF(OR([.EP115]=&quot;1&quot;;[.EP130]=&quot;1&quot;);1;&quot;&quot;)">
            <text:p/>
          </table:table-cell>
          <table:table-cell table:formula="of:=IF(OR([.EQ115]=&quot;1&quot;;[.EQ130]=&quot;1&quot;);1;&quot;&quot;)" office:value-type="float" office:value="1">
            <text:p>1</text:p>
          </table:table-cell>
          <table:table-cell table:formula="of:=IF(OR([.ER115]=&quot;1&quot;;[.ER130]=&quot;1&quot;);1;&quot;&quot;)" office:value-type="float" office:value="1">
            <text:p>1</text:p>
          </table:table-cell>
          <table:table-cell table:formula="of:=IF(OR([.ES115]=&quot;1&quot;;[.ES130]=&quot;1&quot;);1;&quot;&quot;)">
            <text:p/>
          </table:table-cell>
          <table:table-cell table:formula="of:=IF(OR([.ET115]=&quot;1&quot;;[.ET130]=&quot;1&quot;);1;&quot;&quot;)">
            <text:p/>
          </table:table-cell>
          <table:table-cell table:formula="of:=IF(OR([.EU115]=&quot;1&quot;;[.EU130]=&quot;1&quot;);1;&quot;&quot;)">
            <text:p/>
          </table:table-cell>
          <table:table-cell table:formula="of:=IF(OR([.EV115]=&quot;1&quot;;[.EV130]=&quot;1&quot;);1;&quot;&quot;)">
            <text:p/>
          </table:table-cell>
          <table:table-cell table:formula="of:=IF(OR([.EW115]=&quot;1&quot;;[.EW130]=&quot;1&quot;);1;&quot;&quot;)">
            <text:p/>
          </table:table-cell>
          <table:table-cell table:formula="of:=IF(OR([.EX115]=&quot;1&quot;;[.EX130]=&quot;1&quot;);1;&quot;&quot;)">
            <text:p/>
          </table:table-cell>
          <table:table-cell table:formula="of:=IF(OR([.EY115]=&quot;1&quot;;[.EY130]=&quot;1&quot;);1;&quot;&quot;)" office:value-type="float" office:value="1">
            <text:p>1</text:p>
          </table:table-cell>
          <table:table-cell table:formula="of:=IF(OR([.EZ115]=&quot;1&quot;;[.EZ130]=&quot;1&quot;);1;&quot;&quot;)">
            <text:p/>
          </table:table-cell>
          <table:table-cell table:formula="of:=IF(OR([.FA115]=&quot;1&quot;;[.FA130]=&quot;1&quot;);1;&quot;&quot;)">
            <text:p/>
          </table:table-cell>
          <table:table-cell table:number-columns-repeated="867"/>
        </table:table-row>
        <table:table-row table:style-name="ro6">
          <table:table-cell table:number-columns-repeated="2"/>
          <table:table-cell office:value-type="string">
            <text:p>E/</text:p>
          </table:table-cell>
          <table:table-cell table:number-columns-repeated="12"/>
          <table:table-cell table:style-name="ce5" table:formula="of:=IF(NOT(ISBLANK([.S200]));[.S200];IF(NOT(ISBLANK([.W200]));[.W200];IF(NOT(ISBLANK([.X200]));[.X200];IF(NOT(ISBLANK([.AD200]));[.AD200];IF(NOT(ISBLANK([.AL200]));[.AL200];&quot;&quot;)))))" office:value-type="string" office:string-value="E/">
            <text:p>E/</text:p>
          </table:table-cell>
          <table:table-cell table:style-name="ce5" table:formula="of:=IF(NOT(ISBLANK([.AB200]));[.AB200];IF(NOT(ISBLANK([.AH200]));[.AH200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 office:value-type="string">
            <text:p>E/</text:p>
          </table:table-cell>
          <table:table-cell table:number-columns-repeated="2"/>
          <table:table-cell table:style-name="ce23"/>
          <table:table-cell/>
          <table:table-cell table:number-columns-repeated="3"/>
          <table:table-cell/>
          <table:table-cell table:number-columns-repeated="4"/>
          <table:table-cell table:style-name="Default" table:formula="of:=SUM([.AR200:.FA200])" office:value-type="float" office:value="9">
            <text:p>9</text:p>
          </table:table-cell>
          <table:table-cell table:formula="of:=IF(OR([.AR111]=&quot;1&quot;;[.AR125]=&quot;1&quot;);1;&quot;&quot;)" office:value-type="float" office:value="1">
            <text:p>1</text:p>
          </table:table-cell>
          <table:table-cell table:formula="of:=IF(OR([.AS111]=&quot;1&quot;;[.AS125]=&quot;1&quot;);1;&quot;&quot;)">
            <text:p/>
          </table:table-cell>
          <table:table-cell table:formula="of:=IF(OR([.AT111]=&quot;1&quot;;[.AT125]=&quot;1&quot;);1;&quot;&quot;)">
            <text:p/>
          </table:table-cell>
          <table:table-cell table:formula="of:=IF(OR([.AU111]=&quot;1&quot;;[.AU125]=&quot;1&quot;);1;&quot;&quot;)">
            <text:p/>
          </table:table-cell>
          <table:table-cell table:number-columns-repeated="3"/>
          <table:table-cell table:formula="of:=IF(OR([.AY111]=&quot;1&quot;;[.AY125]=&quot;1&quot;);1;&quot;&quot;)">
            <text:p/>
          </table:table-cell>
          <table:table-cell table:formula="of:=IF(OR([.AZ111]=&quot;1&quot;;[.AZ125]=&quot;1&quot;);1;&quot;&quot;)">
            <text:p/>
          </table:table-cell>
          <table:table-cell table:formula="of:=IF(OR([.BA111]=&quot;1&quot;;[.BA125]=&quot;1&quot;);1;&quot;&quot;)">
            <text:p/>
          </table:table-cell>
          <table:table-cell table:formula="of:=IF(OR([.BB111]=&quot;1&quot;;[.BB125]=&quot;1&quot;);1;&quot;&quot;)">
            <text:p/>
          </table:table-cell>
          <table:table-cell table:formula="of:=IF(OR([.BC111]=&quot;1&quot;;[.BC125]=&quot;1&quot;);1;&quot;&quot;)">
            <text:p/>
          </table:table-cell>
          <table:table-cell/>
          <table:table-cell table:formula="of:=IF(OR([.BE111]=&quot;1&quot;;[.BE125]=&quot;1&quot;);1;&quot;&quot;)">
            <text:p/>
          </table:table-cell>
          <table:table-cell table:formula="of:=IF(OR([.BF111]=&quot;1&quot;;[.BF125]=&quot;1&quot;);1;&quot;&quot;)">
            <text:p/>
          </table:table-cell>
          <table:table-cell table:formula="of:=IF(OR([.BG111]=&quot;1&quot;;[.BG125]=&quot;1&quot;);1;&quot;&quot;)">
            <text:p/>
          </table:table-cell>
          <table:table-cell table:formula="of:=IF(OR([.BH111]=&quot;1&quot;;[.BH125]=&quot;1&quot;);1;&quot;&quot;)">
            <text:p/>
          </table:table-cell>
          <table:table-cell table:formula="of:=IF(OR([.BI111]=&quot;1&quot;;[.BI125]=&quot;1&quot;);1;&quot;&quot;)">
            <text:p/>
          </table:table-cell>
          <table:table-cell/>
          <table:table-cell table:formula="of:=IF(OR([.BK111]=&quot;1&quot;;[.BK125]=&quot;1&quot;);1;&quot;&quot;)">
            <text:p/>
          </table:table-cell>
          <table:table-cell table:formula="of:=IF(OR([.BL111]=&quot;1&quot;;[.BL125]=&quot;1&quot;);1;&quot;&quot;)">
            <text:p/>
          </table:table-cell>
          <table:table-cell table:formula="of:=IF(OR([.BM111]=&quot;1&quot;;[.BM125]=&quot;1&quot;);1;&quot;&quot;)">
            <text:p/>
          </table:table-cell>
          <table:table-cell table:formula="of:=IF(OR([.BN111]=&quot;1&quot;;[.BN125]=&quot;1&quot;);1;&quot;&quot;)">
            <text:p/>
          </table:table-cell>
          <table:table-cell table:formula="of:=IF(OR([.BO111]=&quot;1&quot;;[.BO125]=&quot;1&quot;);1;&quot;&quot;)">
            <text:p/>
          </table:table-cell>
          <table:table-cell table:formula="of:=IF(OR([.BP111]=&quot;1&quot;;[.BP125]=&quot;1&quot;);1;&quot;&quot;)">
            <text:p/>
          </table:table-cell>
          <table:table-cell table:formula="of:=IF(OR([.BQ111]=&quot;1&quot;;[.BQ125]=&quot;1&quot;);1;&quot;&quot;)">
            <text:p/>
          </table:table-cell>
          <table:table-cell/>
          <table:table-cell table:formula="of:=IF(OR([.BS111]=&quot;1&quot;;[.BS125]=&quot;1&quot;);1;&quot;&quot;)">
            <text:p/>
          </table:table-cell>
          <table:table-cell table:number-columns-repeated="3"/>
          <table:table-cell table:formula="of:=IF(OR([.BW111]=&quot;1&quot;;[.BW125]=&quot;1&quot;);1;&quot;&quot;)">
            <text:p/>
          </table:table-cell>
          <table:table-cell table:formula="of:=IF(OR([.BX111]=&quot;1&quot;;[.BX125]=&quot;1&quot;);1;&quot;&quot;)">
            <text:p/>
          </table:table-cell>
          <table:table-cell table:formula="of:=IF(OR([.BY111]=&quot;1&quot;;[.BY125]=&quot;1&quot;);1;&quot;&quot;)">
            <text:p/>
          </table:table-cell>
          <table:table-cell table:formula="of:=IF(OR([.BZ111]=&quot;1&quot;;[.BZ125]=&quot;1&quot;);1;&quot;&quot;)">
            <text:p/>
          </table:table-cell>
          <table:table-cell table:formula="of:=IF(OR([.CA111]=&quot;1&quot;;[.CA125]=&quot;1&quot;);1;&quot;&quot;)">
            <text:p/>
          </table:table-cell>
          <table:table-cell table:formula="of:=IF(OR([.CB111]=&quot;1&quot;;[.CB125]=&quot;1&quot;);1;&quot;&quot;)">
            <text:p/>
          </table:table-cell>
          <table:table-cell/>
          <table:table-cell table:formula="of:=IF(OR([.CD111]=&quot;1&quot;;[.CD125]=&quot;1&quot;);1;&quot;&quot;)">
            <text:p/>
          </table:table-cell>
          <table:table-cell table:formula="of:=IF(OR([.CE111]=&quot;1&quot;;[.CE125]=&quot;1&quot;);1;&quot;&quot;)">
            <text:p/>
          </table:table-cell>
          <table:table-cell table:formula="of:=IF(OR([.CF111]=&quot;1&quot;;[.CF125]=&quot;1&quot;);1;&quot;&quot;)">
            <text:p/>
          </table:table-cell>
          <table:table-cell table:formula="of:=IF(OR([.CG111]=&quot;1&quot;;[.CG125]=&quot;1&quot;);1;&quot;&quot;)">
            <text:p/>
          </table:table-cell>
          <table:table-cell table:formula="of:=IF(OR([.CH111]=&quot;1&quot;;[.CH125]=&quot;1&quot;);1;&quot;&quot;)">
            <text:p/>
          </table:table-cell>
          <table:table-cell table:formula="of:=IF(OR([.CI111]=&quot;1&quot;;[.CI125]=&quot;1&quot;);1;&quot;&quot;)">
            <text:p/>
          </table:table-cell>
          <table:table-cell table:formula="of:=IF(OR([.CJ111]=&quot;1&quot;;[.CJ125]=&quot;1&quot;);1;&quot;&quot;)">
            <text:p/>
          </table:table-cell>
          <table:table-cell table:formula="of:=IF(OR([.CK111]=&quot;1&quot;;[.CK125]=&quot;1&quot;);1;&quot;&quot;)">
            <text:p/>
          </table:table-cell>
          <table:table-cell table:formula="of:=IF(OR([.CL111]=&quot;1&quot;;[.CL125]=&quot;1&quot;);1;&quot;&quot;)">
            <text:p/>
          </table:table-cell>
          <table:table-cell table:formula="of:=IF(OR([.CM111]=&quot;1&quot;;[.CM125]=&quot;1&quot;);1;&quot;&quot;)">
            <text:p/>
          </table:table-cell>
          <table:table-cell table:formula="of:=IF(OR([.CN111]=&quot;1&quot;;[.CN125]=&quot;1&quot;);1;&quot;&quot;)">
            <text:p/>
          </table:table-cell>
          <table:table-cell table:formula="of:=IF(OR([.CO111]=&quot;1&quot;;[.CO125]=&quot;1&quot;);1;&quot;&quot;)">
            <text:p/>
          </table:table-cell>
          <table:table-cell table:formula="of:=IF(OR([.CP111]=&quot;1&quot;;[.CP125]=&quot;1&quot;);1;&quot;&quot;)">
            <text:p/>
          </table:table-cell>
          <table:table-cell table:formula="of:=IF(OR([.CQ111]=&quot;1&quot;;[.CQ125]=&quot;1&quot;);1;&quot;&quot;)">
            <text:p/>
          </table:table-cell>
          <table:table-cell table:formula="of:=IF(OR([.CR111]=&quot;1&quot;;[.CR125]=&quot;1&quot;);1;&quot;&quot;)">
            <text:p/>
          </table:table-cell>
          <table:table-cell table:formula="of:=IF(OR([.CS111]=&quot;1&quot;;[.CS125]=&quot;1&quot;);1;&quot;&quot;)">
            <text:p/>
          </table:table-cell>
          <table:table-cell table:formula="of:=IF(OR([.CT111]=&quot;1&quot;;[.CT125]=&quot;1&quot;);1;&quot;&quot;)">
            <text:p/>
          </table:table-cell>
          <table:table-cell table:formula="of:=IF(OR([.CU111]=&quot;1&quot;;[.CU125]=&quot;1&quot;);1;&quot;&quot;)">
            <text:p/>
          </table:table-cell>
          <table:table-cell table:formula="of:=IF(OR([.CV111]=&quot;1&quot;;[.CV125]=&quot;1&quot;);1;&quot;&quot;)">
            <text:p/>
          </table:table-cell>
          <table:table-cell table:formula="of:=IF(OR([.CW111]=&quot;1&quot;;[.CW125]=&quot;1&quot;);1;&quot;&quot;)">
            <text:p/>
          </table:table-cell>
          <table:table-cell table:formula="of:=IF(OR([.CX111]=&quot;1&quot;;[.CX125]=&quot;1&quot;);1;&quot;&quot;)">
            <text:p/>
          </table:table-cell>
          <table:table-cell table:formula="of:=IF(OR([.CY111]=&quot;1&quot;;[.CY125]=&quot;1&quot;);1;&quot;&quot;)">
            <text:p/>
          </table:table-cell>
          <table:table-cell table:formula="of:=IF(OR([.CZ111]=&quot;1&quot;;[.CZ125]=&quot;1&quot;);1;&quot;&quot;)" office:value-type="float" office:value="1">
            <text:p>1</text:p>
          </table:table-cell>
          <table:table-cell table:formula="of:=IF(OR([.DA111]=&quot;1&quot;;[.DA125]=&quot;1&quot;);1;&quot;&quot;)" office:value-type="float" office:value="1">
            <text:p>1</text:p>
          </table:table-cell>
          <table:table-cell table:formula="of:=IF(OR([.DB111]=&quot;1&quot;;[.DB125]=&quot;1&quot;);1;&quot;&quot;)">
            <text:p/>
          </table:table-cell>
          <table:table-cell table:formula="of:=IF(OR([.DC111]=&quot;1&quot;;[.DC125]=&quot;1&quot;);1;&quot;&quot;)">
            <text:p/>
          </table:table-cell>
          <table:table-cell table:formula="of:=IF(OR([.DD111]=&quot;1&quot;;[.DD125]=&quot;1&quot;);1;&quot;&quot;)" office:value-type="float" office:value="1">
            <text:p>1</text:p>
          </table:table-cell>
          <table:table-cell table:formula="of:=IF(OR([.DE111]=&quot;1&quot;;[.DE125]=&quot;1&quot;);1;&quot;&quot;)" office:value-type="float" office:value="1">
            <text:p>1</text:p>
          </table:table-cell>
          <table:table-cell table:formula="of:=IF(OR([.DF111]=&quot;1&quot;;[.DF125]=&quot;1&quot;);1;&quot;&quot;)">
            <text:p/>
          </table:table-cell>
          <table:table-cell table:formula="of:=IF(OR([.DG111]=&quot;1&quot;;[.DG125]=&quot;1&quot;);1;&quot;&quot;)">
            <text:p/>
          </table:table-cell>
          <table:table-cell table:formula="of:=IF(OR([.DH111]=&quot;1&quot;;[.DH125]=&quot;1&quot;);1;&quot;&quot;)" office:value-type="float" office:value="1">
            <text:p>1</text:p>
          </table:table-cell>
          <table:table-cell table:formula="of:=IF(OR([.DI111]=&quot;1&quot;;[.DI125]=&quot;1&quot;);1;&quot;&quot;)">
            <text:p/>
          </table:table-cell>
          <table:table-cell table:formula="of:=IF(OR([.DJ111]=&quot;1&quot;;[.DJ125]=&quot;1&quot;);1;&quot;&quot;)">
            <text:p/>
          </table:table-cell>
          <table:table-cell table:formula="of:=IF(OR([.DK111]=&quot;1&quot;;[.DK125]=&quot;1&quot;);1;&quot;&quot;)">
            <text:p/>
          </table:table-cell>
          <table:table-cell table:formula="of:=IF(OR([.DL111]=&quot;1&quot;;[.DL125]=&quot;1&quot;);1;&quot;&quot;)">
            <text:p/>
          </table:table-cell>
          <table:table-cell table:formula="of:=IF(OR([.DM111]=&quot;1&quot;;[.DM125]=&quot;1&quot;);1;&quot;&quot;)">
            <text:p/>
          </table:table-cell>
          <table:table-cell table:formula="of:=IF(OR([.DN111]=&quot;1&quot;;[.DN125]=&quot;1&quot;);1;&quot;&quot;)">
            <text:p/>
          </table:table-cell>
          <table:table-cell table:formula="of:=IF(OR([.DO111]=&quot;1&quot;;[.DO125]=&quot;1&quot;);1;&quot;&quot;)">
            <text:p/>
          </table:table-cell>
          <table:table-cell table:formula="of:=IF(OR([.DP111]=&quot;1&quot;;[.DP125]=&quot;1&quot;);1;&quot;&quot;)">
            <text:p/>
          </table:table-cell>
          <table:table-cell table:formula="of:=IF(OR([.DQ111]=&quot;1&quot;;[.DQ125]=&quot;1&quot;);1;&quot;&quot;)">
            <text:p/>
          </table:table-cell>
          <table:table-cell table:formula="of:=IF(OR([.DR111]=&quot;1&quot;;[.DR125]=&quot;1&quot;);1;&quot;&quot;)">
            <text:p/>
          </table:table-cell>
          <table:table-cell table:formula="of:=IF(OR([.DS111]=&quot;1&quot;;[.DS125]=&quot;1&quot;);1;&quot;&quot;)">
            <text:p/>
          </table:table-cell>
          <table:table-cell table:formula="of:=IF(OR([.DT111]=&quot;1&quot;;[.DT125]=&quot;1&quot;);1;&quot;&quot;)">
            <text:p/>
          </table:table-cell>
          <table:table-cell/>
          <table:table-cell table:formula="of:=IF(OR([.DV111]=&quot;1&quot;;[.DV125]=&quot;1&quot;);1;&quot;&quot;)">
            <text:p/>
          </table:table-cell>
          <table:table-cell table:formula="of:=IF(OR([.DW111]=&quot;1&quot;;[.DW125]=&quot;1&quot;);1;&quot;&quot;)">
            <text:p/>
          </table:table-cell>
          <table:table-cell table:formula="of:=IF(OR([.DX111]=&quot;1&quot;;[.DX125]=&quot;1&quot;);1;&quot;&quot;)">
            <text:p/>
          </table:table-cell>
          <table:table-cell table:formula="of:=IF(OR([.DY111]=&quot;1&quot;;[.DY125]=&quot;1&quot;);1;&quot;&quot;)">
            <text:p/>
          </table:table-cell>
          <table:table-cell table:formula="of:=IF(OR([.DZ111]=&quot;1&quot;;[.DZ125]=&quot;1&quot;);1;&quot;&quot;)">
            <text:p/>
          </table:table-cell>
          <table:table-cell table:formula="of:=IF(OR([.EA111]=&quot;1&quot;;[.EA125]=&quot;1&quot;);1;&quot;&quot;)">
            <text:p/>
          </table:table-cell>
          <table:table-cell table:formula="of:=IF(OR([.EB111]=&quot;1&quot;;[.EB125]=&quot;1&quot;);1;&quot;&quot;)">
            <text:p/>
          </table:table-cell>
          <table:table-cell table:formula="of:=IF(OR([.EC111]=&quot;1&quot;;[.EC125]=&quot;1&quot;);1;&quot;&quot;)">
            <text:p/>
          </table:table-cell>
          <table:table-cell table:formula="of:=IF(OR([.ED111]=&quot;1&quot;;[.ED125]=&quot;1&quot;);1;&quot;&quot;)">
            <text:p/>
          </table:table-cell>
          <table:table-cell table:formula="of:=IF(OR([.EE111]=&quot;1&quot;;[.EE125]=&quot;1&quot;);1;&quot;&quot;)">
            <text:p/>
          </table:table-cell>
          <table:table-cell table:formula="of:=IF(OR([.EF111]=&quot;1&quot;;[.EF125]=&quot;1&quot;);1;&quot;&quot;)">
            <text:p/>
          </table:table-cell>
          <table:table-cell table:formula="of:=IF(OR([.EG111]=&quot;1&quot;;[.EG125]=&quot;1&quot;);1;&quot;&quot;)">
            <text:p/>
          </table:table-cell>
          <table:table-cell table:formula="of:=IF(OR([.EH111]=&quot;1&quot;;[.EH125]=&quot;1&quot;);1;&quot;&quot;)">
            <text:p/>
          </table:table-cell>
          <table:table-cell table:formula="of:=IF(OR([.EI111]=&quot;1&quot;;[.EI125]=&quot;1&quot;);1;&quot;&quot;)">
            <text:p/>
          </table:table-cell>
          <table:table-cell table:formula="of:=IF(OR([.EJ111]=&quot;1&quot;;[.EJ125]=&quot;1&quot;);1;&quot;&quot;)">
            <text:p/>
          </table:table-cell>
          <table:table-cell table:formula="of:=IF(OR([.EK111]=&quot;1&quot;;[.EK125]=&quot;1&quot;);1;&quot;&quot;)">
            <text:p/>
          </table:table-cell>
          <table:table-cell table:formula="of:=IF(OR([.EL111]=&quot;1&quot;;[.EL125]=&quot;1&quot;);1;&quot;&quot;)">
            <text:p/>
          </table:table-cell>
          <table:table-cell table:formula="of:=IF(OR([.EM111]=&quot;1&quot;;[.EM125]=&quot;1&quot;);1;&quot;&quot;)">
            <text:p/>
          </table:table-cell>
          <table:table-cell table:formula="of:=IF(OR([.EN111]=&quot;1&quot;;[.EN125]=&quot;1&quot;);1;&quot;&quot;)">
            <text:p/>
          </table:table-cell>
          <table:table-cell table:formula="of:=IF(OR([.EO111]=&quot;1&quot;;[.EO125]=&quot;1&quot;);1;&quot;&quot;)">
            <text:p/>
          </table:table-cell>
          <table:table-cell table:formula="of:=IF(OR([.EP111]=&quot;1&quot;;[.EP125]=&quot;1&quot;);1;&quot;&quot;)">
            <text:p/>
          </table:table-cell>
          <table:table-cell table:formula="of:=IF(OR([.EQ111]=&quot;1&quot;;[.EQ125]=&quot;1&quot;);1;&quot;&quot;)" office:value-type="float" office:value="1">
            <text:p>1</text:p>
          </table:table-cell>
          <table:table-cell table:formula="of:=IF(OR([.ER111]=&quot;1&quot;;[.ER125]=&quot;1&quot;);1;&quot;&quot;)" office:value-type="float" office:value="1">
            <text:p>1</text:p>
          </table:table-cell>
          <table:table-cell table:formula="of:=IF(OR([.ES111]=&quot;1&quot;;[.ES125]=&quot;1&quot;);1;&quot;&quot;)">
            <text:p/>
          </table:table-cell>
          <table:table-cell table:formula="of:=IF(OR([.ET111]=&quot;1&quot;;[.ET125]=&quot;1&quot;);1;&quot;&quot;)">
            <text:p/>
          </table:table-cell>
          <table:table-cell table:formula="of:=IF(OR([.EU111]=&quot;1&quot;;[.EU125]=&quot;1&quot;);1;&quot;&quot;)">
            <text:p/>
          </table:table-cell>
          <table:table-cell table:formula="of:=IF(OR([.EV111]=&quot;1&quot;;[.EV125]=&quot;1&quot;);1;&quot;&quot;)">
            <text:p/>
          </table:table-cell>
          <table:table-cell table:formula="of:=IF(OR([.EW111]=&quot;1&quot;;[.EW125]=&quot;1&quot;);1;&quot;&quot;)">
            <text:p/>
          </table:table-cell>
          <table:table-cell table:formula="of:=IF(OR([.EX111]=&quot;1&quot;;[.EX125]=&quot;1&quot;);1;&quot;&quot;)">
            <text:p/>
          </table:table-cell>
          <table:table-cell table:formula="of:=IF(OR([.EY111]=&quot;1&quot;;[.EY125]=&quot;1&quot;);1;&quot;&quot;)">
            <text:p/>
          </table:table-cell>
          <table:table-cell table:formula="of:=IF(OR([.EZ111]=&quot;1&quot;;[.EZ125]=&quot;1&quot;);1;&quot;&quot;)" office:value-type="float" office:value="1">
            <text:p>1</text:p>
          </table:table-cell>
          <table:table-cell table:formula="of:=IF(OR([.FA111]=&quot;1&quot;;[.FA125]=&quot;1&quot;);1;&quot;&quot;)">
            <text:p/>
          </table:table-cell>
          <table:table-cell table:number-columns-repeated="867"/>
        </table:table-row>
        <table:table-row table:style-name="ro6">
          <table:table-cell table:number-columns-repeated="2"/>
          <table:table-cell office:value-type="string">
            <text:p>O/</text:p>
          </table:table-cell>
          <table:table-cell table:number-columns-repeated="12"/>
          <table:table-cell table:style-name="ce5" table:formula="of:=IF(NOT(ISBLANK([.S201]));[.S201];IF(NOT(ISBLANK([.W201]));[.W201];IF(NOT(ISBLANK([.X201]));[.X201];IF(NOT(ISBLANK([.AD201]));[.AD201];IF(NOT(ISBLANK([.AL201]));[.AL201];&quot;&quot;)))))" office:value-type="string" office:string-value="O/">
            <text:p>O/</text:p>
          </table:table-cell>
          <table:table-cell table:style-name="ce5" table:formula="of:=IF(NOT(ISBLANK([.AB201]));[.AB201];IF(NOT(ISBLANK([.AH201]));[.AH201];&quot;&quot;))">
            <text:p/>
          </table:table-cell>
          <table:table-cell table:style-name="ce5"/>
          <table:table-cell/>
          <table:table-cell table:number-columns-repeated="3"/>
          <table:table-cell table:number-columns-repeated="2"/>
          <table:table-cell table:number-columns-repeated="3"/>
          <table:table-cell table:style-name="ce23"/>
          <table:table-cell table:style-name="ce23"/>
          <table:table-cell office:value-type="string">
            <text:p>O/</text:p>
          </table:table-cell>
          <table:table-cell table:number-columns-repeated="2"/>
          <table:table-cell table:style-name="ce23"/>
          <table:table-cell/>
          <table:table-cell table:number-columns-repeated="3"/>
          <table:table-cell/>
          <table:table-cell table:number-columns-repeated="4"/>
          <table:table-cell table:style-name="Default" table:formula="of:=SUM([.AR201:.FA201])" office:value-type="float" office:value="8">
            <text:p>8</text:p>
          </table:table-cell>
          <table:table-cell table:formula="of:=IF(OR([.AR118]=&quot;1&quot;;[.AR136]=&quot;1&quot;);1;&quot;&quot;)" office:value-type="float" office:value="1">
            <text:p>1</text:p>
          </table:table-cell>
          <table:table-cell table:formula="of:=IF(OR([.AS118]=&quot;1&quot;;[.AS136]=&quot;1&quot;);1;&quot;&quot;)">
            <text:p/>
          </table:table-cell>
          <table:table-cell table:formula="of:=IF(OR([.AT118]=&quot;1&quot;;[.AT136]=&quot;1&quot;);1;&quot;&quot;)">
            <text:p/>
          </table:table-cell>
          <table:table-cell table:formula="of:=IF(OR([.AU118]=&quot;1&quot;;[.AU136]=&quot;1&quot;);1;&quot;&quot;)">
            <text:p/>
          </table:table-cell>
          <table:table-cell table:number-columns-repeated="3"/>
          <table:table-cell table:formula="of:=IF(OR([.AY118]=&quot;1&quot;;[.AY136]=&quot;1&quot;);1;&quot;&quot;)">
            <text:p/>
          </table:table-cell>
          <table:table-cell table:formula="of:=IF(OR([.AZ118]=&quot;1&quot;;[.AZ136]=&quot;1&quot;);1;&quot;&quot;)">
            <text:p/>
          </table:table-cell>
          <table:table-cell table:formula="of:=IF(OR([.BA118]=&quot;1&quot;;[.BA136]=&quot;1&quot;);1;&quot;&quot;)">
            <text:p/>
          </table:table-cell>
          <table:table-cell table:formula="of:=IF(OR([.BB118]=&quot;1&quot;;[.BB136]=&quot;1&quot;);1;&quot;&quot;)">
            <text:p/>
          </table:table-cell>
          <table:table-cell table:formula="of:=IF(OR([.BC118]=&quot;1&quot;;[.BC136]=&quot;1&quot;);1;&quot;&quot;)">
            <text:p/>
          </table:table-cell>
          <table:table-cell/>
          <table:table-cell table:formula="of:=IF(OR([.BE118]=&quot;1&quot;;[.BE136]=&quot;1&quot;);1;&quot;&quot;)">
            <text:p/>
          </table:table-cell>
          <table:table-cell table:formula="of:=IF(OR([.BF118]=&quot;1&quot;;[.BF136]=&quot;1&quot;);1;&quot;&quot;)">
            <text:p/>
          </table:table-cell>
          <table:table-cell table:formula="of:=IF(OR([.BG118]=&quot;1&quot;;[.BG136]=&quot;1&quot;);1;&quot;&quot;)">
            <text:p/>
          </table:table-cell>
          <table:table-cell table:formula="of:=IF(OR([.BH118]=&quot;1&quot;;[.BH136]=&quot;1&quot;);1;&quot;&quot;)">
            <text:p/>
          </table:table-cell>
          <table:table-cell table:formula="of:=IF(OR([.BI118]=&quot;1&quot;;[.BI136]=&quot;1&quot;);1;&quot;&quot;)">
            <text:p/>
          </table:table-cell>
          <table:table-cell/>
          <table:table-cell table:formula="of:=IF(OR([.BK118]=&quot;1&quot;;[.BK136]=&quot;1&quot;);1;&quot;&quot;)">
            <text:p/>
          </table:table-cell>
          <table:table-cell table:formula="of:=IF(OR([.BL118]=&quot;1&quot;;[.BL136]=&quot;1&quot;);1;&quot;&quot;)">
            <text:p/>
          </table:table-cell>
          <table:table-cell table:formula="of:=IF(OR([.BM118]=&quot;1&quot;;[.BM136]=&quot;1&quot;);1;&quot;&quot;)">
            <text:p/>
          </table:table-cell>
          <table:table-cell table:formula="of:=IF(OR([.BN118]=&quot;1&quot;;[.BN136]=&quot;1&quot;);1;&quot;&quot;)">
            <text:p/>
          </table:table-cell>
          <table:table-cell table:formula="of:=IF(OR([.BO118]=&quot;1&quot;;[.BO136]=&quot;1&quot;);1;&quot;&quot;)">
            <text:p/>
          </table:table-cell>
          <table:table-cell table:formula="of:=IF(OR([.BP118]=&quot;1&quot;;[.BP136]=&quot;1&quot;);1;&quot;&quot;)">
            <text:p/>
          </table:table-cell>
          <table:table-cell table:formula="of:=IF(OR([.BQ118]=&quot;1&quot;;[.BQ136]=&quot;1&quot;);1;&quot;&quot;)">
            <text:p/>
          </table:table-cell>
          <table:table-cell/>
          <table:table-cell table:formula="of:=IF(OR([.BS118]=&quot;1&quot;;[.BS136]=&quot;1&quot;);1;&quot;&quot;)">
            <text:p/>
          </table:table-cell>
          <table:table-cell table:number-columns-repeated="3"/>
          <table:table-cell table:formula="of:=IF(OR([.BW118]=&quot;1&quot;;[.BW136]=&quot;1&quot;);1;&quot;&quot;)">
            <text:p/>
          </table:table-cell>
          <table:table-cell table:formula="of:=IF(OR([.BX118]=&quot;1&quot;;[.BX136]=&quot;1&quot;);1;&quot;&quot;)">
            <text:p/>
          </table:table-cell>
          <table:table-cell table:formula="of:=IF(OR([.BY118]=&quot;1&quot;;[.BY136]=&quot;1&quot;);1;&quot;&quot;)">
            <text:p/>
          </table:table-cell>
          <table:table-cell table:formula="of:=IF(OR([.BZ118]=&quot;1&quot;;[.BZ136]=&quot;1&quot;);1;&quot;&quot;)">
            <text:p/>
          </table:table-cell>
          <table:table-cell table:formula="of:=IF(OR([.CA118]=&quot;1&quot;;[.CA136]=&quot;1&quot;);1;&quot;&quot;)">
            <text:p/>
          </table:table-cell>
          <table:table-cell table:formula="of:=IF(OR([.CB118]=&quot;1&quot;;[.CB136]=&quot;1&quot;);1;&quot;&quot;)">
            <text:p/>
          </table:table-cell>
          <table:table-cell/>
          <table:table-cell table:formula="of:=IF(OR([.CD118]=&quot;1&quot;;[.CD136]=&quot;1&quot;);1;&quot;&quot;)">
            <text:p/>
          </table:table-cell>
          <table:table-cell table:formula="of:=IF(OR([.CE118]=&quot;1&quot;;[.CE136]=&quot;1&quot;);1;&quot;&quot;)">
            <text:p/>
          </table:table-cell>
          <table:table-cell table:formula="of:=IF(OR([.CF118]=&quot;1&quot;;[.CF136]=&quot;1&quot;);1;&quot;&quot;)">
            <text:p/>
          </table:table-cell>
          <table:table-cell table:formula="of:=IF(OR([.CG118]=&quot;1&quot;;[.CG136]=&quot;1&quot;);1;&quot;&quot;)">
            <text:p/>
          </table:table-cell>
          <table:table-cell table:formula="of:=IF(OR([.CH118]=&quot;1&quot;;[.CH136]=&quot;1&quot;);1;&quot;&quot;)">
            <text:p/>
          </table:table-cell>
          <table:table-cell table:formula="of:=IF(OR([.CI118]=&quot;1&quot;;[.CI136]=&quot;1&quot;);1;&quot;&quot;)">
            <text:p/>
          </table:table-cell>
          <table:table-cell table:formula="of:=IF(OR([.CJ118]=&quot;1&quot;;[.CJ136]=&quot;1&quot;);1;&quot;&quot;)">
            <text:p/>
          </table:table-cell>
          <table:table-cell table:formula="of:=IF(OR([.CK118]=&quot;1&quot;;[.CK136]=&quot;1&quot;);1;&quot;&quot;)">
            <text:p/>
          </table:table-cell>
          <table:table-cell table:formula="of:=IF(OR([.CL118]=&quot;1&quot;;[.CL136]=&quot;1&quot;);1;&quot;&quot;)">
            <text:p/>
          </table:table-cell>
          <table:table-cell table:formula="of:=IF(OR([.CM118]=&quot;1&quot;;[.CM136]=&quot;1&quot;);1;&quot;&quot;)">
            <text:p/>
          </table:table-cell>
          <table:table-cell table:formula="of:=IF(OR([.CN118]=&quot;1&quot;;[.CN136]=&quot;1&quot;);1;&quot;&quot;)">
            <text:p/>
          </table:table-cell>
          <table:table-cell table:formula="of:=IF(OR([.CO118]=&quot;1&quot;;[.CO136]=&quot;1&quot;);1;&quot;&quot;)">
            <text:p/>
          </table:table-cell>
          <table:table-cell table:formula="of:=IF(OR([.CP118]=&quot;1&quot;;[.CP136]=&quot;1&quot;);1;&quot;&quot;)">
            <text:p/>
          </table:table-cell>
          <table:table-cell table:formula="of:=IF(OR([.CQ118]=&quot;1&quot;;[.CQ136]=&quot;1&quot;);1;&quot;&quot;)">
            <text:p/>
          </table:table-cell>
          <table:table-cell table:formula="of:=IF(OR([.CR118]=&quot;1&quot;;[.CR136]=&quot;1&quot;);1;&quot;&quot;)">
            <text:p/>
          </table:table-cell>
          <table:table-cell table:formula="of:=IF(OR([.CS118]=&quot;1&quot;;[.CS136]=&quot;1&quot;);1;&quot;&quot;)">
            <text:p/>
          </table:table-cell>
          <table:table-cell table:formula="of:=IF(OR([.CT118]=&quot;1&quot;;[.CT136]=&quot;1&quot;);1;&quot;&quot;)">
            <text:p/>
          </table:table-cell>
          <table:table-cell table:formula="of:=IF(OR([.CU118]=&quot;1&quot;;[.CU136]=&quot;1&quot;);1;&quot;&quot;)">
            <text:p/>
          </table:table-cell>
          <table:table-cell table:formula="of:=IF(OR([.CV118]=&quot;1&quot;;[.CV136]=&quot;1&quot;);1;&quot;&quot;)">
            <text:p/>
          </table:table-cell>
          <table:table-cell table:formula="of:=IF(OR([.CW118]=&quot;1&quot;;[.CW136]=&quot;1&quot;);1;&quot;&quot;)">
            <text:p/>
          </table:table-cell>
          <table:table-cell table:formula="of:=IF(OR([.CX118]=&quot;1&quot;;[.CX136]=&quot;1&quot;);1;&quot;&quot;)">
            <text:p/>
          </table:table-cell>
          <table:table-cell table:formula="of:=IF(OR([.CY118]=&quot;1&quot;;[.CY136]=&quot;1&quot;);1;&quot;&quot;)">
            <text:p/>
          </table:table-cell>
          <table:table-cell table:formula="of:=IF(OR([.CZ118]=&quot;1&quot;;[.CZ136]=&quot;1&quot;);1;&quot;&quot;)">
            <text:p/>
          </table:table-cell>
          <table:table-cell table:formula="of:=IF(OR([.DA118]=&quot;1&quot;;[.DA136]=&quot;1&quot;);1;&quot;&quot;)">
            <text:p/>
          </table:table-cell>
          <table:table-cell table:formula="of:=IF(OR([.DB118]=&quot;1&quot;;[.DB136]=&quot;1&quot;);1;&quot;&quot;)">
            <text:p/>
          </table:table-cell>
          <table:table-cell table:formula="of:=IF(OR([.DC118]=&quot;1&quot;;[.DC136]=&quot;1&quot;);1;&quot;&quot;)">
            <text:p/>
          </table:table-cell>
          <table:table-cell table:formula="of:=IF(OR([.DD118]=&quot;1&quot;;[.DD136]=&quot;1&quot;);1;&quot;&quot;)">
            <text:p/>
          </table:table-cell>
          <table:table-cell table:formula="of:=IF(OR([.DE118]=&quot;1&quot;;[.DE136]=&quot;1&quot;);1;&quot;&quot;)">
            <text:p/>
          </table:table-cell>
          <table:table-cell table:formula="of:=IF(OR([.DF118]=&quot;1&quot;;[.DF136]=&quot;1&quot;);1;&quot;&quot;)">
            <text:p/>
          </table:table-cell>
          <table:table-cell table:formula="of:=IF(OR([.DG118]=&quot;1&quot;;[.DG136]=&quot;1&quot;);1;&quot;&quot;)">
            <text:p/>
          </table:table-cell>
          <table:table-cell table:formula="of:=IF(OR([.DH118]=&quot;1&quot;;[.DH136]=&quot;1&quot;);1;&quot;&quot;)">
            <text:p/>
          </table:table-cell>
          <table:table-cell table:formula="of:=IF(OR([.DI118]=&quot;1&quot;;[.DI136]=&quot;1&quot;);1;&quot;&quot;)">
            <text:p/>
          </table:table-cell>
          <table:table-cell table:formula="of:=IF(OR([.DJ118]=&quot;1&quot;;[.DJ136]=&quot;1&quot;);1;&quot;&quot;)">
            <text:p/>
          </table:table-cell>
          <table:table-cell table:formula="of:=IF(OR([.DK118]=&quot;1&quot;;[.DK136]=&quot;1&quot;);1;&quot;&quot;)">
            <text:p/>
          </table:table-cell>
          <table:table-cell table:formula="of:=IF(OR([.DL118]=&quot;1&quot;;[.DL136]=&quot;1&quot;);1;&quot;&quot;)">
            <text:p/>
          </table:table-cell>
          <table:table-cell table:formula="of:=IF(OR([.DM118]=&quot;1&quot;;[.DM136]=&quot;1&quot;);1;&quot;&quot;)">
            <text:p/>
          </table:table-cell>
          <table:table-cell table:formula="of:=IF(OR([.DN118]=&quot;1&quot;;[.DN136]=&quot;1&quot;);1;&quot;&quot;)">
            <text:p/>
          </table:table-cell>
          <table:table-cell table:formula="of:=IF(OR([.DO118]=&quot;1&quot;;[.DO136]=&quot;1&quot;);1;&quot;&quot;)">
            <text:p/>
          </table:table-cell>
          <table:table-cell table:formula="of:=IF(OR([.DP118]=&quot;1&quot;;[.DP136]=&quot;1&quot;);1;&quot;&quot;)">
            <text:p/>
          </table:table-cell>
          <table:table-cell table:formula="of:=IF(OR([.DQ118]=&quot;1&quot;;[.DQ136]=&quot;1&quot;);1;&quot;&quot;)">
            <text:p/>
          </table:table-cell>
          <table:table-cell table:formula="of:=IF(OR([.DR118]=&quot;1&quot;;[.DR136]=&quot;1&quot;);1;&quot;&quot;)">
            <text:p/>
          </table:table-cell>
          <table:table-cell table:formula="of:=IF(OR([.DS118]=&quot;1&quot;;[.DS136]=&quot;1&quot;);1;&quot;&quot;)">
            <text:p/>
          </table:table-cell>
          <table:table-cell table:formula="of:=IF(OR([.DT118]=&quot;1&quot;;[.DT136]=&quot;1&quot;);1;&quot;&quot;)">
            <text:p/>
          </table:table-cell>
          <table:table-cell/>
          <table:table-cell table:formula="of:=IF(OR([.DV118]=&quot;1&quot;;[.DV136]=&quot;1&quot;);1;&quot;&quot;)">
            <text:p/>
          </table:table-cell>
          <table:table-cell table:formula="of:=IF(OR([.DW118]=&quot;1&quot;;[.DW136]=&quot;1&quot;);1;&quot;&quot;)">
            <text:p/>
          </table:table-cell>
          <table:table-cell table:formula="of:=IF(OR([.DX118]=&quot;1&quot;;[.DX136]=&quot;1&quot;);1;&quot;&quot;)">
            <text:p/>
          </table:table-cell>
          <table:table-cell table:formula="of:=IF(OR([.DY118]=&quot;1&quot;;[.DY136]=&quot;1&quot;);1;&quot;&quot;)">
            <text:p/>
          </table:table-cell>
          <table:table-cell table:formula="of:=IF(OR([.DZ118]=&quot;1&quot;;[.DZ136]=&quot;1&quot;);1;&quot;&quot;)" office:value-type="float" office:value="1">
            <text:p>1</text:p>
          </table:table-cell>
          <table:table-cell table:formula="of:=IF(OR([.EA118]=&quot;1&quot;;[.EA136]=&quot;1&quot;);1;&quot;&quot;)">
            <text:p/>
          </table:table-cell>
          <table:table-cell table:formula="of:=IF(OR([.EB118]=&quot;1&quot;;[.EB136]=&quot;1&quot;);1;&quot;&quot;)" office:value-type="float" office:value="1">
            <text:p>1</text:p>
          </table:table-cell>
          <table:table-cell table:formula="of:=IF(OR([.EC118]=&quot;1&quot;;[.EC136]=&quot;1&quot;);1;&quot;&quot;)">
            <text:p/>
          </table:table-cell>
          <table:table-cell table:formula="of:=IF(OR([.ED118]=&quot;1&quot;;[.ED136]=&quot;1&quot;);1;&quot;&quot;)" office:value-type="float" office:value="1">
            <text:p>1</text:p>
          </table:table-cell>
          <table:table-cell table:formula="of:=IF(OR([.EE118]=&quot;1&quot;;[.EE136]=&quot;1&quot;);1;&quot;&quot;)" office:value-type="float" office:value="1">
            <text:p>1</text:p>
          </table:table-cell>
          <table:table-cell table:formula="of:=IF(OR([.EF118]=&quot;1&quot;;[.EF136]=&quot;1&quot;);1;&quot;&quot;)">
            <text:p/>
          </table:table-cell>
          <table:table-cell table:formula="of:=IF(OR([.EG118]=&quot;1&quot;;[.EG136]=&quot;1&quot;);1;&quot;&quot;)">
            <text:p/>
          </table:table-cell>
          <table:table-cell table:formula="of:=IF(OR([.EH118]=&quot;1&quot;;[.EH136]=&quot;1&quot;);1;&quot;&quot;)">
            <text:p/>
          </table:table-cell>
          <table:table-cell table:formula="of:=IF(OR([.EI118]=&quot;1&quot;;[.EI136]=&quot;1&quot;);1;&quot;&quot;)">
            <text:p/>
          </table:table-cell>
          <table:table-cell table:formula="of:=IF(OR([.EJ118]=&quot;1&quot;;[.EJ136]=&quot;1&quot;);1;&quot;&quot;)">
            <text:p/>
          </table:table-cell>
          <table:table-cell table:formula="of:=IF(OR([.EK118]=&quot;1&quot;;[.EK136]=&quot;1&quot;);1;&quot;&quot;)">
            <text:p/>
          </table:table-cell>
          <table:table-cell table:formula="of:=IF(OR([.EL118]=&quot;1&quot;;[.EL136]=&quot;1&quot;);1;&quot;&quot;)">
            <text:p/>
          </table:table-cell>
          <table:table-cell table:formula="of:=IF(OR([.EM118]=&quot;1&quot;;[.EM136]=&quot;1&quot;);1;&quot;&quot;)">
            <text:p/>
          </table:table-cell>
          <table:table-cell table:formula="of:=IF(OR([.EN118]=&quot;1&quot;;[.EN136]=&quot;1&quot;);1;&quot;&quot;)">
            <text:p/>
          </table:table-cell>
          <table:table-cell table:formula="of:=IF(OR([.EO118]=&quot;1&quot;;[.EO136]=&quot;1&quot;);1;&quot;&quot;)">
            <text:p/>
          </table:table-cell>
          <table:table-cell table:formula="of:=IF(OR([.EP118]=&quot;1&quot;;[.EP136]=&quot;1&quot;);1;&quot;&quot;)">
            <text:p/>
          </table:table-cell>
          <table:table-cell table:formula="of:=IF(OR([.EQ118]=&quot;1&quot;;[.EQ136]=&quot;1&quot;);1;&quot;&quot;)" office:value-type="float" office:value="1">
            <text:p>1</text:p>
          </table:table-cell>
          <table:table-cell table:formula="of:=IF(OR([.ER118]=&quot;1&quot;;[.ER136]=&quot;1&quot;);1;&quot;&quot;)" office:value-type="float" office:value="1">
            <text:p>1</text:p>
          </table:table-cell>
          <table:table-cell table:formula="of:=IF(OR([.ES118]=&quot;1&quot;;[.ES136]=&quot;1&quot;);1;&quot;&quot;)">
            <text:p/>
          </table:table-cell>
          <table:table-cell table:formula="of:=IF(OR([.ET118]=&quot;1&quot;;[.ET136]=&quot;1&quot;);1;&quot;&quot;)">
            <text:p/>
          </table:table-cell>
          <table:table-cell table:formula="of:=IF(OR([.EU118]=&quot;1&quot;;[.EU136]=&quot;1&quot;);1;&quot;&quot;)">
            <text:p/>
          </table:table-cell>
          <table:table-cell table:formula="of:=IF(OR([.EV118]=&quot;1&quot;;[.EV136]=&quot;1&quot;);1;&quot;&quot;)">
            <text:p/>
          </table:table-cell>
          <table:table-cell table:formula="of:=IF(OR([.EW118]=&quot;1&quot;;[.EW136]=&quot;1&quot;);1;&quot;&quot;)">
            <text:p/>
          </table:table-cell>
          <table:table-cell table:formula="of:=IF(OR([.EX118]=&quot;1&quot;;[.EX136]=&quot;1&quot;);1;&quot;&quot;)">
            <text:p/>
          </table:table-cell>
          <table:table-cell table:formula="of:=IF(OR([.EY118]=&quot;1&quot;;[.EY136]=&quot;1&quot;);1;&quot;&quot;)" office:value-type="float" office:value="1">
            <text:p>1</text:p>
          </table:table-cell>
          <table:table-cell table:formula="of:=IF(OR([.EZ118]=&quot;1&quot;;[.EZ136]=&quot;1&quot;);1;&quot;&quot;)">
            <text:p/>
          </table:table-cell>
          <table:table-cell table:formula="of:=IF(OR([.FA118]=&quot;1&quot;;[.FA136]=&quot;1&quot;);1;&quot;&quot;)">
            <text:p/>
          </table:table-cell>
          <table:table-cell table:number-columns-repeated="867"/>
        </table:table-row>
        <table:table-row table:style-name="ro6">
          <table:table-cell table:style-name="Default" office:value-type="string">
            <text:p>Allophonic variants</text:p>
          </table:table-cell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12"/>
          <table:table-cell table:style-name="ce5" table:formula="of:=IF(NOT(ISBLANK([.S202]));[.S202];IF(NOT(ISBLANK([.W202]));[.W202];IF(NOT(ISBLANK([.X202]));[.X202];IF(NOT(ISBLANK([.AD202]));[.AD202];IF(NOT(ISBLANK([.AL202]));[.AL202];&quot;&quot;)))))">
            <text:p/>
          </table:table-cell>
          <table:table-cell table:style-name="ce5" table:formula="of:=IF(NOT(ISBLANK([.AB202]));[.AB202];IF(NOT(ISBLANK([.AH202]));[.AH202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ce23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2"/>
          <table:table-cell table:style-name="Default" office:value-type="string">
            <text:p>rt</text:p>
          </table:table-cell>
          <table:table-cell table:style-name="Default" table:number-columns-repeated="2"/>
          <table:table-cell table:number-columns-repeated="113"/>
          <table:table-cell table:style-name="Default" table:number-columns-repeated="117"/>
          <table:table-cell table:number-columns-repeated="750"/>
        </table:table-row>
        <table:table-row table:style-name="ro6"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12"/>
          <table:table-cell table:style-name="ce5" table:formula="of:=IF(NOT(ISBLANK([.S203]));[.S203];IF(NOT(ISBLANK([.W203]));[.W203];IF(NOT(ISBLANK([.X203]));[.X203];IF(NOT(ISBLANK([.AD203]));[.AD203];IF(NOT(ISBLANK([.AL203]));[.AL203];&quot;&quot;)))))">
            <text:p/>
          </table:table-cell>
          <table:table-cell table:style-name="ce5" table:formula="of:=IF(NOT(ISBLANK([.AB203]));[.AB203];IF(NOT(ISBLANK([.AH203]));[.AH203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ce23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d</text:p>
          </table:table-cell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2"/>
          <table:table-cell table:number-columns-repeated="113"/>
          <table:table-cell table:style-name="Default" table:number-columns-repeated="117"/>
          <table:table-cell table:number-columns-repeated="750"/>
        </table:table-row>
        <table:table-row table:style-name="ro6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5" table:formula="of:=IF(NOT(ISBLANK([.S204]));[.S204];IF(NOT(ISBLANK([.W204]));[.W204];IF(NOT(ISBLANK([.X204]));[.X204];IF(NOT(ISBLANK([.AD204]));[.AD204];IF(NOT(ISBLANK([.AL204]));[.AL204];&quot;&quot;)))))">
            <text:p/>
          </table:table-cell>
          <table:table-cell table:style-name="ce5" table:formula="of:=IF(NOT(ISBLANK([.AB204]));[.AB204];IF(NOT(ISBLANK([.AH204]));[.AH204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ce23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232"/>
          <table:table-cell table:number-columns-repeated="750"/>
        </table:table-row>
        <table:table-row table:style-name="ro6"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12"/>
          <table:table-cell table:style-name="ce5" table:formula="of:=IF(NOT(ISBLANK([.S205]));[.S205];IF(NOT(ISBLANK([.W205]));[.W205];IF(NOT(ISBLANK([.X205]));[.X205];IF(NOT(ISBLANK([.AD205]));[.AD205];IF(NOT(ISBLANK([.AL205]));[.AL205];&quot;&quot;)))))">
            <text:p/>
          </table:table-cell>
          <table:table-cell table:style-name="ce5" table:formula="of:=IF(NOT(ISBLANK([.AB205]));[.AB205];IF(NOT(ISBLANK([.AH205]));[.AH205];&quot;&quot;))">
            <text:p/>
          </table:table-cell>
          <table:table-cell table:style-name="ce5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/>
          <table:table-cell table:style-name="ce21"/>
          <table:table-cell table:style-name="Default"/>
          <table:table-cell table:number-columns-repeated="2"/>
          <table:table-cell table:style-name="ce23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232"/>
          <table:table-cell table:number-columns-repeated="750"/>
        </table:table-row>
        <table:table-row table:style-name="ro6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5" table:formula="of:=IF(NOT(ISBLANK([.S206]));[.S206];IF(NOT(ISBLANK([.W206]));[.W206];IF(NOT(ISBLANK([.X206]));[.X206];IF(NOT(ISBLANK([.AD206]));[.AD206];IF(NOT(ISBLANK([.AL206]));[.AL206];&quot;&quot;)))))">
            <text:p/>
          </table:table-cell>
          <table:table-cell table:style-name="ce5" table:number-columns-repeated="2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 table:number-columns-repeated="2"/>
          <table:table-cell table:style-name="Default"/>
          <table:table-cell table:number-columns-repeated="2"/>
          <table:table-cell table:style-name="ce23"/>
          <table:table-cell table:style-name="Default" table:number-columns-repeated="2"/>
          <table:table-cell table:style-name="ce21"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35"/>
          <table:table-cell table:number-columns-repeated="750"/>
        </table:table-row>
        <table:table-row table:style-name="ro6">
          <table:table-cell table:style-name="Default" table:number-columns-repeated="2"/>
          <table:table-cell table:style-name="Default" office:value-type="string">
            <text:p>rs</text:p>
          </table:table-cell>
          <table:table-cell table:style-name="Default" table:number-columns-repeated="12"/>
          <table:table-cell table:style-name="ce5" table:formula="of:=IF(NOT(ISBLANK([.S207]));[.S207];IF(NOT(ISBLANK([.W207]));[.W207];IF(NOT(ISBLANK([.X207]));[.X207];IF(NOT(ISBLANK([.AD207]));[.AD207];IF(NOT(ISBLANK([.AL207]));[.AL207];&quot;&quot;)))))">
            <text:p/>
          </table:table-cell>
          <table:table-cell table:style-name="ce5" table:number-columns-repeated="2"/>
          <table:table-cell table:style-name="Default"/>
          <table:table-cell table:style-name="Default" table:number-columns-repeated="3"/>
          <table:table-cell table:number-columns-repeated="2" table:style-name="Default"/>
          <table:table-cell table:style-name="Default"/>
          <table:table-cell table:number-columns-repeated="2"/>
          <table:table-cell table:style-name="ce21" table:number-columns-repeated="2"/>
          <table:table-cell table:style-name="Default"/>
          <table:table-cell table:number-columns-repeated="2"/>
          <table:table-cell table:style-name="ce23"/>
          <table:table-cell table:style-name="Default" table:number-columns-repeated="2"/>
          <table:table-cell table:style-name="ce21" table:number-columns-repeated="2"/>
          <table:table-cell table:style-name="Default"/>
          <table:table-cell table:style-name="Default" table:number-columns-repeated="3"/>
          <table:table-cell table:style-name="Default" office:value-type="string">
            <text:p>rs</text:p>
          </table:table-cell>
          <table:table-cell table:style-name="Default" table:number-columns-repeated="232"/>
          <table:table-cell table:number-columns-repeated="750"/>
        </table:table-row>
        <table:table-row table:style-name="ro7">
          <table:table-cell office:value-type="string">
            <text:p>Noise</text:p>
          </table:table-cell>
          <table:table-cell/>
          <table:table-cell office:value-type="string">
            <text:p>fil</text:p>
          </table:table-cell>
          <table:table-cell table:number-columns-repeated="12"/>
          <table:table-cell table:style-name="ce5" table:formula="of:=IF(NOT(ISBLANK([.S208]));[.S208];IF(NOT(ISBLANK([.W208]));[.W208];IF(NOT(ISBLANK([.X208]));[.X208];IF(NOT(ISBLANK([.AD208]));[.AD208];IF(NOT(ISBLANK([.AL208]));[.AL208];&quot;&quot;)))))">
            <text:p/>
          </table:table-cell>
          <table:table-cell table:style-name="ce5" table:number-columns-repeated="2"/>
          <table:table-cell/>
          <table:table-cell/>
          <table:table-cell office:value-type="string">
            <text:p>fil</text:p>
          </table:table-cell>
          <table:table-cell/>
          <table:table-cell table:number-columns-repeated="2"/>
          <table:table-cell table:number-columns-repeated="3"/>
          <table:table-cell table:style-name="ce23" table:number-columns-repeated="2"/>
          <table:table-cell/>
          <table:table-cell/>
          <table:table-cell table:style-name="ce26"/>
          <table:table-cell table:style-name="ce23"/>
          <table:table-cell table:number-columns-repeated="2"/>
          <table:table-cell table:style-name="ce21" table:number-columns-repeated="2"/>
          <table:table-cell/>
          <table:table-cell table:number-columns-repeated="986"/>
        </table:table-row>
        <table:table-row table:style-name="ro7">
          <table:table-cell table:number-columns-repeated="2"/>
          <table:table-cell office:value-type="string">
            <text:p>fra</text:p>
          </table:table-cell>
          <table:table-cell table:number-columns-repeated="12"/>
          <table:table-cell table:style-name="ce5" table:formula="of:=IF(NOT(ISBLANK([.S209]));[.S209];IF(NOT(ISBLANK([.W209]));[.W209];IF(NOT(ISBLANK([.X209]));[.X209];IF(NOT(ISBLANK([.AD209]));[.AD209];IF(NOT(ISBLANK([.AL209]));[.AL209];&quot;&quot;)))))">
            <text:p/>
          </table:table-cell>
          <table:table-cell table:style-name="ce5" table:number-columns-repeated="2"/>
          <table:table-cell/>
          <table:table-cell/>
          <table:table-cell office:value-type="string">
            <text:p>fra</text:p>
          </table:table-cell>
          <table:table-cell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2"/>
          <table:table-cell table:style-name="ce21" table:number-columns-repeated="2"/>
          <table:table-cell/>
          <table:table-cell table:number-columns-repeated="986"/>
        </table:table-row>
        <table:table-row table:style-name="ro7">
          <table:table-cell table:number-columns-repeated="2"/>
          <table:table-cell office:value-type="string">
            <text:p>lau</text:p>
          </table:table-cell>
          <table:table-cell table:number-columns-repeated="12"/>
          <table:table-cell table:style-name="ce5" table:formula="of:=IF(NOT(ISBLANK([.S210]));[.S210];IF(NOT(ISBLANK([.W210]));[.W210];IF(NOT(ISBLANK([.X210]));[.X210];IF(NOT(ISBLANK([.AD210]));[.AD210];IF(NOT(ISBLANK([.AL210]));[.AL210];&quot;&quot;)))))">
            <text:p/>
          </table:table-cell>
          <table:table-cell table:style-name="ce5" table:number-columns-repeated="2"/>
          <table:table-cell/>
          <table:table-cell/>
          <table:table-cell office:value-type="string">
            <text:p>lau</text:p>
          </table:table-cell>
          <table:table-cell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2"/>
          <table:table-cell table:style-name="ce21" table:number-columns-repeated="2"/>
          <table:table-cell/>
          <table:table-cell table:number-columns-repeated="986"/>
        </table:table-row>
        <table:table-row table:style-name="ro6">
          <table:table-cell table:number-columns-repeated="2"/>
          <table:table-cell office:value-type="string">
            <text:p>non</text:p>
          </table:table-cell>
          <table:table-cell table:number-columns-repeated="12"/>
          <table:table-cell table:style-name="ce5" table:formula="of:=IF(NOT(ISBLANK([.S211]));[.S211];IF(NOT(ISBLANK([.W211]));[.W211];IF(NOT(ISBLANK([.X211]));[.X211];IF(NOT(ISBLANK([.AD211]));[.AD211];IF(NOT(ISBLANK([.AL211]));[.AL211];&quot;&quot;)))))">
            <text:p/>
          </table:table-cell>
          <table:table-cell table:style-name="ce5" table:number-columns-repeated="2"/>
          <table:table-cell/>
          <table:table-cell/>
          <table:table-cell office:value-type="string">
            <text:p>non</text:p>
          </table:table-cell>
          <table:table-cell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2"/>
          <table:table-cell table:style-name="ce21" table:number-columns-repeated="2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2]));[.S212];IF(NOT(ISBLANK([.W212]));[.W212];IF(NOT(ISBLANK([.X212]));[.X212];IF(NOT(ISBLANK([.AD212]));[.AD212];IF(NOT(ISBLANK([.AL212]));[.AL212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4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3]));[.S213];IF(NOT(ISBLANK([.W213]));[.W213];IF(NOT(ISBLANK([.X213]));[.X213];IF(NOT(ISBLANK([.AD213]));[.AD213];IF(NOT(ISBLANK([.AL213]));[.AL213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4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4]));[.S214];IF(NOT(ISBLANK([.W214]));[.W214];IF(NOT(ISBLANK([.X214]));[.X214];IF(NOT(ISBLANK([.AD214]));[.AD214];IF(NOT(ISBLANK([.AL214]));[.AL214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2"/>
          <table:table-cell table:style-name="ce23"/>
          <table:table-cell table:number-columns-repeated="4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5]));[.S215];IF(NOT(ISBLANK([.W215]));[.W215];IF(NOT(ISBLANK([.X215]));[.X215];IF(NOT(ISBLANK([.AD215]));[.AD215];IF(NOT(ISBLANK([.AL215]));[.AL215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6]));[.S216];IF(NOT(ISBLANK([.W216]));[.W216];IF(NOT(ISBLANK([.X216]));[.X216];IF(NOT(ISBLANK([.AD216]));[.AD216];IF(NOT(ISBLANK([.AL216]));[.AL216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7]));[.S217];IF(NOT(ISBLANK([.W217]));[.W217];IF(NOT(ISBLANK([.X217]));[.X217];IF(NOT(ISBLANK([.AD217]));[.AD217];IF(NOT(ISBLANK([.AL217]));[.AL217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8]));[.S218];IF(NOT(ISBLANK([.W218]));[.W218];IF(NOT(ISBLANK([.X218]));[.X218];IF(NOT(ISBLANK([.AD218]));[.AD218];IF(NOT(ISBLANK([.AL218]));[.AL218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19]));[.S219];IF(NOT(ISBLANK([.W219]));[.W219];IF(NOT(ISBLANK([.X219]));[.X219];IF(NOT(ISBLANK([.AD219]));[.AD219];IF(NOT(ISBLANK([.AL219]));[.AL219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0]));[.S220];IF(NOT(ISBLANK([.W220]));[.W220];IF(NOT(ISBLANK([.X220]));[.X220];IF(NOT(ISBLANK([.AD220]));[.AD220];IF(NOT(ISBLANK([.AL220]));[.AL220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1]));[.S221];IF(NOT(ISBLANK([.W221]));[.W221];IF(NOT(ISBLANK([.X221]));[.X221];IF(NOT(ISBLANK([.AD221]));[.AD221];IF(NOT(ISBLANK([.AL221]));[.AL221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2]));[.S222];IF(NOT(ISBLANK([.W222]));[.W222];IF(NOT(ISBLANK([.X222]));[.X222];IF(NOT(ISBLANK([.AD222]));[.AD222];IF(NOT(ISBLANK([.AL222]));[.AL222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3]));[.S223];IF(NOT(ISBLANK([.W223]));[.W223];IF(NOT(ISBLANK([.X223]));[.X223];IF(NOT(ISBLANK([.AD223]));[.AD223];IF(NOT(ISBLANK([.AL223]));[.AL223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4]));[.S224];IF(NOT(ISBLANK([.W224]));[.W224];IF(NOT(ISBLANK([.X224]));[.X224];IF(NOT(ISBLANK([.AD224]));[.AD224];IF(NOT(ISBLANK([.AL224]));[.AL224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5]));[.S225];IF(NOT(ISBLANK([.W225]));[.W225];IF(NOT(ISBLANK([.X225]));[.X225];IF(NOT(ISBLANK([.AD225]));[.AD225];IF(NOT(ISBLANK([.AL225]));[.AL225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6]));[.S226];IF(NOT(ISBLANK([.W226]));[.W226];IF(NOT(ISBLANK([.X226]));[.X226];IF(NOT(ISBLANK([.AD226]));[.AD226];IF(NOT(ISBLANK([.AL226]));[.AL226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7]));[.S227];IF(NOT(ISBLANK([.W227]));[.W227];IF(NOT(ISBLANK([.X227]));[.X227];IF(NOT(ISBLANK([.AD227]));[.AD227];IF(NOT(ISBLANK([.AL227]));[.AL227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8]));[.S228];IF(NOT(ISBLANK([.W228]));[.W228];IF(NOT(ISBLANK([.X228]));[.X228];IF(NOT(ISBLANK([.AD228]));[.AD228];IF(NOT(ISBLANK([.AL228]));[.AL228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29]));[.S229];IF(NOT(ISBLANK([.W229]));[.W229];IF(NOT(ISBLANK([.X229]));[.X229];IF(NOT(ISBLANK([.AD229]));[.AD229];IF(NOT(ISBLANK([.AL229]));[.AL229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>
          <table:table-cell table:number-columns-repeated="15"/>
          <table:table-cell table:style-name="ce5" table:formula="of:=IF(NOT(ISBLANK([.S230]));[.S230];IF(NOT(ISBLANK([.W230]));[.W230];IF(NOT(ISBLANK([.X230]));[.X230];IF(NOT(ISBLANK([.AD230]));[.AD230];IF(NOT(ISBLANK([.AL230]));[.AL230];&quot;&quot;)))))">
            <text:p/>
          </table:table-cell>
          <table:table-cell table:style-name="ce5" table:number-columns-repeated="2"/>
          <table:table-cell/>
          <table:table-cell table:number-columns-repeated="3"/>
          <table:table-cell table:number-columns-repeated="2"/>
          <table:table-cell table:number-columns-repeated="3"/>
          <table:table-cell table:style-name="ce23" table:number-columns-repeated="2"/>
          <table:table-cell/>
          <table:table-cell table:number-columns-repeated="7"/>
          <table:table-cell/>
          <table:table-cell table:number-columns-repeated="986"/>
        </table:table-row>
        <table:table-row table:style-name="ro6" table:number-rows-repeated="53">
          <table:table-cell table:number-columns-repeated="27"/>
          <table:table-cell table:style-name="ce23" table:number-columns-repeated="2"/>
          <table:table-cell table:number-columns-repeated="995"/>
        </table:table-row>
        <table:table-row table:style-name="ro6" table:number-rows-repeated="10482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biguities" table:style-name="ta2" table:print="false">
        <table:table-column table:style-name="co2" table:number-columns-repeated="1024" table:default-cell-style-name="Default"/>
        <table:table-row table:style-name="ro4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hn</text:p>
          </table:table-cell>
          <table:table-cell table:style-name="ce1" table:number-columns-repeated="6"/>
          <table:table-cell table:style-name="ce1" office:value-type="string">
            <text:p>hn</text:p>
          </table:table-cell>
          <table:table-cell table:style-name="ce12"/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/</text:p>
          </table:table-cell>
          <table:table-cell table:style-name="ce1" table:number-columns-repeated="8"/>
          <table:table-cell table:style-name="ce1" office:value-type="string">
            <text:p>/</text:p>
          </table:table-cell>
          <table:table-cell table:style-name="ce1" table:number-columns-repeated="243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a</text:p>
          </table:table-cell>
          <table:table-cell table:style-name="ce1" table:number-columns-repeated="7"/>
          <table:table-cell table:style-name="ce1" office:value-type="string">
            <text:p>'a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i</text:p>
          </table:table-cell>
          <table:table-cell table:style-name="ce1" table:number-columns-repeated="7"/>
          <table:table-cell table:style-name="ce1" office:value-type="string">
            <text:p>'i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u</text:p>
          </table:table-cell>
          <table:table-cell table:style-name="ce1" table:number-columns-repeated="7"/>
          <table:table-cell table:style-name="ce1" office:value-type="string">
            <text:p>'u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deleted e in Swiss German likely to be a typo</text:p>
          </table:table-cell>
          <table:table-cell table:number-columns-repeated="1023"/>
        </table:table-row>
        <table:table-row table:style-name="ro5">
          <table:table-cell office:value-type="string">
            <text:p>deleted h in Spansh likely to be a typo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CHF</number:text>
      <number:number number:decimal-places="0" number:min-integer-digits="1" number:grouping="true"/>
      <number:text> </number:text>
    </number:number-style>
    <number:number-style style:name="N110">
      <number:text>(CHF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CHF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CHF</number:text>
      <number:number number:decimal-places="2" number:min-integer-digits="1" number:grouping="true"/>
      <number:text> </number:text>
    </number:number-style>
    <number:number-style style:name="N113">
      <number:text>(CHF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CHF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CHF</number:text>
      <number:number number:decimal-places="0" number:min-integer-digits="1" number:grouping="true"/>
      <number:text> </number:text>
    </number:number-style>
    <number:number-style style:name="N126P1" style:volatile="true">
      <number:text> CHF(</number:text>
      <number:number number:decimal-places="0" number:min-integer-digits="1" number:grouping="true"/>
      <number:text>)</number:text>
    </number:number-style>
    <number:number-style style:name="N126P2" style:volatile="true">
      <number:text> CHF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HF</number:text>
      <number:number number:decimal-places="2" number:min-integer-digits="1" number:grouping="true"/>
      <number:text> </number:text>
    </number:number-style>
    <number:number-style style:name="N134P1" style:volatile="true">
      <number:text> CHF(</number:text>
      <number:number number:decimal-places="2" number:min-integer-digits="1" number:grouping="true"/>
      <number:text>)</number:text>
    </number:number-style>
    <number:number-style style:name="N134P2" style:volatile="true">
      <number:text> CHF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000-00-00T20:5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nes" style:display-name="PageStyle_Pho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mbiguities" style:display-name="PageStyle_Ambigu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9-05T21:03:54</dc:date>
    <meta:editing-duration>PT7H42M59S</meta:editing-duration>
    <meta:editing-cycles>38</meta:editing-cycles>
    <dc:creator>Sucheta GHOSH</dc:creator>
    <meta:document-statistic meta:table-count="3" meta:cell-count="6292" meta:object-count="0"/>
  </office:meta>
</office:document-meta>
</file>